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6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4.112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2.505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3.494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166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2.785cm"/>
    </style:style>
    <style:style style:name="co15" style:family="table-column">
      <style:table-column-properties fo:break-before="auto" style:column-width="2.805cm"/>
    </style:style>
    <style:style style:name="co16" style:family="table-column">
      <style:table-column-properties fo:break-before="auto" style:column-width="3.685cm"/>
    </style:style>
    <style:style style:name="co17" style:family="table-column">
      <style:table-column-properties fo:break-before="auto" style:column-width="2.514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3.221cm"/>
    </style:style>
    <style:style style:name="co20" style:family="table-column">
      <style:table-column-properties fo:break-before="auto" style:column-width="3.249cm"/>
    </style:style>
    <style:style style:name="co21" style:family="table-column">
      <style:table-column-properties fo:break-before="auto" style:column-width="4.12cm"/>
    </style:style>
    <style:style style:name="co22" style:family="table-column">
      <style:table-column-properties fo:break-before="auto" style:column-width="2.559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44cm"/>
    </style:style>
    <style:style style:name="co25" style:family="table-column">
      <style:table-column-properties fo:break-before="auto" style:column-width="1.379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1.845cm"/>
    </style:style>
    <style:style style:name="co28" style:family="table-column">
      <style:table-column-properties fo:break-before="auto" style:column-width="3.013cm"/>
    </style:style>
    <style:style style:name="co29" style:family="table-column">
      <style:table-column-properties fo:break-before="auto" style:column-width="2.568cm"/>
    </style:style>
    <style:style style:name="co30" style:family="table-column">
      <style:table-column-properties fo:break-before="auto" style:column-width="2.503cm"/>
    </style:style>
    <style:style style:name="co31" style:family="table-column">
      <style:table-column-properties fo:break-before="auto" style:column-width="2.589cm"/>
    </style:style>
    <style:style style:name="co32" style:family="table-column">
      <style:table-column-properties fo:break-before="auto" style:column-width="4.881cm"/>
    </style:style>
    <style:style style:name="co33" style:family="table-column">
      <style:table-column-properties fo:break-before="auto" style:column-width="1.52cm"/>
    </style:style>
    <style:style style:name="co34" style:family="table-column">
      <style:table-column-properties fo:break-before="auto" style:column-width="2.953cm"/>
    </style:style>
    <style:style style:name="co35" style:family="table-column">
      <style:table-column-properties fo:break-before="auto" style:column-width="2.635cm"/>
    </style:style>
    <style:style style:name="co36" style:family="table-column">
      <style:table-column-properties fo:break-before="auto" style:column-width="2.741cm"/>
    </style:style>
    <style:style style:name="co37" style:family="table-column">
      <style:table-column-properties fo:break-before="auto" style:column-width="2.492cm"/>
    </style:style>
    <style:style style:name="co38" style:family="table-column">
      <style:table-column-properties fo:break-before="auto" style:column-width="2.547cm"/>
    </style:style>
    <style:style style:name="co39" style:family="table-column">
      <style:table-column-properties fo:break-before="auto" style:column-width="2.988cm"/>
    </style:style>
    <style:style style:name="co40" style:family="table-column">
      <style:table-column-properties fo:break-before="auto" style:column-width="4.461cm"/>
    </style:style>
    <style:style style:name="co41" style:family="table-column">
      <style:table-column-properties fo:break-before="auto" style:column-width="3.93cm"/>
    </style:style>
    <style:style style:name="co42" style:family="table-column">
      <style:table-column-properties fo:break-before="auto" style:column-width="3.701cm"/>
    </style:style>
    <style:style style:name="co43" style:family="table-column">
      <style:table-column-properties fo:break-before="auto" style:column-width="1.984cm"/>
    </style:style>
    <style:style style:name="co44" style:family="table-column">
      <style:table-column-properties fo:break-before="auto" style:column-width="3.683cm"/>
    </style:style>
    <style:style style:name="co45" style:family="table-column">
      <style:table-column-properties fo:break-before="auto" style:column-width="2.533cm"/>
    </style:style>
    <style:style style:name="co46" style:family="table-column">
      <style:table-column-properties fo:break-before="auto" style:column-width="2.551cm"/>
    </style:style>
    <style:style style:name="co47" style:family="table-column">
      <style:table-column-properties fo:break-before="auto" style:column-width="2.462cm"/>
    </style:style>
    <style:style style:name="co48" style:family="table-column">
      <style:table-column-properties fo:break-before="auto" style:column-width="3.082cm"/>
    </style:style>
    <style:style style:name="co49" style:family="table-column">
      <style:table-column-properties fo:break-before="auto" style:column-width="2.727cm"/>
    </style:style>
    <style:style style:name="co50" style:family="table-column">
      <style:table-column-properties fo:break-before="auto" style:column-width="2.392cm"/>
    </style:style>
    <style:style style:name="co51" style:family="table-column">
      <style:table-column-properties fo:break-before="auto" style:column-width="2.993cm"/>
    </style:style>
    <style:style style:name="co52" style:family="table-column">
      <style:table-column-properties fo:break-before="auto" style:column-width="3.152cm"/>
    </style:style>
    <style:style style:name="co53" style:family="table-column">
      <style:table-column-properties fo:break-before="auto" style:column-width="3.877cm"/>
    </style:style>
    <style:style style:name="co54" style:family="table-column">
      <style:table-column-properties fo:break-before="auto" style:column-width="4.073cm"/>
    </style:style>
    <style:style style:name="co55" style:family="table-column">
      <style:table-column-properties fo:break-before="auto" style:column-width="2.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7296285629272" calcext:value-type="float">
            <text:p>0,297296285629272</text:p>
          </table:table-cell>
          <table:table-cell office:value-type="float" office:value="18" calcext:value-type="float">
            <text:p>18</text:p>
          </table:table-cell>
          <table:table-cell office:value-type="float" office:value="4.50566840171814" calcext:value-type="float">
            <text:p>4,50566840171814</text:p>
          </table:table-cell>
          <table:table-cell office:value-type="float" office:value="874" calcext:value-type="float">
            <text:p>874</text:p>
          </table:table-cell>
          <table:table-cell office:value-type="float" office:value="0.41344428062439" calcext:value-type="float">
            <text:p>0,41344428062439</text:p>
          </table:table-cell>
          <table:table-cell office:value-type="float" office:value="5.21645164489746" calcext:value-type="float">
            <text:p>5,21645164489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8422474861145" calcext:value-type="float">
            <text:p>1,78422474861145</text:p>
          </table:table-cell>
          <table:table-cell office:value-type="float" office:value="149193" calcext:value-type="float">
            <text:p>149193</text:p>
          </table:table-cell>
          <table:table-cell office:value-type="float" office:value="211.584672212601" calcext:value-type="float">
            <text:p>211,584672212601</text:p>
          </table:table-cell>
          <table:table-cell office:value-type="float" office:value="2113" calcext:value-type="float">
            <text:p>2113</text:p>
          </table:table-cell>
          <table:table-cell office:value-type="float" office:value="2.51564645767212" calcext:value-type="float">
            <text:p>2,51564645767212</text:p>
          </table:table-cell>
          <table:table-cell office:value-type="float" office:value="220.197613239288" calcext:value-type="float">
            <text:p>220,19761323928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979625701904" calcext:value-type="float">
            <text:p>1,88979625701904</text:p>
          </table:table-cell>
          <table:table-cell office:value-type="float" office:value="1239" calcext:value-type="float">
            <text:p>1239</text:p>
          </table:table-cell>
          <table:table-cell office:value-type="float" office:value="2113" calcext:value-type="float">
            <text:p>2113</text:p>
          </table:table-cell>
          <table:table-cell office:value-type="float" office:value="3.2868971824646" calcext:value-type="float">
            <text:p>3,2868971824646</text:p>
          </table:table-cell>
          <table:table-cell office:value-type="float" office:value="221.291181087494" calcext:value-type="float">
            <text:p>221,2911810874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0847778320313" calcext:value-type="float">
            <text:p>0,540847778320313</text:p>
          </table:table-cell>
          <table:table-cell office:value-type="float" office:value="8" calcext:value-type="float">
            <text:p>8</text:p>
          </table:table-cell>
          <table:table-cell office:value-type="float" office:value="18.5968341827393" calcext:value-type="float">
            <text:p>18,5968341827393</text:p>
          </table:table-cell>
          <table:table-cell office:value-type="float" office:value="630" calcext:value-type="float">
            <text:p>630</text:p>
          </table:table-cell>
          <table:table-cell office:value-type="float" office:value="8.96676254272461" calcext:value-type="float">
            <text:p>8,96676254272461</text:p>
          </table:table-cell>
          <table:table-cell office:value-type="float" office:value="28.1044919490814" calcext:value-type="float">
            <text:p>28,10449194908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528774261475" calcext:value-type="float">
            <text:p>2,15528774261475</text:p>
          </table:table-cell>
          <table:table-cell office:value-type="float" office:value="148684" calcext:value-type="float">
            <text:p>148684</text:p>
          </table:table-cell>
          <table:table-cell office:value-type="float" office:value="216.129256486893" calcext:value-type="float">
            <text:p>216,129256486893</text:p>
          </table:table-cell>
          <table:table-cell office:value-type="float" office:value="1540" calcext:value-type="float">
            <text:p>1540</text:p>
          </table:table-cell>
          <table:table-cell office:value-type="float" office:value="22.137974023819" calcext:value-type="float">
            <text:p>22,137974023819</text:p>
          </table:table-cell>
          <table:table-cell office:value-type="float" office:value="259.010093688965" calcext:value-type="float">
            <text:p>259,0100936889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732162475586" calcext:value-type="float">
            <text:p>1,97732162475586</text:p>
          </table:table-cell>
          <table:table-cell office:value-type="float" office:value="907" calcext:value-type="float">
            <text:p>907</text:p>
          </table:table-cell>
          <table:table-cell office:value-type="float" office:value="1540" calcext:value-type="float">
            <text:p>1540</text:p>
          </table:table-cell>
          <table:table-cell office:value-type="float" office:value="21.8756129741669" calcext:value-type="float">
            <text:p>21,8756129741669</text:p>
          </table:table-cell>
          <table:table-cell office:value-type="float" office:value="274.86438202858" calcext:value-type="float">
            <text:p>274,86438202858</text:p>
          </table:table-cell>
          <table:table-cell table:formula="of:=[.U3]-([.T3]+[.H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016534805298" calcext:value-type="float">
            <text:p>0,387016534805298</text:p>
          </table:table-cell>
          <table:table-cell office:value-type="float" office:value="2" calcext:value-type="float">
            <text:p>2</text:p>
          </table:table-cell>
          <table:table-cell office:value-type="float" office:value="11.1437532901764" calcext:value-type="float">
            <text:p>11,1437532901764</text:p>
          </table:table-cell>
          <table:table-cell office:value-type="float" office:value="585" calcext:value-type="float">
            <text:p>585</text:p>
          </table:table-cell>
          <table:table-cell office:value-type="float" office:value="2.77382111549377" calcext:value-type="float">
            <text:p>2,77382111549377</text:p>
          </table:table-cell>
          <table:table-cell office:value-type="float" office:value="14.3046209812164" calcext:value-type="float">
            <text:p>14,30462098121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209685325623" calcext:value-type="float">
            <text:p>1,79209685325623</text:p>
          </table:table-cell>
          <table:table-cell office:value-type="float" office:value="148726" calcext:value-type="float">
            <text:p>148726</text:p>
          </table:table-cell>
          <table:table-cell office:value-type="float" office:value="213.999885797501" calcext:value-type="float">
            <text:p>213,999885797501</text:p>
          </table:table-cell>
          <table:table-cell office:value-type="float" office:value="1452" calcext:value-type="float">
            <text:p>1452</text:p>
          </table:table-cell>
          <table:table-cell office:value-type="float" office:value="4.16474366188049" calcext:value-type="float">
            <text:p>4,16474366188049</text:p>
          </table:table-cell>
          <table:table-cell office:value-type="float" office:value="230.964637756348" calcext:value-type="float">
            <text:p>230,9646377563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323559761047" calcext:value-type="float">
            <text:p>1,98323559761047</text:p>
          </table:table-cell>
          <table:table-cell office:value-type="float" office:value="867" calcext:value-type="float">
            <text:p>867</text:p>
          </table:table-cell>
          <table:table-cell office:value-type="float" office:value="1452" calcext:value-type="float">
            <text:p>1452</text:p>
          </table:table-cell>
          <table:table-cell office:value-type="float" office:value="4.63749194145203" calcext:value-type="float">
            <text:p>4,63749194145203</text:p>
          </table:table-cell>
          <table:table-cell office:value-type="float" office:value="232.826672077179" calcext:value-type="float">
            <text:p>232,82667207717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845510482788" calcext:value-type="float">
            <text:p>0,318845510482788</text:p>
          </table:table-cell>
          <table:table-cell office:value-type="float" office:value="12" calcext:value-type="float">
            <text:p>12</text:p>
          </table:table-cell>
          <table:table-cell office:value-type="float" office:value="6.77941417694092" calcext:value-type="float">
            <text:p>6,77941417694092</text:p>
          </table:table-cell>
          <table:table-cell office:value-type="float" office:value="472" calcext:value-type="float">
            <text:p>472</text:p>
          </table:table-cell>
          <table:table-cell office:value-type="float" office:value="0.885621070861816" calcext:value-type="float">
            <text:p>0,885621070861816</text:p>
          </table:table-cell>
          <table:table-cell office:value-type="float" office:value="7.9839141368866" calcext:value-type="float">
            <text:p>7,98391413688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0155658721924" calcext:value-type="float">
            <text:p>1,80155658721924</text:p>
          </table:table-cell>
          <table:table-cell office:value-type="float" office:value="149138" calcext:value-type="float">
            <text:p>149138</text:p>
          </table:table-cell>
          <table:table-cell office:value-type="float" office:value="213.850264787674" calcext:value-type="float">
            <text:p>213,850264787674</text:p>
          </table:table-cell>
          <table:table-cell office:value-type="float" office:value="1164" calcext:value-type="float">
            <text:p>1164</text:p>
          </table:table-cell>
          <table:table-cell office:value-type="float" office:value="5.88642501831055" calcext:value-type="float">
            <text:p>5,88642501831055</text:p>
          </table:table-cell>
          <table:table-cell office:value-type="float" office:value="228.383596897125" calcext:value-type="float">
            <text:p>228,3835968971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369148254395" calcext:value-type="float">
            <text:p>1,95369148254395</text:p>
          </table:table-cell>
          <table:table-cell office:value-type="float" office:value="692" calcext:value-type="float">
            <text:p>692</text:p>
          </table:table-cell>
          <table:table-cell office:value-type="float" office:value="1164" calcext:value-type="float">
            <text:p>1164</text:p>
          </table:table-cell>
          <table:table-cell office:value-type="float" office:value="5.89051723480225" calcext:value-type="float">
            <text:p>5,89051723480225</text:p>
          </table:table-cell>
          <table:table-cell office:value-type="float" office:value="227.59973025322" calcext:value-type="float">
            <text:p>227,59973025322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2283048629761" calcext:value-type="float">
            <text:p>0,302283048629761</text:p>
          </table:table-cell>
          <table:table-cell office:value-type="float" office:value="5" calcext:value-type="float">
            <text:p>5</text:p>
          </table:table-cell>
          <table:table-cell office:value-type="float" office:value="6.81756019592285" calcext:value-type="float">
            <text:p>6,81756019592285</text:p>
          </table:table-cell>
          <table:table-cell office:value-type="float" office:value="446" calcext:value-type="float">
            <text:p>446</text:p>
          </table:table-cell>
          <table:table-cell office:value-type="float" office:value="0.889124155044556" calcext:value-type="float">
            <text:p>0,889124155044556</text:p>
          </table:table-cell>
          <table:table-cell office:value-type="float" office:value="8.00901174545288" calcext:value-type="float">
            <text:p>8,00901174545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1046438217163" calcext:value-type="float">
            <text:p>1,81046438217163</text:p>
          </table:table-cell>
          <table:table-cell office:value-type="float" office:value="148808" calcext:value-type="float">
            <text:p>148808</text:p>
          </table:table-cell>
          <table:table-cell office:value-type="float" office:value="219.599956035614" calcext:value-type="float">
            <text:p>219,599956035614</text:p>
          </table:table-cell>
          <table:table-cell office:value-type="float" office:value="1140" calcext:value-type="float">
            <text:p>1140</text:p>
          </table:table-cell>
          <table:table-cell office:value-type="float" office:value="2.73019576072693" calcext:value-type="float">
            <text:p>2,73019576072693</text:p>
          </table:table-cell>
          <table:table-cell office:value-type="float" office:value="230.76460981369" calcext:value-type="float">
            <text:p>230,7646098136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856980323792" calcext:value-type="float">
            <text:p>1,91856980323792</text:p>
          </table:table-cell>
          <table:table-cell office:value-type="float" office:value="694" calcext:value-type="float">
            <text:p>694</text:p>
          </table:table-cell>
          <table:table-cell office:value-type="float" office:value="1140" calcext:value-type="float">
            <text:p>1140</text:p>
          </table:table-cell>
          <table:table-cell office:value-type="float" office:value="3.16778659820557" calcext:value-type="float">
            <text:p>3,16778659820557</text:p>
          </table:table-cell>
          <table:table-cell office:value-type="float" office:value="225.192695140839" calcext:value-type="float">
            <text:p>225,192695140839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1980438232422" calcext:value-type="float">
            <text:p>0,361980438232422</text:p>
          </table:table-cell>
          <table:table-cell office:value-type="float" office:value="4" calcext:value-type="float">
            <text:p>4</text:p>
          </table:table-cell>
          <table:table-cell office:value-type="float" office:value="5.49670243263245" calcext:value-type="float">
            <text:p>5,49670243263245</text:p>
          </table:table-cell>
          <table:table-cell office:value-type="float" office:value="440" calcext:value-type="float">
            <text:p>440</text:p>
          </table:table-cell>
          <table:table-cell office:value-type="float" office:value="0.512184619903564" calcext:value-type="float">
            <text:p>0,512184619903564</text:p>
          </table:table-cell>
          <table:table-cell office:value-type="float" office:value="6.37089681625366" calcext:value-type="float">
            <text:p>6,370896816253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324586391449" calcext:value-type="float">
            <text:p>1,9324586391449</text:p>
          </table:table-cell>
          <table:table-cell office:value-type="float" office:value="149048" calcext:value-type="float">
            <text:p>149048</text:p>
          </table:table-cell>
          <table:table-cell office:value-type="float" office:value="222.741240262985" calcext:value-type="float">
            <text:p>222,741240262985</text:p>
          </table:table-cell>
          <table:table-cell office:value-type="float" office:value="1097" calcext:value-type="float">
            <text:p>1097</text:p>
          </table:table-cell>
          <table:table-cell office:value-type="float" office:value="1.94401335716248" calcext:value-type="float">
            <text:p>1,94401335716248</text:p>
          </table:table-cell>
          <table:table-cell office:value-type="float" office:value="231.900307178497" calcext:value-type="float">
            <text:p>231,9003071784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13485622406" calcext:value-type="float">
            <text:p>2,1813485622406</text:p>
          </table:table-cell>
          <table:table-cell office:value-type="float" office:value="657" calcext:value-type="float">
            <text:p>657</text:p>
          </table:table-cell>
          <table:table-cell office:value-type="float" office:value="1097" calcext:value-type="float">
            <text:p>1097</text:p>
          </table:table-cell>
          <table:table-cell office:value-type="float" office:value="1.66681528091431" calcext:value-type="float">
            <text:p>1,66681528091431</text:p>
          </table:table-cell>
          <table:table-cell office:value-type="float" office:value="232.658382415771" calcext:value-type="float">
            <text:p>232,658382415771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224834442139" calcext:value-type="float">
            <text:p>0,319224834442139</text:p>
          </table:table-cell>
          <table:table-cell office:value-type="float" office:value="5" calcext:value-type="float">
            <text:p>5</text:p>
          </table:table-cell>
          <table:table-cell office:value-type="float" office:value="4.32003355026245" calcext:value-type="float">
            <text:p>4,32003355026245</text:p>
          </table:table-cell>
          <table:table-cell office:value-type="float" office:value="431" calcext:value-type="float">
            <text:p>431</text:p>
          </table:table-cell>
          <table:table-cell office:value-type="float" office:value="0.329805135726929" calcext:value-type="float">
            <text:p>0,329805135726929</text:p>
          </table:table-cell>
          <table:table-cell office:value-type="float" office:value="4.96911525726318" calcext:value-type="float">
            <text:p>4,969115257263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0271158218384" calcext:value-type="float">
            <text:p>1,70271158218384</text:p>
          </table:table-cell>
          <table:table-cell office:value-type="float" office:value="149029" calcext:value-type="float">
            <text:p>149029</text:p>
          </table:table-cell>
          <table:table-cell office:value-type="float" office:value="212.747524261475" calcext:value-type="float">
            <text:p>212,747524261475</text:p>
          </table:table-cell>
          <table:table-cell office:value-type="float" office:value="1077" calcext:value-type="float">
            <text:p>1077</text:p>
          </table:table-cell>
          <table:table-cell office:value-type="float" office:value="1.42277693748474" calcext:value-type="float">
            <text:p>1,42277693748474</text:p>
          </table:table-cell>
          <table:table-cell office:value-type="float" office:value="220.231250762939" calcext:value-type="float">
            <text:p>220,23125076293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2753338813782" calcext:value-type="float">
            <text:p>1,92753338813782</text:p>
          </table:table-cell>
          <table:table-cell office:value-type="float" office:value="643" calcext:value-type="float">
            <text:p>643</text:p>
          </table:table-cell>
          <table:table-cell office:value-type="float" office:value="1077" calcext:value-type="float">
            <text:p>1077</text:p>
          </table:table-cell>
          <table:table-cell office:value-type="float" office:value="1.48553276062012" calcext:value-type="float">
            <text:p>1,48553276062012</text:p>
          </table:table-cell>
          <table:table-cell office:value-type="float" office:value="218.465132951736" calcext:value-type="float">
            <text:p>218,465132951736</text:p>
          </table:table-cell>
          <table:table-cell table:formula="of:=[.U8]-([.T8]+[.H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967609405518" calcext:value-type="float">
            <text:p>0,288967609405518</text:p>
          </table:table-cell>
          <table:table-cell office:value-type="float" office:value="12" calcext:value-type="float">
            <text:p>12</text:p>
          </table:table-cell>
          <table:table-cell office:value-type="float" office:value="4.4332275390625" calcext:value-type="float">
            <text:p>4,4332275390625</text:p>
          </table:table-cell>
          <table:table-cell office:value-type="float" office:value="415" calcext:value-type="float">
            <text:p>415</text:p>
          </table:table-cell>
          <table:table-cell office:value-type="float" office:value="0.307199478149414" calcext:value-type="float">
            <text:p>0,307199478149414</text:p>
          </table:table-cell>
          <table:table-cell office:value-type="float" office:value="5.02943706512451" calcext:value-type="float">
            <text:p>5,029437065124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66739654541" calcext:value-type="float">
            <text:p>1,8466739654541</text:p>
          </table:table-cell>
          <table:table-cell office:value-type="float" office:value="149393" calcext:value-type="float">
            <text:p>149393</text:p>
          </table:table-cell>
          <table:table-cell office:value-type="float" office:value="208.084491968155" calcext:value-type="float">
            <text:p>208,084491968155</text:p>
          </table:table-cell>
          <table:table-cell office:value-type="float" office:value="994" calcext:value-type="float">
            <text:p>994</text:p>
          </table:table-cell>
          <table:table-cell office:value-type="float" office:value="1.87033772468567" calcext:value-type="float">
            <text:p>1,87033772468567</text:p>
          </table:table-cell>
          <table:table-cell office:value-type="float" office:value="216.110991239548" calcext:value-type="float">
            <text:p>216,11099123954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446549415588" calcext:value-type="float">
            <text:p>1,84446549415588</text:p>
          </table:table-cell>
          <table:table-cell office:value-type="float" office:value="579" calcext:value-type="float">
            <text:p>579</text:p>
          </table:table-cell>
          <table:table-cell office:value-type="float" office:value="994" calcext:value-type="float">
            <text:p>994</text:p>
          </table:table-cell>
          <table:table-cell office:value-type="float" office:value="2.1779477596283" calcext:value-type="float">
            <text:p>2,1779477596283</text:p>
          </table:table-cell>
          <table:table-cell office:value-type="float" office:value="220.352707386017" calcext:value-type="float">
            <text:p>220,352707386017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5037412643433" calcext:value-type="float">
            <text:p>0,395037412643433</text:p>
          </table:table-cell>
          <table:table-cell office:value-type="float" office:value="5" calcext:value-type="float">
            <text:p>5</text:p>
          </table:table-cell>
          <table:table-cell office:value-type="float" office:value="7.06931447982788" calcext:value-type="float">
            <text:p>7,06931447982788</text:p>
          </table:table-cell>
          <table:table-cell office:value-type="float" office:value="409" calcext:value-type="float">
            <text:p>409</text:p>
          </table:table-cell>
          <table:table-cell office:value-type="float" office:value="0.985483169555664" calcext:value-type="float">
            <text:p>0,985483169555664</text:p>
          </table:table-cell>
          <table:table-cell office:value-type="float" office:value="8.44987630844116" calcext:value-type="float">
            <text:p>8,4498763084411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738501548767" calcext:value-type="float">
            <text:p>2,00738501548767</text:p>
          </table:table-cell>
          <table:table-cell office:value-type="float" office:value="148765" calcext:value-type="float">
            <text:p>148765</text:p>
          </table:table-cell>
          <table:table-cell office:value-type="float" office:value="228.836108446121" calcext:value-type="float">
            <text:p>228,836108446121</text:p>
          </table:table-cell>
          <table:table-cell office:value-type="float" office:value="1033" calcext:value-type="float">
            <text:p>1033</text:p>
          </table:table-cell>
          <table:table-cell office:value-type="float" office:value="3.01030731201172" calcext:value-type="float">
            <text:p>3,01030731201172</text:p>
          </table:table-cell>
          <table:table-cell office:value-type="float" office:value="240.861940145493" calcext:value-type="float">
            <text:p>240,861940145493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536065101624" calcext:value-type="float">
            <text:p>1,95536065101624</text:p>
          </table:table-cell>
          <table:table-cell office:value-type="float" office:value="624" calcext:value-type="float">
            <text:p>624</text:p>
          </table:table-cell>
          <table:table-cell office:value-type="float" office:value="1033" calcext:value-type="float">
            <text:p>1033</text:p>
          </table:table-cell>
          <table:table-cell office:value-type="float" office:value="2.8842453956604" calcext:value-type="float">
            <text:p>2,8842453956604</text:p>
          </table:table-cell>
          <table:table-cell office:value-type="float" office:value="226.567703008652" calcext:value-type="float">
            <text:p>226,567703008652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7024812698364" calcext:value-type="float">
            <text:p>0,707024812698364</text:p>
          </table:table-cell>
          <table:table-cell office:value-type="float" office:value="1" calcext:value-type="float">
            <text:p>1</text:p>
          </table:table-cell>
          <table:table-cell office:value-type="float" office:value="19.0572671890259" calcext:value-type="float">
            <text:p>19,0572671890259</text:p>
          </table:table-cell>
          <table:table-cell office:value-type="float" office:value="405" calcext:value-type="float">
            <text:p>405</text:p>
          </table:table-cell>
          <table:table-cell office:value-type="float" office:value="9.35684823989868" calcext:value-type="float">
            <text:p>9,35684823989868</text:p>
          </table:table-cell>
          <table:table-cell office:value-type="float" office:value="29.121173620224" calcext:value-type="float">
            <text:p>29,1211736202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629821777344" calcext:value-type="float">
            <text:p>2,09629821777344</text:p>
          </table:table-cell>
          <table:table-cell office:value-type="float" office:value="148687" calcext:value-type="float">
            <text:p>148687</text:p>
          </table:table-cell>
          <table:table-cell office:value-type="float" office:value="216.958345413208" calcext:value-type="float">
            <text:p>216,958345413208</text:p>
          </table:table-cell>
          <table:table-cell office:value-type="float" office:value="945" calcext:value-type="float">
            <text:p>945</text:p>
          </table:table-cell>
          <table:table-cell office:value-type="float" office:value="10.215434551239" calcext:value-type="float">
            <text:p>10,215434551239</text:p>
          </table:table-cell>
          <table:table-cell office:value-type="float" office:value="248.171706438065" calcext:value-type="float">
            <text:p>248,17170643806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31568336487" calcext:value-type="float">
            <text:p>2,20731568336487</text:p>
          </table:table-cell>
          <table:table-cell office:value-type="float" office:value="540" calcext:value-type="float">
            <text:p>540</text:p>
          </table:table-cell>
          <table:table-cell office:value-type="float" office:value="945" calcext:value-type="float">
            <text:p>945</text:p>
          </table:table-cell>
          <table:table-cell office:value-type="float" office:value="10.3386986255646" calcext:value-type="float">
            <text:p>10,3386986255646</text:p>
          </table:table-cell>
          <table:table-cell office:value-type="float" office:value="257.913924455643" calcext:value-type="float">
            <text:p>257,913924455643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638147354126" calcext:value-type="float">
            <text:p>0,304638147354126</text:p>
          </table:table-cell>
          <table:table-cell office:value-type="float" office:value="6" calcext:value-type="float">
            <text:p>6</text:p>
          </table:table-cell>
          <table:table-cell office:value-type="float" office:value="5.03418040275574" calcext:value-type="float">
            <text:p>5,03418040275574</text:p>
          </table:table-cell>
          <table:table-cell office:value-type="float" office:value="398" calcext:value-type="float">
            <text:p>398</text:p>
          </table:table-cell>
          <table:table-cell office:value-type="float" office:value="0.442693471908569" calcext:value-type="float">
            <text:p>0,442693471908569</text:p>
          </table:table-cell>
          <table:table-cell office:value-type="float" office:value="5.78155517578125" calcext:value-type="float">
            <text:p>5,78155517578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328079224" calcext:value-type="float">
            <text:p>1,68184328079224</text:p>
          </table:table-cell>
          <table:table-cell office:value-type="float" office:value="148845" calcext:value-type="float">
            <text:p>148845</text:p>
          </table:table-cell>
          <table:table-cell office:value-type="float" office:value="208.12971162796" calcext:value-type="float">
            <text:p>208,12971162796</text:p>
          </table:table-cell>
          <table:table-cell office:value-type="float" office:value="999" calcext:value-type="float">
            <text:p>999</text:p>
          </table:table-cell>
          <table:table-cell office:value-type="float" office:value="2.00461864471436" calcext:value-type="float">
            <text:p>2,00461864471436</text:p>
          </table:table-cell>
          <table:table-cell office:value-type="float" office:value="216.749415397644" calcext:value-type="float">
            <text:p>216,7494153976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776902198792" calcext:value-type="float">
            <text:p>1,84776902198792</text:p>
          </table:table-cell>
          <table:table-cell office:value-type="float" office:value="601" calcext:value-type="float">
            <text:p>601</text:p>
          </table:table-cell>
          <table:table-cell office:value-type="float" office:value="999" calcext:value-type="float">
            <text:p>999</text:p>
          </table:table-cell>
          <table:table-cell office:value-type="float" office:value="1.82388782501221" calcext:value-type="float">
            <text:p>1,82388782501221</text:p>
          </table:table-cell>
          <table:table-cell office:value-type="float" office:value="217.922935724258" calcext:value-type="float">
            <text:p>217,922935724258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8984308242798" calcext:value-type="float">
            <text:p>0,278984308242798</text:p>
          </table:table-cell>
          <table:table-cell office:value-type="float" office:value="19" calcext:value-type="float">
            <text:p>19</text:p>
          </table:table-cell>
          <table:table-cell office:value-type="float" office:value="11.6943557262421" calcext:value-type="float">
            <text:p>11,6943557262421</text:p>
          </table:table-cell>
          <table:table-cell office:value-type="float" office:value="359" calcext:value-type="float">
            <text:p>359</text:p>
          </table:table-cell>
          <table:table-cell office:value-type="float" office:value="3.1979775428772" calcext:value-type="float">
            <text:p>3,1979775428772</text:p>
          </table:table-cell>
          <table:table-cell office:value-type="float" office:value="15.1713492870331" calcext:value-type="float">
            <text:p>15,17134928703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129279136658" calcext:value-type="float">
            <text:p>1,91129279136658</text:p>
          </table:table-cell>
          <table:table-cell office:value-type="float" office:value="148996" calcext:value-type="float">
            <text:p>148996</text:p>
          </table:table-cell>
          <table:table-cell office:value-type="float" office:value="215.596790313721" calcext:value-type="float">
            <text:p>215,596790313721</text:p>
          </table:table-cell>
          <table:table-cell office:value-type="float" office:value="866" calcext:value-type="float">
            <text:p>866</text:p>
          </table:table-cell>
          <table:table-cell office:value-type="float" office:value="22.1612977981567" calcext:value-type="float">
            <text:p>22,1612977981567</text:p>
          </table:table-cell>
          <table:table-cell office:value-type="float" office:value="251.146276473999" calcext:value-type="float">
            <text:p>251,14627647399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68355178833" calcext:value-type="float">
            <text:p>1,9468355178833</text:p>
          </table:table-cell>
          <table:table-cell office:value-type="float" office:value="506" calcext:value-type="float">
            <text:p>506</text:p>
          </table:table-cell>
          <table:table-cell office:value-type="float" office:value="866" calcext:value-type="float">
            <text:p>866</text:p>
          </table:table-cell>
          <table:table-cell office:value-type="float" office:value="21.8819916248322" calcext:value-type="float">
            <text:p>21,8819916248322</text:p>
          </table:table-cell>
          <table:table-cell office:value-type="float" office:value="249.839843034744" calcext:value-type="float">
            <text:p>249,839843034744</text:p>
          </table:table-cell>
          <table:table-cell table:formula="of:=[.U13]-([.T13]+[.H13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7525825500488" calcext:value-type="float">
            <text:p>0,357525825500488</text:p>
          </table:table-cell>
          <table:table-cell office:value-type="float" office:value="1" calcext:value-type="float">
            <text:p>1</text:p>
          </table:table-cell>
          <table:table-cell office:value-type="float" office:value="11.0912268161774" calcext:value-type="float">
            <text:p>11,0912268161774</text:p>
          </table:table-cell>
          <table:table-cell office:value-type="float" office:value="356" calcext:value-type="float">
            <text:p>356</text:p>
          </table:table-cell>
          <table:table-cell office:value-type="float" office:value="2.86806988716125" calcext:value-type="float">
            <text:p>2,86806988716125</text:p>
          </table:table-cell>
          <table:table-cell office:value-type="float" office:value="14.3168532848358" calcext:value-type="float">
            <text:p>14,31685328483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787278175354" calcext:value-type="float">
            <text:p>1,9787278175354</text:p>
          </table:table-cell>
          <table:table-cell office:value-type="float" office:value="148821" calcext:value-type="float">
            <text:p>148821</text:p>
          </table:table-cell>
          <table:table-cell office:value-type="float" office:value="211.480756521225" calcext:value-type="float">
            <text:p>211,480756521225</text:p>
          </table:table-cell>
          <table:table-cell office:value-type="float" office:value="912" calcext:value-type="float">
            <text:p>912</text:p>
          </table:table-cell>
          <table:table-cell office:value-type="float" office:value="3.23642921447754" calcext:value-type="float">
            <text:p>3,23642921447754</text:p>
          </table:table-cell>
          <table:table-cell office:value-type="float" office:value="227.631952524185" calcext:value-type="float">
            <text:p>227,6319525241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4555592536926" calcext:value-type="float">
            <text:p>1,94555592536926</text:p>
          </table:table-cell>
          <table:table-cell office:value-type="float" office:value="556" calcext:value-type="float">
            <text:p>556</text:p>
          </table:table-cell>
          <table:table-cell office:value-type="float" office:value="912" calcext:value-type="float">
            <text:p>912</text:p>
          </table:table-cell>
          <table:table-cell office:value-type="float" office:value="3.7935688495636" calcext:value-type="float">
            <text:p>3,7935688495636</text:p>
          </table:table-cell>
          <table:table-cell office:value-type="float" office:value="233.27155828476" calcext:value-type="float">
            <text:p>233,27155828476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498037338257" calcext:value-type="float">
            <text:p>0,270498037338257</text:p>
          </table:table-cell>
          <table:table-cell office:value-type="float" office:value="2" calcext:value-type="float">
            <text:p>2</text:p>
          </table:table-cell>
          <table:table-cell office:value-type="float" office:value="11.0478525161743" calcext:value-type="float">
            <text:p>11,0478525161743</text:p>
          </table:table-cell>
          <table:table-cell office:value-type="float" office:value="281" calcext:value-type="float">
            <text:p>281</text:p>
          </table:table-cell>
          <table:table-cell office:value-type="float" office:value="2.88013434410095" calcext:value-type="float">
            <text:p>2,88013434410095</text:p>
          </table:table-cell>
          <table:table-cell office:value-type="float" office:value="14.1985199451447" calcext:value-type="float">
            <text:p>14,198519945144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835810661316" calcext:value-type="float">
            <text:p>1,89835810661316</text:p>
          </table:table-cell>
          <table:table-cell office:value-type="float" office:value="148778" calcext:value-type="float">
            <text:p>148778</text:p>
          </table:table-cell>
          <table:table-cell office:value-type="float" office:value="210.618037700653" calcext:value-type="float">
            <text:p>210,618037700653</text:p>
          </table:table-cell>
          <table:table-cell office:value-type="float" office:value="733" calcext:value-type="float">
            <text:p>733</text:p>
          </table:table-cell>
          <table:table-cell office:value-type="float" office:value="4.43697881698608" calcext:value-type="float">
            <text:p>4,43697881698608</text:p>
          </table:table-cell>
          <table:table-cell office:value-type="float" office:value="228.166775941849" calcext:value-type="float">
            <text:p>228,1667759418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79400444031" calcext:value-type="float">
            <text:p>1,97679400444031</text:p>
          </table:table-cell>
          <table:table-cell office:value-type="float" office:value="452" calcext:value-type="float">
            <text:p>452</text:p>
          </table:table-cell>
          <table:table-cell office:value-type="float" office:value="733" calcext:value-type="float">
            <text:p>733</text:p>
          </table:table-cell>
          <table:table-cell office:value-type="float" office:value="4.22204613685608" calcext:value-type="float">
            <text:p>4,22204613685608</text:p>
          </table:table-cell>
          <table:table-cell office:value-type="float" office:value="232.238630056381" calcext:value-type="float">
            <text:p>232,238630056381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191255569458" calcext:value-type="float">
            <text:p>0,279191255569458</text:p>
          </table:table-cell>
          <table:table-cell office:value-type="float" office:value="1" calcext:value-type="float">
            <text:p>1</text:p>
          </table:table-cell>
          <table:table-cell office:value-type="float" office:value="11.0331015586853" calcext:value-type="float">
            <text:p>11,0331015586853</text:p>
          </table:table-cell>
          <table:table-cell office:value-type="float" office:value="279" calcext:value-type="float">
            <text:p>279</text:p>
          </table:table-cell>
          <table:table-cell office:value-type="float" office:value="2.96157670021057" calcext:value-type="float">
            <text:p>2,96157670021057</text:p>
          </table:table-cell>
          <table:table-cell office:value-type="float" office:value="14.2739131450653" calcext:value-type="float">
            <text:p>14,27391314506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0338802337646" calcext:value-type="float">
            <text:p>1,90338802337646</text:p>
          </table:table-cell>
          <table:table-cell office:value-type="float" office:value="148700" calcext:value-type="float">
            <text:p>148700</text:p>
          </table:table-cell>
          <table:table-cell office:value-type="float" office:value="214.146528959274" calcext:value-type="float">
            <text:p>214,146528959274</text:p>
          </table:table-cell>
          <table:table-cell office:value-type="float" office:value="650" calcext:value-type="float">
            <text:p>650</text:p>
          </table:table-cell>
          <table:table-cell office:value-type="float" office:value="3.77927184104919" calcext:value-type="float">
            <text:p>3,77927184104919</text:p>
          </table:table-cell>
          <table:table-cell office:value-type="float" office:value="230.847553730011" calcext:value-type="float">
            <text:p>230,84755373001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413615226746" calcext:value-type="float">
            <text:p>1,93413615226746</text:p>
          </table:table-cell>
          <table:table-cell office:value-type="float" office:value="371" calcext:value-type="float">
            <text:p>371</text:p>
          </table:table-cell>
          <table:table-cell office:value-type="float" office:value="650" calcext:value-type="float">
            <text:p>650</text:p>
          </table:table-cell>
          <table:table-cell office:value-type="float" office:value="3.27868866920471" calcext:value-type="float">
            <text:p>3,27868866920471</text:p>
          </table:table-cell>
          <table:table-cell office:value-type="float" office:value="232.220263957977" calcext:value-type="float">
            <text:p>232,22026395797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8498020172119" calcext:value-type="float">
            <text:p>0,438498020172119</text:p>
          </table:table-cell>
          <table:table-cell office:value-type="float" office:value="1" calcext:value-type="float">
            <text:p>1</text:p>
          </table:table-cell>
          <table:table-cell office:value-type="float" office:value="74.8421835899353" calcext:value-type="float">
            <text:p>74,8421835899353</text:p>
          </table:table-cell>
          <table:table-cell office:value-type="float" office:value="262" calcext:value-type="float">
            <text:p>262</text:p>
          </table:table-cell>
          <table:table-cell office:value-type="float" office:value="12.1840479373932" calcext:value-type="float">
            <text:p>12,1840479373932</text:p>
          </table:table-cell>
          <table:table-cell office:value-type="float" office:value="87.464780330658" calcext:value-type="float">
            <text:p>87,4647803306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003626823425" calcext:value-type="float">
            <text:p>2,72003626823425</text:p>
          </table:table-cell>
          <table:table-cell office:value-type="float" office:value="157820" calcext:value-type="float">
            <text:p>157820</text:p>
          </table:table-cell>
          <table:table-cell office:value-type="float" office:value="282.295017242432" calcext:value-type="float">
            <text:p>282,295017242432</text:p>
          </table:table-cell>
          <table:table-cell office:value-type="float" office:value="670" calcext:value-type="float">
            <text:p>670</text:p>
          </table:table-cell>
          <table:table-cell office:value-type="float" office:value="13.3258450031281" calcext:value-type="float">
            <text:p>13,3258450031281</text:p>
          </table:table-cell>
          <table:table-cell office:value-type="float" office:value="373.110294342041" calcext:value-type="float">
            <text:p>373,1102943420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612274169922" calcext:value-type="float">
            <text:p>2,59612274169922</text:p>
          </table:table-cell>
          <table:table-cell office:value-type="float" office:value="401" calcext:value-type="float">
            <text:p>401</text:p>
          </table:table-cell>
          <table:table-cell office:value-type="float" office:value="670" calcext:value-type="float">
            <text:p>670</text:p>
          </table:table-cell>
          <table:table-cell office:value-type="float" office:value="12.4442918300629" calcext:value-type="float">
            <text:p>12,4442918300629</text:p>
          </table:table-cell>
          <table:table-cell office:value-type="float" office:value="380.342655420303" calcext:value-type="float">
            <text:p>380,342655420303</text:p>
          </table:table-cell>
          <table:table-cell table:formula="of:=[.U17]-([.T17]+[.H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87446784973145" calcext:value-type="float">
            <text:p>0,487446784973145</text:p>
          </table:table-cell>
          <table:table-cell office:value-type="float" office:value="2" calcext:value-type="float">
            <text:p>2</text:p>
          </table:table-cell>
          <table:table-cell office:value-type="float" office:value="18.9150512218475" calcext:value-type="float">
            <text:p>18,9150512218475</text:p>
          </table:table-cell>
          <table:table-cell office:value-type="float" office:value="236" calcext:value-type="float">
            <text:p>236</text:p>
          </table:table-cell>
          <table:table-cell office:value-type="float" office:value="9.31043934822083" calcext:value-type="float">
            <text:p>9,31043934822083</text:p>
          </table:table-cell>
          <table:table-cell office:value-type="float" office:value="28.712982416153" calcext:value-type="float">
            <text:p>28,7129824161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458388328552" calcext:value-type="float">
            <text:p>2,20458388328552</text:p>
          </table:table-cell>
          <table:table-cell office:value-type="float" office:value="148702" calcext:value-type="float">
            <text:p>148702</text:p>
          </table:table-cell>
          <table:table-cell office:value-type="float" office:value="217.146833658218" calcext:value-type="float">
            <text:p>217,146833658218</text:p>
          </table:table-cell>
          <table:table-cell office:value-type="float" office:value="599" calcext:value-type="float">
            <text:p>599</text:p>
          </table:table-cell>
          <table:table-cell office:value-type="float" office:value="11.5250728130341" calcext:value-type="float">
            <text:p>11,5250728130341</text:p>
          </table:table-cell>
          <table:table-cell office:value-type="float" office:value="249.469542980194" calcext:value-type="float">
            <text:p>249,4695429801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54212474823" calcext:value-type="float">
            <text:p>2,154212474823</text:p>
          </table:table-cell>
          <table:table-cell office:value-type="float" office:value="363" calcext:value-type="float">
            <text:p>363</text:p>
          </table:table-cell>
          <table:table-cell office:value-type="float" office:value="599" calcext:value-type="float">
            <text:p>599</text:p>
          </table:table-cell>
          <table:table-cell office:value-type="float" office:value="11.5942509174347" calcext:value-type="float">
            <text:p>11,5942509174347</text:p>
          </table:table-cell>
          <table:table-cell office:value-type="float" office:value="260.453398227692" calcext:value-type="float">
            <text:p>260,453398227692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056591033936" calcext:value-type="float">
            <text:p>0,410056591033936</text:p>
          </table:table-cell>
          <table:table-cell office:value-type="float" office:value="7" calcext:value-type="float">
            <text:p>7</text:p>
          </table:table-cell>
          <table:table-cell office:value-type="float" office:value="6.95413589477539" calcext:value-type="float">
            <text:p>6,95413589477539</text:p>
          </table:table-cell>
          <table:table-cell office:value-type="float" office:value="229" calcext:value-type="float">
            <text:p>229</text:p>
          </table:table-cell>
          <table:table-cell office:value-type="float" office:value="0.922543525695801" calcext:value-type="float">
            <text:p>0,922543525695801</text:p>
          </table:table-cell>
          <table:table-cell office:value-type="float" office:value="8.28676772117615" calcext:value-type="float">
            <text:p>8,286767721176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307734489441" calcext:value-type="float">
            <text:p>1,92307734489441</text:p>
          </table:table-cell>
          <table:table-cell office:value-type="float" office:value="149381" calcext:value-type="float">
            <text:p>149381</text:p>
          </table:table-cell>
          <table:table-cell office:value-type="float" office:value="228.470685720444" calcext:value-type="float">
            <text:p>228,470685720444</text:p>
          </table:table-cell>
          <table:table-cell office:value-type="float" office:value="562" calcext:value-type="float">
            <text:p>562</text:p>
          </table:table-cell>
          <table:table-cell office:value-type="float" office:value="4.15116024017334" calcext:value-type="float">
            <text:p>4,15116024017334</text:p>
          </table:table-cell>
          <table:table-cell office:value-type="float" office:value="243.474035263061" calcext:value-type="float">
            <text:p>243,4740352630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687713623047" calcext:value-type="float">
            <text:p>2,05687713623047</text:p>
          </table:table-cell>
          <table:table-cell office:value-type="float" office:value="333" calcext:value-type="float">
            <text:p>333</text:p>
          </table:table-cell>
          <table:table-cell office:value-type="float" office:value="562" calcext:value-type="float">
            <text:p>562</text:p>
          </table:table-cell>
          <table:table-cell office:value-type="float" office:value="4.31307554244995" calcext:value-type="float">
            <text:p>4,31307554244995</text:p>
          </table:table-cell>
          <table:table-cell office:value-type="float" office:value="234.699763298035" calcext:value-type="float">
            <text:p>234,699763298035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367322921753" calcext:value-type="float">
            <text:p>0,409367322921753</text:p>
          </table:table-cell>
          <table:table-cell office:value-type="float" office:value="7" calcext:value-type="float">
            <text:p>7</text:p>
          </table:table-cell>
          <table:table-cell office:value-type="float" office:value="19.6039412021637" calcext:value-type="float">
            <text:p>19,6039412021637</text:p>
          </table:table-cell>
          <table:table-cell office:value-type="float" office:value="229" calcext:value-type="float">
            <text:p>229</text:p>
          </table:table-cell>
          <table:table-cell office:value-type="float" office:value="1.12427377700806" calcext:value-type="float">
            <text:p>1,12427377700806</text:p>
          </table:table-cell>
          <table:table-cell office:value-type="float" office:value="21.1376194953918" calcext:value-type="float">
            <text:p>21,13761949539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261580467224" calcext:value-type="float">
            <text:p>2,13261580467224</text:p>
          </table:table-cell>
          <table:table-cell office:value-type="float" office:value="158140" calcext:value-type="float">
            <text:p>158140</text:p>
          </table:table-cell>
          <table:table-cell office:value-type="float" office:value="270.149979114532" calcext:value-type="float">
            <text:p>270,149979114532</text:p>
          </table:table-cell>
          <table:table-cell office:value-type="float" office:value="547" calcext:value-type="float">
            <text:p>547</text:p>
          </table:table-cell>
          <table:table-cell office:value-type="float" office:value="4.3049201965332" calcext:value-type="float">
            <text:p>4,3049201965332</text:p>
          </table:table-cell>
          <table:table-cell office:value-type="float" office:value="295.994989156723" calcext:value-type="float">
            <text:p>295,99498915672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133206367493" calcext:value-type="float">
            <text:p>2,48133206367493</text:p>
          </table:table-cell>
          <table:table-cell office:value-type="float" office:value="312" calcext:value-type="float">
            <text:p>312</text:p>
          </table:table-cell>
          <table:table-cell office:value-type="float" office:value="547" calcext:value-type="float">
            <text:p>547</text:p>
          </table:table-cell>
          <table:table-cell office:value-type="float" office:value="4.44420838356018" calcext:value-type="float">
            <text:p>4,44420838356018</text:p>
          </table:table-cell>
          <table:table-cell office:value-type="float" office:value="293.953647375107" calcext:value-type="float">
            <text:p>293,953647375107</text:p>
          </table:table-cell>
          <table:table-cell table:formula="of:=[.U20]-([.T20]+[.H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5905084609985" calcext:value-type="float">
            <text:p>0,325905084609985</text:p>
          </table:table-cell>
          <table:table-cell office:value-type="float" office:value="1" calcext:value-type="float">
            <text:p>1</text:p>
          </table:table-cell>
          <table:table-cell office:value-type="float" office:value="6.67029857635498" calcext:value-type="float">
            <text:p>6,67029857635498</text:p>
          </table:table-cell>
          <table:table-cell office:value-type="float" office:value="219" calcext:value-type="float">
            <text:p>219</text:p>
          </table:table-cell>
          <table:table-cell office:value-type="float" office:value="0.871325731277466" calcext:value-type="float">
            <text:p>0,871325731277466</text:p>
          </table:table-cell>
          <table:table-cell office:value-type="float" office:value="7.86756873130798" calcext:value-type="float">
            <text:p>7,867568731307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683514595032" calcext:value-type="float">
            <text:p>1,83683514595032</text:p>
          </table:table-cell>
          <table:table-cell office:value-type="float" office:value="148767" calcext:value-type="float">
            <text:p>148767</text:p>
          </table:table-cell>
          <table:table-cell office:value-type="float" office:value="213.231839179993" calcext:value-type="float">
            <text:p>213,231839179993</text:p>
          </table:table-cell>
          <table:table-cell office:value-type="float" office:value="541" calcext:value-type="float">
            <text:p>541</text:p>
          </table:table-cell>
          <table:table-cell office:value-type="float" office:value="1.47688484191895" calcext:value-type="float">
            <text:p>1,47688484191895</text:p>
          </table:table-cell>
          <table:table-cell office:value-type="float" office:value="223.088963747025" calcext:value-type="float">
            <text:p>223,08896374702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618397712708" calcext:value-type="float">
            <text:p>1,88618397712708</text:p>
          </table:table-cell>
          <table:table-cell office:value-type="float" office:value="318" calcext:value-type="float">
            <text:p>318</text:p>
          </table:table-cell>
          <table:table-cell office:value-type="float" office:value="541" calcext:value-type="float">
            <text:p>541</text:p>
          </table:table-cell>
          <table:table-cell office:value-type="float" office:value="1.6350474357605" calcext:value-type="float">
            <text:p>1,6350474357605</text:p>
          </table:table-cell>
          <table:table-cell office:value-type="float" office:value="223.079988718033" calcext:value-type="float">
            <text:p>223,079988718033</text:p>
          </table:table-cell>
          <table:table-cell table:formula="of:=[.U21]-([.T21]+[.H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8577861785889" calcext:value-type="float">
            <text:p>0,468577861785889</text:p>
          </table:table-cell>
          <table:table-cell office:value-type="float" office:value="5" calcext:value-type="float">
            <text:p>5</text:p>
          </table:table-cell>
          <table:table-cell office:value-type="float" office:value="18.8377466201782" calcext:value-type="float">
            <text:p>18,8377466201782</text:p>
          </table:table-cell>
          <table:table-cell office:value-type="float" office:value="210" calcext:value-type="float">
            <text:p>210</text:p>
          </table:table-cell>
          <table:table-cell office:value-type="float" office:value="9.17674064636231" calcext:value-type="float">
            <text:p>9,17674064636231</text:p>
          </table:table-cell>
          <table:table-cell office:value-type="float" office:value="28.4830973148346" calcext:value-type="float">
            <text:p>28,48309731483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9960246086121" calcext:value-type="float">
            <text:p>2,09960246086121</text:p>
          </table:table-cell>
          <table:table-cell office:value-type="float" office:value="148952" calcext:value-type="float">
            <text:p>148952</text:p>
          </table:table-cell>
          <table:table-cell office:value-type="float" office:value="216.555776119232" calcext:value-type="float">
            <text:p>216,555776119232</text:p>
          </table:table-cell>
          <table:table-cell office:value-type="float" office:value="542" calcext:value-type="float">
            <text:p>542</text:p>
          </table:table-cell>
          <table:table-cell office:value-type="float" office:value="16.1671600341797" calcext:value-type="float">
            <text:p>16,1671600341797</text:p>
          </table:table-cell>
          <table:table-cell office:value-type="float" office:value="253.985491752625" calcext:value-type="float">
            <text:p>253,9854917526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601369857788" calcext:value-type="float">
            <text:p>2,18601369857788</text:p>
          </table:table-cell>
          <table:table-cell office:value-type="float" office:value="328" calcext:value-type="float">
            <text:p>328</text:p>
          </table:table-cell>
          <table:table-cell office:value-type="float" office:value="542" calcext:value-type="float">
            <text:p>542</text:p>
          </table:table-cell>
          <table:table-cell office:value-type="float" office:value="15.966920375824" calcext:value-type="float">
            <text:p>15,966920375824</text:p>
          </table:table-cell>
          <table:table-cell office:value-type="float" office:value="263.957681179047" calcext:value-type="float">
            <text:p>263,957681179047</text:p>
          </table:table-cell>
          <table:table-cell table:formula="of:=[.U22]-([.T22]+[.H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9585952758789" calcext:value-type="float">
            <text:p>0,409585952758789</text:p>
          </table:table-cell>
          <table:table-cell office:value-type="float" office:value="1" calcext:value-type="float">
            <text:p>1</text:p>
          </table:table-cell>
          <table:table-cell office:value-type="float" office:value="18.9468166828156" calcext:value-type="float">
            <text:p>18,9468166828156</text:p>
          </table:table-cell>
          <table:table-cell office:value-type="float" office:value="196" calcext:value-type="float">
            <text:p>196</text:p>
          </table:table-cell>
          <table:table-cell office:value-type="float" office:value="8.94864153862" calcext:value-type="float">
            <text:p>8,94864153862</text:p>
          </table:table-cell>
          <table:table-cell office:value-type="float" office:value="28.3050971031189" calcext:value-type="float">
            <text:p>28,30509710311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128780365" calcext:value-type="float">
            <text:p>2,1789128780365</text:p>
          </table:table-cell>
          <table:table-cell office:value-type="float" office:value="148719" calcext:value-type="float">
            <text:p>148719</text:p>
          </table:table-cell>
          <table:table-cell office:value-type="float" office:value="219.979519367218" calcext:value-type="float">
            <text:p>219,979519367218</text:p>
          </table:table-cell>
          <table:table-cell office:value-type="float" office:value="529" calcext:value-type="float">
            <text:p>529</text:p>
          </table:table-cell>
          <table:table-cell office:value-type="float" office:value="10.8416154384613" calcext:value-type="float">
            <text:p>10,8416154384613</text:p>
          </table:table-cell>
          <table:table-cell office:value-type="float" office:value="251.73921585083" calcext:value-type="float">
            <text:p>251,7392158508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453288078308" calcext:value-type="float">
            <text:p>2,18453288078308</text:p>
          </table:table-cell>
          <table:table-cell office:value-type="float" office:value="333" calcext:value-type="float">
            <text:p>333</text:p>
          </table:table-cell>
          <table:table-cell office:value-type="float" office:value="529" calcext:value-type="float">
            <text:p>529</text:p>
          </table:table-cell>
          <table:table-cell office:value-type="float" office:value="10.6773359775543" calcext:value-type="float">
            <text:p>10,6773359775543</text:p>
          </table:table-cell>
          <table:table-cell office:value-type="float" office:value="266.423844099045" calcext:value-type="float">
            <text:p>266,42384409904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74458360671997" calcext:value-type="float">
            <text:p>0,574458360671997</text:p>
          </table:table-cell>
          <table:table-cell office:value-type="float" office:value="2" calcext:value-type="float">
            <text:p>2</text:p>
          </table:table-cell>
          <table:table-cell office:value-type="float" office:value="76.6242704391479" calcext:value-type="float">
            <text:p>76,6242704391479</text:p>
          </table:table-cell>
          <table:table-cell office:value-type="float" office:value="178" calcext:value-type="float">
            <text:p>178</text:p>
          </table:table-cell>
          <table:table-cell office:value-type="float" office:value="12.2524509429932" calcext:value-type="float">
            <text:p>12,2524509429932</text:p>
          </table:table-cell>
          <table:table-cell office:value-type="float" office:value="89.4512169361115" calcext:value-type="float">
            <text:p>89,45121693611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3343682289124" calcext:value-type="float">
            <text:p>2,73343682289124</text:p>
          </table:table-cell>
          <table:table-cell office:value-type="float" office:value="157808" calcext:value-type="float">
            <text:p>157808</text:p>
          </table:table-cell>
          <table:table-cell office:value-type="float" office:value="277.341878414154" calcext:value-type="float">
            <text:p>277,341878414154</text:p>
          </table:table-cell>
          <table:table-cell office:value-type="float" office:value="450" calcext:value-type="float">
            <text:p>450</text:p>
          </table:table-cell>
          <table:table-cell office:value-type="float" office:value="13.7407360076904" calcext:value-type="float">
            <text:p>13,7407360076904</text:p>
          </table:table-cell>
          <table:table-cell office:value-type="float" office:value="370.0557513237" calcext:value-type="float">
            <text:p>370,0557513237</text:p>
          </table:table-cell>
          <table:table-cell office:value-type="float" office:value="43717" calcext:value-type="float">
            <text:p>43717</text:p>
          </table:table-cell>
          <table:table-cell office:value-type="float" office:value="2.75101661682129" calcext:value-type="float">
            <text:p>2,75101661682129</text:p>
          </table:table-cell>
          <table:table-cell office:value-type="float" office:value="266" calcext:value-type="float">
            <text:p>266</text:p>
          </table:table-cell>
          <table:table-cell office:value-type="float" office:value="450" calcext:value-type="float">
            <text:p>450</text:p>
          </table:table-cell>
          <table:table-cell office:value-type="float" office:value="13.9643836021423" calcext:value-type="float">
            <text:p>13,9643836021423</text:p>
          </table:table-cell>
          <table:table-cell office:value-type="float" office:value="385.625580310822" calcext:value-type="float">
            <text:p>385,625580310822</text:p>
          </table:table-cell>
          <table:table-cell table:formula="of:=[.U24]-([.T24]+[.H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8222484588623" calcext:value-type="float">
            <text:p>0,358222484588623</text:p>
          </table:table-cell>
          <table:table-cell office:value-type="float" office:value="2" calcext:value-type="float">
            <text:p>2</text:p>
          </table:table-cell>
          <table:table-cell office:value-type="float" office:value="6.53570222854614" calcext:value-type="float">
            <text:p>6,53570222854614</text:p>
          </table:table-cell>
          <table:table-cell office:value-type="float" office:value="156" calcext:value-type="float">
            <text:p>156</text:p>
          </table:table-cell>
          <table:table-cell office:value-type="float" office:value="0.938963174819946" calcext:value-type="float">
            <text:p>0,938963174819946</text:p>
          </table:table-cell>
          <table:table-cell office:value-type="float" office:value="7.83292651176453" calcext:value-type="float">
            <text:p>7,832926511764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2824144363403" calcext:value-type="float">
            <text:p>2,22824144363403</text:p>
          </table:table-cell>
          <table:table-cell office:value-type="float" office:value="148967" calcext:value-type="float">
            <text:p>148967</text:p>
          </table:table-cell>
          <table:table-cell office:value-type="float" office:value="282.422428369522" calcext:value-type="float">
            <text:p>282,422428369522</text:p>
          </table:table-cell>
          <table:table-cell office:value-type="float" office:value="356" calcext:value-type="float">
            <text:p>356</text:p>
          </table:table-cell>
          <table:table-cell office:value-type="float" office:value="1.98592877388001" calcext:value-type="float">
            <text:p>1,98592877388001</text:p>
          </table:table-cell>
          <table:table-cell office:value-type="float" office:value="293.179218530655" calcext:value-type="float">
            <text:p>293,179218530655</text:p>
          </table:table-cell>
          <table:table-cell office:value-type="float" office:value="38712" calcext:value-type="float">
            <text:p>38712</text:p>
          </table:table-cell>
          <table:table-cell office:value-type="float" office:value="2.52999711036682" calcext:value-type="float">
            <text:p>2,52999711036682</text:p>
          </table:table-cell>
          <table:table-cell office:value-type="float" office:value="200" calcext:value-type="float">
            <text:p>200</text:p>
          </table:table-cell>
          <table:table-cell office:value-type="float" office:value="356" calcext:value-type="float">
            <text:p>356</text:p>
          </table:table-cell>
          <table:table-cell office:value-type="float" office:value="1.82300734519959" calcext:value-type="float">
            <text:p>1,82300734519959</text:p>
          </table:table-cell>
          <table:table-cell office:value-type="float" office:value="294.626732826233" calcext:value-type="float">
            <text:p>294,626732826233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43229675293" calcext:value-type="float">
            <text:p>0,40443229675293</text:p>
          </table:table-cell>
          <table:table-cell office:value-type="float" office:value="1" calcext:value-type="float">
            <text:p>1</text:p>
          </table:table-cell>
          <table:table-cell office:value-type="float" office:value="16.6416146755219" calcext:value-type="float">
            <text:p>16,6416146755219</text:p>
          </table:table-cell>
          <table:table-cell office:value-type="float" office:value="156" calcext:value-type="float">
            <text:p>156</text:p>
          </table:table-cell>
          <table:table-cell office:value-type="float" office:value="0.746298551559448" calcext:value-type="float">
            <text:p>0,746298551559448</text:p>
          </table:table-cell>
          <table:table-cell office:value-type="float" office:value="17.7923829555511" calcext:value-type="float">
            <text:p>17,7923829555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079824447632" calcext:value-type="float">
            <text:p>2,23079824447632</text:p>
          </table:table-cell>
          <table:table-cell office:value-type="float" office:value="157940" calcext:value-type="float">
            <text:p>157940</text:p>
          </table:table-cell>
          <table:table-cell office:value-type="float" office:value="271.967822313309" calcext:value-type="float">
            <text:p>271,967822313309</text:p>
          </table:table-cell>
          <table:table-cell office:value-type="float" office:value="401" calcext:value-type="float">
            <text:p>401</text:p>
          </table:table-cell>
          <table:table-cell office:value-type="float" office:value="1.86106967926025" calcext:value-type="float">
            <text:p>1,86106967926025</text:p>
          </table:table-cell>
          <table:table-cell office:value-type="float" office:value="292.739435911179" calcext:value-type="float">
            <text:p>292,7394359111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713538646698" calcext:value-type="float">
            <text:p>2,3713538646698</text:p>
          </table:table-cell>
          <table:table-cell office:value-type="float" office:value="245" calcext:value-type="float">
            <text:p>245</text:p>
          </table:table-cell>
          <table:table-cell office:value-type="float" office:value="401" calcext:value-type="float">
            <text:p>401</text:p>
          </table:table-cell>
          <table:table-cell office:value-type="float" office:value="1.96341013908386" calcext:value-type="float">
            <text:p>1,96341013908386</text:p>
          </table:table-cell>
          <table:table-cell office:value-type="float" office:value="293.631486654282" calcext:value-type="float">
            <text:p>293,63148665428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7153148651123" calcext:value-type="float">
            <text:p>0,387153148651123</text:p>
          </table:table-cell>
          <table:table-cell office:value-type="float" office:value="5" calcext:value-type="float">
            <text:p>5</text:p>
          </table:table-cell>
          <table:table-cell office:value-type="float" office:value="7.18726658821106" calcext:value-type="float">
            <text:p>7,18726658821106</text:p>
          </table:table-cell>
          <table:table-cell office:value-type="float" office:value="153" calcext:value-type="float">
            <text:p>153</text:p>
          </table:table-cell>
          <table:table-cell office:value-type="float" office:value="0.832070589065552" calcext:value-type="float">
            <text:p>0,832070589065552</text:p>
          </table:table-cell>
          <table:table-cell office:value-type="float" office:value="8.40653228759766" calcext:value-type="float">
            <text:p>8,406532287597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034901618958" calcext:value-type="float">
            <text:p>2,53034901618958</text:p>
          </table:table-cell>
          <table:table-cell office:value-type="float" office:value="149854" calcext:value-type="float">
            <text:p>149854</text:p>
          </table:table-cell>
          <table:table-cell office:value-type="float" office:value="300.506723880768" calcext:value-type="float">
            <text:p>300,506723880768</text:p>
          </table:table-cell>
          <table:table-cell office:value-type="float" office:value="375" calcext:value-type="float">
            <text:p>375</text:p>
          </table:table-cell>
          <table:table-cell office:value-type="float" office:value="3.13422560691833" calcext:value-type="float">
            <text:p>3,13422560691833</text:p>
          </table:table-cell>
          <table:table-cell office:value-type="float" office:value="313.269239425659" calcext:value-type="float">
            <text:p>313,269239425659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768937110901" calcext:value-type="float">
            <text:p>2,61768937110901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2.95080256462097" calcext:value-type="float">
            <text:p>2,95080256462097</text:p>
          </table:table-cell>
          <table:table-cell office:value-type="float" office:value="314.789016723633" calcext:value-type="float">
            <text:p>314,789016723633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43140316009522" calcext:value-type="float">
            <text:p>0,643140316009522</text:p>
          </table:table-cell>
          <table:table-cell office:value-type="float" office:value="1" calcext:value-type="float">
            <text:p>1</text:p>
          </table:table-cell>
          <table:table-cell office:value-type="float" office:value="18.8121411800385" calcext:value-type="float">
            <text:p>18,8121411800385</text:p>
          </table:table-cell>
          <table:table-cell office:value-type="float" office:value="152" calcext:value-type="float">
            <text:p>152</text:p>
          </table:table-cell>
          <table:table-cell office:value-type="float" office:value="9.12496304512024" calcext:value-type="float">
            <text:p>9,12496304512024</text:p>
          </table:table-cell>
          <table:table-cell office:value-type="float" office:value="28.5802888870239" calcext:value-type="float">
            <text:p>28,58028888702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016783714294" calcext:value-type="float">
            <text:p>2,01016783714294</text:p>
          </table:table-cell>
          <table:table-cell office:value-type="float" office:value="148850" calcext:value-type="float">
            <text:p>148850</text:p>
          </table:table-cell>
          <table:table-cell office:value-type="float" office:value="216.373029708862" calcext:value-type="float">
            <text:p>216,373029708862</text:p>
          </table:table-cell>
          <table:table-cell office:value-type="float" office:value="381" calcext:value-type="float">
            <text:p>381</text:p>
          </table:table-cell>
          <table:table-cell office:value-type="float" office:value="10.0809173583984" calcext:value-type="float">
            <text:p>10,0809173583984</text:p>
          </table:table-cell>
          <table:table-cell office:value-type="float" office:value="247.300144672394" calcext:value-type="float">
            <text:p>247,3001446723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31491088867" calcext:value-type="float">
            <text:p>2,14231491088867</text:p>
          </table:table-cell>
          <table:table-cell office:value-type="float" office:value="229" calcext:value-type="float">
            <text:p>229</text:p>
          </table:table-cell>
          <table:table-cell office:value-type="float" office:value="381" calcext:value-type="float">
            <text:p>381</text:p>
          </table:table-cell>
          <table:table-cell office:value-type="float" office:value="10.5246887207031" calcext:value-type="float">
            <text:p>10,5246887207031</text:p>
          </table:table-cell>
          <table:table-cell office:value-type="float" office:value="258.076102256775" calcext:value-type="float">
            <text:p>258,076102256775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6084823608398" calcext:value-type="float">
            <text:p>0,356084823608398</text:p>
          </table:table-cell>
          <table:table-cell office:value-type="float" office:value="2" calcext:value-type="float">
            <text:p>2</text:p>
          </table:table-cell>
          <table:table-cell office:value-type="float" office:value="6.42500925064087" calcext:value-type="float">
            <text:p>6,42500925064087</text:p>
          </table:table-cell>
          <table:table-cell office:value-type="float" office:value="152" calcext:value-type="float">
            <text:p>152</text:p>
          </table:table-cell>
          <table:table-cell office:value-type="float" office:value="0.921331167221069" calcext:value-type="float">
            <text:p>0,921331167221069</text:p>
          </table:table-cell>
          <table:table-cell office:value-type="float" office:value="7.70245862007141" calcext:value-type="float">
            <text:p>7,702458620071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479389190674" calcext:value-type="float">
            <text:p>2,24479389190674</text:p>
          </table:table-cell>
          <table:table-cell office:value-type="float" office:value="148854" calcext:value-type="float">
            <text:p>148854</text:p>
          </table:table-cell>
          <table:table-cell office:value-type="float" office:value="282.490862131119" calcext:value-type="float">
            <text:p>282,490862131119</text:p>
          </table:table-cell>
          <table:table-cell office:value-type="float" office:value="394" calcext:value-type="float">
            <text:p>394</text:p>
          </table:table-cell>
          <table:table-cell office:value-type="float" office:value="1.96214866638184" calcext:value-type="float">
            <text:p>1,96214866638184</text:p>
          </table:table-cell>
          <table:table-cell office:value-type="float" office:value="293.204690217972" calcext:value-type="float">
            <text:p>293,2046902179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101356506348" calcext:value-type="float">
            <text:p>2,45101356506348</text:p>
          </table:table-cell>
          <table:table-cell office:value-type="float" office:value="238" calcext:value-type="float">
            <text:p>238</text:p>
          </table:table-cell>
          <table:table-cell office:value-type="float" office:value="394" calcext:value-type="float">
            <text:p>394</text:p>
          </table:table-cell>
          <table:table-cell office:value-type="float" office:value="1.81618475914001" calcext:value-type="float">
            <text:p>1,81618475914001</text:p>
          </table:table-cell>
          <table:table-cell office:value-type="float" office:value="295.104779481888" calcext:value-type="float">
            <text:p>295,104779481888</text:p>
          </table:table-cell>
          <table:table-cell table:formula="of:=[.U29]-([.T29]+[.H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7043905258179" calcext:value-type="float">
            <text:p>0,437043905258179</text:p>
          </table:table-cell>
          <table:table-cell office:value-type="float" office:value="3" calcext:value-type="float">
            <text:p>3</text:p>
          </table:table-cell>
          <table:table-cell office:value-type="float" office:value="39.2360579967499" calcext:value-type="float">
            <text:p>39,2360579967499</text:p>
          </table:table-cell>
          <table:table-cell office:value-type="float" office:value="151" calcext:value-type="float">
            <text:p>151</text:p>
          </table:table-cell>
          <table:table-cell office:value-type="float" office:value="3.40076279640198" calcext:value-type="float">
            <text:p>3,40076279640198</text:p>
          </table:table-cell>
          <table:table-cell office:value-type="float" office:value="43.0739006996155" calcext:value-type="float">
            <text:p>43,073900699615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931182861328" calcext:value-type="float">
            <text:p>2,34931182861328</text:p>
          </table:table-cell>
          <table:table-cell office:value-type="float" office:value="157912" calcext:value-type="float">
            <text:p>157912</text:p>
          </table:table-cell>
          <table:table-cell office:value-type="float" office:value="276.388432502747" calcext:value-type="float">
            <text:p>276,388432502747</text:p>
          </table:table-cell>
          <table:table-cell office:value-type="float" office:value="394" calcext:value-type="float">
            <text:p>394</text:p>
          </table:table-cell>
          <table:table-cell office:value-type="float" office:value="5.93994355201721" calcext:value-type="float">
            <text:p>5,93994355201721</text:p>
          </table:table-cell>
          <table:table-cell office:value-type="float" office:value="323.223635435104" calcext:value-type="float">
            <text:p>323,22363543510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110682487488" calcext:value-type="float">
            <text:p>2,41110682487488</text:p>
          </table:table-cell>
          <table:table-cell office:value-type="float" office:value="232" calcext:value-type="float">
            <text:p>232</text:p>
          </table:table-cell>
          <table:table-cell office:value-type="float" office:value="394" calcext:value-type="float">
            <text:p>394</text:p>
          </table:table-cell>
          <table:table-cell office:value-type="float" office:value="6.00753927230835" calcext:value-type="float">
            <text:p>6,00753927230835</text:p>
          </table:table-cell>
          <table:table-cell office:value-type="float" office:value="326.158245801926" calcext:value-type="float">
            <text:p>326,158245801926</text:p>
          </table:table-cell>
          <table:table-cell table:formula="of:=[.U30]-([.T30]+[.H3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4828577041626" calcext:value-type="float">
            <text:p>0,374828577041626</text:p>
          </table:table-cell>
          <table:table-cell office:value-type="float" office:value="1" calcext:value-type="float">
            <text:p>1</text:p>
          </table:table-cell>
          <table:table-cell office:value-type="float" office:value="6.44936084747314" calcext:value-type="float">
            <text:p>6,44936084747314</text:p>
          </table:table-cell>
          <table:table-cell office:value-type="float" office:value="149" calcext:value-type="float">
            <text:p>149</text:p>
          </table:table-cell>
          <table:table-cell office:value-type="float" office:value="0.807278871536255" calcext:value-type="float">
            <text:p>0,807278871536255</text:p>
          </table:table-cell>
          <table:table-cell office:value-type="float" office:value="7.63151049613953" calcext:value-type="float">
            <text:p>7,63151049613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707752227783" calcext:value-type="float">
            <text:p>2,18707752227783</text:p>
          </table:table-cell>
          <table:table-cell office:value-type="float" office:value="148798" calcext:value-type="float">
            <text:p>148798</text:p>
          </table:table-cell>
          <table:table-cell office:value-type="float" office:value="278.764607429504" calcext:value-type="float">
            <text:p>278,764607429504</text:p>
          </table:table-cell>
          <table:table-cell office:value-type="float" office:value="367" calcext:value-type="float">
            <text:p>367</text:p>
          </table:table-cell>
          <table:table-cell office:value-type="float" office:value="1.81302547454834" calcext:value-type="float">
            <text:p>1,81302547454834</text:p>
          </table:table-cell>
          <table:table-cell office:value-type="float" office:value="289.275340557098" calcext:value-type="float">
            <text:p>289,275340557098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102456092834" calcext:value-type="float">
            <text:p>2,42102456092834</text:p>
          </table:table-cell>
          <table:table-cell office:value-type="float" office:value="218" calcext:value-type="float">
            <text:p>218</text:p>
          </table:table-cell>
          <table:table-cell office:value-type="float" office:value="367" calcext:value-type="float">
            <text:p>367</text:p>
          </table:table-cell>
          <table:table-cell office:value-type="float" office:value="1.66374468803406" calcext:value-type="float">
            <text:p>1,66374468803406</text:p>
          </table:table-cell>
          <table:table-cell office:value-type="float" office:value="293.541060209274" calcext:value-type="float">
            <text:p>293,541060209274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140329360962" calcext:value-type="float">
            <text:p>0,304140329360962</text:p>
          </table:table-cell>
          <table:table-cell office:value-type="float" office:value="3" calcext:value-type="float">
            <text:p>3</text:p>
          </table:table-cell>
          <table:table-cell office:value-type="float" office:value="6.43433523178101" calcext:value-type="float">
            <text:p>6,43433523178101</text:p>
          </table:table-cell>
          <table:table-cell office:value-type="float" office:value="148" calcext:value-type="float">
            <text:p>148</text:p>
          </table:table-cell>
          <table:table-cell office:value-type="float" office:value="0.671475172042847" calcext:value-type="float">
            <text:p>0,671475172042847</text:p>
          </table:table-cell>
          <table:table-cell office:value-type="float" office:value="7.40998077392578" calcext:value-type="float">
            <text:p>7,4099807739257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02336025238" calcext:value-type="float">
            <text:p>2,0502336025238</text:p>
          </table:table-cell>
          <table:table-cell office:value-type="float" office:value="148930" calcext:value-type="float">
            <text:p>148930</text:p>
          </table:table-cell>
          <table:table-cell office:value-type="float" office:value="223.244452476501" calcext:value-type="float">
            <text:p>223,244452476501</text:p>
          </table:table-cell>
          <table:table-cell office:value-type="float" office:value="386" calcext:value-type="float">
            <text:p>386</text:p>
          </table:table-cell>
          <table:table-cell office:value-type="float" office:value="2.01757884025574" calcext:value-type="float">
            <text:p>2,01757884025574</text:p>
          </table:table-cell>
          <table:table-cell office:value-type="float" office:value="233.541050672531" calcext:value-type="float">
            <text:p>233,54105067253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3964748382568" calcext:value-type="float">
            <text:p>2,13964748382568</text:p>
          </table:table-cell>
          <table:table-cell office:value-type="float" office:value="235" calcext:value-type="float">
            <text:p>235</text:p>
          </table:table-cell>
          <table:table-cell office:value-type="float" office:value="386" calcext:value-type="float">
            <text:p>386</text:p>
          </table:table-cell>
          <table:table-cell office:value-type="float" office:value="1.86427903175354" calcext:value-type="float">
            <text:p>1,86427903175354</text:p>
          </table:table-cell>
          <table:table-cell office:value-type="float" office:value="234.659385204315" calcext:value-type="float">
            <text:p>234,659385204315</text:p>
          </table:table-cell>
          <table:table-cell table:formula="of:=[.U32]-([.T32]+[.H3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7407026290894" calcext:value-type="float">
            <text:p>0,427407026290894</text:p>
          </table:table-cell>
          <table:table-cell office:value-type="float" office:value="1" calcext:value-type="float">
            <text:p>1</text:p>
          </table:table-cell>
          <table:table-cell office:value-type="float" office:value="11.0539786815643" calcext:value-type="float">
            <text:p>11,0539786815643</text:p>
          </table:table-cell>
          <table:table-cell office:value-type="float" office:value="138" calcext:value-type="float">
            <text:p>138</text:p>
          </table:table-cell>
          <table:table-cell office:value-type="float" office:value="2.64565992355347" calcext:value-type="float">
            <text:p>2,64565992355347</text:p>
          </table:table-cell>
          <table:table-cell office:value-type="float" office:value="14.1270756721497" calcext:value-type="float">
            <text:p>14,12707567214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2161784172058" calcext:value-type="float">
            <text:p>1,82161784172058</text:p>
          </table:table-cell>
          <table:table-cell office:value-type="float" office:value="148734" calcext:value-type="float">
            <text:p>148734</text:p>
          </table:table-cell>
          <table:table-cell office:value-type="float" office:value="215.971214532852" calcext:value-type="float">
            <text:p>215,971214532852</text:p>
          </table:table-cell>
          <table:table-cell office:value-type="float" office:value="390" calcext:value-type="float">
            <text:p>390</text:p>
          </table:table-cell>
          <table:table-cell office:value-type="float" office:value="3.71799159049988" calcext:value-type="float">
            <text:p>3,71799159049988</text:p>
          </table:table-cell>
          <table:table-cell office:value-type="float" office:value="232.555160284042" calcext:value-type="float">
            <text:p>232,5551602840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5288434028625" calcext:value-type="float">
            <text:p>2,05288434028625</text:p>
          </table:table-cell>
          <table:table-cell office:value-type="float" office:value="252" calcext:value-type="float">
            <text:p>252</text:p>
          </table:table-cell>
          <table:table-cell office:value-type="float" office:value="390" calcext:value-type="float">
            <text:p>390</text:p>
          </table:table-cell>
          <table:table-cell office:value-type="float" office:value="3.41667890548706" calcext:value-type="float">
            <text:p>3,41667890548706</text:p>
          </table:table-cell>
          <table:table-cell office:value-type="float" office:value="236.71032500267" calcext:value-type="float">
            <text:p>236,71032500267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2982349395752" calcext:value-type="float">
            <text:p>0,32982349395752</text:p>
          </table:table-cell>
          <table:table-cell office:value-type="float" office:value="1" calcext:value-type="float">
            <text:p>1</text:p>
          </table:table-cell>
          <table:table-cell office:value-type="float" office:value="40.4228148460388" calcext:value-type="float">
            <text:p>40,4228148460388</text:p>
          </table:table-cell>
          <table:table-cell office:value-type="float" office:value="131" calcext:value-type="float">
            <text:p>131</text:p>
          </table:table-cell>
          <table:table-cell office:value-type="float" office:value="3.54344415664673" calcext:value-type="float">
            <text:p>3,54344415664673</text:p>
          </table:table-cell>
          <table:table-cell office:value-type="float" office:value="44.2961182594299" calcext:value-type="float">
            <text:p>44,296118259429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296682357788" calcext:value-type="float">
            <text:p>2,31296682357788</text:p>
          </table:table-cell>
          <table:table-cell office:value-type="float" office:value="157832" calcext:value-type="float">
            <text:p>157832</text:p>
          </table:table-cell>
          <table:table-cell office:value-type="float" office:value="271.846903324127" calcext:value-type="float">
            <text:p>271,846903324127</text:p>
          </table:table-cell>
          <table:table-cell office:value-type="float" office:value="354" calcext:value-type="float">
            <text:p>354</text:p>
          </table:table-cell>
          <table:table-cell office:value-type="float" office:value="4.56756663322449" calcext:value-type="float">
            <text:p>4,56756663322449</text:p>
          </table:table-cell>
          <table:table-cell office:value-type="float" office:value="319.031466245651" calcext:value-type="float">
            <text:p>319,03146624565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754700660706" calcext:value-type="float">
            <text:p>2,39754700660706</text:p>
          </table:table-cell>
          <table:table-cell office:value-type="float" office:value="218" calcext:value-type="float">
            <text:p>218</text:p>
          </table:table-cell>
          <table:table-cell office:value-type="float" office:value="354" calcext:value-type="float">
            <text:p>354</text:p>
          </table:table-cell>
          <table:table-cell office:value-type="float" office:value="4.06213760375977" calcext:value-type="float">
            <text:p>4,06213760375977</text:p>
          </table:table-cell>
          <table:table-cell office:value-type="float" office:value="324.817709207535" calcext:value-type="float">
            <text:p>324,817709207535</text:p>
          </table:table-cell>
          <table:table-cell table:formula="of:=[.U34]-([.T34]+[.H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8805379867554" calcext:value-type="float">
            <text:p>0,398805379867554</text:p>
          </table:table-cell>
          <table:table-cell office:value-type="float" office:value="1" calcext:value-type="float">
            <text:p>1</text:p>
          </table:table-cell>
          <table:table-cell office:value-type="float" office:value="19.6014969348907" calcext:value-type="float">
            <text:p>19,6014969348907</text:p>
          </table:table-cell>
          <table:table-cell office:value-type="float" office:value="130" calcext:value-type="float">
            <text:p>130</text:p>
          </table:table-cell>
          <table:table-cell office:value-type="float" office:value="1.10105466842651" calcext:value-type="float">
            <text:p>1,10105466842651</text:p>
          </table:table-cell>
          <table:table-cell office:value-type="float" office:value="21.1013944149017" calcext:value-type="float">
            <text:p>21,101394414901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34258842468" calcext:value-type="float">
            <text:p>2,14534258842468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6.979007959366" calcext:value-type="float">
            <text:p>266,979007959366</text:p>
          </table:table-cell>
          <table:table-cell office:value-type="float" office:value="335" calcext:value-type="float">
            <text:p>335</text:p>
          </table:table-cell>
          <table:table-cell office:value-type="float" office:value="1.94228458404541" calcext:value-type="float">
            <text:p>1,94228458404541</text:p>
          </table:table-cell>
          <table:table-cell office:value-type="float" office:value="290.912242650986" calcext:value-type="float">
            <text:p>290,9122426509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54820632935" calcext:value-type="float">
            <text:p>2,36454820632935</text:p>
          </table:table-cell>
          <table:table-cell office:value-type="float" office:value="205" calcext:value-type="float">
            <text:p>205</text:p>
          </table:table-cell>
          <table:table-cell office:value-type="float" office:value="335" calcext:value-type="float">
            <text:p>335</text:p>
          </table:table-cell>
          <table:table-cell office:value-type="float" office:value="2.17423534393311" calcext:value-type="float">
            <text:p>2,17423534393311</text:p>
          </table:table-cell>
          <table:table-cell office:value-type="float" office:value="293.460189342499" calcext:value-type="float">
            <text:p>293,460189342499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6314907073975" calcext:value-type="float">
            <text:p>0,346314907073975</text:p>
          </table:table-cell>
          <table:table-cell office:value-type="float" office:value="2" calcext:value-type="float">
            <text:p>2</text:p>
          </table:table-cell>
          <table:table-cell office:value-type="float" office:value="39.9749221801758" calcext:value-type="float">
            <text:p>39,9749221801758</text:p>
          </table:table-cell>
          <table:table-cell office:value-type="float" office:value="128" calcext:value-type="float">
            <text:p>128</text:p>
          </table:table-cell>
          <table:table-cell office:value-type="float" office:value="3.45666933059692" calcext:value-type="float">
            <text:p>3,45666933059692</text:p>
          </table:table-cell>
          <table:table-cell office:value-type="float" office:value="43.777941942215" calcext:value-type="float">
            <text:p>43,7779419422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9226064682007" calcext:value-type="float">
            <text:p>2,29226064682007</text:p>
          </table:table-cell>
          <table:table-cell office:value-type="float" office:value="157837" calcext:value-type="float">
            <text:p>157837</text:p>
          </table:table-cell>
          <table:table-cell office:value-type="float" office:value="273.684668064117" calcext:value-type="float">
            <text:p>273,684668064117</text:p>
          </table:table-cell>
          <table:table-cell office:value-type="float" office:value="338" calcext:value-type="float">
            <text:p>338</text:p>
          </table:table-cell>
          <table:table-cell office:value-type="float" office:value="5.10789942741394" calcext:value-type="float">
            <text:p>5,10789942741394</text:p>
          </table:table-cell>
          <table:table-cell office:value-type="float" office:value="321.408225297928" calcext:value-type="float">
            <text:p>321,4082252979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79976654053" calcext:value-type="float">
            <text:p>2,33479976654053</text:p>
          </table:table-cell>
          <table:table-cell office:value-type="float" office:value="205" calcext:value-type="float">
            <text:p>205</text:p>
          </table:table-cell>
          <table:table-cell office:value-type="float" office:value="338" calcext:value-type="float">
            <text:p>338</text:p>
          </table:table-cell>
          <table:table-cell office:value-type="float" office:value="5.06038045883179" calcext:value-type="float">
            <text:p>5,06038045883179</text:p>
          </table:table-cell>
          <table:table-cell office:value-type="float" office:value="327.475422143936" calcext:value-type="float">
            <text:p>327,475422143936</text:p>
          </table:table-cell>
          <table:table-cell table:formula="of:=[.U36]-([.T36]+[.H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9481563568115" calcext:value-type="float">
            <text:p>0,369481563568115</text:p>
          </table:table-cell>
          <table:table-cell office:value-type="float" office:value="4" calcext:value-type="float">
            <text:p>4</text:p>
          </table:table-cell>
          <table:table-cell office:value-type="float" office:value="6.44399547576904" calcext:value-type="float">
            <text:p>6,44399547576904</text:p>
          </table:table-cell>
          <table:table-cell office:value-type="float" office:value="126" calcext:value-type="float">
            <text:p>126</text:p>
          </table:table-cell>
          <table:table-cell office:value-type="float" office:value="0.964845895767212" calcext:value-type="float">
            <text:p>0,964845895767212</text:p>
          </table:table-cell>
          <table:table-cell office:value-type="float" office:value="7.77836298942566" calcext:value-type="float">
            <text:p>7,7783629894256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04141044617" calcext:value-type="float">
            <text:p>2,35304141044617</text:p>
          </table:table-cell>
          <table:table-cell office:value-type="float" office:value="148860" calcext:value-type="float">
            <text:p>148860</text:p>
          </table:table-cell>
          <table:table-cell office:value-type="float" office:value="279.638119220734" calcext:value-type="float">
            <text:p>279,638119220734</text:p>
          </table:table-cell>
          <table:table-cell office:value-type="float" office:value="324" calcext:value-type="float">
            <text:p>324</text:p>
          </table:table-cell>
          <table:table-cell office:value-type="float" office:value="2.53723216056824" calcext:value-type="float">
            <text:p>2,53723216056824</text:p>
          </table:table-cell>
          <table:table-cell office:value-type="float" office:value="291.045692682266" calcext:value-type="float">
            <text:p>291,045692682266</text:p>
          </table:table-cell>
          <table:table-cell office:value-type="float" office:value="38712" calcext:value-type="float">
            <text:p>38712</text:p>
          </table:table-cell>
          <table:table-cell office:value-type="float" office:value="2.39889526367187" calcext:value-type="float">
            <text:p>2,39889526367187</text:p>
          </table:table-cell>
          <table:table-cell office:value-type="float" office:value="198" calcext:value-type="float">
            <text:p>198</text:p>
          </table:table-cell>
          <table:table-cell office:value-type="float" office:value="324" calcext:value-type="float">
            <text:p>324</text:p>
          </table:table-cell>
          <table:table-cell office:value-type="float" office:value="2.2518265247345" calcext:value-type="float">
            <text:p>2,2518265247345</text:p>
          </table:table-cell>
          <table:table-cell office:value-type="float" office:value="295.51626086235" calcext:value-type="float">
            <text:p>295,51626086235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6654891967773" calcext:value-type="float">
            <text:p>0,346654891967773</text:p>
          </table:table-cell>
          <table:table-cell office:value-type="float" office:value="2" calcext:value-type="float">
            <text:p>2</text:p>
          </table:table-cell>
          <table:table-cell office:value-type="float" office:value="10.9274430274963" calcext:value-type="float">
            <text:p>10,9274430274963</text:p>
          </table:table-cell>
          <table:table-cell office:value-type="float" office:value="125" calcext:value-type="float">
            <text:p>125</text:p>
          </table:table-cell>
          <table:table-cell office:value-type="float" office:value="2.84455156326294" calcext:value-type="float">
            <text:p>2,84455156326294</text:p>
          </table:table-cell>
          <table:table-cell office:value-type="float" office:value="14.1186943054199" calcext:value-type="float">
            <text:p>14,11869430541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9144229888916" calcext:value-type="float">
            <text:p>1,89144229888916</text:p>
          </table:table-cell>
          <table:table-cell office:value-type="float" office:value="148696" calcext:value-type="float">
            <text:p>148696</text:p>
          </table:table-cell>
          <table:table-cell office:value-type="float" office:value="213.973059177399" calcext:value-type="float">
            <text:p>213,973059177399</text:p>
          </table:table-cell>
          <table:table-cell office:value-type="float" office:value="328" calcext:value-type="float">
            <text:p>328</text:p>
          </table:table-cell>
          <table:table-cell office:value-type="float" office:value="4.19235777854919" calcext:value-type="float">
            <text:p>4,19235777854919</text:p>
          </table:table-cell>
          <table:table-cell office:value-type="float" office:value="230.866402626038" calcext:value-type="float">
            <text:p>230,86640262603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76528263092" calcext:value-type="float">
            <text:p>1,9376528263092</text:p>
          </table:table-cell>
          <table:table-cell office:value-type="float" office:value="203" calcext:value-type="float">
            <text:p>203</text:p>
          </table:table-cell>
          <table:table-cell office:value-type="float" office:value="328" calcext:value-type="float">
            <text:p>328</text:p>
          </table:table-cell>
          <table:table-cell office:value-type="float" office:value="4.64064025878906" calcext:value-type="float">
            <text:p>4,64064025878906</text:p>
          </table:table-cell>
          <table:table-cell office:value-type="float" office:value="232.644849538803" calcext:value-type="float">
            <text:p>232,644849538803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57624197006226" calcext:value-type="float">
            <text:p>0,457624197006226</text:p>
          </table:table-cell>
          <table:table-cell office:value-type="float" office:value="1" calcext:value-type="float">
            <text:p>1</text:p>
          </table:table-cell>
          <table:table-cell office:value-type="float" office:value="18.7760262489319" calcext:value-type="float">
            <text:p>18,7760262489319</text:p>
          </table:table-cell>
          <table:table-cell office:value-type="float" office:value="125" calcext:value-type="float">
            <text:p>125</text:p>
          </table:table-cell>
          <table:table-cell office:value-type="float" office:value="9.37129139900208" calcext:value-type="float">
            <text:p>9,37129139900208</text:p>
          </table:table-cell>
          <table:table-cell office:value-type="float" office:value="28.6049885749817" calcext:value-type="float">
            <text:p>28,60498857498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3613629341125" calcext:value-type="float">
            <text:p>2,13613629341125</text:p>
          </table:table-cell>
          <table:table-cell office:value-type="float" office:value="148723" calcext:value-type="float">
            <text:p>148723</text:p>
          </table:table-cell>
          <table:table-cell office:value-type="float" office:value="215.27618098259" calcext:value-type="float">
            <text:p>215,27618098259</text:p>
          </table:table-cell>
          <table:table-cell office:value-type="float" office:value="311" calcext:value-type="float">
            <text:p>311</text:p>
          </table:table-cell>
          <table:table-cell office:value-type="float" office:value="10.1418313980103" calcext:value-type="float">
            <text:p>10,1418313980103</text:p>
          </table:table-cell>
          <table:table-cell office:value-type="float" office:value="245.972834587097" calcext:value-type="float">
            <text:p>245,97283458709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429591178894" calcext:value-type="float">
            <text:p>2,1429591178894</text:p>
          </table:table-cell>
          <table:table-cell office:value-type="float" office:value="186" calcext:value-type="float">
            <text:p>186</text:p>
          </table:table-cell>
          <table:table-cell office:value-type="float" office:value="311" calcext:value-type="float">
            <text:p>311</text:p>
          </table:table-cell>
          <table:table-cell office:value-type="float" office:value="11.0368218421936" calcext:value-type="float">
            <text:p>11,0368218421936</text:p>
          </table:table-cell>
          <table:table-cell office:value-type="float" office:value="261.889636278152" calcext:value-type="float">
            <text:p>261,889636278152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4067735671997" calcext:value-type="float">
            <text:p>0,424067735671997</text:p>
          </table:table-cell>
          <table:table-cell office:value-type="float" office:value="2" calcext:value-type="float">
            <text:p>2</text:p>
          </table:table-cell>
          <table:table-cell office:value-type="float" office:value="19.9712903499603" calcext:value-type="float">
            <text:p>19,9712903499603</text:p>
          </table:table-cell>
          <table:table-cell office:value-type="float" office:value="119" calcext:value-type="float">
            <text:p>119</text:p>
          </table:table-cell>
          <table:table-cell office:value-type="float" office:value="1.09744167327881" calcext:value-type="float">
            <text:p>1,09744167327881</text:p>
          </table:table-cell>
          <table:table-cell office:value-type="float" office:value="21.4928383827209" calcext:value-type="float">
            <text:p>21,49283838272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22052192688" calcext:value-type="float">
            <text:p>2,1622052192688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2.284856319427" calcext:value-type="float">
            <text:p>272,284856319427</text:p>
          </table:table-cell>
          <table:table-cell office:value-type="float" office:value="321" calcext:value-type="float">
            <text:p>321</text:p>
          </table:table-cell>
          <table:table-cell office:value-type="float" office:value="2.03544354438782" calcext:value-type="float">
            <text:p>2,03544354438782</text:p>
          </table:table-cell>
          <table:table-cell office:value-type="float" office:value="296.531361818314" calcext:value-type="float">
            <text:p>296,5313618183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0175628662" calcext:value-type="float">
            <text:p>2,44090175628662</text:p>
          </table:table-cell>
          <table:table-cell office:value-type="float" office:value="202" calcext:value-type="float">
            <text:p>202</text:p>
          </table:table-cell>
          <table:table-cell office:value-type="float" office:value="321" calcext:value-type="float">
            <text:p>321</text:p>
          </table:table-cell>
          <table:table-cell office:value-type="float" office:value="2.56428980827332" calcext:value-type="float">
            <text:p>2,56428980827332</text:p>
          </table:table-cell>
          <table:table-cell office:value-type="float" office:value="298.974344491959" calcext:value-type="float">
            <text:p>298,974344491959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7688856124878" calcext:value-type="float">
            <text:p>0,407688856124878</text:p>
          </table:table-cell>
          <table:table-cell office:value-type="float" office:value="10" calcext:value-type="float">
            <text:p>10</text:p>
          </table:table-cell>
          <table:table-cell office:value-type="float" office:value="19.7480781078339" calcext:value-type="float">
            <text:p>19,7480781078339</text:p>
          </table:table-cell>
          <table:table-cell office:value-type="float" office:value="116" calcext:value-type="float">
            <text:p>116</text:p>
          </table:table-cell>
          <table:table-cell office:value-type="float" office:value="0.967180967330933" calcext:value-type="float">
            <text:p>0,967180967330933</text:p>
          </table:table-cell>
          <table:table-cell office:value-type="float" office:value="21.1229863166809" calcext:value-type="float">
            <text:p>21,12298631668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043514251709" calcext:value-type="float">
            <text:p>2,22043514251709</text:p>
          </table:table-cell>
          <table:table-cell office:value-type="float" office:value="157964" calcext:value-type="float">
            <text:p>157964</text:p>
          </table:table-cell>
          <table:table-cell office:value-type="float" office:value="266.31455373764" calcext:value-type="float">
            <text:p>266,31455373764</text:p>
          </table:table-cell>
          <table:table-cell office:value-type="float" office:value="314" calcext:value-type="float">
            <text:p>314</text:p>
          </table:table-cell>
          <table:table-cell office:value-type="float" office:value="5.51944851875305" calcext:value-type="float">
            <text:p>5,51944851875305</text:p>
          </table:table-cell>
          <table:table-cell office:value-type="float" office:value="293.778009176254" calcext:value-type="float">
            <text:p>293,77800917625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2630729675293" calcext:value-type="float">
            <text:p>2,32630729675293</text:p>
          </table:table-cell>
          <table:table-cell office:value-type="float" office:value="187" calcext:value-type="float">
            <text:p>187</text:p>
          </table:table-cell>
          <table:table-cell office:value-type="float" office:value="314" calcext:value-type="float">
            <text:p>314</text:p>
          </table:table-cell>
          <table:table-cell office:value-type="float" office:value="5.71632432937622" calcext:value-type="float">
            <text:p>5,71632432937622</text:p>
          </table:table-cell>
          <table:table-cell office:value-type="float" office:value="298.054288625717" calcext:value-type="float">
            <text:p>298,054288625717</text:p>
          </table:table-cell>
          <table:table-cell table:formula="of:=[.U41]-([.T41]+[.H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1917963027954" calcext:value-type="float">
            <text:p>0,371917963027954</text:p>
          </table:table-cell>
          <table:table-cell office:value-type="float" office:value="1" calcext:value-type="float">
            <text:p>1</text:p>
          </table:table-cell>
          <table:table-cell office:value-type="float" office:value="7.11672878265381" calcext:value-type="float">
            <text:p>7,11672878265381</text:p>
          </table:table-cell>
          <table:table-cell office:value-type="float" office:value="113" calcext:value-type="float">
            <text:p>113</text:p>
          </table:table-cell>
          <table:table-cell office:value-type="float" office:value="0.881269454956055" calcext:value-type="float">
            <text:p>0,881269454956055</text:p>
          </table:table-cell>
          <table:table-cell office:value-type="float" office:value="8.36994957923889" calcext:value-type="float">
            <text:p>8,369949579238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388113021851" calcext:value-type="float">
            <text:p>1,84388113021851</text:p>
          </table:table-cell>
          <table:table-cell office:value-type="float" office:value="148840" calcext:value-type="float">
            <text:p>148840</text:p>
          </table:table-cell>
          <table:table-cell office:value-type="float" office:value="221.284634590149" calcext:value-type="float">
            <text:p>221,284634590149</text:p>
          </table:table-cell>
          <table:table-cell office:value-type="float" office:value="270" calcext:value-type="float">
            <text:p>270</text:p>
          </table:table-cell>
          <table:table-cell office:value-type="float" office:value="1.37479782104492" calcext:value-type="float">
            <text:p>1,37479782104492</text:p>
          </table:table-cell>
          <table:table-cell office:value-type="float" office:value="231.450527429581" calcext:value-type="float">
            <text:p>231,450527429581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021304130554" calcext:value-type="float">
            <text:p>2,11021304130554</text:p>
          </table:table-cell>
          <table:table-cell office:value-type="float" office:value="157" calcext:value-type="float">
            <text:p>157</text:p>
          </table:table-cell>
          <table:table-cell office:value-type="float" office:value="270" calcext:value-type="float">
            <text:p>270</text:p>
          </table:table-cell>
          <table:table-cell office:value-type="float" office:value="1.7370297908783" calcext:value-type="float">
            <text:p>1,7370297908783</text:p>
          </table:table-cell>
          <table:table-cell office:value-type="float" office:value="233.017467975616" calcext:value-type="float">
            <text:p>233,017467975616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10764312744" calcext:value-type="float">
            <text:p>0,327810764312744</text:p>
          </table:table-cell>
          <table:table-cell office:value-type="float" office:value="1" calcext:value-type="float">
            <text:p>1</text:p>
          </table:table-cell>
          <table:table-cell office:value-type="float" office:value="6.92950034141541" calcext:value-type="float">
            <text:p>6,92950034141541</text:p>
          </table:table-cell>
          <table:table-cell office:value-type="float" office:value="111" calcext:value-type="float">
            <text:p>111</text:p>
          </table:table-cell>
          <table:table-cell office:value-type="float" office:value="0.81053900718689" calcext:value-type="float">
            <text:p>0,81053900718689</text:p>
          </table:table-cell>
          <table:table-cell office:value-type="float" office:value="8.06788086891174" calcext:value-type="float">
            <text:p>8,067880868911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4038391113281" calcext:value-type="float">
            <text:p>1,94038391113281</text:p>
          </table:table-cell>
          <table:table-cell office:value-type="float" office:value="148958" calcext:value-type="float">
            <text:p>148958</text:p>
          </table:table-cell>
          <table:table-cell office:value-type="float" office:value="222.805995702743" calcext:value-type="float">
            <text:p>222,805995702743</text:p>
          </table:table-cell>
          <table:table-cell office:value-type="float" office:value="301" calcext:value-type="float">
            <text:p>301</text:p>
          </table:table-cell>
          <table:table-cell office:value-type="float" office:value="1.46311402320862" calcext:value-type="float">
            <text:p>1,46311402320862</text:p>
          </table:table-cell>
          <table:table-cell office:value-type="float" office:value="232.936502218246" calcext:value-type="float">
            <text:p>232,936502218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439230918884" calcext:value-type="float">
            <text:p>2,08439230918884</text:p>
          </table:table-cell>
          <table:table-cell office:value-type="float" office:value="190" calcext:value-type="float">
            <text:p>190</text:p>
          </table:table-cell>
          <table:table-cell office:value-type="float" office:value="301" calcext:value-type="float">
            <text:p>301</text:p>
          </table:table-cell>
          <table:table-cell office:value-type="float" office:value="1.40365076065063" calcext:value-type="float">
            <text:p>1,40365076065063</text:p>
          </table:table-cell>
          <table:table-cell office:value-type="float" office:value="237.619525194168" calcext:value-type="float">
            <text:p>237,619525194168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1225757598877" calcext:value-type="float">
            <text:p>0,451225757598877</text:p>
          </table:table-cell>
          <table:table-cell office:value-type="float" office:value="3" calcext:value-type="float">
            <text:p>3</text:p>
          </table:table-cell>
          <table:table-cell office:value-type="float" office:value="76.261830329895" calcext:value-type="float">
            <text:p>76,261830329895</text:p>
          </table:table-cell>
          <table:table-cell office:value-type="float" office:value="105" calcext:value-type="float">
            <text:p>105</text:p>
          </table:table-cell>
          <table:table-cell office:value-type="float" office:value="12.1063327789307" calcext:value-type="float">
            <text:p>12,1063327789307</text:p>
          </table:table-cell>
          <table:table-cell office:value-type="float" office:value="88.8194358348846" calcext:value-type="float">
            <text:p>88,819435834884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2876262664795" calcext:value-type="float">
            <text:p>2,72876262664795</text:p>
          </table:table-cell>
          <table:table-cell office:value-type="float" office:value="157799" calcext:value-type="float">
            <text:p>157799</text:p>
          </table:table-cell>
          <table:table-cell office:value-type="float" office:value="281.260800361633" calcext:value-type="float">
            <text:p>281,260800361633</text:p>
          </table:table-cell>
          <table:table-cell office:value-type="float" office:value="302" calcext:value-type="float">
            <text:p>302</text:p>
          </table:table-cell>
          <table:table-cell office:value-type="float" office:value="15.2888989448547" calcext:value-type="float">
            <text:p>15,2888989448547</text:p>
          </table:table-cell>
          <table:table-cell office:value-type="float" office:value="375.242038249969" calcext:value-type="float">
            <text:p>375,242038249969</text:p>
          </table:table-cell>
          <table:table-cell office:value-type="float" office:value="43717" calcext:value-type="float">
            <text:p>43717</text:p>
          </table:table-cell>
          <table:table-cell office:value-type="float" office:value="2.74209022521973" calcext:value-type="float">
            <text:p>2,74209022521973</text:p>
          </table:table-cell>
          <table:table-cell office:value-type="float" office:value="194" calcext:value-type="float">
            <text:p>194</text:p>
          </table:table-cell>
          <table:table-cell office:value-type="float" office:value="302" calcext:value-type="float">
            <text:p>302</text:p>
          </table:table-cell>
          <table:table-cell office:value-type="float" office:value="15.3533940315247" calcext:value-type="float">
            <text:p>15,3533940315247</text:p>
          </table:table-cell>
          <table:table-cell office:value-type="float" office:value="388.658643484116" calcext:value-type="float">
            <text:p>388,658643484116</text:p>
          </table:table-cell>
          <table:table-cell table:formula="of:=[.U44]-([.T44]+[.H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904613494873" calcext:value-type="float">
            <text:p>0,394904613494873</text:p>
          </table:table-cell>
          <table:table-cell office:value-type="float" office:value="1" calcext:value-type="float">
            <text:p>1</text:p>
          </table:table-cell>
          <table:table-cell office:value-type="float" office:value="6.72735977172852" calcext:value-type="float">
            <text:p>6,72735977172852</text:p>
          </table:table-cell>
          <table:table-cell office:value-type="float" office:value="101" calcext:value-type="float">
            <text:p>101</text:p>
          </table:table-cell>
          <table:table-cell office:value-type="float" office:value="0.863133907318115" calcext:value-type="float">
            <text:p>0,863133907318115</text:p>
          </table:table-cell>
          <table:table-cell office:value-type="float" office:value="7.98544335365295" calcext:value-type="float">
            <text:p>7,985443353652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369616508484" calcext:value-type="float">
            <text:p>1,79369616508484</text:p>
          </table:table-cell>
          <table:table-cell office:value-type="float" office:value="148922" calcext:value-type="float">
            <text:p>148922</text:p>
          </table:table-cell>
          <table:table-cell office:value-type="float" office:value="210.073573350906" calcext:value-type="float">
            <text:p>210,073573350906</text:p>
          </table:table-cell>
          <table:table-cell office:value-type="float" office:value="249" calcext:value-type="float">
            <text:p>249</text:p>
          </table:table-cell>
          <table:table-cell office:value-type="float" office:value="1.5317223072052" calcext:value-type="float">
            <text:p>1,5317223072052</text:p>
          </table:table-cell>
          <table:table-cell office:value-type="float" office:value="220.16552400589" calcext:value-type="float">
            <text:p>220,1655240058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682958602905" calcext:value-type="float">
            <text:p>1,91682958602905</text:p>
          </table:table-cell>
          <table:table-cell office:value-type="float" office:value="148" calcext:value-type="float">
            <text:p>148</text:p>
          </table:table-cell>
          <table:table-cell office:value-type="float" office:value="249" calcext:value-type="float">
            <text:p>249</text:p>
          </table:table-cell>
          <table:table-cell office:value-type="float" office:value="1.29738759994507" calcext:value-type="float">
            <text:p>1,29738759994507</text:p>
          </table:table-cell>
          <table:table-cell office:value-type="float" office:value="223.174318552017" calcext:value-type="float">
            <text:p>223,174318552017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2330589294434" calcext:value-type="float">
            <text:p>0,452330589294434</text:p>
          </table:table-cell>
          <table:table-cell office:value-type="float" office:value="4" calcext:value-type="float">
            <text:p>4</text:p>
          </table:table-cell>
          <table:table-cell office:value-type="float" office:value="20.5125148296356" calcext:value-type="float">
            <text:p>20,5125148296356</text:p>
          </table:table-cell>
          <table:table-cell office:value-type="float" office:value="97" calcext:value-type="float">
            <text:p>97</text:p>
          </table:table-cell>
          <table:table-cell office:value-type="float" office:value="1.1081280708313" calcext:value-type="float">
            <text:p>1,1081280708313</text:p>
          </table:table-cell>
          <table:table-cell office:value-type="float" office:value="22.0730090141296" calcext:value-type="float">
            <text:p>22,07300901412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308119773865" calcext:value-type="float">
            <text:p>2,13308119773865</text:p>
          </table:table-cell>
          <table:table-cell office:value-type="float" office:value="157890" calcext:value-type="float">
            <text:p>157890</text:p>
          </table:table-cell>
          <table:table-cell office:value-type="float" office:value="265.324224710464" calcext:value-type="float">
            <text:p>265,324224710464</text:p>
          </table:table-cell>
          <table:table-cell office:value-type="float" office:value="235" calcext:value-type="float">
            <text:p>235</text:p>
          </table:table-cell>
          <table:table-cell office:value-type="float" office:value="2.87406277656555" calcext:value-type="float">
            <text:p>2,87406277656555</text:p>
          </table:table-cell>
          <table:table-cell office:value-type="float" office:value="290.37811589241" calcext:value-type="float">
            <text:p>290,3781158924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014984130859" calcext:value-type="float">
            <text:p>2,38014984130859</text:p>
          </table:table-cell>
          <table:table-cell office:value-type="float" office:value="138" calcext:value-type="float">
            <text:p>138</text:p>
          </table:table-cell>
          <table:table-cell office:value-type="float" office:value="235" calcext:value-type="float">
            <text:p>235</text:p>
          </table:table-cell>
          <table:table-cell office:value-type="float" office:value="3.25438857078552" calcext:value-type="float">
            <text:p>3,25438857078552</text:p>
          </table:table-cell>
          <table:table-cell office:value-type="float" office:value="297.009754419327" calcext:value-type="float">
            <text:p>297,009754419327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56920289993286" calcext:value-type="float">
            <text:p>0,556920289993286</text:p>
          </table:table-cell>
          <table:table-cell office:value-type="float" office:value="1" calcext:value-type="float">
            <text:p>1</text:p>
          </table:table-cell>
          <table:table-cell office:value-type="float" office:value="18.4509208202362" calcext:value-type="float">
            <text:p>18,4509208202362</text:p>
          </table:table-cell>
          <table:table-cell office:value-type="float" office:value="82" calcext:value-type="float">
            <text:p>82</text:p>
          </table:table-cell>
          <table:table-cell office:value-type="float" office:value="8.78436040878296" calcext:value-type="float">
            <text:p>8,78436040878296</text:p>
          </table:table-cell>
          <table:table-cell office:value-type="float" office:value="27.792252779007" calcext:value-type="float">
            <text:p>27,7922527790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63570022583" calcext:value-type="float">
            <text:p>1,9563570022583</text:p>
          </table:table-cell>
          <table:table-cell office:value-type="float" office:value="148697" calcext:value-type="float">
            <text:p>148697</text:p>
          </table:table-cell>
          <table:table-cell office:value-type="float" office:value="220.182464361191" calcext:value-type="float">
            <text:p>220,182464361191</text:p>
          </table:table-cell>
          <table:table-cell office:value-type="float" office:value="199" calcext:value-type="float">
            <text:p>199</text:p>
          </table:table-cell>
          <table:table-cell office:value-type="float" office:value="9.95005059242249" calcext:value-type="float">
            <text:p>9,95005059242249</text:p>
          </table:table-cell>
          <table:table-cell office:value-type="float" office:value="250.393448591232" calcext:value-type="float">
            <text:p>250,3934485912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0828595161438" calcext:value-type="float">
            <text:p>2,0828595161438</text:p>
          </table:table-cell>
          <table:table-cell office:value-type="float" office:value="117" calcext:value-type="float">
            <text:p>117</text:p>
          </table:table-cell>
          <table:table-cell office:value-type="float" office:value="199" calcext:value-type="float">
            <text:p>199</text:p>
          </table:table-cell>
          <table:table-cell office:value-type="float" office:value="10.2475798130035" calcext:value-type="float">
            <text:p>10,2475798130035</text:p>
          </table:table-cell>
          <table:table-cell office:value-type="float" office:value="258.579590559006" calcext:value-type="float">
            <text:p>258,579590559006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5580377578735" calcext:value-type="float">
            <text:p>0,305580377578735</text:p>
          </table:table-cell>
          <table:table-cell office:value-type="float" office:value="2" calcext:value-type="float">
            <text:p>2</text:p>
          </table:table-cell>
          <table:table-cell office:value-type="float" office:value="18.7368078231812" calcext:value-type="float">
            <text:p>18,7368078231812</text:p>
          </table:table-cell>
          <table:table-cell office:value-type="float" office:value="77" calcext:value-type="float">
            <text:p>77</text:p>
          </table:table-cell>
          <table:table-cell office:value-type="float" office:value="9.00400328636169" calcext:value-type="float">
            <text:p>9,00400328636169</text:p>
          </table:table-cell>
          <table:table-cell office:value-type="float" office:value="28.0464370250702" calcext:value-type="float">
            <text:p>28,046437025070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1340999603271" calcext:value-type="float">
            <text:p>2,11340999603271</text:p>
          </table:table-cell>
          <table:table-cell office:value-type="float" office:value="148767" calcext:value-type="float">
            <text:p>148767</text:p>
          </table:table-cell>
          <table:table-cell office:value-type="float" office:value="220.906507968903" calcext:value-type="float">
            <text:p>220,906507968903</text:p>
          </table:table-cell>
          <table:table-cell office:value-type="float" office:value="185" calcext:value-type="float">
            <text:p>185</text:p>
          </table:table-cell>
          <table:table-cell office:value-type="float" office:value="11.614128112793" calcext:value-type="float">
            <text:p>11,614128112793</text:p>
          </table:table-cell>
          <table:table-cell office:value-type="float" office:value="253.458715677261" calcext:value-type="float">
            <text:p>253,458715677261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130300521851" calcext:value-type="float">
            <text:p>2,20130300521851</text:p>
          </table:table-cell>
          <table:table-cell office:value-type="float" office:value="108" calcext:value-type="float">
            <text:p>108</text:p>
          </table:table-cell>
          <table:table-cell office:value-type="float" office:value="185" calcext:value-type="float">
            <text:p>185</text:p>
          </table:table-cell>
          <table:table-cell office:value-type="float" office:value="11.1088366508484" calcext:value-type="float">
            <text:p>11,1088366508484</text:p>
          </table:table-cell>
          <table:table-cell office:value-type="float" office:value="261.120533943176" calcext:value-type="float">
            <text:p>261,120533943176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5719947814941" calcext:value-type="float">
            <text:p>0,455719947814941</text:p>
          </table:table-cell>
          <table:table-cell office:value-type="float" office:value="3" calcext:value-type="float">
            <text:p>3</text:p>
          </table:table-cell>
          <table:table-cell office:value-type="float" office:value="76.2241101264954" calcext:value-type="float">
            <text:p>76,2241101264954</text:p>
          </table:table-cell>
          <table:table-cell office:value-type="float" office:value="76" calcext:value-type="float">
            <text:p>76</text:p>
          </table:table-cell>
          <table:table-cell office:value-type="float" office:value="12.0831212997437" calcext:value-type="float">
            <text:p>12,0831212997437</text:p>
          </table:table-cell>
          <table:table-cell office:value-type="float" office:value="88.7630178928375" calcext:value-type="float">
            <text:p>88,763017892837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1287035942078" calcext:value-type="float">
            <text:p>2,71287035942078</text:p>
          </table:table-cell>
          <table:table-cell office:value-type="float" office:value="157813" calcext:value-type="float">
            <text:p>157813</text:p>
          </table:table-cell>
          <table:table-cell office:value-type="float" office:value="277.783385276794" calcext:value-type="float">
            <text:p>277,783385276794</text:p>
          </table:table-cell>
          <table:table-cell office:value-type="float" office:value="169" calcext:value-type="float">
            <text:p>169</text:p>
          </table:table-cell>
          <table:table-cell office:value-type="float" office:value="15.5992863178253" calcext:value-type="float">
            <text:p>15,5992863178253</text:p>
          </table:table-cell>
          <table:table-cell office:value-type="float" office:value="372.33349275589" calcext:value-type="float">
            <text:p>372,333492755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8848714828491" calcext:value-type="float">
            <text:p>2,58848714828491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16.3803403377533" calcext:value-type="float">
            <text:p>16,3803403377533</text:p>
          </table:table-cell>
          <table:table-cell office:value-type="float" office:value="387.18781542778" calcext:value-type="float">
            <text:p>387,1878154277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2591772079468" calcext:value-type="float">
            <text:p>0,332591772079468</text:p>
          </table:table-cell>
          <table:table-cell office:value-type="float" office:value="1" calcext:value-type="float">
            <text:p>1</text:p>
          </table:table-cell>
          <table:table-cell office:value-type="float" office:value="40.6694977283478" calcext:value-type="float">
            <text:p>40,6694977283478</text:p>
          </table:table-cell>
          <table:table-cell office:value-type="float" office:value="51" calcext:value-type="float">
            <text:p>51</text:p>
          </table:table-cell>
          <table:table-cell office:value-type="float" office:value="3.47381520271301" calcext:value-type="float">
            <text:p>3,47381520271301</text:p>
          </table:table-cell>
          <table:table-cell office:value-type="float" office:value="44.4759423732758" calcext:value-type="float">
            <text:p>44,47594237327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2325911521912" calcext:value-type="float">
            <text:p>2,32325911521912</text:p>
          </table:table-cell>
          <table:table-cell office:value-type="float" office:value="157854" calcext:value-type="float">
            <text:p>157854</text:p>
          </table:table-cell>
          <table:table-cell office:value-type="float" office:value="271.978068590164" calcext:value-type="float">
            <text:p>271,978068590164</text:p>
          </table:table-cell>
          <table:table-cell office:value-type="float" office:value="139" calcext:value-type="float">
            <text:p>139</text:p>
          </table:table-cell>
          <table:table-cell office:value-type="float" office:value="4.57188677787781" calcext:value-type="float">
            <text:p>4,57188677787781</text:p>
          </table:table-cell>
          <table:table-cell office:value-type="float" office:value="319.643786430359" calcext:value-type="float">
            <text:p>319,6437864303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260481834412" calcext:value-type="float">
            <text:p>2,40260481834412</text:p>
          </table:table-cell>
          <table:table-cell office:value-type="float" office:value="85" calcext:value-type="float">
            <text:p>85</text:p>
          </table:table-cell>
          <table:table-cell office:value-type="float" office:value="139" calcext:value-type="float">
            <text:p>139</text:p>
          </table:table-cell>
          <table:table-cell office:value-type="float" office:value="4.20983242988586" calcext:value-type="float">
            <text:p>4,20983242988586</text:p>
          </table:table-cell>
          <table:table-cell office:value-type="float" office:value="324.153347969055" calcext:value-type="float">
            <text:p>324,153347969055</text:p>
          </table:table-cell>
          <table:table-cell table:formula="of:=[.U50]-([.T50]+[.H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6934957504272" calcext:value-type="float">
            <text:p>0,426934957504272</text:p>
          </table:table-cell>
          <table:table-cell office:value-type="float" office:value="1" calcext:value-type="float">
            <text:p>1</text:p>
          </table:table-cell>
          <table:table-cell office:value-type="float" office:value="39.9828975200653" calcext:value-type="float">
            <text:p>39,9828975200653</text:p>
          </table:table-cell>
          <table:table-cell office:value-type="float" office:value="49" calcext:value-type="float">
            <text:p>49</text:p>
          </table:table-cell>
          <table:table-cell office:value-type="float" office:value="3.25644421577454" calcext:value-type="float">
            <text:p>3,25644421577454</text:p>
          </table:table-cell>
          <table:table-cell office:value-type="float" office:value="43.6663126945496" calcext:value-type="float">
            <text:p>43,66631269454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647975921631" calcext:value-type="float">
            <text:p>2,23647975921631</text:p>
          </table:table-cell>
          <table:table-cell office:value-type="float" office:value="157900" calcext:value-type="float">
            <text:p>157900</text:p>
          </table:table-cell>
          <table:table-cell office:value-type="float" office:value="271.056183815002" calcext:value-type="float">
            <text:p>271,056183815002</text:p>
          </table:table-cell>
          <table:table-cell office:value-type="float" office:value="137" calcext:value-type="float">
            <text:p>137</text:p>
          </table:table-cell>
          <table:table-cell office:value-type="float" office:value="4.20319724082947" calcext:value-type="float">
            <text:p>4,20319724082947</text:p>
          </table:table-cell>
          <table:table-cell office:value-type="float" office:value="317.794796228409" calcext:value-type="float">
            <text:p>317,79479622840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258909225464" calcext:value-type="float">
            <text:p>2,39258909225464</text:p>
          </table:table-cell>
          <table:table-cell office:value-type="float" office:value="88" calcext:value-type="float">
            <text:p>88</text:p>
          </table:table-cell>
          <table:table-cell office:value-type="float" office:value="137" calcext:value-type="float">
            <text:p>137</text:p>
          </table:table-cell>
          <table:table-cell office:value-type="float" office:value="4.37604403495789" calcext:value-type="float">
            <text:p>4,37604403495789</text:p>
          </table:table-cell>
          <table:table-cell office:value-type="float" office:value="323.62468290329" calcext:value-type="float">
            <text:p>323,62468290329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2204275131226" calcext:value-type="float">
            <text:p>0,402204275131226</text:p>
          </table:table-cell>
          <table:table-cell office:value-type="float" office:value="2" calcext:value-type="float">
            <text:p>2</text:p>
          </table:table-cell>
          <table:table-cell office:value-type="float" office:value="76.4553685188294" calcext:value-type="float">
            <text:p>76,4553685188294</text:p>
          </table:table-cell>
          <table:table-cell office:value-type="float" office:value="32" calcext:value-type="float">
            <text:p>32</text:p>
          </table:table-cell>
          <table:table-cell office:value-type="float" office:value="12.2345132827759" calcext:value-type="float">
            <text:p>12,2345132827759</text:p>
          </table:table-cell>
          <table:table-cell office:value-type="float" office:value="89.0921356678009" calcext:value-type="float">
            <text:p>89,092135667800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74402689933777" calcext:value-type="float">
            <text:p>2,74402689933777</text:p>
          </table:table-cell>
          <table:table-cell office:value-type="float" office:value="157843" calcext:value-type="float">
            <text:p>157843</text:p>
          </table:table-cell>
          <table:table-cell office:value-type="float" office:value="278.941335201263" calcext:value-type="float">
            <text:p>278,941335201263</text:p>
          </table:table-cell>
          <table:table-cell office:value-type="float" office:value="94" calcext:value-type="float">
            <text:p>94</text:p>
          </table:table-cell>
          <table:table-cell office:value-type="float" office:value="13.8629369735718" calcext:value-type="float">
            <text:p>13,8629369735718</text:p>
          </table:table-cell>
          <table:table-cell office:value-type="float" office:value="371.595185041428" calcext:value-type="float">
            <text:p>371,595185041428</text:p>
          </table:table-cell>
          <table:table-cell office:value-type="float" office:value="43717" calcext:value-type="float">
            <text:p>43717</text:p>
          </table:table-cell>
          <table:table-cell office:value-type="float" office:value="2.80105519294739" calcext:value-type="float">
            <text:p>2,80105519294739</text:p>
          </table:table-cell>
          <table:table-cell office:value-type="float" office:value="62" calcext:value-type="float">
            <text:p>62</text:p>
          </table:table-cell>
          <table:table-cell office:value-type="float" office:value="94" calcext:value-type="float">
            <text:p>94</text:p>
          </table:table-cell>
          <table:table-cell office:value-type="float" office:value="13.8980097770691" calcext:value-type="float">
            <text:p>13,8980097770691</text:p>
          </table:table-cell>
          <table:table-cell office:value-type="float" office:value="384.00870347023" calcext:value-type="float">
            <text:p>384,00870347023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12858772277832" calcext:value-type="float">
            <text:p>0,612858772277832</text:p>
          </table:table-cell>
          <table:table-cell office:value-type="float" office:value="5" calcext:value-type="float">
            <text:p>5</text:p>
          </table:table-cell>
          <table:table-cell office:value-type="float" office:value="19.0439355373383" calcext:value-type="float">
            <text:p>19,0439355373383</text:p>
          </table:table-cell>
          <table:table-cell office:value-type="float" office:value="20" calcext:value-type="float">
            <text:p>20</text:p>
          </table:table-cell>
          <table:table-cell office:value-type="float" office:value="8.92902064323425" calcext:value-type="float">
            <text:p>8,92902064323425</text:p>
          </table:table-cell>
          <table:table-cell office:value-type="float" office:value="28.5858609676361" calcext:value-type="float">
            <text:p>28,58586096763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1172637939453" calcext:value-type="float">
            <text:p>2,01172637939453</text:p>
          </table:table-cell>
          <table:table-cell office:value-type="float" office:value="149567" calcext:value-type="float">
            <text:p>149567</text:p>
          </table:table-cell>
          <table:table-cell office:value-type="float" office:value="217.599467039108" calcext:value-type="float">
            <text:p>217,599467039108</text:p>
          </table:table-cell>
          <table:table-cell office:value-type="float" office:value="52" calcext:value-type="float">
            <text:p>52</text:p>
          </table:table-cell>
          <table:table-cell office:value-type="float" office:value="16.2713861465454" calcext:value-type="float">
            <text:p>16,2713861465454</text:p>
          </table:table-cell>
          <table:table-cell office:value-type="float" office:value="254.967450380325" calcext:value-type="float">
            <text:p>254,96745038032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075526714325" calcext:value-type="float">
            <text:p>2,2075526714325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16.3560485839844" calcext:value-type="float">
            <text:p>16,3560485839844</text:p>
          </table:table-cell>
          <table:table-cell office:value-type="float" office:value="264.049084424973" calcext:value-type="float">
            <text:p>264,049084424973</text:p>
          </table:table-cell>
          <table:table-cell table:formula="of:=[.U53]-([.T53]+[.H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4512634277344" calcext:value-type="float">
            <text:p>0,414512634277344</text:p>
          </table:table-cell>
          <table:table-cell office:value-type="float" office:value="6" calcext:value-type="float">
            <text:p>6</text:p>
          </table:table-cell>
          <table:table-cell office:value-type="float" office:value="4.56683659553528" calcext:value-type="float">
            <text:p>4,56683659553528</text:p>
          </table:table-cell>
          <table:table-cell office:value-type="float" office:value="0" calcext:value-type="float">
            <text:p>0</text:p>
          </table:table-cell>
          <table:table-cell office:value-type="float" office:value="0.299238681793213" calcext:value-type="float">
            <text:p>0,299238681793213</text:p>
          </table:table-cell>
          <table:table-cell office:value-type="float" office:value="5.28064966201782" calcext:value-type="float">
            <text:p>5,280649662017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093616485596" calcext:value-type="float">
            <text:p>1,86093616485596</text:p>
          </table:table-cell>
          <table:table-cell office:value-type="float" office:value="150619" calcext:value-type="float">
            <text:p>150619</text:p>
          </table:table-cell>
          <table:table-cell office:value-type="float" office:value="218.587132453918" calcext:value-type="float">
            <text:p>218,587132453918</text:p>
          </table:table-cell>
          <table:table-cell office:value-type="float" office:value="0" calcext:value-type="float">
            <text:p>0</text:p>
          </table:table-cell>
          <table:table-cell office:value-type="float" office:value="1.08831334114075" calcext:value-type="float">
            <text:p>1,08831334114075</text:p>
          </table:table-cell>
          <table:table-cell office:value-type="float" office:value="225.610231876373" calcext:value-type="float">
            <text:p>225,610231876373</text:p>
          </table:table-cell>
          <table:table-cell office:value-type="float" office:value="38712" calcext:value-type="float">
            <text:p>38712</text:p>
          </table:table-cell>
          <table:table-cell office:value-type="float" office:value="2.18347239494324" calcext:value-type="float">
            <text:p>2,183472394943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754475593567" calcext:value-type="float">
            <text:p>1,00754475593567</text:p>
          </table:table-cell>
          <table:table-cell office:value-type="float" office:value="229.610048055649" calcext:value-type="float">
            <text:p>229,610048055649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94166946411133" calcext:value-type="float">
            <text:p>0,394166946411133</text:p>
          </table:table-cell>
          <table:table-cell office:value-type="float" office:value="5" calcext:value-type="float">
            <text:p>5</text:p>
          </table:table-cell>
          <table:table-cell office:value-type="float" office:value="4.90615487098694" calcext:value-type="float">
            <text:p>4,90615487098694</text:p>
          </table:table-cell>
          <table:table-cell office:value-type="float" office:value="0" calcext:value-type="float">
            <text:p>0</text:p>
          </table:table-cell>
          <table:table-cell office:value-type="float" office:value="0.35930347442627" calcext:value-type="float">
            <text:p>0,35930347442627</text:p>
          </table:table-cell>
          <table:table-cell office:value-type="float" office:value="5.65966272354126" calcext:value-type="float">
            <text:p>5,6596627235412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194929599762" calcext:value-type="float">
            <text:p>1,9194929599762</text:p>
          </table:table-cell>
          <table:table-cell office:value-type="float" office:value="149240" calcext:value-type="float">
            <text:p>149240</text:p>
          </table:table-cell>
          <table:table-cell office:value-type="float" office:value="222.106540441513" calcext:value-type="float">
            <text:p>222,106540441513</text:p>
          </table:table-cell>
          <table:table-cell office:value-type="float" office:value="0" calcext:value-type="float">
            <text:p>0</text:p>
          </table:table-cell>
          <table:table-cell office:value-type="float" office:value="1.21489691734314" calcext:value-type="float">
            <text:p>1,21489691734314</text:p>
          </table:table-cell>
          <table:table-cell office:value-type="float" office:value="230.054198741913" calcext:value-type="float">
            <text:p>230,05419874191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7140588760376" calcext:value-type="float">
            <text:p>2,07140588760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303997039795" calcext:value-type="float">
            <text:p>1,36303997039795</text:p>
          </table:table-cell>
          <table:table-cell office:value-type="float" office:value="232.897480964661" calcext:value-type="float">
            <text:p>232,897480964661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107761383057" calcext:value-type="float">
            <text:p>0,329107761383057</text:p>
          </table:table-cell>
          <table:table-cell office:value-type="float" office:value="82" calcext:value-type="float">
            <text:p>82</text:p>
          </table:table-cell>
          <table:table-cell office:value-type="float" office:value="4.0435426235199" calcext:value-type="float">
            <text:p>4,0435426235199</text:p>
          </table:table-cell>
          <table:table-cell office:value-type="float" office:value="0" calcext:value-type="float">
            <text:p>0</text:p>
          </table:table-cell>
          <table:table-cell office:value-type="float" office:value="0.405820369720459" calcext:value-type="float">
            <text:p>0,405820369720459</text:p>
          </table:table-cell>
          <table:table-cell office:value-type="float" office:value="4.77850270271301" calcext:value-type="float">
            <text:p>4,7785027027130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524075508118" calcext:value-type="float">
            <text:p>1,92524075508118</text:p>
          </table:table-cell>
          <table:table-cell office:value-type="float" office:value="151742" calcext:value-type="float">
            <text:p>151742</text:p>
          </table:table-cell>
          <table:table-cell office:value-type="float" office:value="222.508398771286" calcext:value-type="float">
            <text:p>222,508398771286</text:p>
          </table:table-cell>
          <table:table-cell office:value-type="float" office:value="0" calcext:value-type="float">
            <text:p>0</text:p>
          </table:table-cell>
          <table:table-cell office:value-type="float" office:value="4.28660130500793" calcext:value-type="float">
            <text:p>4,28660130500793</text:p>
          </table:table-cell>
          <table:table-cell office:value-type="float" office:value="232.747135162354" calcext:value-type="float">
            <text:p>232,7471351623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06394910812378" calcext:value-type="float">
            <text:p>2,063949108123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3420372009277" calcext:value-type="float">
            <text:p>4,33420372009277</text:p>
          </table:table-cell>
          <table:table-cell office:value-type="float" office:value="233.914663553238" calcext:value-type="float">
            <text:p>233,914663553238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1612329483032" calcext:value-type="float">
            <text:p>0,351612329483032</text:p>
          </table:table-cell>
          <table:table-cell office:value-type="float" office:value="348" calcext:value-type="float">
            <text:p>348</text:p>
          </table:table-cell>
          <table:table-cell office:value-type="float" office:value="4.25730037689209" calcext:value-type="float">
            <text:p>4,25730037689209</text:p>
          </table:table-cell>
          <table:table-cell office:value-type="float" office:value="0" calcext:value-type="float">
            <text:p>0</text:p>
          </table:table-cell>
          <table:table-cell office:value-type="float" office:value="0.327171325683594" calcext:value-type="float">
            <text:p>0,327171325683594</text:p>
          </table:table-cell>
          <table:table-cell office:value-type="float" office:value="4.93611741065979" calcext:value-type="float">
            <text:p>4,93611741065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5217204093933" calcext:value-type="float">
            <text:p>1,95217204093933</text:p>
          </table:table-cell>
          <table:table-cell office:value-type="float" office:value="152536" calcext:value-type="float">
            <text:p>152536</text:p>
          </table:table-cell>
          <table:table-cell office:value-type="float" office:value="216.185159921646" calcext:value-type="float">
            <text:p>216,185159921646</text:p>
          </table:table-cell>
          <table:table-cell office:value-type="float" office:value="0" calcext:value-type="float">
            <text:p>0</text:p>
          </table:table-cell>
          <table:table-cell office:value-type="float" office:value="15.9997811317444" calcext:value-type="float">
            <text:p>15,9997811317444</text:p>
          </table:table-cell>
          <table:table-cell office:value-type="float" office:value="238.173622369766" calcext:value-type="float">
            <text:p>238,173622369766</text:p>
          </table:table-cell>
          <table:table-cell office:value-type="float" office:value="38712" calcext:value-type="float">
            <text:p>38712</text:p>
          </table:table-cell>
          <table:table-cell office:value-type="float" office:value="1.95735335350037" calcext:value-type="float">
            <text:p>1,95735335350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1061191558838" calcext:value-type="float">
            <text:p>16,1061191558838</text:p>
          </table:table-cell>
          <table:table-cell office:value-type="float" office:value="240.80295419693" calcext:value-type="float">
            <text:p>240,80295419693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0240411758423" calcext:value-type="float">
            <text:p>0,410240411758423</text:p>
          </table:table-cell>
          <table:table-cell office:value-type="float" office:value="3" calcext:value-type="float">
            <text:p>3</text:p>
          </table:table-cell>
          <table:table-cell office:value-type="float" office:value="5.42931509017944" calcext:value-type="float">
            <text:p>5,42931509017944</text:p>
          </table:table-cell>
          <table:table-cell office:value-type="float" office:value="0" calcext:value-type="float">
            <text:p>0</text:p>
          </table:table-cell>
          <table:table-cell office:value-type="float" office:value="0.464558839797974" calcext:value-type="float">
            <text:p>0,464558839797974</text:p>
          </table:table-cell>
          <table:table-cell office:value-type="float" office:value="6.3041455745697" calcext:value-type="float">
            <text:p>6,304145574569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6629438400269" calcext:value-type="float">
            <text:p>1,86629438400269</text:p>
          </table:table-cell>
          <table:table-cell office:value-type="float" office:value="148992" calcext:value-type="float">
            <text:p>148992</text:p>
          </table:table-cell>
          <table:table-cell office:value-type="float" office:value="220.930169820785" calcext:value-type="float">
            <text:p>220,930169820785</text:p>
          </table:table-cell>
          <table:table-cell office:value-type="float" office:value="0" calcext:value-type="float">
            <text:p>0</text:p>
          </table:table-cell>
          <table:table-cell office:value-type="float" office:value="1.45695662498474" calcext:value-type="float">
            <text:p>1,45695662498474</text:p>
          </table:table-cell>
          <table:table-cell office:value-type="float" office:value="229.570859193802" calcext:value-type="float">
            <text:p>229,570859193802</text:p>
          </table:table-cell>
          <table:table-cell office:value-type="float" office:value="38712" calcext:value-type="float">
            <text:p>38712</text:p>
          </table:table-cell>
          <table:table-cell office:value-type="float" office:value="2.11367416381836" calcext:value-type="float">
            <text:p>2,113674163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7717685699463" calcext:value-type="float">
            <text:p>1,77717685699463</text:p>
          </table:table-cell>
          <table:table-cell office:value-type="float" office:value="232.36880159378" calcext:value-type="float">
            <text:p>232,36880159378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melancon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05650138854981" calcext:value-type="float">
            <text:p>0,405650138854981</text:p>
          </table:table-cell>
          <table:table-cell office:value-type="float" office:value="2" calcext:value-type="float">
            <text:p>2</text:p>
          </table:table-cell>
          <table:table-cell office:value-type="float" office:value="7.03931307792664" calcext:value-type="float">
            <text:p>7,03931307792664</text:p>
          </table:table-cell>
          <table:table-cell office:value-type="float" office:value="0" calcext:value-type="float">
            <text:p>0</text:p>
          </table:table-cell>
          <table:table-cell office:value-type="float" office:value="0.930551528930664" calcext:value-type="float">
            <text:p>0,930551528930664</text:p>
          </table:table-cell>
          <table:table-cell office:value-type="float" office:value="8.37555551528931" calcext:value-type="float">
            <text:p>8,375555515289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846159934998" calcext:value-type="float">
            <text:p>1,87846159934998</text:p>
          </table:table-cell>
          <table:table-cell office:value-type="float" office:value="148881" calcext:value-type="float">
            <text:p>148881</text:p>
          </table:table-cell>
          <table:table-cell office:value-type="float" office:value="221.854918718338" calcext:value-type="float">
            <text:p>221,854918718338</text:p>
          </table:table-cell>
          <table:table-cell office:value-type="float" office:value="0" calcext:value-type="float">
            <text:p>0</text:p>
          </table:table-cell>
          <table:table-cell office:value-type="float" office:value="2.01506686210632" calcext:value-type="float">
            <text:p>2,01506686210632</text:p>
          </table:table-cell>
          <table:table-cell office:value-type="float" office:value="232.732501029968" calcext:value-type="float">
            <text:p>232,732501029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12411832809448" calcext:value-type="float">
            <text:p>2,12411832809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0235595703125" calcext:value-type="float">
            <text:p>2,10235595703125</text:p>
          </table:table-cell>
          <table:table-cell office:value-type="float" office:value="239.292842149734" calcext:value-type="float">
            <text:p>239,29284214973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453954696655" calcext:value-type="float">
            <text:p>0,444453954696655</text:p>
          </table:table-cell>
          <table:table-cell office:value-type="float" office:value="16" calcext:value-type="float">
            <text:p>16</text:p>
          </table:table-cell>
          <table:table-cell office:value-type="float" office:value="11.9190170764923" calcext:value-type="float">
            <text:p>11,9190170764923</text:p>
          </table:table-cell>
          <table:table-cell office:value-type="float" office:value="0" calcext:value-type="float">
            <text:p>0</text:p>
          </table:table-cell>
          <table:table-cell office:value-type="float" office:value="3.07234716415405" calcext:value-type="float">
            <text:p>3,07234716415405</text:p>
          </table:table-cell>
          <table:table-cell office:value-type="float" office:value="15.4358539581299" calcext:value-type="float">
            <text:p>15,435853958129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6480321884155" calcext:value-type="float">
            <text:p>1,96480321884155</text:p>
          </table:table-cell>
          <table:table-cell office:value-type="float" office:value="150217" calcext:value-type="float">
            <text:p>150217</text:p>
          </table:table-cell>
          <table:table-cell office:value-type="float" office:value="224.957436084747" calcext:value-type="float">
            <text:p>224,957436084747</text:p>
          </table:table-cell>
          <table:table-cell office:value-type="float" office:value="0" calcext:value-type="float">
            <text:p>0</text:p>
          </table:table-cell>
          <table:table-cell office:value-type="float" office:value="20.0887293815613" calcext:value-type="float">
            <text:p>20,0887293815613</text:p>
          </table:table-cell>
          <table:table-cell office:value-type="float" office:value="258.585663557053" calcext:value-type="float">
            <text:p>258,585663557053</text:p>
          </table:table-cell>
          <table:table-cell office:value-type="float" office:value="38712" calcext:value-type="float">
            <text:p>38712</text:p>
          </table:table-cell>
          <table:table-cell office:value-type="float" office:value="2.09088015556335" calcext:value-type="float">
            <text:p>2,090880155563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86633014679" calcext:value-type="float">
            <text:p>19,786633014679</text:p>
          </table:table-cell>
          <table:table-cell office:value-type="float" office:value="262.187748193741" calcext:value-type="float">
            <text:p>262,18774819374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133172988892" calcext:value-type="float">
            <text:p>0,383133172988892</text:p>
          </table:table-cell>
          <table:table-cell office:value-type="float" office:value="6" calcext:value-type="float">
            <text:p>6</text:p>
          </table:table-cell>
          <table:table-cell office:value-type="float" office:value="11.0946924686432" calcext:value-type="float">
            <text:p>11,0946924686432</text:p>
          </table:table-cell>
          <table:table-cell office:value-type="float" office:value="0" calcext:value-type="float">
            <text:p>0</text:p>
          </table:table-cell>
          <table:table-cell office:value-type="float" office:value="2.86479115486145" calcext:value-type="float">
            <text:p>2,86479115486145</text:p>
          </table:table-cell>
          <table:table-cell office:value-type="float" office:value="14.3426501750946" calcext:value-type="float">
            <text:p>14,34265017509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2048072814941" calcext:value-type="float">
            <text:p>1,92048072814941</text:p>
          </table:table-cell>
          <table:table-cell office:value-type="float" office:value="149292" calcext:value-type="float">
            <text:p>149292</text:p>
          </table:table-cell>
          <table:table-cell office:value-type="float" office:value="211.743550539017" calcext:value-type="float">
            <text:p>211,743550539017</text:p>
          </table:table-cell>
          <table:table-cell office:value-type="float" office:value="0" calcext:value-type="float">
            <text:p>0</text:p>
          </table:table-cell>
          <table:table-cell office:value-type="float" office:value="8.35961651802063" calcext:value-type="float">
            <text:p>8,35961651802063</text:p>
          </table:table-cell>
          <table:table-cell office:value-type="float" office:value="233.026229858398" calcext:value-type="float">
            <text:p>233,0262298583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24059486389" calcext:value-type="float">
            <text:p>1,99324059486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43357992172241" calcext:value-type="float">
            <text:p>8,43357992172241</text:p>
          </table:table-cell>
          <table:table-cell office:value-type="float" office:value="238.336591482162" calcext:value-type="float">
            <text:p>238,336591482162</text:p>
          </table:table-cell>
          <table:table-cell table:formula="of:=[.U61]-([.T61]+[.H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64051342010498" calcext:value-type="float">
            <text:p>0,364051342010498</text:p>
          </table:table-cell>
          <table:table-cell office:value-type="float" office:value="1" calcext:value-type="float">
            <text:p>1</text:p>
          </table:table-cell>
          <table:table-cell office:value-type="float" office:value="11.0898606777191" calcext:value-type="float">
            <text:p>11,0898606777191</text:p>
          </table:table-cell>
          <table:table-cell office:value-type="float" office:value="0" calcext:value-type="float">
            <text:p>0</text:p>
          </table:table-cell>
          <table:table-cell office:value-type="float" office:value="2.89943027496338" calcext:value-type="float">
            <text:p>2,89943027496338</text:p>
          </table:table-cell>
          <table:table-cell office:value-type="float" office:value="14.3533744812012" calcext:value-type="float">
            <text:p>14,35337448120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4414768218994" calcext:value-type="float">
            <text:p>1,84414768218994</text:p>
          </table:table-cell>
          <table:table-cell office:value-type="float" office:value="148881" calcext:value-type="float">
            <text:p>148881</text:p>
          </table:table-cell>
          <table:table-cell office:value-type="float" office:value="213.561501741409" calcext:value-type="float">
            <text:p>213,561501741409</text:p>
          </table:table-cell>
          <table:table-cell office:value-type="float" office:value="0" calcext:value-type="float">
            <text:p>0</text:p>
          </table:table-cell>
          <table:table-cell office:value-type="float" office:value="3.31543445587158" calcext:value-type="float">
            <text:p>3,31543445587158</text:p>
          </table:table-cell>
          <table:table-cell office:value-type="float" office:value="229.703375816345" calcext:value-type="float">
            <text:p>229,70337581634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7613286972046" calcext:value-type="float">
            <text:p>1,97613286972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35209941864" calcext:value-type="float">
            <text:p>3,2235209941864</text:p>
          </table:table-cell>
          <table:table-cell office:value-type="float" office:value="233.884828805923" calcext:value-type="float">
            <text:p>233,884828805923</text:p>
          </table:table-cell>
          <table:table-cell table:formula="of:=[.U62]-([.T62]+[.H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2359476089478" calcext:value-type="float">
            <text:p>0,412359476089478</text:p>
          </table:table-cell>
          <table:table-cell office:value-type="float" office:value="63" calcext:value-type="float">
            <text:p>63</text:p>
          </table:table-cell>
          <table:table-cell office:value-type="float" office:value="7.13471698760986" calcext:value-type="float">
            <text:p>7,13471698760986</text:p>
          </table:table-cell>
          <table:table-cell office:value-type="float" office:value="0" calcext:value-type="float">
            <text:p>0</text:p>
          </table:table-cell>
          <table:table-cell office:value-type="float" office:value="0.873423576354981" calcext:value-type="float">
            <text:p>0,873423576354981</text:p>
          </table:table-cell>
          <table:table-cell office:value-type="float" office:value="8.42054891586304" calcext:value-type="float">
            <text:p>8,420548915863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8352847099304" calcext:value-type="float">
            <text:p>1,88352847099304</text:p>
          </table:table-cell>
          <table:table-cell office:value-type="float" office:value="152652" calcext:value-type="float">
            <text:p>152652</text:p>
          </table:table-cell>
          <table:table-cell office:value-type="float" office:value="231.681611299515" calcext:value-type="float">
            <text:p>231,681611299515</text:p>
          </table:table-cell>
          <table:table-cell office:value-type="float" office:value="0" calcext:value-type="float">
            <text:p>0</text:p>
          </table:table-cell>
          <table:table-cell office:value-type="float" office:value="30.7969114780426" calcext:value-type="float">
            <text:p>30,7969114780426</text:p>
          </table:table-cell>
          <table:table-cell office:value-type="float" office:value="271.099239110947" calcext:value-type="float">
            <text:p>271,0992391109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056578636169" calcext:value-type="float">
            <text:p>2,48056578636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322622776031" calcext:value-type="float">
            <text:p>29,8322622776031</text:p>
          </table:table-cell>
          <table:table-cell office:value-type="float" office:value="265.911006212235" calcext:value-type="float">
            <text:p>265,911006212235</text:p>
          </table:table-cell>
          <table:table-cell table:formula="of:=[.U63]-([.T63]+[.H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4084701538086" calcext:value-type="float">
            <text:p>0,384084701538086</text:p>
          </table:table-cell>
          <table:table-cell office:value-type="float" office:value="11" calcext:value-type="float">
            <text:p>11</text:p>
          </table:table-cell>
          <table:table-cell office:value-type="float" office:value="6.81133961677551" calcext:value-type="float">
            <text:p>6,81133961677551</text:p>
          </table:table-cell>
          <table:table-cell office:value-type="float" office:value="0" calcext:value-type="float">
            <text:p>0</text:p>
          </table:table-cell>
          <table:table-cell office:value-type="float" office:value="0.805780172348022" calcext:value-type="float">
            <text:p>0,805780172348022</text:p>
          </table:table-cell>
          <table:table-cell office:value-type="float" office:value="8.00123810768127" calcext:value-type="float">
            <text:p>8,001238107681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7095403671265" calcext:value-type="float">
            <text:p>1,87095403671265</text:p>
          </table:table-cell>
          <table:table-cell office:value-type="float" office:value="150443" calcext:value-type="float">
            <text:p>150443</text:p>
          </table:table-cell>
          <table:table-cell office:value-type="float" office:value="212.046368360519" calcext:value-type="float">
            <text:p>212,046368360519</text:p>
          </table:table-cell>
          <table:table-cell office:value-type="float" office:value="0" calcext:value-type="float">
            <text:p>0</text:p>
          </table:table-cell>
          <table:table-cell office:value-type="float" office:value="5.20421195030212" calcext:value-type="float">
            <text:p>5,20421195030212</text:p>
          </table:table-cell>
          <table:table-cell office:value-type="float" office:value="225.807193756104" calcext:value-type="float">
            <text:p>225,807193756104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059374809265" calcext:value-type="float">
            <text:p>1,91059374809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8731126785278" calcext:value-type="float">
            <text:p>5,58731126785278</text:p>
          </table:table-cell>
          <table:table-cell office:value-type="float" office:value="231.889261484146" calcext:value-type="float">
            <text:p>231,889261484146</text:p>
          </table:table-cell>
          <table:table-cell table:formula="of:=[.U64]-([.T64]+[.H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538953781128" calcext:value-type="float">
            <text:p>0,291538953781128</text:p>
          </table:table-cell>
          <table:table-cell office:value-type="float" office:value="1044" calcext:value-type="float">
            <text:p>1044</text:p>
          </table:table-cell>
          <table:table-cell office:value-type="float" office:value="7.14076256752014" calcext:value-type="float">
            <text:p>7,14076256752014</text:p>
          </table:table-cell>
          <table:table-cell office:value-type="float" office:value="0" calcext:value-type="float">
            <text:p>0</text:p>
          </table:table-cell>
          <table:table-cell office:value-type="float" office:value="0.309832572937012" calcext:value-type="float">
            <text:p>0,309832572937012</text:p>
          </table:table-cell>
          <table:table-cell office:value-type="float" office:value="7.74218082427979" calcext:value-type="float">
            <text:p>7,742180824279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7465415000916" calcext:value-type="float">
            <text:p>1,77465415000916</text:p>
          </table:table-cell>
          <table:table-cell office:value-type="float" office:value="173056" calcext:value-type="float">
            <text:p>173056</text:p>
          </table:table-cell>
          <table:table-cell office:value-type="float" office:value="209.783053874969" calcext:value-type="float">
            <text:p>209,783053874969</text:p>
          </table:table-cell>
          <table:table-cell office:value-type="float" office:value="0" calcext:value-type="float">
            <text:p>0</text:p>
          </table:table-cell>
          <table:table-cell office:value-type="float" office:value="53.0360550880432" calcext:value-type="float">
            <text:p>53,0360550880432</text:p>
          </table:table-cell>
          <table:table-cell office:value-type="float" office:value="271.527611732483" calcext:value-type="float">
            <text:p>271,52761173248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196785926819" calcext:value-type="float">
            <text:p>1,80196785926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3980207443237" calcext:value-type="float">
            <text:p>53,3980207443237</text:p>
          </table:table-cell>
          <table:table-cell office:value-type="float" office:value="266.36577963829" calcext:value-type="float">
            <text:p>266,36577963829</text:p>
          </table:table-cell>
          <table:table-cell table:formula="of:=[.U65]-([.T65]+[.H6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4480791091919" calcext:value-type="float">
            <text:p>0,304480791091919</text:p>
          </table:table-cell>
          <table:table-cell office:value-type="float" office:value="654" calcext:value-type="float">
            <text:p>654</text:p>
          </table:table-cell>
          <table:table-cell office:value-type="float" office:value="4.62266850471497" calcext:value-type="float">
            <text:p>4,62266850471497</text:p>
          </table:table-cell>
          <table:table-cell office:value-type="float" office:value="0" calcext:value-type="float">
            <text:p>0</text:p>
          </table:table-cell>
          <table:table-cell office:value-type="float" office:value="0.299747943878174" calcext:value-type="float">
            <text:p>0,299747943878174</text:p>
          </table:table-cell>
          <table:table-cell office:value-type="float" office:value="5.22693943977356" calcext:value-type="float">
            <text:p>5,2269394397735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2404632568359" calcext:value-type="float">
            <text:p>1,62404632568359</text:p>
          </table:table-cell>
          <table:table-cell office:value-type="float" office:value="157278" calcext:value-type="float">
            <text:p>157278</text:p>
          </table:table-cell>
          <table:table-cell office:value-type="float" office:value="201.666573762894" calcext:value-type="float">
            <text:p>201,666573762894</text:p>
          </table:table-cell>
          <table:table-cell office:value-type="float" office:value="0" calcext:value-type="float">
            <text:p>0</text:p>
          </table:table-cell>
          <table:table-cell office:value-type="float" office:value="36.4713881015778" calcext:value-type="float">
            <text:p>36,4713881015778</text:p>
          </table:table-cell>
          <table:table-cell office:value-type="float" office:value="244.444865942001" calcext:value-type="float">
            <text:p>244,44486594200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254999160767" calcext:value-type="float">
            <text:p>1,89254999160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6595950126648" calcext:value-type="float">
            <text:p>36,6595950126648</text:p>
          </table:table-cell>
          <table:table-cell office:value-type="float" office:value="247.781472206116" calcext:value-type="float">
            <text:p>247,781472206116</text:p>
          </table:table-cell>
          <table:table-cell table:formula="of:=[.U66]-([.T66]+[.H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313066482544" calcext:value-type="float">
            <text:p>0,276313066482544</text:p>
          </table:table-cell>
          <table:table-cell office:value-type="float" office:value="112" calcext:value-type="float">
            <text:p>112</text:p>
          </table:table-cell>
          <table:table-cell office:value-type="float" office:value="3.76893711090088" calcext:value-type="float">
            <text:p>3,76893711090088</text:p>
          </table:table-cell>
          <table:table-cell office:value-type="float" office:value="0" calcext:value-type="float">
            <text:p>0</text:p>
          </table:table-cell>
          <table:table-cell office:value-type="float" office:value="0.278694629669189" calcext:value-type="float">
            <text:p>0,278694629669189</text:p>
          </table:table-cell>
          <table:table-cell office:value-type="float" office:value="4.32398986816406" calcext:value-type="float">
            <text:p>4,323989868164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04290771484" calcext:value-type="float">
            <text:p>1,65804290771484</text:p>
          </table:table-cell>
          <table:table-cell office:value-type="float" office:value="152728" calcext:value-type="float">
            <text:p>152728</text:p>
          </table:table-cell>
          <table:table-cell office:value-type="float" office:value="203.54289150238" calcext:value-type="float">
            <text:p>203,54289150238</text:p>
          </table:table-cell>
          <table:table-cell office:value-type="float" office:value="0" calcext:value-type="float">
            <text:p>0</text:p>
          </table:table-cell>
          <table:table-cell office:value-type="float" office:value="6.5681483745575" calcext:value-type="float">
            <text:p>6,5681483745575</text:p>
          </table:table-cell>
          <table:table-cell office:value-type="float" office:value="215.504122495651" calcext:value-type="float">
            <text:p>215,50412249565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25395584106" calcext:value-type="float">
            <text:p>1,85825395584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1385540962219" calcext:value-type="float">
            <text:p>6,81385540962219</text:p>
          </table:table-cell>
          <table:table-cell office:value-type="float" office:value="216.30259847641" calcext:value-type="float">
            <text:p>216,30259847641</text:p>
          </table:table-cell>
          <table:table-cell table:formula="of:=[.U67]-([.T67]+[.H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44952392578" calcext:value-type="float">
            <text:p>0,314044952392578</text:p>
          </table:table-cell>
          <table:table-cell office:value-type="float" office:value="143" calcext:value-type="float">
            <text:p>143</text:p>
          </table:table-cell>
          <table:table-cell office:value-type="float" office:value="3.88139009475708" calcext:value-type="float">
            <text:p>3,88139009475708</text:p>
          </table:table-cell>
          <table:table-cell office:value-type="float" office:value="0" calcext:value-type="float">
            <text:p>0</text:p>
          </table:table-cell>
          <table:table-cell office:value-type="float" office:value="0.289553165435791" calcext:value-type="float">
            <text:p>0,289553165435791</text:p>
          </table:table-cell>
          <table:table-cell office:value-type="float" office:value="4.48503160476685" calcext:value-type="float">
            <text:p>4,4850316047668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0027980804443" calcext:value-type="float">
            <text:p>1,60027980804443</text:p>
          </table:table-cell>
          <table:table-cell office:value-type="float" office:value="150740" calcext:value-type="float">
            <text:p>150740</text:p>
          </table:table-cell>
          <table:table-cell office:value-type="float" office:value="201.522491693497" calcext:value-type="float">
            <text:p>201,522491693497</text:p>
          </table:table-cell>
          <table:table-cell office:value-type="float" office:value="0" calcext:value-type="float">
            <text:p>0</text:p>
          </table:table-cell>
          <table:table-cell office:value-type="float" office:value="8.38730144500732" calcext:value-type="float">
            <text:p>8,38730144500732</text:p>
          </table:table-cell>
          <table:table-cell office:value-type="float" office:value="215.273295164108" calcext:value-type="float">
            <text:p>215,2732951641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9968452453613" calcext:value-type="float">
            <text:p>1,799684524536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0494499206543" calcext:value-type="float">
            <text:p>8,30494499206543</text:p>
          </table:table-cell>
          <table:table-cell office:value-type="float" office:value="217.770523071289" calcext:value-type="float">
            <text:p>217,770523071289</text:p>
          </table:table-cell>
          <table:table-cell table:formula="of:=[.U68]-([.T68]+[.H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7048120498657" calcext:value-type="float">
            <text:p>0,267048120498657</text:p>
          </table:table-cell>
          <table:table-cell office:value-type="float" office:value="12" calcext:value-type="float">
            <text:p>12</text:p>
          </table:table-cell>
          <table:table-cell office:value-type="float" office:value="3.73716497421265" calcext:value-type="float">
            <text:p>3,73716497421265</text:p>
          </table:table-cell>
          <table:table-cell office:value-type="float" office:value="0" calcext:value-type="float">
            <text:p>0</text:p>
          </table:table-cell>
          <table:table-cell office:value-type="float" office:value="0.347564935684204" calcext:value-type="float">
            <text:p>0,347564935684204</text:p>
          </table:table-cell>
          <table:table-cell office:value-type="float" office:value="4.35182118415833" calcext:value-type="float">
            <text:p>4,3518211841583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309757232666" calcext:value-type="float">
            <text:p>1,71309757232666</text:p>
          </table:table-cell>
          <table:table-cell office:value-type="float" office:value="149578" calcext:value-type="float">
            <text:p>149578</text:p>
          </table:table-cell>
          <table:table-cell office:value-type="float" office:value="202.644880056381" calcext:value-type="float">
            <text:p>202,644880056381</text:p>
          </table:table-cell>
          <table:table-cell office:value-type="float" office:value="0" calcext:value-type="float">
            <text:p>0</text:p>
          </table:table-cell>
          <table:table-cell office:value-type="float" office:value="1.33006525039673" calcext:value-type="float">
            <text:p>1,33006525039673</text:p>
          </table:table-cell>
          <table:table-cell office:value-type="float" office:value="209.333607196808" calcext:value-type="float">
            <text:p>209,33360719680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321740150452" calcext:value-type="float">
            <text:p>1,81321740150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334336280823" calcext:value-type="float">
            <text:p>1,48334336280823</text:p>
          </table:table-cell>
          <table:table-cell office:value-type="float" office:value="211.883177280426" calcext:value-type="float">
            <text:p>211,883177280426</text:p>
          </table:table-cell>
          <table:table-cell table:formula="of:=[.U69]-([.T69]+[.H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1885614395142" calcext:value-type="float">
            <text:p>0,291885614395142</text:p>
          </table:table-cell>
          <table:table-cell office:value-type="float" office:value="479" calcext:value-type="float">
            <text:p>479</text:p>
          </table:table-cell>
          <table:table-cell office:value-type="float" office:value="4.43704438209534" calcext:value-type="float">
            <text:p>4,43704438209534</text:p>
          </table:table-cell>
          <table:table-cell office:value-type="float" office:value="0" calcext:value-type="float">
            <text:p>0</text:p>
          </table:table-cell>
          <table:table-cell office:value-type="float" office:value="0.294828653335571" calcext:value-type="float">
            <text:p>0,294828653335571</text:p>
          </table:table-cell>
          <table:table-cell office:value-type="float" office:value="5.02380561828613" calcext:value-type="float">
            <text:p>5,023805618286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900515556335" calcext:value-type="float">
            <text:p>1,66900515556335</text:p>
          </table:table-cell>
          <table:table-cell office:value-type="float" office:value="162838" calcext:value-type="float">
            <text:p>162838</text:p>
          </table:table-cell>
          <table:table-cell office:value-type="float" office:value="202.945710897446" calcext:value-type="float">
            <text:p>202,945710897446</text:p>
          </table:table-cell>
          <table:table-cell office:value-type="float" office:value="0" calcext:value-type="float">
            <text:p>0</text:p>
          </table:table-cell>
          <table:table-cell office:value-type="float" office:value="26.2421522140503" calcext:value-type="float">
            <text:p>26,2421522140503</text:p>
          </table:table-cell>
          <table:table-cell office:value-type="float" office:value="235.147218227386" calcext:value-type="float">
            <text:p>235,14721822738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061933517456" calcext:value-type="float">
            <text:p>1,8306193351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5915236473083" calcext:value-type="float">
            <text:p>26,5915236473083</text:p>
          </table:table-cell>
          <table:table-cell office:value-type="float" office:value="236.028842926025" calcext:value-type="float">
            <text:p>236,028842926025</text:p>
          </table:table-cell>
          <table:table-cell table:formula="of:=[.U70]-([.T70]+[.H7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6985397338867" calcext:value-type="float">
            <text:p>0,286985397338867</text:p>
          </table:table-cell>
          <table:table-cell office:value-type="float" office:value="17" calcext:value-type="float">
            <text:p>17</text:p>
          </table:table-cell>
          <table:table-cell office:value-type="float" office:value="3.8278067111969" calcext:value-type="float">
            <text:p>3,8278067111969</text:p>
          </table:table-cell>
          <table:table-cell office:value-type="float" office:value="0" calcext:value-type="float">
            <text:p>0</text:p>
          </table:table-cell>
          <table:table-cell office:value-type="float" office:value="0.343549728393555" calcext:value-type="float">
            <text:p>0,343549728393555</text:p>
          </table:table-cell>
          <table:table-cell office:value-type="float" office:value="4.45838689804077" calcext:value-type="float">
            <text:p>4,458386898040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517354011536" calcext:value-type="float">
            <text:p>1,65517354011536</text:p>
          </table:table-cell>
          <table:table-cell office:value-type="float" office:value="153053" calcext:value-type="float">
            <text:p>153053</text:p>
          </table:table-cell>
          <table:table-cell office:value-type="float" office:value="204.279685497284" calcext:value-type="float">
            <text:p>204,279685497284</text:p>
          </table:table-cell>
          <table:table-cell office:value-type="float" office:value="0" calcext:value-type="float">
            <text:p>0</text:p>
          </table:table-cell>
          <table:table-cell office:value-type="float" office:value="1.57333564758301" calcext:value-type="float">
            <text:p>1,57333564758301</text:p>
          </table:table-cell>
          <table:table-cell office:value-type="float" office:value="211.199242115021" calcext:value-type="float">
            <text:p>211,19924211502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263779640198" calcext:value-type="float">
            <text:p>1,82263779640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314214706421" calcext:value-type="float">
            <text:p>1,72314214706421</text:p>
          </table:table-cell>
          <table:table-cell office:value-type="float" office:value="209.815672397614" calcext:value-type="float">
            <text:p>209,815672397614</text:p>
          </table:table-cell>
          <table:table-cell table:formula="of:=[.U71]-([.T71]+[.H7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2200775146484" calcext:value-type="float">
            <text:p>0,322200775146484</text:p>
          </table:table-cell>
          <table:table-cell office:value-type="float" office:value="23" calcext:value-type="float">
            <text:p>23</text:p>
          </table:table-cell>
          <table:table-cell office:value-type="float" office:value="3.69815349578857" calcext:value-type="float">
            <text:p>3,69815349578857</text:p>
          </table:table-cell>
          <table:table-cell office:value-type="float" office:value="0" calcext:value-type="float">
            <text:p>0</text:p>
          </table:table-cell>
          <table:table-cell office:value-type="float" office:value="0.351715564727783" calcext:value-type="float">
            <text:p>0,351715564727783</text:p>
          </table:table-cell>
          <table:table-cell office:value-type="float" office:value="4.37212443351746" calcext:value-type="float">
            <text:p>4,372124433517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6031551361084" calcext:value-type="float">
            <text:p>1,66031551361084</text:p>
          </table:table-cell>
          <table:table-cell office:value-type="float" office:value="150741" calcext:value-type="float">
            <text:p>150741</text:p>
          </table:table-cell>
          <table:table-cell office:value-type="float" office:value="203.066501379013" calcext:value-type="float">
            <text:p>203,066501379013</text:p>
          </table:table-cell>
          <table:table-cell office:value-type="float" office:value="0" calcext:value-type="float">
            <text:p>0</text:p>
          </table:table-cell>
          <table:table-cell office:value-type="float" office:value="1.65809440612793" calcext:value-type="float">
            <text:p>1,65809440612793</text:p>
          </table:table-cell>
          <table:table-cell office:value-type="float" office:value="210.136441469192" calcext:value-type="float">
            <text:p>210,1364414691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488398551941" calcext:value-type="float">
            <text:p>1,77488398551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2306723594666" calcext:value-type="float">
            <text:p>2,02306723594666</text:p>
          </table:table-cell>
          <table:table-cell office:value-type="float" office:value="210.067790985107" calcext:value-type="float">
            <text:p>210,067790985107</text:p>
          </table:table-cell>
          <table:table-cell table:formula="of:=[.U72]-([.T72]+[.H7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7490844726562" calcext:value-type="float">
            <text:p>0,287490844726562</text:p>
          </table:table-cell>
          <table:table-cell office:value-type="float" office:value="12" calcext:value-type="float">
            <text:p>12</text:p>
          </table:table-cell>
          <table:table-cell office:value-type="float" office:value="3.75689148902893" calcext:value-type="float">
            <text:p>3,75689148902893</text:p>
          </table:table-cell>
          <table:table-cell office:value-type="float" office:value="0" calcext:value-type="float">
            <text:p>0</text:p>
          </table:table-cell>
          <table:table-cell office:value-type="float" office:value="0.34400749206543" calcext:value-type="float">
            <text:p>0,34400749206543</text:p>
          </table:table-cell>
          <table:table-cell office:value-type="float" office:value="4.38843417167664" calcext:value-type="float">
            <text:p>4,38843417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10867118835" calcext:value-type="float">
            <text:p>1,67510867118835</text:p>
          </table:table-cell>
          <table:table-cell office:value-type="float" office:value="149915" calcext:value-type="float">
            <text:p>149915</text:p>
          </table:table-cell>
          <table:table-cell office:value-type="float" office:value="200.895920991898" calcext:value-type="float">
            <text:p>200,895920991898</text:p>
          </table:table-cell>
          <table:table-cell office:value-type="float" office:value="0" calcext:value-type="float">
            <text:p>0</text:p>
          </table:table-cell>
          <table:table-cell office:value-type="float" office:value="1.32507848739624" calcext:value-type="float">
            <text:p>1,32507848739624</text:p>
          </table:table-cell>
          <table:table-cell office:value-type="float" office:value="207.569422006607" calcext:value-type="float">
            <text:p>207,56942200660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5802459716797" calcext:value-type="float">
            <text:p>1,85802459716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7637939453125" calcext:value-type="float">
            <text:p>1,47637939453125</text:p>
          </table:table-cell>
          <table:table-cell office:value-type="float" office:value="210.074051618576" calcext:value-type="float">
            <text:p>210,074051618576</text:p>
          </table:table-cell>
          <table:table-cell table:formula="of:=[.U73]-([.T73]+[.H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3079080581665" calcext:value-type="float">
            <text:p>0,353079080581665</text:p>
          </table:table-cell>
          <table:table-cell office:value-type="float" office:value="14" calcext:value-type="float">
            <text:p>14</text:p>
          </table:table-cell>
          <table:table-cell office:value-type="float" office:value="3.91494607925415" calcext:value-type="float">
            <text:p>3,91494607925415</text:p>
          </table:table-cell>
          <table:table-cell office:value-type="float" office:value="0" calcext:value-type="float">
            <text:p>0</text:p>
          </table:table-cell>
          <table:table-cell office:value-type="float" office:value="0.29622220993042" calcext:value-type="float">
            <text:p>0,29622220993042</text:p>
          </table:table-cell>
          <table:table-cell office:value-type="float" office:value="4.56429886817932" calcext:value-type="float">
            <text:p>4,5642988681793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6597442627" calcext:value-type="float">
            <text:p>1,7336597442627</text:p>
          </table:table-cell>
          <table:table-cell office:value-type="float" office:value="149535" calcext:value-type="float">
            <text:p>149535</text:p>
          </table:table-cell>
          <table:table-cell office:value-type="float" office:value="200.205783128738" calcext:value-type="float">
            <text:p>200,205783128738</text:p>
          </table:table-cell>
          <table:table-cell office:value-type="float" office:value="0" calcext:value-type="float">
            <text:p>0</text:p>
          </table:table-cell>
          <table:table-cell office:value-type="float" office:value="1.21443176269531" calcext:value-type="float">
            <text:p>1,21443176269531</text:p>
          </table:table-cell>
          <table:table-cell office:value-type="float" office:value="206.898849010468" calcext:value-type="float">
            <text:p>206,89884901046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73028564453" calcext:value-type="float">
            <text:p>1,86573028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7048010826111" calcext:value-type="float">
            <text:p>1,57048010826111</text:p>
          </table:table-cell>
          <table:table-cell office:value-type="float" office:value="213.074760913849" calcext:value-type="float">
            <text:p>213,074760913849</text:p>
          </table:table-cell>
          <table:table-cell table:formula="of:=[.U74]-([.T74]+[.H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3508281707764" calcext:value-type="float">
            <text:p>0,303508281707764</text:p>
          </table:table-cell>
          <table:table-cell office:value-type="float" office:value="3744" calcext:value-type="float">
            <text:p>3744</text:p>
          </table:table-cell>
          <table:table-cell office:value-type="float" office:value="17.318790435791" calcext:value-type="float">
            <text:p>17,318790435791</text:p>
          </table:table-cell>
          <table:table-cell office:value-type="float" office:value="0" calcext:value-type="float">
            <text:p>0</text:p>
          </table:table-cell>
          <table:table-cell office:value-type="float" office:value="0.348559617996216" calcext:value-type="float">
            <text:p>0,348559617996216</text:p>
          </table:table-cell>
          <table:table-cell office:value-type="float" office:value="17.9709012508392" calcext:value-type="float">
            <text:p>17,97090125083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361616134644" calcext:value-type="float">
            <text:p>2,18361616134644</text:p>
          </table:table-cell>
          <table:table-cell office:value-type="float" office:value="199157" calcext:value-type="float">
            <text:p>199157</text:p>
          </table:table-cell>
          <table:table-cell office:value-type="float" office:value="213.632937908173" calcext:value-type="float">
            <text:p>213,632937908173</text:p>
          </table:table-cell>
          <table:table-cell office:value-type="float" office:value="0" calcext:value-type="float">
            <text:p>0</text:p>
          </table:table-cell>
          <table:table-cell office:value-type="float" office:value="127.455622911453" calcext:value-type="float">
            <text:p>127,455622911453</text:p>
          </table:table-cell>
          <table:table-cell office:value-type="float" office:value="360.672060012817" calcext:value-type="float">
            <text:p>360,67206001281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1677985191345" calcext:value-type="float">
            <text:p>1,8167798519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284642219543" calcext:value-type="float">
            <text:p>121,284642219543</text:p>
          </table:table-cell>
          <table:table-cell office:value-type="float" office:value="350.322295427322" calcext:value-type="float">
            <text:p>350,322295427322</text:p>
          </table:table-cell>
          <table:table-cell table:formula="of:=[.U75]-([.T75]+[.H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164129257202" calcext:value-type="float">
            <text:p>0,298164129257202</text:p>
          </table:table-cell>
          <table:table-cell office:value-type="float" office:value="339" calcext:value-type="float">
            <text:p>339</text:p>
          </table:table-cell>
          <table:table-cell office:value-type="float" office:value="3.82576465606689" calcext:value-type="float">
            <text:p>3,82576465606689</text:p>
          </table:table-cell>
          <table:table-cell office:value-type="float" office:value="0" calcext:value-type="float">
            <text:p>0</text:p>
          </table:table-cell>
          <table:table-cell office:value-type="float" office:value="0.365245342254639" calcext:value-type="float">
            <text:p>0,365245342254639</text:p>
          </table:table-cell>
          <table:table-cell office:value-type="float" office:value="4.48922109603882" calcext:value-type="float">
            <text:p>4,4892210960388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335126876831" calcext:value-type="float">
            <text:p>1,69335126876831</text:p>
          </table:table-cell>
          <table:table-cell office:value-type="float" office:value="158041" calcext:value-type="float">
            <text:p>158041</text:p>
          </table:table-cell>
          <table:table-cell office:value-type="float" office:value="200.363513231277" calcext:value-type="float">
            <text:p>200,363513231277</text:p>
          </table:table-cell>
          <table:table-cell office:value-type="float" office:value="0" calcext:value-type="float">
            <text:p>0</text:p>
          </table:table-cell>
          <table:table-cell office:value-type="float" office:value="12.1596143245697" calcext:value-type="float">
            <text:p>12,1596143245697</text:p>
          </table:table-cell>
          <table:table-cell office:value-type="float" office:value="217.861688613892" calcext:value-type="float">
            <text:p>217,8616886138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11780738831" calcext:value-type="float">
            <text:p>1,84511780738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4273543357849" calcext:value-type="float">
            <text:p>12,4273543357849</text:p>
          </table:table-cell>
          <table:table-cell office:value-type="float" office:value="220.621104240417" calcext:value-type="float">
            <text:p>220,621104240417</text:p>
          </table:table-cell>
          <table:table-cell table:formula="of:=[.U76]-([.T76]+[.H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97752761841" calcext:value-type="float">
            <text:p>0,288897752761841</text:p>
          </table:table-cell>
          <table:table-cell office:value-type="float" office:value="53" calcext:value-type="float">
            <text:p>53</text:p>
          </table:table-cell>
          <table:table-cell office:value-type="float" office:value="3.60725593566895" calcext:value-type="float">
            <text:p>3,60725593566895</text:p>
          </table:table-cell>
          <table:table-cell office:value-type="float" office:value="0" calcext:value-type="float">
            <text:p>0</text:p>
          </table:table-cell>
          <table:table-cell office:value-type="float" office:value="0.345995426177979" calcext:value-type="float">
            <text:p>0,345995426177979</text:p>
          </table:table-cell>
          <table:table-cell office:value-type="float" office:value="4.242192029953" calcext:value-type="float">
            <text:p>4,24219202995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578673362732" calcext:value-type="float">
            <text:p>1,67578673362732</text:p>
          </table:table-cell>
          <table:table-cell office:value-type="float" office:value="154076" calcext:value-type="float">
            <text:p>154076</text:p>
          </table:table-cell>
          <table:table-cell office:value-type="float" office:value="208.683481931686" calcext:value-type="float">
            <text:p>208,683481931686</text:p>
          </table:table-cell>
          <table:table-cell office:value-type="float" office:value="0" calcext:value-type="float">
            <text:p>0</text:p>
          </table:table-cell>
          <table:table-cell office:value-type="float" office:value="2.70591950416565" calcext:value-type="float">
            <text:p>2,70591950416565</text:p>
          </table:table-cell>
          <table:table-cell office:value-type="float" office:value="216.663330793381" calcext:value-type="float">
            <text:p>216,6633307933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98628854751587" calcext:value-type="float">
            <text:p>1,986288547515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8794016838074" calcext:value-type="float">
            <text:p>2,88794016838074</text:p>
          </table:table-cell>
          <table:table-cell office:value-type="float" office:value="221.457073688507" calcext:value-type="float">
            <text:p>221,457073688507</text:p>
          </table:table-cell>
          <table:table-cell table:formula="of:=[.U77]-([.T77]+[.H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379076004028" calcext:value-type="float">
            <text:p>0,385379076004028</text:p>
          </table:table-cell>
          <table:table-cell office:value-type="float" office:value="266" calcext:value-type="float">
            <text:p>266</text:p>
          </table:table-cell>
          <table:table-cell office:value-type="float" office:value="3.86269092559814" calcext:value-type="float">
            <text:p>3,86269092559814</text:p>
          </table:table-cell>
          <table:table-cell office:value-type="float" office:value="0" calcext:value-type="float">
            <text:p>0</text:p>
          </table:table-cell>
          <table:table-cell office:value-type="float" office:value="0.293331146240234" calcext:value-type="float">
            <text:p>0,293331146240234</text:p>
          </table:table-cell>
          <table:table-cell office:value-type="float" office:value="4.54144549369812" calcext:value-type="float">
            <text:p>4,54144549369812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2934913635254" calcext:value-type="float">
            <text:p>1,72934913635254</text:p>
          </table:table-cell>
          <table:table-cell office:value-type="float" office:value="152131" calcext:value-type="float">
            <text:p>152131</text:p>
          </table:table-cell>
          <table:table-cell office:value-type="float" office:value="211.647528171539" calcext:value-type="float">
            <text:p>211,647528171539</text:p>
          </table:table-cell>
          <table:table-cell office:value-type="float" office:value="0" calcext:value-type="float">
            <text:p>0</text:p>
          </table:table-cell>
          <table:table-cell office:value-type="float" office:value="10.0794956684113" calcext:value-type="float">
            <text:p>10,0794956684113</text:p>
          </table:table-cell>
          <table:table-cell office:value-type="float" office:value="227.265950202942" calcext:value-type="float">
            <text:p>227,265950202942</text:p>
          </table:table-cell>
          <table:table-cell office:value-type="float" office:value="38712" calcext:value-type="float">
            <text:p>38712</text:p>
          </table:table-cell>
          <table:table-cell office:value-type="float" office:value="2.2797703742981" calcext:value-type="float">
            <text:p>2,27977037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875304222107" calcext:value-type="float">
            <text:p>10,7875304222107</text:p>
          </table:table-cell>
          <table:table-cell office:value-type="float" office:value="230.59378361702" calcext:value-type="float">
            <text:p>230,59378361702</text:p>
          </table:table-cell>
          <table:table-cell table:formula="of:=[.U78]-([.T78]+[.H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20861005783081" calcext:value-type="float">
            <text:p>0,420861005783081</text:p>
          </table:table-cell>
          <table:table-cell office:value-type="float" office:value="66" calcext:value-type="float">
            <text:p>66</text:p>
          </table:table-cell>
          <table:table-cell office:value-type="float" office:value="3.8988630771637" calcext:value-type="float">
            <text:p>3,8988630771637</text:p>
          </table:table-cell>
          <table:table-cell office:value-type="float" office:value="0" calcext:value-type="float">
            <text:p>0</text:p>
          </table:table-cell>
          <table:table-cell office:value-type="float" office:value="0.286526203155518" calcext:value-type="float">
            <text:p>0,286526203155518</text:p>
          </table:table-cell>
          <table:table-cell office:value-type="float" office:value="4.60629510879517" calcext:value-type="float">
            <text:p>4,6062951087951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19711971283" calcext:value-type="float">
            <text:p>2,0519711971283</text:p>
          </table:table-cell>
          <table:table-cell office:value-type="float" office:value="150462" calcext:value-type="float">
            <text:p>150462</text:p>
          </table:table-cell>
          <table:table-cell office:value-type="float" office:value="209.158320188522" calcext:value-type="float">
            <text:p>209,158320188522</text:p>
          </table:table-cell>
          <table:table-cell office:value-type="float" office:value="0" calcext:value-type="float">
            <text:p>0</text:p>
          </table:table-cell>
          <table:table-cell office:value-type="float" office:value="3.00721335411072" calcext:value-type="float">
            <text:p>3,00721335411072</text:p>
          </table:table-cell>
          <table:table-cell office:value-type="float" office:value="218.131561517715" calcext:value-type="float">
            <text:p>218,131561517715</text:p>
          </table:table-cell>
          <table:table-cell office:value-type="float" office:value="38712" calcext:value-type="float">
            <text:p>38712</text:p>
          </table:table-cell>
          <table:table-cell office:value-type="float" office:value="1.7770094871521" calcext:value-type="float">
            <text:p>1,7770094871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2083306312561" calcext:value-type="float">
            <text:p>3,22083306312561</text:p>
          </table:table-cell>
          <table:table-cell office:value-type="float" office:value="215.783397436142" calcext:value-type="float">
            <text:p>215,783397436142</text:p>
          </table:table-cell>
          <table:table-cell table:formula="of:=[.U79]-([.T79]+[.H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499759674072" calcext:value-type="float">
            <text:p>0,289499759674072</text:p>
          </table:table-cell>
          <table:table-cell office:value-type="float" office:value="2681" calcext:value-type="float">
            <text:p>2681</text:p>
          </table:table-cell>
          <table:table-cell office:value-type="float" office:value="10.447190284729" calcext:value-type="float">
            <text:p>10,447190284729</text:p>
          </table:table-cell>
          <table:table-cell office:value-type="float" office:value="0" calcext:value-type="float">
            <text:p>0</text:p>
          </table:table-cell>
          <table:table-cell office:value-type="float" office:value="0.33613920211792" calcext:value-type="float">
            <text:p>0,33613920211792</text:p>
          </table:table-cell>
          <table:table-cell office:value-type="float" office:value="11.0728714466095" calcext:value-type="float">
            <text:p>11,07287144660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565906524658" calcext:value-type="float">
            <text:p>1,79565906524658</text:p>
          </table:table-cell>
          <table:table-cell office:value-type="float" office:value="174160" calcext:value-type="float">
            <text:p>174160</text:p>
          </table:table-cell>
          <table:table-cell office:value-type="float" office:value="206.987412929535" calcext:value-type="float">
            <text:p>206,987412929535</text:p>
          </table:table-cell>
          <table:table-cell office:value-type="float" office:value="0" calcext:value-type="float">
            <text:p>0</text:p>
          </table:table-cell>
          <table:table-cell office:value-type="float" office:value="102.475210428238" calcext:value-type="float">
            <text:p>102,475210428238</text:p>
          </table:table-cell>
          <table:table-cell office:value-type="float" office:value="321.947105646133" calcext:value-type="float">
            <text:p>321,9471056461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689974784851" calcext:value-type="float">
            <text:p>1,84689974784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.285747051239" calcext:value-type="float">
            <text:p>101,285747051239</text:p>
          </table:table-cell>
          <table:table-cell office:value-type="float" office:value="328.467178344727" calcext:value-type="float">
            <text:p>328,467178344727</text:p>
          </table:table-cell>
          <table:table-cell table:formula="of:=[.U80]-([.T80]+[.H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763513565063" calcext:value-type="float">
            <text:p>0,298763513565063</text:p>
          </table:table-cell>
          <table:table-cell office:value-type="float" office:value="201" calcext:value-type="float">
            <text:p>201</text:p>
          </table:table-cell>
          <table:table-cell office:value-type="float" office:value="3.79071760177612" calcext:value-type="float">
            <text:p>3,79071760177612</text:p>
          </table:table-cell>
          <table:table-cell office:value-type="float" office:value="0" calcext:value-type="float">
            <text:p>0</text:p>
          </table:table-cell>
          <table:table-cell office:value-type="float" office:value="0.342689037322998" calcext:value-type="float">
            <text:p>0,342689037322998</text:p>
          </table:table-cell>
          <table:table-cell office:value-type="float" office:value="4.43221521377564" calcext:value-type="float">
            <text:p>4,432215213775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66089057922" calcext:value-type="float">
            <text:p>1,68166089057922</text:p>
          </table:table-cell>
          <table:table-cell office:value-type="float" office:value="157134" calcext:value-type="float">
            <text:p>157134</text:p>
          </table:table-cell>
          <table:table-cell office:value-type="float" office:value="208.757628440857" calcext:value-type="float">
            <text:p>208,757628440857</text:p>
          </table:table-cell>
          <table:table-cell office:value-type="float" office:value="0" calcext:value-type="float">
            <text:p>0</text:p>
          </table:table-cell>
          <table:table-cell office:value-type="float" office:value="8.00001192092896" calcext:value-type="float">
            <text:p>8,00001192092896</text:p>
          </table:table-cell>
          <table:table-cell office:value-type="float" office:value="222.119568586349" calcext:value-type="float">
            <text:p>222,11956858634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914368629456" calcext:value-type="float">
            <text:p>1,90914368629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6990733146668" calcext:value-type="float">
            <text:p>7,66990733146668</text:p>
          </table:table-cell>
          <table:table-cell office:value-type="float" office:value="223.221797466278" calcext:value-type="float">
            <text:p>223,221797466278</text:p>
          </table:table-cell>
          <table:table-cell table:formula="of:=[.U81]-([.T81]+[.H8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0803422927856" calcext:value-type="float">
            <text:p>0,300803422927856</text:p>
          </table:table-cell>
          <table:table-cell office:value-type="float" office:value="120" calcext:value-type="float">
            <text:p>120</text:p>
          </table:table-cell>
          <table:table-cell office:value-type="float" office:value="3.6403636932373" calcext:value-type="float">
            <text:p>3,6403636932373</text:p>
          </table:table-cell>
          <table:table-cell office:value-type="float" office:value="0" calcext:value-type="float">
            <text:p>0</text:p>
          </table:table-cell>
          <table:table-cell office:value-type="float" office:value="0.305194139480591" calcext:value-type="float">
            <text:p>0,305194139480591</text:p>
          </table:table-cell>
          <table:table-cell office:value-type="float" office:value="4.24640369415283" calcext:value-type="float">
            <text:p>4,246403694152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3853073120117" calcext:value-type="float">
            <text:p>1,63853073120117</text:p>
          </table:table-cell>
          <table:table-cell office:value-type="float" office:value="152894" calcext:value-type="float">
            <text:p>152894</text:p>
          </table:table-cell>
          <table:table-cell office:value-type="float" office:value="212.615980625153" calcext:value-type="float">
            <text:p>212,615980625153</text:p>
          </table:table-cell>
          <table:table-cell office:value-type="float" office:value="0" calcext:value-type="float">
            <text:p>0</text:p>
          </table:table-cell>
          <table:table-cell office:value-type="float" office:value="5.08695960044861" calcext:value-type="float">
            <text:p>5,08695960044861</text:p>
          </table:table-cell>
          <table:table-cell office:value-type="float" office:value="223.046623706818" calcext:value-type="float">
            <text:p>223,046623706818</text:p>
          </table:table-cell>
          <table:table-cell office:value-type="float" office:value="38712" calcext:value-type="float">
            <text:p>38712</text:p>
          </table:table-cell>
          <table:table-cell office:value-type="float" office:value="1.80292320251465" calcext:value-type="float">
            <text:p>1,80292320251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7419066429138" calcext:value-type="float">
            <text:p>4,77419066429138</text:p>
          </table:table-cell>
          <table:table-cell office:value-type="float" office:value="223.486809253693" calcext:value-type="float">
            <text:p>223,486809253693</text:p>
          </table:table-cell>
          <table:table-cell table:formula="of:=[.U82]-([.T82]+[.H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9190225601196" calcext:value-type="float">
            <text:p>0,359190225601196</text:p>
          </table:table-cell>
          <table:table-cell office:value-type="float" office:value="131" calcext:value-type="float">
            <text:p>131</text:p>
          </table:table-cell>
          <table:table-cell office:value-type="float" office:value="3.84170484542847" calcext:value-type="float">
            <text:p>3,84170484542847</text:p>
          </table:table-cell>
          <table:table-cell office:value-type="float" office:value="0" calcext:value-type="float">
            <text:p>0</text:p>
          </table:table-cell>
          <table:table-cell office:value-type="float" office:value="0.319921970367432" calcext:value-type="float">
            <text:p>0,319921970367432</text:p>
          </table:table-cell>
          <table:table-cell office:value-type="float" office:value="4.52086067199707" calcext:value-type="float">
            <text:p>4,5208606719970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079569816589" calcext:value-type="float">
            <text:p>1,65079569816589</text:p>
          </table:table-cell>
          <table:table-cell office:value-type="float" office:value="150984" calcext:value-type="float">
            <text:p>150984</text:p>
          </table:table-cell>
          <table:table-cell office:value-type="float" office:value="213.165640592575" calcext:value-type="float">
            <text:p>213,165640592575</text:p>
          </table:table-cell>
          <table:table-cell office:value-type="float" office:value="0" calcext:value-type="float">
            <text:p>0</text:p>
          </table:table-cell>
          <table:table-cell office:value-type="float" office:value="5.01150369644165" calcext:value-type="float">
            <text:p>5,01150369644165</text:p>
          </table:table-cell>
          <table:table-cell office:value-type="float" office:value="223.708300113678" calcext:value-type="float">
            <text:p>223,708300113678</text:p>
          </table:table-cell>
          <table:table-cell office:value-type="float" office:value="38712" calcext:value-type="float">
            <text:p>38712</text:p>
          </table:table-cell>
          <table:table-cell office:value-type="float" office:value="1.91521310806274" calcext:value-type="float">
            <text:p>1,91521310806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8852543830872" calcext:value-type="float">
            <text:p>5,68852543830872</text:p>
          </table:table-cell>
          <table:table-cell office:value-type="float" office:value="226.768681526184" calcext:value-type="float">
            <text:p>226,768681526184</text:p>
          </table:table-cell>
          <table:table-cell table:formula="of:=[.U83]-([.T83]+[.H8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prob_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854360580444" calcext:value-type="float">
            <text:p>0,288854360580444</text:p>
          </table:table-cell>
          <table:table-cell office:value-type="float" office:value="20" calcext:value-type="float">
            <text:p>20</text:p>
          </table:table-cell>
          <table:table-cell office:value-type="float" office:value="3.73776054382324" calcext:value-type="float">
            <text:p>3,73776054382324</text:p>
          </table:table-cell>
          <table:table-cell office:value-type="float" office:value="0" calcext:value-type="float">
            <text:p>0</text:p>
          </table:table-cell>
          <table:table-cell office:value-type="float" office:value="0.311338186264038" calcext:value-type="float">
            <text:p>0,311338186264038</text:p>
          </table:table-cell>
          <table:table-cell office:value-type="float" office:value="4.33800363540649" calcext:value-type="float">
            <text:p>4,338003635406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691658973694" calcext:value-type="float">
            <text:p>1,68691658973694</text:p>
          </table:table-cell>
          <table:table-cell office:value-type="float" office:value="150367" calcext:value-type="float">
            <text:p>150367</text:p>
          </table:table-cell>
          <table:table-cell office:value-type="float" office:value="214.98884677887" calcext:value-type="float">
            <text:p>214,98884677887</text:p>
          </table:table-cell>
          <table:table-cell office:value-type="float" office:value="0" calcext:value-type="float">
            <text:p>0</text:p>
          </table:table-cell>
          <table:table-cell office:value-type="float" office:value="1.46655058860779" calcext:value-type="float">
            <text:p>1,46655058860779</text:p>
          </table:table-cell>
          <table:table-cell office:value-type="float" office:value="221.921633005142" calcext:value-type="float">
            <text:p>221,92163300514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851441383362" calcext:value-type="float">
            <text:p>1,99851441383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184552192688" calcext:value-type="float">
            <text:p>1,33184552192688</text:p>
          </table:table-cell>
          <table:table-cell office:value-type="float" office:value="223.831714391708" calcext:value-type="float">
            <text:p>223,831714391708</text:p>
          </table:table-cell>
          <table:table-cell table:formula="of:=[.U84]-([.T84]+[.H8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8834314346313" calcext:value-type="float">
            <text:p>0,308834314346313</text:p>
          </table:table-cell>
          <table:table-cell office:value-type="float" office:value="781" calcext:value-type="float">
            <text:p>781</text:p>
          </table:table-cell>
          <table:table-cell office:value-type="float" office:value="8.28317642211914" calcext:value-type="float">
            <text:p>8,28317642211914</text:p>
          </table:table-cell>
          <table:table-cell office:value-type="float" office:value="0" calcext:value-type="float">
            <text:p>0</text:p>
          </table:table-cell>
          <table:table-cell office:value-type="float" office:value="0.304669141769409" calcext:value-type="float">
            <text:p>0,304669141769409</text:p>
          </table:table-cell>
          <table:table-cell office:value-type="float" office:value="8.89671015739441" calcext:value-type="float">
            <text:p>8,896710157394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83848309516907" calcext:value-type="float">
            <text:p>1,83848309516907</text:p>
          </table:table-cell>
          <table:table-cell office:value-type="float" office:value="164094" calcext:value-type="float">
            <text:p>164094</text:p>
          </table:table-cell>
          <table:table-cell office:value-type="float" office:value="213.305778980255" calcext:value-type="float">
            <text:p>213,305778980255</text:p>
          </table:table-cell>
          <table:table-cell office:value-type="float" office:value="0" calcext:value-type="float">
            <text:p>0</text:p>
          </table:table-cell>
          <table:table-cell office:value-type="float" office:value="91.6059021949768" calcext:value-type="float">
            <text:p>91,6059021949768</text:p>
          </table:table-cell>
          <table:table-cell office:value-type="float" office:value="314.854415655136" calcext:value-type="float">
            <text:p>314,854415655136</text:p>
          </table:table-cell>
          <table:table-cell office:value-type="float" office:value="38712" calcext:value-type="float">
            <text:p>38712</text:p>
          </table:table-cell>
          <table:table-cell office:value-type="float" office:value="1.82037544250488" calcext:value-type="float">
            <text:p>1,82037544250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2690448760986" calcext:value-type="float">
            <text:p>92,2690448760986</text:p>
          </table:table-cell>
          <table:table-cell office:value-type="float" office:value="319.417411565781" calcext:value-type="float">
            <text:p>319,417411565781</text:p>
          </table:table-cell>
          <table:table-cell table:formula="of:=[.U85]-([.T85]+[.H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4737119674683" calcext:value-type="float">
            <text:p>0,274737119674683</text:p>
          </table:table-cell>
          <table:table-cell office:value-type="float" office:value="25" calcext:value-type="float">
            <text:p>25</text:p>
          </table:table-cell>
          <table:table-cell office:value-type="float" office:value="4.54260420799255" calcext:value-type="float">
            <text:p>4,54260420799255</text:p>
          </table:table-cell>
          <table:table-cell office:value-type="float" office:value="0" calcext:value-type="float">
            <text:p>0</text:p>
          </table:table-cell>
          <table:table-cell office:value-type="float" office:value="0.356249570846558" calcext:value-type="float">
            <text:p>0,356249570846558</text:p>
          </table:table-cell>
          <table:table-cell office:value-type="float" office:value="5.17363524436951" calcext:value-type="float">
            <text:p>5,173635244369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629068374634" calcext:value-type="float">
            <text:p>1,74629068374634</text:p>
          </table:table-cell>
          <table:table-cell office:value-type="float" office:value="152286" calcext:value-type="float">
            <text:p>152286</text:p>
          </table:table-cell>
          <table:table-cell office:value-type="float" office:value="219.722440242767" calcext:value-type="float">
            <text:p>219,722440242767</text:p>
          </table:table-cell>
          <table:table-cell office:value-type="float" office:value="0" calcext:value-type="float">
            <text:p>0</text:p>
          </table:table-cell>
          <table:table-cell office:value-type="float" office:value="3.37776136398315" calcext:value-type="float">
            <text:p>3,37776136398315</text:p>
          </table:table-cell>
          <table:table-cell office:value-type="float" office:value="229.103069782257" calcext:value-type="float">
            <text:p>229,103069782257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034963607788" calcext:value-type="float">
            <text:p>1,88034963607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355236053467" calcext:value-type="float">
            <text:p>3,83355236053467</text:p>
          </table:table-cell>
          <table:table-cell office:value-type="float" office:value="235.745297670364" calcext:value-type="float">
            <text:p>235,745297670364</text:p>
          </table:table-cell>
          <table:table-cell table:formula="of:=[.U86]-([.T86]+[.H8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7865600585937" calcext:value-type="float">
            <text:p>0,327865600585937</text:p>
          </table:table-cell>
          <table:table-cell office:value-type="float" office:value="19" calcext:value-type="float">
            <text:p>19</text:p>
          </table:table-cell>
          <table:table-cell office:value-type="float" office:value="4.60971784591675" calcext:value-type="float">
            <text:p>4,60971784591675</text:p>
          </table:table-cell>
          <table:table-cell office:value-type="float" office:value="0" calcext:value-type="float">
            <text:p>0</text:p>
          </table:table-cell>
          <table:table-cell office:value-type="float" office:value="0.297310590744019" calcext:value-type="float">
            <text:p>0,297310590744019</text:p>
          </table:table-cell>
          <table:table-cell office:value-type="float" office:value="5.23493599891663" calcext:value-type="float">
            <text:p>5,234935998916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1200633049011" calcext:value-type="float">
            <text:p>1,71200633049011</text:p>
          </table:table-cell>
          <table:table-cell office:value-type="float" office:value="150298" calcext:value-type="float">
            <text:p>150298</text:p>
          </table:table-cell>
          <table:table-cell office:value-type="float" office:value="212.209506034851" calcext:value-type="float">
            <text:p>212,209506034851</text:p>
          </table:table-cell>
          <table:table-cell office:value-type="float" office:value="0" calcext:value-type="float">
            <text:p>0</text:p>
          </table:table-cell>
          <table:table-cell office:value-type="float" office:value="2.83480477333069" calcext:value-type="float">
            <text:p>2,83480477333069</text:p>
          </table:table-cell>
          <table:table-cell office:value-type="float" office:value="220.969485044479" calcext:value-type="float">
            <text:p>220,969485044479</text:p>
          </table:table-cell>
          <table:table-cell office:value-type="float" office:value="38712" calcext:value-type="float">
            <text:p>38712</text:p>
          </table:table-cell>
          <table:table-cell office:value-type="float" office:value="1.93849158287048" calcext:value-type="float">
            <text:p>1,93849158287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6303553581238" calcext:value-type="float">
            <text:p>2,76303553581238</text:p>
          </table:table-cell>
          <table:table-cell office:value-type="float" office:value="228.475497484207" calcext:value-type="float">
            <text:p>228,475497484207</text:p>
          </table:table-cell>
          <table:table-cell table:formula="of:=[.U87]-([.T87]+[.H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4341297149658" calcext:value-type="float">
            <text:p>0,324341297149658</text:p>
          </table:table-cell>
          <table:table-cell office:value-type="float" office:value="82" calcext:value-type="float">
            <text:p>82</text:p>
          </table:table-cell>
          <table:table-cell office:value-type="float" office:value="4.48756051063538" calcext:value-type="float">
            <text:p>4,48756051063538</text:p>
          </table:table-cell>
          <table:table-cell office:value-type="float" office:value="0" calcext:value-type="float">
            <text:p>0</text:p>
          </table:table-cell>
          <table:table-cell office:value-type="float" office:value="0.337118625640869" calcext:value-type="float">
            <text:p>0,337118625640869</text:p>
          </table:table-cell>
          <table:table-cell office:value-type="float" office:value="5.14906287193298" calcext:value-type="float">
            <text:p>5,1490628719329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663494110107" calcext:value-type="float">
            <text:p>1,76663494110107</text:p>
          </table:table-cell>
          <table:table-cell office:value-type="float" office:value="154241" calcext:value-type="float">
            <text:p>154241</text:p>
          </table:table-cell>
          <table:table-cell office:value-type="float" office:value="212.123837709427" calcext:value-type="float">
            <text:p>212,123837709427</text:p>
          </table:table-cell>
          <table:table-cell office:value-type="float" office:value="0" calcext:value-type="float">
            <text:p>0</text:p>
          </table:table-cell>
          <table:table-cell office:value-type="float" office:value="9.59528136253357" calcext:value-type="float">
            <text:p>9,59528136253357</text:p>
          </table:table-cell>
          <table:table-cell office:value-type="float" office:value="227.885056734085" calcext:value-type="float">
            <text:p>227,88505673408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0806794166565" calcext:value-type="float">
            <text:p>1,90806794166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67380142211914" calcext:value-type="float">
            <text:p>9,67380142211914</text:p>
          </table:table-cell>
          <table:table-cell office:value-type="float" office:value="233.352993965149" calcext:value-type="float">
            <text:p>233,352993965149</text:p>
          </table:table-cell>
          <table:table-cell table:formula="of:=[.U88]-([.T88]+[.H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0354747772217" calcext:value-type="float">
            <text:p>0,270354747772217</text:p>
          </table:table-cell>
          <table:table-cell office:value-type="float" office:value="19" calcext:value-type="float">
            <text:p>19</text:p>
          </table:table-cell>
          <table:table-cell office:value-type="float" office:value="4.34058356285095" calcext:value-type="float">
            <text:p>4,34058356285095</text:p>
          </table:table-cell>
          <table:table-cell office:value-type="float" office:value="0" calcext:value-type="float">
            <text:p>0</text:p>
          </table:table-cell>
          <table:table-cell office:value-type="float" office:value="0.320905685424805" calcext:value-type="float">
            <text:p>0,320905685424805</text:p>
          </table:table-cell>
          <table:table-cell office:value-type="float" office:value="4.93188834190369" calcext:value-type="float">
            <text:p>4,931888341903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3307609558105" calcext:value-type="float">
            <text:p>1,73307609558105</text:p>
          </table:table-cell>
          <table:table-cell office:value-type="float" office:value="150658" calcext:value-type="float">
            <text:p>150658</text:p>
          </table:table-cell>
          <table:table-cell office:value-type="float" office:value="213.605060577393" calcext:value-type="float">
            <text:p>213,605060577393</text:p>
          </table:table-cell>
          <table:table-cell office:value-type="float" office:value="0" calcext:value-type="float">
            <text:p>0</text:p>
          </table:table-cell>
          <table:table-cell office:value-type="float" office:value="2.88960671424866" calcext:value-type="float">
            <text:p>2,88960671424866</text:p>
          </table:table-cell>
          <table:table-cell office:value-type="float" office:value="222.548241376877" calcext:value-type="float">
            <text:p>222,548241376877</text:p>
          </table:table-cell>
          <table:table-cell office:value-type="float" office:value="38712" calcext:value-type="float">
            <text:p>38712</text:p>
          </table:table-cell>
          <table:table-cell office:value-type="float" office:value="2.19974970817566" calcext:value-type="float">
            <text:p>2,19974970817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1003618240356" calcext:value-type="float">
            <text:p>2,81003618240356</text:p>
          </table:table-cell>
          <table:table-cell office:value-type="float" office:value="228.689630746841" calcext:value-type="float">
            <text:p>228,689630746841</text:p>
          </table:table-cell>
          <table:table-cell table:formula="of:=[.U89]-([.T89]+[.H8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268385887146" calcext:value-type="float">
            <text:p>0,27268385887146</text:p>
          </table:table-cell>
          <table:table-cell office:value-type="float" office:value="2" calcext:value-type="float">
            <text:p>2</text:p>
          </table:table-cell>
          <table:table-cell office:value-type="float" office:value="4.39634418487549" calcext:value-type="float">
            <text:p>4,39634418487549</text:p>
          </table:table-cell>
          <table:table-cell office:value-type="float" office:value="0" calcext:value-type="float">
            <text:p>0</text:p>
          </table:table-cell>
          <table:table-cell office:value-type="float" office:value="0.342002153396606" calcext:value-type="float">
            <text:p>0,342002153396606</text:p>
          </table:table-cell>
          <table:table-cell office:value-type="float" office:value="5.01106190681458" calcext:value-type="float">
            <text:p>5,0110619068145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6368379592896" calcext:value-type="float">
            <text:p>1,76368379592896</text:p>
          </table:table-cell>
          <table:table-cell office:value-type="float" office:value="149358" calcext:value-type="float">
            <text:p>149358</text:p>
          </table:table-cell>
          <table:table-cell office:value-type="float" office:value="213.925942897797" calcext:value-type="float">
            <text:p>213,925942897797</text:p>
          </table:table-cell>
          <table:table-cell office:value-type="float" office:value="0" calcext:value-type="float">
            <text:p>0</text:p>
          </table:table-cell>
          <table:table-cell office:value-type="float" office:value="0.958539247512817" calcext:value-type="float">
            <text:p>0,958539247512817</text:p>
          </table:table-cell>
          <table:table-cell office:value-type="float" office:value="221.012818574905" calcext:value-type="float">
            <text:p>221,012818574905</text:p>
          </table:table-cell>
          <table:table-cell office:value-type="float" office:value="38712" calcext:value-type="float">
            <text:p>38712</text:p>
          </table:table-cell>
          <table:table-cell office:value-type="float" office:value="2.25595903396606" calcext:value-type="float">
            <text:p>2,255959033966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5777707099915" calcext:value-type="float">
            <text:p>1,15777707099915</text:p>
          </table:table-cell>
          <table:table-cell office:value-type="float" office:value="221.022130250931" calcext:value-type="float">
            <text:p>221,022130250931</text:p>
          </table:table-cell>
          <table:table-cell table:formula="of:=[.U90]-([.T90]+[.H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26966381073" calcext:value-type="float">
            <text:p>0,3726966381073</text:p>
          </table:table-cell>
          <table:table-cell office:value-type="float" office:value="5" calcext:value-type="float">
            <text:p>5</text:p>
          </table:table-cell>
          <table:table-cell office:value-type="float" office:value="4.79618310928345" calcext:value-type="float">
            <text:p>4,79618310928345</text:p>
          </table:table-cell>
          <table:table-cell office:value-type="float" office:value="0" calcext:value-type="float">
            <text:p>0</text:p>
          </table:table-cell>
          <table:table-cell office:value-type="float" office:value="0.371734142303467" calcext:value-type="float">
            <text:p>0,371734142303467</text:p>
          </table:table-cell>
          <table:table-cell office:value-type="float" office:value="5.54066109657288" calcext:value-type="float">
            <text:p>5,54066109657288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914813041687" calcext:value-type="float">
            <text:p>1,99914813041687</text:p>
          </table:table-cell>
          <table:table-cell office:value-type="float" office:value="149016" calcext:value-type="float">
            <text:p>149016</text:p>
          </table:table-cell>
          <table:table-cell office:value-type="float" office:value="217.024605751038" calcext:value-type="float">
            <text:p>217,024605751038</text:p>
          </table:table-cell>
          <table:table-cell office:value-type="float" office:value="0" calcext:value-type="float">
            <text:p>0</text:p>
          </table:table-cell>
          <table:table-cell office:value-type="float" office:value="1.47409868240356" calcext:value-type="float">
            <text:p>1,47409868240356</text:p>
          </table:table-cell>
          <table:table-cell office:value-type="float" office:value="225.3265376091" calcext:value-type="float">
            <text:p>225,32653760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77609539032" calcext:value-type="float">
            <text:p>2,3077609539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8558230400085" calcext:value-type="float">
            <text:p>1,28558230400085</text:p>
          </table:table-cell>
          <table:table-cell office:value-type="float" office:value="226.856538772583" calcext:value-type="float">
            <text:p>226,856538772583</text:p>
          </table:table-cell>
          <table:table-cell table:formula="of:=[.U91]-([.T91]+[.H9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7507305145264" calcext:value-type="float">
            <text:p>0,277507305145264</text:p>
          </table:table-cell>
          <table:table-cell office:value-type="float" office:value="246" calcext:value-type="float">
            <text:p>246</text:p>
          </table:table-cell>
          <table:table-cell office:value-type="float" office:value="6.79845762252808" calcext:value-type="float">
            <text:p>6,79845762252808</text:p>
          </table:table-cell>
          <table:table-cell office:value-type="float" office:value="0" calcext:value-type="float">
            <text:p>0</text:p>
          </table:table-cell>
          <table:table-cell office:value-type="float" office:value="0.592971801757813" calcext:value-type="float">
            <text:p>0,592971801757813</text:p>
          </table:table-cell>
          <table:table-cell office:value-type="float" office:value="7.66898083686829" calcext:value-type="float">
            <text:p>7,668980836868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9631066322327" calcext:value-type="float">
            <text:p>1,79631066322327</text:p>
          </table:table-cell>
          <table:table-cell office:value-type="float" office:value="157509" calcext:value-type="float">
            <text:p>157509</text:p>
          </table:table-cell>
          <table:table-cell office:value-type="float" office:value="216.381360769272" calcext:value-type="float">
            <text:p>216,381360769272</text:p>
          </table:table-cell>
          <table:table-cell office:value-type="float" office:value="0" calcext:value-type="float">
            <text:p>0</text:p>
          </table:table-cell>
          <table:table-cell office:value-type="float" office:value="56.414532661438" calcext:value-type="float">
            <text:p>56,414532661438</text:p>
          </table:table-cell>
          <table:table-cell office:value-type="float" office:value="281.092041730881" calcext:value-type="float">
            <text:p>281,092041730881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869146347046" calcext:value-type="float">
            <text:p>1,848691463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7919900417328" calcext:value-type="float">
            <text:p>50,7919900417328</text:p>
          </table:table-cell>
          <table:table-cell office:value-type="float" office:value="274.990610361099" calcext:value-type="float">
            <text:p>274,990610361099</text:p>
          </table:table-cell>
          <table:table-cell table:formula="of:=[.U92]-([.T92]+[.H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3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3442258834839" calcext:value-type="float">
            <text:p>0,283442258834839</text:p>
          </table:table-cell>
          <table:table-cell office:value-type="float" office:value="30" calcext:value-type="float">
            <text:p>30</text:p>
          </table:table-cell>
          <table:table-cell office:value-type="float" office:value="5.02310013771057" calcext:value-type="float">
            <text:p>5,02310013771057</text:p>
          </table:table-cell>
          <table:table-cell office:value-type="float" office:value="0" calcext:value-type="float">
            <text:p>0</text:p>
          </table:table-cell>
          <table:table-cell office:value-type="float" office:value="0.423382997512817" calcext:value-type="float">
            <text:p>0,423382997512817</text:p>
          </table:table-cell>
          <table:table-cell office:value-type="float" office:value="5.72996783256531" calcext:value-type="float">
            <text:p>5,72996783256531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74818539619446" calcext:value-type="float">
            <text:p>1,74818539619446</text:p>
          </table:table-cell>
          <table:table-cell office:value-type="float" office:value="150083" calcext:value-type="float">
            <text:p>150083</text:p>
          </table:table-cell>
          <table:table-cell office:value-type="float" office:value="210.237587928772" calcext:value-type="float">
            <text:p>210,237587928772</text:p>
          </table:table-cell>
          <table:table-cell office:value-type="float" office:value="0" calcext:value-type="float">
            <text:p>0</text:p>
          </table:table-cell>
          <table:table-cell office:value-type="float" office:value="7.19504594802856" calcext:value-type="float">
            <text:p>7,19504594802856</text:p>
          </table:table-cell>
          <table:table-cell office:value-type="float" office:value="224.333132982254" calcext:value-type="float">
            <text:p>224,33313298225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653826713562" calcext:value-type="float">
            <text:p>1,86538267135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145603179932" calcext:value-type="float">
            <text:p>6,74145603179932</text:p>
          </table:table-cell>
          <table:table-cell office:value-type="float" office:value="234.424531459808" calcext:value-type="float">
            <text:p>234,424531459808</text:p>
          </table:table-cell>
          <table:table-cell table:formula="of:=[.U93]-([.T93]+[.H9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64108943939209" calcext:value-type="float">
            <text:p>0,464108943939209</text:p>
          </table:table-cell>
          <table:table-cell office:value-type="float" office:value="18" calcext:value-type="float">
            <text:p>18</text:p>
          </table:table-cell>
          <table:table-cell office:value-type="float" office:value="5.270751953125" calcext:value-type="float">
            <text:p>5,270751953125</text:p>
          </table:table-cell>
          <table:table-cell office:value-type="float" office:value="0" calcext:value-type="float">
            <text:p>0</text:p>
          </table:table-cell>
          <table:table-cell office:value-type="float" office:value="0.531680107116699" calcext:value-type="float">
            <text:p>0,531680107116699</text:p>
          </table:table-cell>
          <table:table-cell office:value-type="float" office:value="6.26658391952515" calcext:value-type="float">
            <text:p>6,266583919525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473934173584" calcext:value-type="float">
            <text:p>1,69473934173584</text:p>
          </table:table-cell>
          <table:table-cell office:value-type="float" office:value="149339" calcext:value-type="float">
            <text:p>149339</text:p>
          </table:table-cell>
          <table:table-cell office:value-type="float" office:value="216.360132217407" calcext:value-type="float">
            <text:p>216,360132217407</text:p>
          </table:table-cell>
          <table:table-cell office:value-type="float" office:value="0" calcext:value-type="float">
            <text:p>0</text:p>
          </table:table-cell>
          <table:table-cell office:value-type="float" office:value="4.42438459396362" calcext:value-type="float">
            <text:p>4,42438459396362</text:p>
          </table:table-cell>
          <table:table-cell office:value-type="float" office:value="227.863030910492" calcext:value-type="float">
            <text:p>227,863030910492</text:p>
          </table:table-cell>
          <table:table-cell office:value-type="float" office:value="38712" calcext:value-type="float">
            <text:p>38712</text:p>
          </table:table-cell>
          <table:table-cell office:value-type="float" office:value="1.96871471405029" calcext:value-type="float">
            <text:p>1,968714714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3562717437744" calcext:value-type="float">
            <text:p>5,23562717437744</text:p>
          </table:table-cell>
          <table:table-cell office:value-type="float" office:value="226.802379846573" calcext:value-type="float">
            <text:p>226,802379846573</text:p>
          </table:table-cell>
          <table:table-cell table:formula="of:=[.U94]-([.T94]+[.H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638147354126" calcext:value-type="float">
            <text:p>0,29638147354126</text:p>
          </table:table-cell>
          <table:table-cell office:value-type="float" office:value="3" calcext:value-type="float">
            <text:p>3</text:p>
          </table:table-cell>
          <table:table-cell office:value-type="float" office:value="5.11052012443543" calcext:value-type="float">
            <text:p>5,11052012443543</text:p>
          </table:table-cell>
          <table:table-cell office:value-type="float" office:value="0" calcext:value-type="float">
            <text:p>0</text:p>
          </table:table-cell>
          <table:table-cell office:value-type="float" office:value="0.57400918006897" calcext:value-type="float">
            <text:p>0,57400918006897</text:p>
          </table:table-cell>
          <table:table-cell office:value-type="float" office:value="5.98094367980957" calcext:value-type="float">
            <text:p>5,98094367980957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678544998169" calcext:value-type="float">
            <text:p>1,69678544998169</text:p>
          </table:table-cell>
          <table:table-cell office:value-type="float" office:value="149066" calcext:value-type="float">
            <text:p>149066</text:p>
          </table:table-cell>
          <table:table-cell office:value-type="float" office:value="210.001482009888" calcext:value-type="float">
            <text:p>210,001482009888</text:p>
          </table:table-cell>
          <table:table-cell office:value-type="float" office:value="0" calcext:value-type="float">
            <text:p>0</text:p>
          </table:table-cell>
          <table:table-cell office:value-type="float" office:value="1.46830296516418" calcext:value-type="float">
            <text:p>1,46830296516418</text:p>
          </table:table-cell>
          <table:table-cell office:value-type="float" office:value="218.488887786865" calcext:value-type="float">
            <text:p>218,4888877868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8476252555847" calcext:value-type="float">
            <text:p>1,88476252555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940796852112" calcext:value-type="float">
            <text:p>1,53940796852112</text:p>
          </table:table-cell>
          <table:table-cell office:value-type="float" office:value="221.718391895294" calcext:value-type="float">
            <text:p>221,718391895294</text:p>
          </table:table-cell>
          <table:table-cell table:formula="of:=[.U95]-([.T95]+[.H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416780471802" calcext:value-type="float">
            <text:p>0,299416780471802</text:p>
          </table:table-cell>
          <table:table-cell office:value-type="float" office:value="1" calcext:value-type="float">
            <text:p>1</text:p>
          </table:table-cell>
          <table:table-cell office:value-type="float" office:value="5.10978579521179" calcext:value-type="float">
            <text:p>5,10978579521179</text:p>
          </table:table-cell>
          <table:table-cell office:value-type="float" office:value="0" calcext:value-type="float">
            <text:p>0</text:p>
          </table:table-cell>
          <table:table-cell office:value-type="float" office:value="0.401971817016602" calcext:value-type="float">
            <text:p>0,401971817016602</text:p>
          </table:table-cell>
          <table:table-cell office:value-type="float" office:value="5.81121730804443" calcext:value-type="float">
            <text:p>5,8112173080444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5884447097778" calcext:value-type="float">
            <text:p>1,65884447097778</text:p>
          </table:table-cell>
          <table:table-cell office:value-type="float" office:value="148900" calcext:value-type="float">
            <text:p>148900</text:p>
          </table:table-cell>
          <table:table-cell office:value-type="float" office:value="207.034005403519" calcext:value-type="float">
            <text:p>207,034005403519</text:p>
          </table:table-cell>
          <table:table-cell office:value-type="float" office:value="0" calcext:value-type="float">
            <text:p>0</text:p>
          </table:table-cell>
          <table:table-cell office:value-type="float" office:value="0.85380482673645" calcext:value-type="float">
            <text:p>0,85380482673645</text:p>
          </table:table-cell>
          <table:table-cell office:value-type="float" office:value="214.455688238144" calcext:value-type="float">
            <text:p>214,455688238144</text:p>
          </table:table-cell>
          <table:table-cell office:value-type="float" office:value="38712" calcext:value-type="float">
            <text:p>38712</text:p>
          </table:table-cell>
          <table:table-cell office:value-type="float" office:value="1.83983302116394" calcext:value-type="float">
            <text:p>1,839833021163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225929260254" calcext:value-type="float">
            <text:p>1,21225929260254</text:p>
          </table:table-cell>
          <table:table-cell office:value-type="float" office:value="216.307657003403" calcext:value-type="float">
            <text:p>216,307657003403</text:p>
          </table:table-cell>
          <table:table-cell table:formula="of:=[.U96]-([.T96]+[.H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3862800598145" calcext:value-type="float">
            <text:p>0,313862800598145</text:p>
          </table:table-cell>
          <table:table-cell office:value-type="float" office:value="36" calcext:value-type="float">
            <text:p>36</text:p>
          </table:table-cell>
          <table:table-cell office:value-type="float" office:value="4.97571325302124" calcext:value-type="float">
            <text:p>4,97571325302124</text:p>
          </table:table-cell>
          <table:table-cell office:value-type="float" office:value="0" calcext:value-type="float">
            <text:p>0</text:p>
          </table:table-cell>
          <table:table-cell office:value-type="float" office:value="0.421836376190186" calcext:value-type="float">
            <text:p>0,421836376190186</text:p>
          </table:table-cell>
          <table:table-cell office:value-type="float" office:value="5.71145629882813" calcext:value-type="float">
            <text:p>5,7114562988281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8184900283813" calcext:value-type="float">
            <text:p>1,68184900283813</text:p>
          </table:table-cell>
          <table:table-cell office:value-type="float" office:value="151857" calcext:value-type="float">
            <text:p>151857</text:p>
          </table:table-cell>
          <table:table-cell office:value-type="float" office:value="208.733291387558" calcext:value-type="float">
            <text:p>208,733291387558</text:p>
          </table:table-cell>
          <table:table-cell office:value-type="float" office:value="0" calcext:value-type="float">
            <text:p>0</text:p>
          </table:table-cell>
          <table:table-cell office:value-type="float" office:value="7.95736169815064" calcext:value-type="float">
            <text:p>7,95736169815064</text:p>
          </table:table-cell>
          <table:table-cell office:value-type="float" office:value="223.445436954498" calcext:value-type="float">
            <text:p>223,445436954498</text:p>
          </table:table-cell>
          <table:table-cell office:value-type="float" office:value="38712" calcext:value-type="float">
            <text:p>38712</text:p>
          </table:table-cell>
          <table:table-cell office:value-type="float" office:value="1.78660559654236" calcext:value-type="float">
            <text:p>1,78660559654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3361539840698" calcext:value-type="float">
            <text:p>7,73361539840698</text:p>
          </table:table-cell>
          <table:table-cell office:value-type="float" office:value="222.971672534943" calcext:value-type="float">
            <text:p>222,971672534943</text:p>
          </table:table-cell>
          <table:table-cell table:formula="of:=[.U97]-([.T97]+[.H9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9415616989136" calcext:value-type="float">
            <text:p>0,269415616989136</text:p>
          </table:table-cell>
          <table:table-cell office:value-type="float" office:value="5" calcext:value-type="float">
            <text:p>5</text:p>
          </table:table-cell>
          <table:table-cell office:value-type="float" office:value="5.07794809341431" calcext:value-type="float">
            <text:p>5,07794809341431</text:p>
          </table:table-cell>
          <table:table-cell office:value-type="float" office:value="0" calcext:value-type="float">
            <text:p>0</text:p>
          </table:table-cell>
          <table:table-cell office:value-type="float" office:value="0.423886775970459" calcext:value-type="float">
            <text:p>0,423886775970459</text:p>
          </table:table-cell>
          <table:table-cell office:value-type="float" office:value="5.7712926864624" calcext:value-type="float">
            <text:p>5,771292686462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9923901557922" calcext:value-type="float">
            <text:p>1,69923901557922</text:p>
          </table:table-cell>
          <table:table-cell office:value-type="float" office:value="149570" calcext:value-type="float">
            <text:p>149570</text:p>
          </table:table-cell>
          <table:table-cell office:value-type="float" office:value="205.08255147934" calcext:value-type="float">
            <text:p>205,08255147934</text:p>
          </table:table-cell>
          <table:table-cell office:value-type="float" office:value="0" calcext:value-type="float">
            <text:p>0</text:p>
          </table:table-cell>
          <table:table-cell office:value-type="float" office:value="1.81886601448059" calcext:value-type="float">
            <text:p>1,81886601448059</text:p>
          </table:table-cell>
          <table:table-cell office:value-type="float" office:value="213.572934627533" calcext:value-type="float">
            <text:p>213,572934627533</text:p>
          </table:table-cell>
          <table:table-cell office:value-type="float" office:value="38712" calcext:value-type="float">
            <text:p>38712</text:p>
          </table:table-cell>
          <table:table-cell office:value-type="float" office:value="1.89032340049744" calcext:value-type="float">
            <text:p>1,89032340049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758892059326" calcext:value-type="float">
            <text:p>1,69758892059326</text:p>
          </table:table-cell>
          <table:table-cell office:value-type="float" office:value="217.937831401825" calcext:value-type="float">
            <text:p>217,937831401825</text:p>
          </table:table-cell>
          <table:table-cell table:formula="of:=[.U98]-([.T98]+[.H9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6033639907837" calcext:value-type="float">
            <text:p>0,276033639907837</text:p>
          </table:table-cell>
          <table:table-cell office:value-type="float" office:value="4" calcext:value-type="float">
            <text:p>4</text:p>
          </table:table-cell>
          <table:table-cell office:value-type="float" office:value="5.11711549758911" calcext:value-type="float">
            <text:p>5,11711549758911</text:p>
          </table:table-cell>
          <table:table-cell office:value-type="float" office:value="0" calcext:value-type="float">
            <text:p>0</text:p>
          </table:table-cell>
          <table:table-cell office:value-type="float" office:value="0.506886720657349" calcext:value-type="float">
            <text:p>0,506886720657349</text:p>
          </table:table-cell>
          <table:table-cell office:value-type="float" office:value="5.90007925033569" calcext:value-type="float">
            <text:p>5,90007925033569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05470085144" calcext:value-type="float">
            <text:p>1,6705470085144</text:p>
          </table:table-cell>
          <table:table-cell office:value-type="float" office:value="149160" calcext:value-type="float">
            <text:p>149160</text:p>
          </table:table-cell>
          <table:table-cell office:value-type="float" office:value="209.387679576874" calcext:value-type="float">
            <text:p>209,387679576874</text:p>
          </table:table-cell>
          <table:table-cell office:value-type="float" office:value="0" calcext:value-type="float">
            <text:p>0</text:p>
          </table:table-cell>
          <table:table-cell office:value-type="float" office:value="1.35712862014771" calcext:value-type="float">
            <text:p>1,35712862014771</text:p>
          </table:table-cell>
          <table:table-cell office:value-type="float" office:value="217.356207847595" calcext:value-type="float">
            <text:p>217,356207847595</text:p>
          </table:table-cell>
          <table:table-cell office:value-type="float" office:value="38712" calcext:value-type="float">
            <text:p>38712</text:p>
          </table:table-cell>
          <table:table-cell office:value-type="float" office:value="1.99342942237854" calcext:value-type="float">
            <text:p>1,99342942237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9671673774719" calcext:value-type="float">
            <text:p>1,49671673774719</text:p>
          </table:table-cell>
          <table:table-cell office:value-type="float" office:value="215.414407253265" calcext:value-type="float">
            <text:p>215,414407253265</text:p>
          </table:table-cell>
          <table:table-cell table:formula="of:=[.U99]-([.T99]+[.H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45195627212524" calcext:value-type="float">
            <text:p>0,245195627212524</text:p>
          </table:table-cell>
          <table:table-cell office:value-type="float" office:value="1" calcext:value-type="float">
            <text:p>1</text:p>
          </table:table-cell>
          <table:table-cell office:value-type="float" office:value="4.99442863464356" calcext:value-type="float">
            <text:p>4,99442863464356</text:p>
          </table:table-cell>
          <table:table-cell office:value-type="float" office:value="0" calcext:value-type="float">
            <text:p>0</text:p>
          </table:table-cell>
          <table:table-cell office:value-type="float" office:value="0.512062549591064" calcext:value-type="float">
            <text:p>0,512062549591064</text:p>
          </table:table-cell>
          <table:table-cell office:value-type="float" office:value="5.75171542167664" calcext:value-type="float">
            <text:p>5,75171542167664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67899346351624" calcext:value-type="float">
            <text:p>1,67899346351624</text:p>
          </table:table-cell>
          <table:table-cell office:value-type="float" office:value="148907" calcext:value-type="float">
            <text:p>148907</text:p>
          </table:table-cell>
          <table:table-cell office:value-type="float" office:value="205.60626578331" calcext:value-type="float">
            <text:p>205,60626578331</text:p>
          </table:table-cell>
          <table:table-cell office:value-type="float" office:value="0" calcext:value-type="float">
            <text:p>0</text:p>
          </table:table-cell>
          <table:table-cell office:value-type="float" office:value="1.10564708709717" calcext:value-type="float">
            <text:p>1,10564708709717</text:p>
          </table:table-cell>
          <table:table-cell office:value-type="float" office:value="213.273154735565" calcext:value-type="float">
            <text:p>213,273154735565</text:p>
          </table:table-cell>
          <table:table-cell office:value-type="float" office:value="38712" calcext:value-type="float">
            <text:p>38712</text:p>
          </table:table-cell>
          <table:table-cell office:value-type="float" office:value="1.8457567691803" calcext:value-type="float">
            <text:p>1,8457567691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785703659058" calcext:value-type="float">
            <text:p>1,05785703659058</text:p>
          </table:table-cell>
          <table:table-cell office:value-type="float" office:value="216.568536043167" calcext:value-type="float">
            <text:p>216,568536043167</text:p>
          </table:table-cell>
          <table:table-cell table:formula="of:=[.U100]-([.T100]+[.H10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9766435623169" calcext:value-type="float">
            <text:p>0,409766435623169</text:p>
          </table:table-cell>
          <table:table-cell office:value-type="float" office:value="58" calcext:value-type="float">
            <text:p>58</text:p>
          </table:table-cell>
          <table:table-cell office:value-type="float" office:value="14.1166317462921" calcext:value-type="float">
            <text:p>14,1166317462921</text:p>
          </table:table-cell>
          <table:table-cell office:value-type="float" office:value="0" calcext:value-type="float">
            <text:p>0</text:p>
          </table:table-cell>
          <table:table-cell office:value-type="float" office:value="0.681531667709351" calcext:value-type="float">
            <text:p>0,681531667709351</text:p>
          </table:table-cell>
          <table:table-cell office:value-type="float" office:value="15.2079646587372" calcext:value-type="float">
            <text:p>15,20796465873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2193622589111" calcext:value-type="float">
            <text:p>2,22193622589111</text:p>
          </table:table-cell>
          <table:table-cell office:value-type="float" office:value="158517" calcext:value-type="float">
            <text:p>158517</text:p>
          </table:table-cell>
          <table:table-cell office:value-type="float" office:value="265.394616365433" calcext:value-type="float">
            <text:p>265,394616365433</text:p>
          </table:table-cell>
          <table:table-cell office:value-type="float" office:value="0" calcext:value-type="float">
            <text:p>0</text:p>
          </table:table-cell>
          <table:table-cell office:value-type="float" office:value="13.6695263385773" calcext:value-type="float">
            <text:p>13,6695263385773</text:p>
          </table:table-cell>
          <table:table-cell office:value-type="float" office:value="293.918424129486" calcext:value-type="float">
            <text:p>293,91842412948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905626297" calcext:value-type="float">
            <text:p>2,35790562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7154433727264" calcext:value-type="float">
            <text:p>13,7154433727264</text:p>
          </table:table-cell>
          <table:table-cell office:value-type="float" office:value="297.834326505661" calcext:value-type="float">
            <text:p>297,834326505661</text:p>
          </table:table-cell>
          <table:table-cell table:formula="of:=[.U101]-([.T101]+[.H10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6016063690186" calcext:value-type="float">
            <text:p>0,456016063690186</text:p>
          </table:table-cell>
          <table:table-cell office:value-type="float" office:value="17" calcext:value-type="float">
            <text:p>17</text:p>
          </table:table-cell>
          <table:table-cell office:value-type="float" office:value="13.4994652271271" calcext:value-type="float">
            <text:p>13,4994652271271</text:p>
          </table:table-cell>
          <table:table-cell office:value-type="float" office:value="0" calcext:value-type="float">
            <text:p>0</text:p>
          </table:table-cell>
          <table:table-cell office:value-type="float" office:value="0.700320243835449" calcext:value-type="float">
            <text:p>0,700320243835449</text:p>
          </table:table-cell>
          <table:table-cell office:value-type="float" office:value="14.6558387279511" calcext:value-type="float">
            <text:p>14,655838727951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457391738892" calcext:value-type="float">
            <text:p>2,15457391738892</text:p>
          </table:table-cell>
          <table:table-cell office:value-type="float" office:value="158259" calcext:value-type="float">
            <text:p>158259</text:p>
          </table:table-cell>
          <table:table-cell office:value-type="float" office:value="263.677187204361" calcext:value-type="float">
            <text:p>263,677187204361</text:p>
          </table:table-cell>
          <table:table-cell office:value-type="float" office:value="0" calcext:value-type="float">
            <text:p>0</text:p>
          </table:table-cell>
          <table:table-cell office:value-type="float" office:value="4.74659442901611" calcext:value-type="float">
            <text:p>4,74659442901611</text:p>
          </table:table-cell>
          <table:table-cell office:value-type="float" office:value="283.667182922363" calcext:value-type="float">
            <text:p>283,6671829223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091844558716" calcext:value-type="float">
            <text:p>2,4409184455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257261276245" calcext:value-type="float">
            <text:p>4,67257261276245</text:p>
          </table:table-cell>
          <table:table-cell office:value-type="float" office:value="289.100663661957" calcext:value-type="float">
            <text:p>289,100663661957</text:p>
          </table:table-cell>
          <table:table-cell table:formula="of:=[.U102]-([.T102]+[.H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5573835372925" calcext:value-type="float">
            <text:p>0,415573835372925</text:p>
          </table:table-cell>
          <table:table-cell office:value-type="float" office:value="58" calcext:value-type="float">
            <text:p>58</text:p>
          </table:table-cell>
          <table:table-cell office:value-type="float" office:value="13.4789555072784" calcext:value-type="float">
            <text:p>13,4789555072784</text:p>
          </table:table-cell>
          <table:table-cell office:value-type="float" office:value="0" calcext:value-type="float">
            <text:p>0</text:p>
          </table:table-cell>
          <table:table-cell office:value-type="float" office:value="0.723297357559204" calcext:value-type="float">
            <text:p>0,723297357559204</text:p>
          </table:table-cell>
          <table:table-cell office:value-type="float" office:value="14.6178636550903" calcext:value-type="float">
            <text:p>14,617863655090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129430770874" calcext:value-type="float">
            <text:p>2,2129430770874</text:p>
          </table:table-cell>
          <table:table-cell office:value-type="float" office:value="158180" calcext:value-type="float">
            <text:p>158180</text:p>
          </table:table-cell>
          <table:table-cell office:value-type="float" office:value="264.907171726227" calcext:value-type="float">
            <text:p>264,907171726227</text:p>
          </table:table-cell>
          <table:table-cell office:value-type="float" office:value="0" calcext:value-type="float">
            <text:p>0</text:p>
          </table:table-cell>
          <table:table-cell office:value-type="float" office:value="13.7409267425537" calcext:value-type="float">
            <text:p>13,7409267425537</text:p>
          </table:table-cell>
          <table:table-cell office:value-type="float" office:value="294.143372058868" calcext:value-type="float">
            <text:p>294,14337205886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444779396057" calcext:value-type="float">
            <text:p>2,404447793960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9107623100281" calcext:value-type="float">
            <text:p>13,9107623100281</text:p>
          </table:table-cell>
          <table:table-cell office:value-type="float" office:value="297.473342895508" calcext:value-type="float">
            <text:p>297,473342895508</text:p>
          </table:table-cell>
          <table:table-cell table:formula="of:=[.U103]-([.T103]+[.H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741060256958" calcext:value-type="float">
            <text:p>0,42741060256958</text:p>
          </table:table-cell>
          <table:table-cell office:value-type="float" office:value="3" calcext:value-type="float">
            <text:p>3</text:p>
          </table:table-cell>
          <table:table-cell office:value-type="float" office:value="13.5409669876099" calcext:value-type="float">
            <text:p>13,5409669876099</text:p>
          </table:table-cell>
          <table:table-cell office:value-type="float" office:value="0" calcext:value-type="float">
            <text:p>0</text:p>
          </table:table-cell>
          <table:table-cell office:value-type="float" office:value="0.7147216796875" calcext:value-type="float">
            <text:p>0,7147216796875</text:p>
          </table:table-cell>
          <table:table-cell office:value-type="float" office:value="14.6831464767456" calcext:value-type="float">
            <text:p>14,68314647674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208956718445" calcext:value-type="float">
            <text:p>2,18208956718445</text:p>
          </table:table-cell>
          <table:table-cell office:value-type="float" office:value="158064" calcext:value-type="float">
            <text:p>158064</text:p>
          </table:table-cell>
          <table:table-cell office:value-type="float" office:value="264.796621322632" calcext:value-type="float">
            <text:p>264,796621322632</text:p>
          </table:table-cell>
          <table:table-cell office:value-type="float" office:value="0" calcext:value-type="float">
            <text:p>0</text:p>
          </table:table-cell>
          <table:table-cell office:value-type="float" office:value="1.51339054107666" calcext:value-type="float">
            <text:p>1,51339054107666</text:p>
          </table:table-cell>
          <table:table-cell office:value-type="float" office:value="281.861251115799" calcext:value-type="float">
            <text:p>281,8612511157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9067602157593" calcext:value-type="float">
            <text:p>2,39067602157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86433506012" calcext:value-type="float">
            <text:p>1,7986433506012</text:p>
          </table:table-cell>
          <table:table-cell office:value-type="float" office:value="283.060701608658" calcext:value-type="float">
            <text:p>283,060701608658</text:p>
          </table:table-cell>
          <table:table-cell table:formula="of:=[.U104]-([.T104]+[.H10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0921087265015" calcext:value-type="float">
            <text:p>0,420921087265015</text:p>
          </table:table-cell>
          <table:table-cell office:value-type="float" office:value="2" calcext:value-type="float">
            <text:p>2</text:p>
          </table:table-cell>
          <table:table-cell office:value-type="float" office:value="13.4495151042938" calcext:value-type="float">
            <text:p>13,4495151042938</text:p>
          </table:table-cell>
          <table:table-cell office:value-type="float" office:value="0" calcext:value-type="float">
            <text:p>0</text:p>
          </table:table-cell>
          <table:table-cell office:value-type="float" office:value="0.73731803894043" calcext:value-type="float">
            <text:p>0,73731803894043</text:p>
          </table:table-cell>
          <table:table-cell office:value-type="float" office:value="14.6077909469604" calcext:value-type="float">
            <text:p>14,6077909469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464853286743" calcext:value-type="float">
            <text:p>2,16464853286743</text:p>
          </table:table-cell>
          <table:table-cell office:value-type="float" office:value="158001" calcext:value-type="float">
            <text:p>158001</text:p>
          </table:table-cell>
          <table:table-cell office:value-type="float" office:value="266.040214776993" calcext:value-type="float">
            <text:p>266,040214776993</text:p>
          </table:table-cell>
          <table:table-cell office:value-type="float" office:value="0" calcext:value-type="float">
            <text:p>0</text:p>
          </table:table-cell>
          <table:table-cell office:value-type="float" office:value="1.3500394821167" calcext:value-type="float">
            <text:p>1,3500394821167</text:p>
          </table:table-cell>
          <table:table-cell office:value-type="float" office:value="282.81032371521" calcext:value-type="float">
            <text:p>282,8103237152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432040214539" calcext:value-type="float">
            <text:p>2,4843204021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4607496261597" calcext:value-type="float">
            <text:p>1,44607496261597</text:p>
          </table:table-cell>
          <table:table-cell office:value-type="float" office:value="295.84173822403" calcext:value-type="float">
            <text:p>295,84173822403</text:p>
          </table:table-cell>
          <table:table-cell table:formula="of:=[.U105]-([.T105]+[.H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5105829238892" calcext:value-type="float">
            <text:p>0,405105829238892</text:p>
          </table:table-cell>
          <table:table-cell office:value-type="float" office:value="3" calcext:value-type="float">
            <text:p>3</text:p>
          </table:table-cell>
          <table:table-cell office:value-type="float" office:value="14.8363091945648" calcext:value-type="float">
            <text:p>14,8363091945648</text:p>
          </table:table-cell>
          <table:table-cell office:value-type="float" office:value="0" calcext:value-type="float">
            <text:p>0</text:p>
          </table:table-cell>
          <table:table-cell office:value-type="float" office:value="0.719821453094482" calcext:value-type="float">
            <text:p>0,719821453094482</text:p>
          </table:table-cell>
          <table:table-cell office:value-type="float" office:value="15.9612729549408" calcext:value-type="float">
            <text:p>15,961272954940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746665000916" calcext:value-type="float">
            <text:p>2,15746665000916</text:p>
          </table:table-cell>
          <table:table-cell office:value-type="float" office:value="157944" calcext:value-type="float">
            <text:p>157944</text:p>
          </table:table-cell>
          <table:table-cell office:value-type="float" office:value="264.872595787048" calcext:value-type="float">
            <text:p>264,872595787048</text:p>
          </table:table-cell>
          <table:table-cell office:value-type="float" office:value="0" calcext:value-type="float">
            <text:p>0</text:p>
          </table:table-cell>
          <table:table-cell office:value-type="float" office:value="1.52809619903564" calcext:value-type="float">
            <text:p>1,52809619903564</text:p>
          </table:table-cell>
          <table:table-cell office:value-type="float" office:value="282.184865474701" calcext:value-type="float">
            <text:p>282,184865474701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886696815491" calcext:value-type="float">
            <text:p>2,31886696815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0007905960083" calcext:value-type="float">
            <text:p>1,60007905960083</text:p>
          </table:table-cell>
          <table:table-cell office:value-type="float" office:value="285.480130910873" calcext:value-type="float">
            <text:p>285,480130910873</text:p>
          </table:table-cell>
          <table:table-cell table:formula="of:=[.U106]-([.T106]+[.H10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1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04939794540405" calcext:value-type="float">
            <text:p>0,504939794540405</text:p>
          </table:table-cell>
          <table:table-cell office:value-type="float" office:value="227" calcext:value-type="float">
            <text:p>227</text:p>
          </table:table-cell>
          <table:table-cell office:value-type="float" office:value="8.7706573009491" calcext:value-type="float">
            <text:p>8,7706573009491</text:p>
          </table:table-cell>
          <table:table-cell office:value-type="float" office:value="0" calcext:value-type="float">
            <text:p>0</text:p>
          </table:table-cell>
          <table:table-cell office:value-type="float" office:value="0.777713298797607" calcext:value-type="float">
            <text:p>0,777713298797607</text:p>
          </table:table-cell>
          <table:table-cell office:value-type="float" office:value="10.0533511638641" calcext:value-type="float">
            <text:p>10,053351163864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0483484268188" calcext:value-type="float">
            <text:p>2,30483484268188</text:p>
          </table:table-cell>
          <table:table-cell office:value-type="float" office:value="154622" calcext:value-type="float">
            <text:p>154622</text:p>
          </table:table-cell>
          <table:table-cell office:value-type="float" office:value="321.485667467117" calcext:value-type="float">
            <text:p>321,485667467117</text:p>
          </table:table-cell>
          <table:table-cell office:value-type="float" office:value="0" calcext:value-type="float">
            <text:p>0</text:p>
          </table:table-cell>
          <table:table-cell office:value-type="float" office:value="86.3118777275085" calcext:value-type="float">
            <text:p>86,3118777275085</text:p>
          </table:table-cell>
          <table:table-cell office:value-type="float" office:value="417.51043343544" calcext:value-type="float">
            <text:p>417,5104334354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63688659668" calcext:value-type="float">
            <text:p>2,7663688659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.6766200065613" calcext:value-type="float">
            <text:p>89,6766200065613</text:p>
          </table:table-cell>
          <table:table-cell office:value-type="float" office:value="403.683434486389" calcext:value-type="float">
            <text:p>403,683434486389</text:p>
          </table:table-cell>
          <table:table-cell table:formula="of:=[.U107]-([.T107]+[.H10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33879041671753" calcext:value-type="float">
            <text:p>0,533879041671753</text:p>
          </table:table-cell>
          <table:table-cell office:value-type="float" office:value="2" calcext:value-type="float">
            <text:p>2</text:p>
          </table:table-cell>
          <table:table-cell office:value-type="float" office:value="7.01987028121948" calcext:value-type="float">
            <text:p>7,01987028121948</text:p>
          </table:table-cell>
          <table:table-cell office:value-type="float" office:value="0" calcext:value-type="float">
            <text:p>0</text:p>
          </table:table-cell>
          <table:table-cell office:value-type="float" office:value="0.822256326675415" calcext:value-type="float">
            <text:p>0,822256326675415</text:p>
          </table:table-cell>
          <table:table-cell office:value-type="float" office:value="8.37603998184204" calcext:value-type="float">
            <text:p>8,3760399818420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1907539367676" calcext:value-type="float">
            <text:p>2,51907539367676</text:p>
          </table:table-cell>
          <table:table-cell office:value-type="float" office:value="149137" calcext:value-type="float">
            <text:p>149137</text:p>
          </table:table-cell>
          <table:table-cell office:value-type="float" office:value="303.240215778351" calcext:value-type="float">
            <text:p>303,240215778351</text:p>
          </table:table-cell>
          <table:table-cell office:value-type="float" office:value="0" calcext:value-type="float">
            <text:p>0</text:p>
          </table:table-cell>
          <table:table-cell office:value-type="float" office:value="1.92946982383728" calcext:value-type="float">
            <text:p>1,92946982383728</text:p>
          </table:table-cell>
          <table:table-cell office:value-type="float" office:value="314.820713996887" calcext:value-type="float">
            <text:p>314,8207139968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40675354004" calcext:value-type="float">
            <text:p>2,63840675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6359686851501" calcext:value-type="float">
            <text:p>1,66359686851501</text:p>
          </table:table-cell>
          <table:table-cell office:value-type="float" office:value="305.912814617157" calcext:value-type="float">
            <text:p>305,912814617157</text:p>
          </table:table-cell>
          <table:table-cell table:formula="of:=[.U108]-([.T108]+[.H10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5237483978271" calcext:value-type="float">
            <text:p>0,355237483978271</text:p>
          </table:table-cell>
          <table:table-cell office:value-type="float" office:value="3" calcext:value-type="float">
            <text:p>3</text:p>
          </table:table-cell>
          <table:table-cell office:value-type="float" office:value="6.49933218955994" calcext:value-type="float">
            <text:p>6,49933218955994</text:p>
          </table:table-cell>
          <table:table-cell office:value-type="float" office:value="0" calcext:value-type="float">
            <text:p>0</text:p>
          </table:table-cell>
          <table:table-cell office:value-type="float" office:value="0.936131238937378" calcext:value-type="float">
            <text:p>0,936131238937378</text:p>
          </table:table-cell>
          <table:table-cell office:value-type="float" office:value="7.79074358940125" calcext:value-type="float">
            <text:p>7,790743589401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048970222473" calcext:value-type="float">
            <text:p>2,26048970222473</text:p>
          </table:table-cell>
          <table:table-cell office:value-type="float" office:value="148803" calcext:value-type="float">
            <text:p>148803</text:p>
          </table:table-cell>
          <table:table-cell office:value-type="float" office:value="280.103140354156" calcext:value-type="float">
            <text:p>280,103140354156</text:p>
          </table:table-cell>
          <table:table-cell office:value-type="float" office:value="0" calcext:value-type="float">
            <text:p>0</text:p>
          </table:table-cell>
          <table:table-cell office:value-type="float" office:value="1.99279069900513" calcext:value-type="float">
            <text:p>1,99279069900513</text:p>
          </table:table-cell>
          <table:table-cell office:value-type="float" office:value="290.802097558975" calcext:value-type="float">
            <text:p>290,80209755897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2235946655273" calcext:value-type="float">
            <text:p>2,422359466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970134735107" calcext:value-type="float">
            <text:p>1,90970134735107</text:p>
          </table:table-cell>
          <table:table-cell office:value-type="float" office:value="295.442221641541" calcext:value-type="float">
            <text:p>295,442221641541</text:p>
          </table:table-cell>
          <table:table-cell table:formula="of:=[.U109]-([.T109]+[.H10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2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3219718933105" calcext:value-type="float">
            <text:p>0,383219718933105</text:p>
          </table:table-cell>
          <table:table-cell office:value-type="float" office:value="11" calcext:value-type="float">
            <text:p>11</text:p>
          </table:table-cell>
          <table:table-cell office:value-type="float" office:value="6.5208523273468" calcext:value-type="float">
            <text:p>6,5208523273468</text:p>
          </table:table-cell>
          <table:table-cell office:value-type="float" office:value="0" calcext:value-type="float">
            <text:p>0</text:p>
          </table:table-cell>
          <table:table-cell office:value-type="float" office:value="0.926172018051147" calcext:value-type="float">
            <text:p>0,926172018051147</text:p>
          </table:table-cell>
          <table:table-cell office:value-type="float" office:value="7.83030223846436" calcext:value-type="float">
            <text:p>7,830302238464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7569079399109" calcext:value-type="float">
            <text:p>2,27569079399109</text:p>
          </table:table-cell>
          <table:table-cell office:value-type="float" office:value="150430" calcext:value-type="float">
            <text:p>150430</text:p>
          </table:table-cell>
          <table:table-cell office:value-type="float" office:value="282.350695133209" calcext:value-type="float">
            <text:p>282,350695133209</text:p>
          </table:table-cell>
          <table:table-cell office:value-type="float" office:value="0" calcext:value-type="float">
            <text:p>0</text:p>
          </table:table-cell>
          <table:table-cell office:value-type="float" office:value="4.59840202331543" calcext:value-type="float">
            <text:p>4,59840202331543</text:p>
          </table:table-cell>
          <table:table-cell office:value-type="float" office:value="295.651297330856" calcext:value-type="float">
            <text:p>295,651297330856</text:p>
          </table:table-cell>
          <table:table-cell office:value-type="float" office:value="38712" calcext:value-type="float">
            <text:p>38712</text:p>
          </table:table-cell>
          <table:table-cell office:value-type="float" office:value="2.4083616733551" calcext:value-type="float">
            <text:p>2,40836167335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9540576934814" calcext:value-type="float">
            <text:p>4,39540576934814</text:p>
          </table:table-cell>
          <table:table-cell office:value-type="float" office:value="298.158196687698" calcext:value-type="float">
            <text:p>298,158196687698</text:p>
          </table:table-cell>
          <table:table-cell table:formula="of:=[.U110]-([.T110]+[.H1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1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4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0186262130737" calcext:value-type="float">
            <text:p>0,440186262130737</text:p>
          </table:table-cell>
          <table:table-cell office:value-type="float" office:value="1" calcext:value-type="float">
            <text:p>1</text:p>
          </table:table-cell>
          <table:table-cell office:value-type="float" office:value="6.46487426757813" calcext:value-type="float">
            <text:p>6,46487426757813</text:p>
          </table:table-cell>
          <table:table-cell office:value-type="float" office:value="0" calcext:value-type="float">
            <text:p>0</text:p>
          </table:table-cell>
          <table:table-cell office:value-type="float" office:value="0.810196876525879" calcext:value-type="float">
            <text:p>0,810196876525879</text:p>
          </table:table-cell>
          <table:table-cell office:value-type="float" office:value="7.71529722213745" calcext:value-type="float">
            <text:p>7,715297222137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6335000991821" calcext:value-type="float">
            <text:p>2,26335000991821</text:p>
          </table:table-cell>
          <table:table-cell office:value-type="float" office:value="149231" calcext:value-type="float">
            <text:p>149231</text:p>
          </table:table-cell>
          <table:table-cell office:value-type="float" office:value="280.807265996933" calcext:value-type="float">
            <text:p>280,807265996933</text:p>
          </table:table-cell>
          <table:table-cell office:value-type="float" office:value="0" calcext:value-type="float">
            <text:p>0</text:p>
          </table:table-cell>
          <table:table-cell office:value-type="float" office:value="1.80692529678345" calcext:value-type="float">
            <text:p>1,80692529678345</text:p>
          </table:table-cell>
          <table:table-cell office:value-type="float" office:value="291.440371513367" calcext:value-type="float">
            <text:p>291,440371513367</text:p>
          </table:table-cell>
          <table:table-cell office:value-type="float" office:value="38712" calcext:value-type="float">
            <text:p>38712</text:p>
          </table:table-cell>
          <table:table-cell office:value-type="float" office:value="2.48382496833801" calcext:value-type="float">
            <text:p>2,483824968338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439416885376" calcext:value-type="float">
            <text:p>1,63439416885376</text:p>
          </table:table-cell>
          <table:table-cell office:value-type="float" office:value="293.519825220108" calcext:value-type="float">
            <text:p>293,519825220108</text:p>
          </table:table-cell>
          <table:table-cell table:formula="of:=[.U111]-([.T111]+[.H1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5477614402771" calcext:value-type="float">
            <text:p>0,5477614402771</text:p>
          </table:table-cell>
          <table:table-cell office:value-type="float" office:value="457" calcext:value-type="float">
            <text:p>457</text:p>
          </table:table-cell>
          <table:table-cell office:value-type="float" office:value="9.09810304641724" calcext:value-type="float">
            <text:p>9,09810304641724</text:p>
          </table:table-cell>
          <table:table-cell office:value-type="float" office:value="0" calcext:value-type="float">
            <text:p>0</text:p>
          </table:table-cell>
          <table:table-cell office:value-type="float" office:value="0.577385663986206" calcext:value-type="float">
            <text:p>0,577385663986206</text:p>
          </table:table-cell>
          <table:table-cell office:value-type="float" office:value="10.2232885360718" calcext:value-type="float">
            <text:p>10,223288536071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671339035034" calcext:value-type="float">
            <text:p>2,25671339035034</text:p>
          </table:table-cell>
          <table:table-cell office:value-type="float" office:value="160908" calcext:value-type="float">
            <text:p>160908</text:p>
          </table:table-cell>
          <table:table-cell office:value-type="float" office:value="301.000561714172" calcext:value-type="float">
            <text:p>301,000561714172</text:p>
          </table:table-cell>
          <table:table-cell office:value-type="float" office:value="0" calcext:value-type="float">
            <text:p>0</text:p>
          </table:table-cell>
          <table:table-cell office:value-type="float" office:value="23.1445918083191" calcext:value-type="float">
            <text:p>23,1445918083191</text:p>
          </table:table-cell>
          <table:table-cell office:value-type="float" office:value="334.233797311783" calcext:value-type="float">
            <text:p>334,23379731178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3655481338501" calcext:value-type="float">
            <text:p>2,536554813385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595064163208" calcext:value-type="float">
            <text:p>22,5595064163208</text:p>
          </table:table-cell>
          <table:table-cell office:value-type="float" office:value="338.019413948059" calcext:value-type="float">
            <text:p>338,019413948059</text:p>
          </table:table-cell>
          <table:table-cell table:formula="of:=[.U112]-([.T112]+[.H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3302669525147" calcext:value-type="float">
            <text:p>0,403302669525147</text:p>
          </table:table-cell>
          <table:table-cell office:value-type="float" office:value="81" calcext:value-type="float">
            <text:p>81</text:p>
          </table:table-cell>
          <table:table-cell office:value-type="float" office:value="8.4643726348877" calcext:value-type="float">
            <text:p>8,4643726348877</text:p>
          </table:table-cell>
          <table:table-cell office:value-type="float" office:value="0" calcext:value-type="float">
            <text:p>0</text:p>
          </table:table-cell>
          <table:table-cell office:value-type="float" office:value="0.551053285598755" calcext:value-type="float">
            <text:p>0,551053285598755</text:p>
          </table:table-cell>
          <table:table-cell office:value-type="float" office:value="9.41876912117004" calcext:value-type="float">
            <text:p>9,418769121170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0519690513611" calcext:value-type="float">
            <text:p>2,40519690513611</text:p>
          </table:table-cell>
          <table:table-cell office:value-type="float" office:value="159817" calcext:value-type="float">
            <text:p>159817</text:p>
          </table:table-cell>
          <table:table-cell office:value-type="float" office:value="302.143181562424" calcext:value-type="float">
            <text:p>302,143181562424</text:p>
          </table:table-cell>
          <table:table-cell office:value-type="float" office:value="0" calcext:value-type="float">
            <text:p>0</text:p>
          </table:table-cell>
          <table:table-cell office:value-type="float" office:value="6.24473094940186" calcext:value-type="float">
            <text:p>6,24473094940186</text:p>
          </table:table-cell>
          <table:table-cell office:value-type="float" office:value="319.18839263916" calcext:value-type="float">
            <text:p>319,188392639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54024863243103" calcext:value-type="float">
            <text:p>2,540248632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1800546646118" calcext:value-type="float">
            <text:p>6,41800546646118</text:p>
          </table:table-cell>
          <table:table-cell office:value-type="float" office:value="321.554339408874" calcext:value-type="float">
            <text:p>321,554339408874</text:p>
          </table:table-cell>
          <table:table-cell table:formula="of:=[.U113]-([.T113]+[.H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96861791610718" calcext:value-type="float">
            <text:p>0,396861791610718</text:p>
          </table:table-cell>
          <table:table-cell office:value-type="float" office:value="24" calcext:value-type="float">
            <text:p>24</text:p>
          </table:table-cell>
          <table:table-cell office:value-type="float" office:value="10.2997996807098" calcext:value-type="float">
            <text:p>10,2997996807098</text:p>
          </table:table-cell>
          <table:table-cell office:value-type="float" office:value="0" calcext:value-type="float">
            <text:p>0</text:p>
          </table:table-cell>
          <table:table-cell office:value-type="float" office:value="0.60545802116394" calcext:value-type="float">
            <text:p>0,60545802116394</text:p>
          </table:table-cell>
          <table:table-cell office:value-type="float" office:value="11.3021612167358" calcext:value-type="float">
            <text:p>11,30216121673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4485101699829" calcext:value-type="float">
            <text:p>2,34485101699829</text:p>
          </table:table-cell>
          <table:table-cell office:value-type="float" office:value="158334" calcext:value-type="float">
            <text:p>158334</text:p>
          </table:table-cell>
          <table:table-cell office:value-type="float" office:value="308.476605415344" calcext:value-type="float">
            <text:p>308,476605415344</text:p>
          </table:table-cell>
          <table:table-cell office:value-type="float" office:value="0" calcext:value-type="float">
            <text:p>0</text:p>
          </table:table-cell>
          <table:table-cell office:value-type="float" office:value="4.03425860404968" calcext:value-type="float">
            <text:p>4,03425860404968</text:p>
          </table:table-cell>
          <table:table-cell office:value-type="float" office:value="325.329738616943" calcext:value-type="float">
            <text:p>325,329738616943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44995880127" calcext:value-type="float">
            <text:p>2,5944995880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8565034866333" calcext:value-type="float">
            <text:p>4,18565034866333</text:p>
          </table:table-cell>
          <table:table-cell office:value-type="float" office:value="1982.17997694016" calcext:value-type="float">
            <text:p>1982,17997694016</text:p>
          </table:table-cell>
          <table:table-cell table:formula="of:=[.U114]-([.T114]+[.H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7833566665649" calcext:value-type="float">
            <text:p>0,417833566665649</text:p>
          </table:table-cell>
          <table:table-cell office:value-type="float" office:value="25" calcext:value-type="float">
            <text:p>25</text:p>
          </table:table-cell>
          <table:table-cell office:value-type="float" office:value="12.8048570156097" calcext:value-type="float">
            <text:p>12,8048570156097</text:p>
          </table:table-cell>
          <table:table-cell office:value-type="float" office:value="0" calcext:value-type="float">
            <text:p>0</text:p>
          </table:table-cell>
          <table:table-cell office:value-type="float" office:value="0.683188915252686" calcext:value-type="float">
            <text:p>0,683188915252686</text:p>
          </table:table-cell>
          <table:table-cell office:value-type="float" office:value="13.9059145450592" calcext:value-type="float">
            <text:p>13,905914545059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1700797080994" calcext:value-type="float">
            <text:p>2,11700797080994</text:p>
          </table:table-cell>
          <table:table-cell office:value-type="float" office:value="158198" calcext:value-type="float">
            <text:p>158198</text:p>
          </table:table-cell>
          <table:table-cell office:value-type="float" office:value="266.526062488556" calcext:value-type="float">
            <text:p>266,526062488556</text:p>
          </table:table-cell>
          <table:table-cell office:value-type="float" office:value="0" calcext:value-type="float">
            <text:p>0</text:p>
          </table:table-cell>
          <table:table-cell office:value-type="float" office:value="6.51071119308472" calcext:value-type="float">
            <text:p>6,51071119308472</text:p>
          </table:table-cell>
          <table:table-cell office:value-type="float" office:value="288.079491853714" calcext:value-type="float">
            <text:p>288,079491853714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410427093506" calcext:value-type="float">
            <text:p>2,36410427093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849889755249" calcext:value-type="float">
            <text:p>6,51849889755249</text:p>
          </table:table-cell>
          <table:table-cell office:value-type="float" office:value="290.507563114166" calcext:value-type="float">
            <text:p>290,507563114166</text:p>
          </table:table-cell>
          <table:table-cell table:formula="of:=[.U115]-([.T115]+[.H1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ic-dag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8340950012207" calcext:value-type="float">
            <text:p>0,388340950012207</text:p>
          </table:table-cell>
          <table:table-cell office:value-type="float" office:value="1" calcext:value-type="float">
            <text:p>1</text:p>
          </table:table-cell>
          <table:table-cell office:value-type="float" office:value="16.471165895462" calcext:value-type="float">
            <text:p>16,471165895462</text:p>
          </table:table-cell>
          <table:table-cell office:value-type="float" office:value="0" calcext:value-type="float">
            <text:p>0</text:p>
          </table:table-cell>
          <table:table-cell office:value-type="float" office:value="0.852332830429077" calcext:value-type="float">
            <text:p>0,852332830429077</text:p>
          </table:table-cell>
          <table:table-cell office:value-type="float" office:value="17.7118761539459" calcext:value-type="float">
            <text:p>17,711876153945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55474281311" calcext:value-type="float">
            <text:p>2,18555474281311</text:p>
          </table:table-cell>
          <table:table-cell office:value-type="float" office:value="158061" calcext:value-type="float">
            <text:p>158061</text:p>
          </table:table-cell>
          <table:table-cell office:value-type="float" office:value="266.988511800766" calcext:value-type="float">
            <text:p>266,988511800766</text:p>
          </table:table-cell>
          <table:table-cell office:value-type="float" office:value="0" calcext:value-type="float">
            <text:p>0</text:p>
          </table:table-cell>
          <table:table-cell office:value-type="float" office:value="1.55693030357361" calcext:value-type="float">
            <text:p>1,55693030357361</text:p>
          </table:table-cell>
          <table:table-cell office:value-type="float" office:value="286.751054048538" calcext:value-type="float">
            <text:p>286,75105404853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26540184021" calcext:value-type="float">
            <text:p>2,3126540184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7851753234863" calcext:value-type="float">
            <text:p>1,97851753234863</text:p>
          </table:table-cell>
          <table:table-cell office:value-type="float" office:value="291.769321203232" calcext:value-type="float">
            <text:p>291,769321203232</text:p>
          </table:table-cell>
          <table:table-cell table:formula="of:=[.U116]-([.T116]+[.H1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_melancon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946816444397" calcext:value-type="float">
            <text:p>0,41946816444397</text:p>
          </table:table-cell>
          <table:table-cell office:value-type="float" office:value="3" calcext:value-type="float">
            <text:p>3</text:p>
          </table:table-cell>
          <table:table-cell office:value-type="float" office:value="13.2304928302765" calcext:value-type="float">
            <text:p>13,2304928302765</text:p>
          </table:table-cell>
          <table:table-cell office:value-type="float" office:value="0" calcext:value-type="float">
            <text:p>0</text:p>
          </table:table-cell>
          <table:table-cell office:value-type="float" office:value="0.738941669464111" calcext:value-type="float">
            <text:p>0,738941669464111</text:p>
          </table:table-cell>
          <table:table-cell office:value-type="float" office:value="14.3889381885529" calcext:value-type="float">
            <text:p>14,388938188552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565821647644" calcext:value-type="float">
            <text:p>2,18565821647644</text:p>
          </table:table-cell>
          <table:table-cell office:value-type="float" office:value="158168" calcext:value-type="float">
            <text:p>158168</text:p>
          </table:table-cell>
          <table:table-cell office:value-type="float" office:value="266.969212055206" calcext:value-type="float">
            <text:p>266,969212055206</text:p>
          </table:table-cell>
          <table:table-cell office:value-type="float" office:value="0" calcext:value-type="float">
            <text:p>0</text:p>
          </table:table-cell>
          <table:table-cell office:value-type="float" office:value="1.64753150939941" calcext:value-type="float">
            <text:p>1,64753150939941</text:p>
          </table:table-cell>
          <table:table-cell office:value-type="float" office:value="283.478596448898" calcext:value-type="float">
            <text:p>283,47859644889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603217124939" calcext:value-type="float">
            <text:p>2,31603217124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0421757698059" calcext:value-type="float">
            <text:p>1,80421757698059</text:p>
          </table:table-cell>
          <table:table-cell office:value-type="float" office:value="286.501857995987" calcext:value-type="float">
            <text:p>286,501857995987</text:p>
          </table:table-cell>
          <table:table-cell table:formula="of:=[.U117]-([.T117]+[.H1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84561061859131" calcext:value-type="float">
            <text:p>0,384561061859131</text:p>
          </table:table-cell>
          <table:table-cell office:value-type="float" office:value="6" calcext:value-type="float">
            <text:p>6</text:p>
          </table:table-cell>
          <table:table-cell office:value-type="float" office:value="20.1503067016602" calcext:value-type="float">
            <text:p>20,1503067016602</text:p>
          </table:table-cell>
          <table:table-cell office:value-type="float" office:value="0" calcext:value-type="float">
            <text:p>0</text:p>
          </table:table-cell>
          <table:table-cell office:value-type="float" office:value="0.997931003570557" calcext:value-type="float">
            <text:p>0,997931003570557</text:p>
          </table:table-cell>
          <table:table-cell office:value-type="float" office:value="21.532835483551" calcext:value-type="float">
            <text:p>21,5328354835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899021148682" calcext:value-type="float">
            <text:p>2,08899021148682</text:p>
          </table:table-cell>
          <table:table-cell office:value-type="float" office:value="158000" calcext:value-type="float">
            <text:p>158000</text:p>
          </table:table-cell>
          <table:table-cell office:value-type="float" office:value="264.673799276352" calcext:value-type="float">
            <text:p>264,673799276352</text:p>
          </table:table-cell>
          <table:table-cell office:value-type="float" office:value="0" calcext:value-type="float">
            <text:p>0</text:p>
          </table:table-cell>
          <table:table-cell office:value-type="float" office:value="3.81063914299011" calcext:value-type="float">
            <text:p>3,81063914299011</text:p>
          </table:table-cell>
          <table:table-cell office:value-type="float" office:value="290.006978273392" calcext:value-type="float">
            <text:p>290,00697827339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911600112915" calcext:value-type="float">
            <text:p>2,43911600112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6477966308594" calcext:value-type="float">
            <text:p>3,66477966308594</text:p>
          </table:table-cell>
          <table:table-cell office:value-type="float" office:value="293.270627498627" calcext:value-type="float">
            <text:p>293,270627498627</text:p>
          </table:table-cell>
          <table:table-cell table:formula="of:=[.U118]-([.T118]+[.H1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72249841690063" calcext:value-type="float">
            <text:p>0,372249841690063</text:p>
          </table:table-cell>
          <table:table-cell office:value-type="float" office:value="2" calcext:value-type="float">
            <text:p>2</text:p>
          </table:table-cell>
          <table:table-cell office:value-type="float" office:value="19.8342921733856" calcext:value-type="float">
            <text:p>19,8342921733856</text:p>
          </table:table-cell>
          <table:table-cell office:value-type="float" office:value="0" calcext:value-type="float">
            <text:p>0</text:p>
          </table:table-cell>
          <table:table-cell office:value-type="float" office:value="1.09578943252563" calcext:value-type="float">
            <text:p>1,09578943252563</text:p>
          </table:table-cell>
          <table:table-cell office:value-type="float" office:value="21.302369594574" calcext:value-type="float">
            <text:p>21,30236959457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4523983001709" calcext:value-type="float">
            <text:p>2,14523983001709</text:p>
          </table:table-cell>
          <table:table-cell office:value-type="float" office:value="157893" calcext:value-type="float">
            <text:p>157893</text:p>
          </table:table-cell>
          <table:table-cell office:value-type="float" office:value="266.816743135452" calcext:value-type="float">
            <text:p>266,816743135452</text:p>
          </table:table-cell>
          <table:table-cell office:value-type="float" office:value="0" calcext:value-type="float">
            <text:p>0</text:p>
          </table:table-cell>
          <table:table-cell office:value-type="float" office:value="1.96074485778809" calcext:value-type="float">
            <text:p>1,96074485778809</text:p>
          </table:table-cell>
          <table:table-cell office:value-type="float" office:value="290.632500648499" calcext:value-type="float">
            <text:p>290,63250064849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58447647095" calcext:value-type="float">
            <text:p>2,35758447647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1213145256042" calcext:value-type="float">
            <text:p>2,51213145256042</text:p>
          </table:table-cell>
          <table:table-cell office:value-type="float" office:value="299.38721036911" calcext:value-type="float">
            <text:p>299,38721036911</text:p>
          </table:table-cell>
          <table:table-cell table:formula="of:=[.U119]-([.T119]+[.H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8234863281" calcext:value-type="float">
            <text:p>0,429878234863281</text:p>
          </table:table-cell>
          <table:table-cell office:value-type="float" office:value="1" calcext:value-type="float">
            <text:p>1</text:p>
          </table:table-cell>
          <table:table-cell office:value-type="float" office:value="39.670521736145" calcext:value-type="float">
            <text:p>39,670521736145</text:p>
          </table:table-cell>
          <table:table-cell office:value-type="float" office:value="0" calcext:value-type="float">
            <text:p>0</text:p>
          </table:table-cell>
          <table:table-cell office:value-type="float" office:value="3.40001392364502" calcext:value-type="float">
            <text:p>3,40001392364502</text:p>
          </table:table-cell>
          <table:table-cell office:value-type="float" office:value="43.5004508495331" calcext:value-type="float">
            <text:p>43,500450849533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3775315284729" calcext:value-type="float">
            <text:p>2,23775315284729</text:p>
          </table:table-cell>
          <table:table-cell office:value-type="float" office:value="157820" calcext:value-type="float">
            <text:p>157820</text:p>
          </table:table-cell>
          <table:table-cell office:value-type="float" office:value="273.799244403839" calcext:value-type="float">
            <text:p>273,799244403839</text:p>
          </table:table-cell>
          <table:table-cell office:value-type="float" office:value="0" calcext:value-type="float">
            <text:p>0</text:p>
          </table:table-cell>
          <table:table-cell office:value-type="float" office:value="4.10796928405762" calcext:value-type="float">
            <text:p>4,10796928405762</text:p>
          </table:table-cell>
          <table:table-cell office:value-type="float" office:value="319.908581972122" calcext:value-type="float">
            <text:p>319,9085819721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497084617615" calcext:value-type="float">
            <text:p>2,44497084617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503385543823" calcext:value-type="float">
            <text:p>4,62503385543823</text:p>
          </table:table-cell>
          <table:table-cell office:value-type="float" office:value="325.14157128334" calcext:value-type="float">
            <text:p>325,14157128334</text:p>
          </table:table-cell>
          <table:table-cell table:formula="of:=[.U120]-([.T120]+[.H1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1426773071289" calcext:value-type="float">
            <text:p>0,421426773071289</text:p>
          </table:table-cell>
          <table:table-cell office:value-type="float" office:value="2" calcext:value-type="float">
            <text:p>2</text:p>
          </table:table-cell>
          <table:table-cell office:value-type="float" office:value="16.2274653911591" calcext:value-type="float">
            <text:p>16,2274653911591</text:p>
          </table:table-cell>
          <table:table-cell office:value-type="float" office:value="0" calcext:value-type="float">
            <text:p>0</text:p>
          </table:table-cell>
          <table:table-cell office:value-type="float" office:value="0.836558103561401" calcext:value-type="float">
            <text:p>0,836558103561401</text:p>
          </table:table-cell>
          <table:table-cell office:value-type="float" office:value="17.4854855537415" calcext:value-type="float">
            <text:p>17,485485553741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541481971741" calcext:value-type="float">
            <text:p>2,15541481971741</text:p>
          </table:table-cell>
          <table:table-cell office:value-type="float" office:value="158240" calcext:value-type="float">
            <text:p>158240</text:p>
          </table:table-cell>
          <table:table-cell office:value-type="float" office:value="270.832008361816" calcext:value-type="float">
            <text:p>270,832008361816</text:p>
          </table:table-cell>
          <table:table-cell office:value-type="float" office:value="0" calcext:value-type="float">
            <text:p>0</text:p>
          </table:table-cell>
          <table:table-cell office:value-type="float" office:value="1.70834016799927" calcext:value-type="float">
            <text:p>1,70834016799927</text:p>
          </table:table-cell>
          <table:table-cell office:value-type="float" office:value="290.413766145706" calcext:value-type="float">
            <text:p>290,41376614570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3830909729" calcext:value-type="float">
            <text:p>2,330038309097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67409706116" calcext:value-type="float">
            <text:p>2,18367409706116</text:p>
          </table:table-cell>
          <table:table-cell office:value-type="float" office:value="295.147382974625" calcext:value-type="float">
            <text:p>295,147382974625</text:p>
          </table:table-cell>
          <table:table-cell table:formula="of:=[.U121]-([.T121]+[.H1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9872274398804" calcext:value-type="float">
            <text:p>0,429872274398804</text:p>
          </table:table-cell>
          <table:table-cell office:value-type="float" office:value="4" calcext:value-type="float">
            <text:p>4</text:p>
          </table:table-cell>
          <table:table-cell office:value-type="float" office:value="16.1462690830231" calcext:value-type="float">
            <text:p>16,1462690830231</text:p>
          </table:table-cell>
          <table:table-cell office:value-type="float" office:value="0" calcext:value-type="float">
            <text:p>0</text:p>
          </table:table-cell>
          <table:table-cell office:value-type="float" office:value="0.771053075790405" calcext:value-type="float">
            <text:p>0,771053075790405</text:p>
          </table:table-cell>
          <table:table-cell office:value-type="float" office:value="17.3472309112549" calcext:value-type="float">
            <text:p>17,347230911254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8257985115051" calcext:value-type="float">
            <text:p>2,08257985115051</text:p>
          </table:table-cell>
          <table:table-cell office:value-type="float" office:value="158044" calcext:value-type="float">
            <text:p>158044</text:p>
          </table:table-cell>
          <table:table-cell office:value-type="float" office:value="271.416341543198" calcext:value-type="float">
            <text:p>271,416341543198</text:p>
          </table:table-cell>
          <table:table-cell office:value-type="float" office:value="0" calcext:value-type="float">
            <text:p>0</text:p>
          </table:table-cell>
          <table:table-cell office:value-type="float" office:value="2.2841305732727" calcext:value-type="float">
            <text:p>2,2841305732727</text:p>
          </table:table-cell>
          <table:table-cell office:value-type="float" office:value="292.063613414764" calcext:value-type="float">
            <text:p>292,06361341476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607617378235" calcext:value-type="float">
            <text:p>2,42607617378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6975440979" calcext:value-type="float">
            <text:p>2,726975440979</text:p>
          </table:table-cell>
          <table:table-cell office:value-type="float" office:value="292.379623174667" calcext:value-type="float">
            <text:p>292,379623174667</text:p>
          </table:table-cell>
          <table:table-cell table:formula="of:=[.U122]-([.T122]+[.H1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754993438721" calcext:value-type="float">
            <text:p>0,432754993438721</text:p>
          </table:table-cell>
          <table:table-cell office:value-type="float" office:value="3" calcext:value-type="float">
            <text:p>3</text:p>
          </table:table-cell>
          <table:table-cell office:value-type="float" office:value="16.5807361602783" calcext:value-type="float">
            <text:p>16,5807361602783</text:p>
          </table:table-cell>
          <table:table-cell office:value-type="float" office:value="0" calcext:value-type="float">
            <text:p>0</text:p>
          </table:table-cell>
          <table:table-cell office:value-type="float" office:value="0.856928110122681" calcext:value-type="float">
            <text:p>0,856928110122681</text:p>
          </table:table-cell>
          <table:table-cell office:value-type="float" office:value="17.8704545497894" calcext:value-type="float">
            <text:p>17,870454549789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517436504364" calcext:value-type="float">
            <text:p>2,1517436504364</text:p>
          </table:table-cell>
          <table:table-cell office:value-type="float" office:value="158080" calcext:value-type="float">
            <text:p>158080</text:p>
          </table:table-cell>
          <table:table-cell office:value-type="float" office:value="272.181756258011" calcext:value-type="float">
            <text:p>272,181756258011</text:p>
          </table:table-cell>
          <table:table-cell office:value-type="float" office:value="0" calcext:value-type="float">
            <text:p>0</text:p>
          </table:table-cell>
          <table:table-cell office:value-type="float" office:value="1.97841238975525" calcext:value-type="float">
            <text:p>1,97841238975525</text:p>
          </table:table-cell>
          <table:table-cell office:value-type="float" office:value="292.98218536377" calcext:value-type="float">
            <text:p>292,98218536377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008646965027" calcext:value-type="float">
            <text:p>2,33008646965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4397759437561" calcext:value-type="float">
            <text:p>2,44397759437561</text:p>
          </table:table-cell>
          <table:table-cell office:value-type="float" office:value="293.949760913849" calcext:value-type="float">
            <text:p>293,949760913849</text:p>
          </table:table-cell>
          <table:table-cell table:formula="of:=[.U123]-([.T123]+[.H1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6696548461914" calcext:value-type="float">
            <text:p>0,416696548461914</text:p>
          </table:table-cell>
          <table:table-cell office:value-type="float" office:value="10" calcext:value-type="float">
            <text:p>10</text:p>
          </table:table-cell>
          <table:table-cell office:value-type="float" office:value="16.4788119792938" calcext:value-type="float">
            <text:p>16,4788119792938</text:p>
          </table:table-cell>
          <table:table-cell office:value-type="float" office:value="0" calcext:value-type="float">
            <text:p>0</text:p>
          </table:table-cell>
          <table:table-cell office:value-type="float" office:value="0.88055944442749" calcext:value-type="float">
            <text:p>0,88055944442749</text:p>
          </table:table-cell>
          <table:table-cell office:value-type="float" office:value="17.7761044502258" calcext:value-type="float">
            <text:p>17,776104450225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595841884613" calcext:value-type="float">
            <text:p>2,2595841884613</text:p>
          </table:table-cell>
          <table:table-cell office:value-type="float" office:value="158027" calcext:value-type="float">
            <text:p>158027</text:p>
          </table:table-cell>
          <table:table-cell office:value-type="float" office:value="270.360061645508" calcext:value-type="float">
            <text:p>270,360061645508</text:p>
          </table:table-cell>
          <table:table-cell office:value-type="float" office:value="0" calcext:value-type="float">
            <text:p>0</text:p>
          </table:table-cell>
          <table:table-cell office:value-type="float" office:value="4.21300005912781" calcext:value-type="float">
            <text:p>4,21300005912781</text:p>
          </table:table-cell>
          <table:table-cell office:value-type="float" office:value="293.439523458481" calcext:value-type="float">
            <text:p>293,439523458481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87393283844" calcext:value-type="float">
            <text:p>2,4087393283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1931347846985" calcext:value-type="float">
            <text:p>4,61931347846985</text:p>
          </table:table-cell>
          <table:table-cell office:value-type="float" office:value="295.35163974762" calcext:value-type="float">
            <text:p>295,35163974762</text:p>
          </table:table-cell>
          <table:table-cell table:formula="of:=[.U124]-([.T124]+[.H1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28630828857422" calcext:value-type="float">
            <text:p>0,428630828857422</text:p>
          </table:table-cell>
          <table:table-cell office:value-type="float" office:value="2" calcext:value-type="float">
            <text:p>2</text:p>
          </table:table-cell>
          <table:table-cell office:value-type="float" office:value="16.7117557525635" calcext:value-type="float">
            <text:p>16,7117557525635</text:p>
          </table:table-cell>
          <table:table-cell office:value-type="float" office:value="0" calcext:value-type="float">
            <text:p>0</text:p>
          </table:table-cell>
          <table:table-cell office:value-type="float" office:value="0.8847975730896" calcext:value-type="float">
            <text:p>0,8847975730896</text:p>
          </table:table-cell>
          <table:table-cell office:value-type="float" office:value="18.0252192020416" calcext:value-type="float">
            <text:p>18,025219202041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915180683136" calcext:value-type="float">
            <text:p>2,1915180683136</text:p>
          </table:table-cell>
          <table:table-cell office:value-type="float" office:value="157887" calcext:value-type="float">
            <text:p>157887</text:p>
          </table:table-cell>
          <table:table-cell office:value-type="float" office:value="271.684865713119" calcext:value-type="float">
            <text:p>271,684865713119</text:p>
          </table:table-cell>
          <table:table-cell office:value-type="float" office:value="0" calcext:value-type="float">
            <text:p>0</text:p>
          </table:table-cell>
          <table:table-cell office:value-type="float" office:value="1.72058343887329" calcext:value-type="float">
            <text:p>1,72058343887329</text:p>
          </table:table-cell>
          <table:table-cell office:value-type="float" office:value="292.256484746933" calcext:value-type="float">
            <text:p>292,25648474693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729858398437" calcext:value-type="float">
            <text:p>2,38729858398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351007461548" calcext:value-type="float">
            <text:p>2,17351007461548</text:p>
          </table:table-cell>
          <table:table-cell office:value-type="float" office:value="293.072597265244" calcext:value-type="float">
            <text:p>293,072597265244</text:p>
          </table:table-cell>
          <table:table-cell table:formula="of:=[.U125]-([.T125]+[.H1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/>University0_p_0.005.db and the TBox</text:p>
          </table:table-cell>
          <table:table-cell office:value-type="string" calcext:value-type="string">
            <text:p><text:s/>lubm-ex-20_disjoint.owl with the POS</text:p>
          </table:table-cell>
          <table:table-cell office:value-type="string" calcext:value-type="string">
            <text:p><text:s/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76846742630005" calcext:value-type="float">
            <text:p>0,676846742630005</text:p>
          </table:table-cell>
          <table:table-cell office:value-type="float" office:value="1" calcext:value-type="float">
            <text:p>1</text:p>
          </table:table-cell>
          <table:table-cell office:value-type="float" office:value="73.8570141792297" calcext:value-type="float">
            <text:p>73,8570141792297</text:p>
          </table:table-cell>
          <table:table-cell office:value-type="float" office:value="0" calcext:value-type="float">
            <text:p>0</text:p>
          </table:table-cell>
          <table:table-cell office:value-type="float" office:value="11.2123301029205" calcext:value-type="float">
            <text:p>11,2123301029205</text:p>
          </table:table-cell>
          <table:table-cell office:value-type="float" office:value="85.7462289333344" calcext:value-type="float">
            <text:p>85,746228933334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2974691390991" calcext:value-type="float">
            <text:p>2,62974691390991</text:p>
          </table:table-cell>
          <table:table-cell office:value-type="float" office:value="157856" calcext:value-type="float">
            <text:p>157856</text:p>
          </table:table-cell>
          <table:table-cell office:value-type="float" office:value="277.668473005295" calcext:value-type="float">
            <text:p>277,668473005295</text:p>
          </table:table-cell>
          <table:table-cell office:value-type="float" office:value="0" calcext:value-type="float">
            <text:p>0</text:p>
          </table:table-cell>
          <table:table-cell office:value-type="float" office:value="13.3035354614258" calcext:value-type="float">
            <text:p>13,3035354614258</text:p>
          </table:table-cell>
          <table:table-cell office:value-type="float" office:value="368.201637268066" calcext:value-type="float">
            <text:p>368,2016372680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404821395874" calcext:value-type="float">
            <text:p>2,64404821395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2079102993011" calcext:value-type="float">
            <text:p>13,2079102993011</text:p>
          </table:table-cell>
          <table:table-cell office:value-type="float" office:value="386.099971532822" calcext:value-type="float">
            <text:p>386,099971532822</text:p>
          </table:table-cell>
          <table:table-cell table:formula="of:=[.U126]-([.T126]+[.H126])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3" table:number-columns-repeated="16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7999997138977" calcext:value-type="float">
            <text:p>0,27999997138977</text:p>
          </table:table-cell>
          <table:table-cell office:value-type="float" office:value="4" calcext:value-type="float">
            <text:p>4</text:p>
          </table:table-cell>
          <table:table-cell office:value-type="float" office:value="8.04500007629395" calcext:value-type="float">
            <text:p>8,04500007629395</text:p>
          </table:table-cell>
          <table:table-cell office:value-type="float" office:value="670" calcext:value-type="float">
            <text:p>670</text:p>
          </table:table-cell>
          <table:table-cell office:value-type="float" office:value="1.16499996185303" calcext:value-type="float">
            <text:p>1,16499996185303</text:p>
          </table:table-cell>
          <table:table-cell office:value-type="float" office:value="9.49000000953674" calcext:value-type="float">
            <text:p>9,4900000095367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8900008201599" calcext:value-type="float">
            <text:p>2,48900008201599</text:p>
          </table:table-cell>
          <table:table-cell office:value-type="float" office:value="149040" calcext:value-type="float">
            <text:p>149040</text:p>
          </table:table-cell>
          <table:table-cell office:value-type="float" office:value="332.923000097275" calcext:value-type="float">
            <text:p>332,923000097275</text:p>
          </table:table-cell>
          <table:table-cell office:value-type="float" office:value="1726" calcext:value-type="float">
            <text:p>1726</text:p>
          </table:table-cell>
          <table:table-cell office:value-type="float" office:value="3.41499996185303" calcext:value-type="float">
            <text:p>3,41499996185303</text:p>
          </table:table-cell>
          <table:table-cell office:value-type="float" office:value="346.744000196457" calcext:value-type="float">
            <text:p>346,744000196457</text:p>
          </table:table-cell>
          <table:table-cell office:value-type="float" office:value="38712" calcext:value-type="float">
            <text:p>38712</text:p>
          </table:table-cell>
          <table:table-cell office:value-type="float" office:value="2.89000010490417" calcext:value-type="float">
            <text:p>2,89000010490417</text:p>
          </table:table-cell>
          <table:table-cell office:value-type="float" office:value="1059" calcext:value-type="float">
            <text:p>1059</text:p>
          </table:table-cell>
          <table:table-cell office:value-type="float" office:value="1729" calcext:value-type="float">
            <text:p>1729</text:p>
          </table:table-cell>
          <table:table-cell office:value-type="float" office:value="0.47599983215332" calcext:value-type="float">
            <text:p>0,47599983215332</text:p>
          </table:table-cell>
          <table:table-cell office:value-type="float" office:value="187.219999790192" calcext:value-type="float">
            <text:p>187,21999979019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70999813079834" calcext:value-type="float">
            <text:p>0,370999813079834</text:p>
          </table:table-cell>
          <table:table-cell office:value-type="float" office:value="6" calcext:value-type="float">
            <text:p>6</text:p>
          </table:table-cell>
          <table:table-cell office:value-type="float" office:value="12.0550000667572" calcext:value-type="float">
            <text:p>12,0550000667572</text:p>
          </table:table-cell>
          <table:table-cell office:value-type="float" office:value="628" calcext:value-type="float">
            <text:p>628</text:p>
          </table:table-cell>
          <table:table-cell office:value-type="float" office:value="4.0220000743866" calcext:value-type="float">
            <text:p>4,0220000743866</text:p>
          </table:table-cell>
          <table:table-cell office:value-type="float" office:value="16.4479999542236" calcext:value-type="float">
            <text:p>16,447999954223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6400012969971" calcext:value-type="float">
            <text:p>2,56400012969971</text:p>
          </table:table-cell>
          <table:table-cell office:value-type="float" office:value="148840" calcext:value-type="float">
            <text:p>148840</text:p>
          </table:table-cell>
          <table:table-cell office:value-type="float" office:value="310.031000137329" calcext:value-type="float">
            <text:p>310,031000137329</text:p>
          </table:table-cell>
          <table:table-cell office:value-type="float" office:value="1567" calcext:value-type="float">
            <text:p>1567</text:p>
          </table:table-cell>
          <table:table-cell office:value-type="float" office:value="10.7560000419617" calcext:value-type="float">
            <text:p>10,7560000419617</text:p>
          </table:table-cell>
          <table:table-cell office:value-type="float" office:value="335.212000131607" calcext:value-type="float">
            <text:p>335,212000131607</text:p>
          </table:table-cell>
          <table:table-cell office:value-type="float" office:value="38712" calcext:value-type="float">
            <text:p>38712</text:p>
          </table:table-cell>
          <table:table-cell office:value-type="float" office:value="2.76200008392334" calcext:value-type="float">
            <text:p>2,76200008392334</text:p>
          </table:table-cell>
          <table:table-cell office:value-type="float" office:value="939" calcext:value-type="float">
            <text:p>939</text:p>
          </table:table-cell>
          <table:table-cell office:value-type="float" office:value="1567" calcext:value-type="float">
            <text:p>1567</text:p>
          </table:table-cell>
          <table:table-cell office:value-type="float" office:value="2.64299988746643" calcext:value-type="float">
            <text:p>2,64299988746643</text:p>
          </table:table-cell>
          <table:table-cell office:value-type="float" office:value="200.704999923706" calcext:value-type="float">
            <text:p>200,704999923706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8000078201294" calcext:value-type="float">
            <text:p>0,318000078201294</text:p>
          </table:table-cell>
          <table:table-cell office:value-type="float" office:value="2" calcext:value-type="float">
            <text:p>2</text:p>
          </table:table-cell>
          <table:table-cell office:value-type="float" office:value="7.41599988937378" calcext:value-type="float">
            <text:p>7,41599988937378</text:p>
          </table:table-cell>
          <table:table-cell office:value-type="float" office:value="627" calcext:value-type="float">
            <text:p>627</text:p>
          </table:table-cell>
          <table:table-cell office:value-type="float" office:value="0.960000038146973" calcext:value-type="float">
            <text:p>0,960000038146973</text:p>
          </table:table-cell>
          <table:table-cell office:value-type="float" office:value="8.69400000572205" calcext:value-type="float">
            <text:p>8,6940000057220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5599999427795" calcext:value-type="float">
            <text:p>2,05599999427795</text:p>
          </table:table-cell>
          <table:table-cell office:value-type="float" office:value="148826" calcext:value-type="float">
            <text:p>148826</text:p>
          </table:table-cell>
          <table:table-cell office:value-type="float" office:value="247.333000183105" calcext:value-type="float">
            <text:p>247,333000183105</text:p>
          </table:table-cell>
          <table:table-cell office:value-type="float" office:value="1564" calcext:value-type="float">
            <text:p>1564</text:p>
          </table:table-cell>
          <table:table-cell office:value-type="float" office:value="2.35099983215332" calcext:value-type="float">
            <text:p>2,35099983215332</text:p>
          </table:table-cell>
          <table:table-cell office:value-type="float" office:value="258.148999929428" calcext:value-type="float">
            <text:p>258,148999929428</text:p>
          </table:table-cell>
          <table:table-cell office:value-type="float" office:value="38712" calcext:value-type="float">
            <text:p>38712</text:p>
          </table:table-cell>
          <table:table-cell office:value-type="float" office:value="2.26200008392334" calcext:value-type="float">
            <text:p>2,26200008392334</text:p>
          </table:table-cell>
          <table:table-cell office:value-type="float" office:value="937" calcext:value-type="float">
            <text:p>937</text:p>
          </table:table-cell>
          <table:table-cell office:value-type="float" office:value="1564" calcext:value-type="float">
            <text:p>1564</text:p>
          </table:table-cell>
          <table:table-cell office:value-type="float" office:value="0.390000104904175" calcext:value-type="float">
            <text:p>0,390000104904175</text:p>
          </table:table-cell>
          <table:table-cell office:value-type="float" office:value="148.924000024796" calcext:value-type="float">
            <text:p>148,924000024796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8999977111816" calcext:value-type="float">
            <text:p>0,348999977111816</text:p>
          </table:table-cell>
          <table:table-cell office:value-type="float" office:value="11" calcext:value-type="float">
            <text:p>11</text:p>
          </table:table-cell>
          <table:table-cell office:value-type="float" office:value="6.74399995803833" calcext:value-type="float">
            <text:p>6,74399995803833</text:p>
          </table:table-cell>
          <table:table-cell office:value-type="float" office:value="621" calcext:value-type="float">
            <text:p>621</text:p>
          </table:table-cell>
          <table:table-cell office:value-type="float" office:value="0.755000114440918" calcext:value-type="float">
            <text:p>0,755000114440918</text:p>
          </table:table-cell>
          <table:table-cell office:value-type="float" office:value="7.84800004959106" calcext:value-type="float">
            <text:p>7,8480000495910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0299983024597" calcext:value-type="float">
            <text:p>2,20299983024597</text:p>
          </table:table-cell>
          <table:table-cell office:value-type="float" office:value="149230" calcext:value-type="float">
            <text:p>149230</text:p>
          </table:table-cell>
          <table:table-cell office:value-type="float" office:value="286.194999933243" calcext:value-type="float">
            <text:p>286,194999933243</text:p>
          </table:table-cell>
          <table:table-cell office:value-type="float" office:value="1552" calcext:value-type="float">
            <text:p>1552</text:p>
          </table:table-cell>
          <table:table-cell office:value-type="float" office:value="5.3050000667572" calcext:value-type="float">
            <text:p>5,3050000667572</text:p>
          </table:table-cell>
          <table:table-cell office:value-type="float" office:value="300.083999872208" calcext:value-type="float">
            <text:p>300,083999872208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600003242493" calcext:value-type="float">
            <text:p>2,51600003242493</text:p>
          </table:table-cell>
          <table:table-cell office:value-type="float" office:value="932" calcext:value-type="float">
            <text:p>932</text:p>
          </table:table-cell>
          <table:table-cell office:value-type="float" office:value="1553" calcext:value-type="float">
            <text:p>1553</text:p>
          </table:table-cell>
          <table:table-cell office:value-type="float" office:value="0.35699987411499" calcext:value-type="float">
            <text:p>0,35699987411499</text:p>
          </table:table-cell>
          <table:table-cell office:value-type="float" office:value="173.181999921799" calcext:value-type="float">
            <text:p>173,181999921799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4999942779541" calcext:value-type="float">
            <text:p>0,684999942779541</text:p>
          </table:table-cell>
          <table:table-cell office:value-type="float" office:value="2" calcext:value-type="float">
            <text:p>2</text:p>
          </table:table-cell>
          <table:table-cell office:value-type="float" office:value="19.8140001296997" calcext:value-type="float">
            <text:p>19,8140001296997</text:p>
          </table:table-cell>
          <table:table-cell office:value-type="float" office:value="594" calcext:value-type="float">
            <text:p>594</text:p>
          </table:table-cell>
          <table:table-cell office:value-type="float" office:value="15.0950000286102" calcext:value-type="float">
            <text:p>15,0950000286102</text:p>
          </table:table-cell>
          <table:table-cell office:value-type="float" office:value="35.5940001010895" calcext:value-type="float">
            <text:p>35,59400010108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3.07299995422363" calcext:value-type="float">
            <text:p>3,07299995422363</text:p>
          </table:table-cell>
          <table:table-cell office:value-type="float" office:value="148734" calcext:value-type="float">
            <text:p>148734</text:p>
          </table:table-cell>
          <table:table-cell office:value-type="float" office:value="293.408000230789" calcext:value-type="float">
            <text:p>293,408000230789</text:p>
          </table:table-cell>
          <table:table-cell office:value-type="float" office:value="1506" calcext:value-type="float">
            <text:p>1506</text:p>
          </table:table-cell>
          <table:table-cell office:value-type="float" office:value="14.9269998073578" calcext:value-type="float">
            <text:p>14,9269998073578</text:p>
          </table:table-cell>
          <table:table-cell office:value-type="float" office:value="330.445999860764" calcext:value-type="float">
            <text:p>330,445999860764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300002098083" calcext:value-type="float">
            <text:p>2,75300002098083</text:p>
          </table:table-cell>
          <table:table-cell office:value-type="float" office:value="912" calcext:value-type="float">
            <text:p>912</text:p>
          </table:table-cell>
          <table:table-cell office:value-type="float" office:value="1506" calcext:value-type="float">
            <text:p>1506</text:p>
          </table:table-cell>
          <table:table-cell office:value-type="float" office:value="10.7059998512268" calcext:value-type="float">
            <text:p>10,7059998512268</text:p>
          </table:table-cell>
          <table:table-cell office:value-type="float" office:value="240.677999973297" calcext:value-type="float">
            <text:p>240,677999973297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3" calcext:value-type="float">
            <text:p>3</text:p>
          </table:table-cell>
          <table:table-cell office:value-type="float" office:value="11.7149999141693" calcext:value-type="float">
            <text:p>11,7149999141693</text:p>
          </table:table-cell>
          <table:table-cell office:value-type="float" office:value="545" calcext:value-type="float">
            <text:p>545</text:p>
          </table:table-cell>
          <table:table-cell office:value-type="float" office:value="4.09100008010864" calcext:value-type="float">
            <text:p>4,09100008010864</text:p>
          </table:table-cell>
          <table:table-cell office:value-type="float" office:value="16.25" calcext:value-type="float">
            <text:p>16,2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3200006484985" calcext:value-type="float">
            <text:p>2,53200006484985</text:p>
          </table:table-cell>
          <table:table-cell office:value-type="float" office:value="148718" calcext:value-type="float">
            <text:p>148718</text:p>
          </table:table-cell>
          <table:table-cell office:value-type="float" office:value="314.62299990654" calcext:value-type="float">
            <text:p>314,62299990654</text:p>
          </table:table-cell>
          <table:table-cell office:value-type="float" office:value="1311" calcext:value-type="float">
            <text:p>1311</text:p>
          </table:table-cell>
          <table:table-cell office:value-type="float" office:value="6.98800015449524" calcext:value-type="float">
            <text:p>6,98800015449524</text:p>
          </table:table-cell>
          <table:table-cell office:value-type="float" office:value="335.723000049591" calcext:value-type="float">
            <text:p>335,72300004959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700002670288" calcext:value-type="float">
            <text:p>2,69700002670288</text:p>
          </table:table-cell>
          <table:table-cell office:value-type="float" office:value="768" calcext:value-type="float">
            <text:p>768</text:p>
          </table:table-cell>
          <table:table-cell office:value-type="float" office:value="1313" calcext:value-type="float">
            <text:p>1313</text:p>
          </table:table-cell>
          <table:table-cell office:value-type="float" office:value="1.99500012397766" calcext:value-type="float">
            <text:p>1,99500012397766</text:p>
          </table:table-cell>
          <table:table-cell office:value-type="float" office:value="200.332999944687" calcext:value-type="float">
            <text:p>200,332999944687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08000183105469" calcext:value-type="float">
            <text:p>0,708000183105469</text:p>
          </table:table-cell>
          <table:table-cell office:value-type="float" office:value="4" calcext:value-type="float">
            <text:p>4</text:p>
          </table:table-cell>
          <table:table-cell office:value-type="float" office:value="18.0769999027252" calcext:value-type="float">
            <text:p>18,0769999027252</text:p>
          </table:table-cell>
          <table:table-cell office:value-type="float" office:value="487" calcext:value-type="float">
            <text:p>487</text:p>
          </table:table-cell>
          <table:table-cell office:value-type="float" office:value="13.2630000114441" calcext:value-type="float">
            <text:p>13,2630000114441</text:p>
          </table:table-cell>
          <table:table-cell office:value-type="float" office:value="32.0480000972748" calcext:value-type="float">
            <text:p>32,048000097274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5799999237061" calcext:value-type="float">
            <text:p>2,65799999237061</text:p>
          </table:table-cell>
          <table:table-cell office:value-type="float" office:value="148729" calcext:value-type="float">
            <text:p>148729</text:p>
          </table:table-cell>
          <table:table-cell office:value-type="float" office:value="291.623000144958" calcext:value-type="float">
            <text:p>291,623000144958</text:p>
          </table:table-cell>
          <table:table-cell office:value-type="float" office:value="1242" calcext:value-type="float">
            <text:p>1242</text:p>
          </table:table-cell>
          <table:table-cell office:value-type="float" office:value="19.6280000209808" calcext:value-type="float">
            <text:p>19,6280000209808</text:p>
          </table:table-cell>
          <table:table-cell office:value-type="float" office:value="332.006000041962" calcext:value-type="float">
            <text:p>332,006000041962</text:p>
          </table:table-cell>
          <table:table-cell office:value-type="float" office:value="38712" calcext:value-type="float">
            <text:p>38712</text:p>
          </table:table-cell>
          <table:table-cell office:value-type="float" office:value="2.75799989700317" calcext:value-type="float">
            <text:p>2,75799989700317</text:p>
          </table:table-cell>
          <table:table-cell office:value-type="float" office:value="756" calcext:value-type="float">
            <text:p>756</text:p>
          </table:table-cell>
          <table:table-cell office:value-type="float" office:value="1243" calcext:value-type="float">
            <text:p>1243</text:p>
          </table:table-cell>
          <table:table-cell office:value-type="float" office:value="10.5620000362396" calcext:value-type="float">
            <text:p>10,5620000362396</text:p>
          </table:table-cell>
          <table:table-cell office:value-type="float" office:value="216.25400018692" calcext:value-type="float">
            <text:p>216,2540001869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19000148773193" calcext:value-type="float">
            <text:p>0,419000148773193</text:p>
          </table:table-cell>
          <table:table-cell office:value-type="float" office:value="4" calcext:value-type="float">
            <text:p>4</text:p>
          </table:table-cell>
          <table:table-cell office:value-type="float" office:value="11.6979999542236" calcext:value-type="float">
            <text:p>11,6979999542236</text:p>
          </table:table-cell>
          <table:table-cell office:value-type="float" office:value="469" calcext:value-type="float">
            <text:p>469</text:p>
          </table:table-cell>
          <table:table-cell office:value-type="float" office:value="4.0789999961853" calcext:value-type="float">
            <text:p>4,0789999961853</text:p>
          </table:table-cell>
          <table:table-cell office:value-type="float" office:value="16.1970000267029" calcext:value-type="float">
            <text:p>16,197000026702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1499977111816" calcext:value-type="float">
            <text:p>2,61499977111816</text:p>
          </table:table-cell>
          <table:table-cell office:value-type="float" office:value="148942" calcext:value-type="float">
            <text:p>148942</text:p>
          </table:table-cell>
          <table:table-cell office:value-type="float" office:value="310.407999992371" calcext:value-type="float">
            <text:p>310,407999992371</text:p>
          </table:table-cell>
          <table:table-cell office:value-type="float" office:value="1192" calcext:value-type="float">
            <text:p>1192</text:p>
          </table:table-cell>
          <table:table-cell office:value-type="float" office:value="8.06500005722046" calcext:value-type="float">
            <text:p>8,06500005722046</text:p>
          </table:table-cell>
          <table:table-cell office:value-type="float" office:value="332.952999830246" calcext:value-type="float">
            <text:p>332,9529998302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099980354309" calcext:value-type="float">
            <text:p>2,63099980354309</text:p>
          </table:table-cell>
          <table:table-cell office:value-type="float" office:value="724" calcext:value-type="float">
            <text:p>724</text:p>
          </table:table-cell>
          <table:table-cell office:value-type="float" office:value="1193" calcext:value-type="float">
            <text:p>1193</text:p>
          </table:table-cell>
          <table:table-cell office:value-type="float" office:value="2.52800011634827" calcext:value-type="float">
            <text:p>2,52800011634827</text:p>
          </table:table-cell>
          <table:table-cell office:value-type="float" office:value="197.90700006485" calcext:value-type="float">
            <text:p>197,907000064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000118255615" calcext:value-type="float">
            <text:p>0,301000118255615</text:p>
          </table:table-cell>
          <table:table-cell office:value-type="float" office:value="12" calcext:value-type="float">
            <text:p>12</text:p>
          </table:table-cell>
          <table:table-cell office:value-type="float" office:value="6.87199997901917" calcext:value-type="float">
            <text:p>6,87199997901917</text:p>
          </table:table-cell>
          <table:table-cell office:value-type="float" office:value="431" calcext:value-type="float">
            <text:p>431</text:p>
          </table:table-cell>
          <table:table-cell office:value-type="float" office:value="0.835999965667725" calcext:value-type="float">
            <text:p>0,835999965667725</text:p>
          </table:table-cell>
          <table:table-cell office:value-type="float" office:value="8.00900006294251" calcext:value-type="float">
            <text:p>8,0090000629425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7599997520447" calcext:value-type="float">
            <text:p>2,57599997520447</text:p>
          </table:table-cell>
          <table:table-cell office:value-type="float" office:value="149089" calcext:value-type="float">
            <text:p>149089</text:p>
          </table:table-cell>
          <table:table-cell office:value-type="float" office:value="330.611999988556" calcext:value-type="float">
            <text:p>330,611999988556</text:p>
          </table:table-cell>
          <table:table-cell office:value-type="float" office:value="1119" calcext:value-type="float">
            <text:p>1119</text:p>
          </table:table-cell>
          <table:table-cell office:value-type="float" office:value="4.36100006103516" calcext:value-type="float">
            <text:p>4,36100006103516</text:p>
          </table:table-cell>
          <table:table-cell office:value-type="float" office:value="344.331000089645" calcext:value-type="float">
            <text:p>344,331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82499980926514" calcext:value-type="float">
            <text:p>2,82499980926514</text:p>
          </table:table-cell>
          <table:table-cell office:value-type="float" office:value="689" calcext:value-type="float">
            <text:p>689</text:p>
          </table:table-cell>
          <table:table-cell office:value-type="float" office:value="1120" calcext:value-type="float">
            <text:p>1120</text:p>
          </table:table-cell>
          <table:table-cell office:value-type="float" office:value="0.234000205993652" calcext:value-type="float">
            <text:p>0,234000205993652</text:p>
          </table:table-cell>
          <table:table-cell office:value-type="float" office:value="185.205000162125" calcext:value-type="float">
            <text:p>185,20500016212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4" calcext:value-type="float">
            <text:p>4</text:p>
          </table:table-cell>
          <table:table-cell office:value-type="float" office:value="11.5860002040863" calcext:value-type="float">
            <text:p>11,5860002040863</text:p>
          </table:table-cell>
          <table:table-cell office:value-type="float" office:value="338" calcext:value-type="float">
            <text:p>338</text:p>
          </table:table-cell>
          <table:table-cell office:value-type="float" office:value="4.03999996185303" calcext:value-type="float">
            <text:p>4,03999996185303</text:p>
          </table:table-cell>
          <table:table-cell office:value-type="float" office:value="16.0700001716614" calcext:value-type="float">
            <text:p>16,07000017166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1400003433228" calcext:value-type="float">
            <text:p>2,41400003433228</text:p>
          </table:table-cell>
          <table:table-cell office:value-type="float" office:value="148744" calcext:value-type="float">
            <text:p>148744</text:p>
          </table:table-cell>
          <table:table-cell office:value-type="float" office:value="312.624000072479" calcext:value-type="float">
            <text:p>312,624000072479</text:p>
          </table:table-cell>
          <table:table-cell office:value-type="float" office:value="883" calcext:value-type="float">
            <text:p>883</text:p>
          </table:table-cell>
          <table:table-cell office:value-type="float" office:value="7.99699997901917" calcext:value-type="float">
            <text:p>7,99699997901917</text:p>
          </table:table-cell>
          <table:table-cell office:value-type="float" office:value="334.706000089645" calcext:value-type="float">
            <text:p>334,706000089645</text:p>
          </table:table-cell>
          <table:table-cell office:value-type="float" office:value="38712" calcext:value-type="float">
            <text:p>38712</text:p>
          </table:table-cell>
          <table:table-cell office:value-type="float" office:value="2.63899993896484" calcext:value-type="float">
            <text:p>2,63899993896484</text:p>
          </table:table-cell>
          <table:table-cell office:value-type="float" office:value="546" calcext:value-type="float">
            <text:p>546</text:p>
          </table:table-cell>
          <table:table-cell office:value-type="float" office:value="884" calcext:value-type="float">
            <text:p>884</text:p>
          </table:table-cell>
          <table:table-cell office:value-type="float" office:value="1.96500015258789" calcext:value-type="float">
            <text:p>1,96500015258789</text:p>
          </table:table-cell>
          <table:table-cell office:value-type="float" office:value="198.490000009537" calcext:value-type="float">
            <text:p>198,490000009537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9999923706055" calcext:value-type="float">
            <text:p>0,329999923706055</text:p>
          </table:table-cell>
          <table:table-cell office:value-type="float" office:value="5" calcext:value-type="float">
            <text:p>5</text:p>
          </table:table-cell>
          <table:table-cell office:value-type="float" office:value="6.83599996566772" calcext:value-type="float">
            <text:p>6,83599996566772</text:p>
          </table:table-cell>
          <table:table-cell office:value-type="float" office:value="295" calcext:value-type="float">
            <text:p>295</text:p>
          </table:table-cell>
          <table:table-cell office:value-type="float" office:value="0.782999992370606" calcext:value-type="float">
            <text:p>0,782999992370606</text:p>
          </table:table-cell>
          <table:table-cell office:value-type="float" office:value="7.94899988174439" calcext:value-type="float">
            <text:p>7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8400001525879" calcext:value-type="float">
            <text:p>2,18400001525879</text:p>
          </table:table-cell>
          <table:table-cell office:value-type="float" office:value="149415" calcext:value-type="float">
            <text:p>149415</text:p>
          </table:table-cell>
          <table:table-cell office:value-type="float" office:value="287.213000059128" calcext:value-type="float">
            <text:p>287,213000059128</text:p>
          </table:table-cell>
          <table:table-cell office:value-type="float" office:value="734" calcext:value-type="float">
            <text:p>734</text:p>
          </table:table-cell>
          <table:table-cell office:value-type="float" office:value="3.08999991416931" calcext:value-type="float">
            <text:p>3,08999991416931</text:p>
          </table:table-cell>
          <table:table-cell office:value-type="float" office:value="299.12299990654" calcext:value-type="float">
            <text:p>299,1229999065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9400010108948" calcext:value-type="float">
            <text:p>2,59400010108948</text:p>
          </table:table-cell>
          <table:table-cell office:value-type="float" office:value="439" calcext:value-type="float">
            <text:p>439</text:p>
          </table:table-cell>
          <table:table-cell office:value-type="float" office:value="734" calcext:value-type="float">
            <text:p>734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176.089999914169" calcext:value-type="float">
            <text:p>176,089999914169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57000064849854" calcext:value-type="float">
            <text:p>0,657000064849854</text:p>
          </table:table-cell>
          <table:table-cell office:value-type="float" office:value="4" calcext:value-type="float">
            <text:p>4</text:p>
          </table:table-cell>
          <table:table-cell office:value-type="float" office:value="17.7039999961853" calcext:value-type="float">
            <text:p>17,7039999961853</text:p>
          </table:table-cell>
          <table:table-cell office:value-type="float" office:value="294" calcext:value-type="float">
            <text:p>294</text:p>
          </table:table-cell>
          <table:table-cell office:value-type="float" office:value="13.0409998893738" calcext:value-type="float">
            <text:p>13,0409998893738</text:p>
          </table:table-cell>
          <table:table-cell office:value-type="float" office:value="31.4019999504089" calcext:value-type="float">
            <text:p>31,401999950408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9299993515015" calcext:value-type="float">
            <text:p>2,59299993515015</text:p>
          </table:table-cell>
          <table:table-cell office:value-type="float" office:value="148776" calcext:value-type="float">
            <text:p>148776</text:p>
          </table:table-cell>
          <table:table-cell office:value-type="float" office:value="291.763000011444" calcext:value-type="float">
            <text:p>291,763000011444</text:p>
          </table:table-cell>
          <table:table-cell office:value-type="float" office:value="773" calcext:value-type="float">
            <text:p>773</text:p>
          </table:table-cell>
          <table:table-cell office:value-type="float" office:value="19.3840000629425" calcext:value-type="float">
            <text:p>19,3840000629425</text:p>
          </table:table-cell>
          <table:table-cell office:value-type="float" office:value="331.954999923706" calcext:value-type="float">
            <text:p>331,9549999237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85400009155273" calcext:value-type="float">
            <text:p>2,85400009155273</text:p>
          </table:table-cell>
          <table:table-cell office:value-type="float" office:value="479" calcext:value-type="float">
            <text:p>479</text:p>
          </table:table-cell>
          <table:table-cell office:value-type="float" office:value="773" calcext:value-type="float">
            <text:p>773</text:p>
          </table:table-cell>
          <table:table-cell office:value-type="float" office:value="8.75" calcext:value-type="float">
            <text:p>8,75</text:p>
          </table:table-cell>
          <table:table-cell office:value-type="float" office:value="214.019999980927" calcext:value-type="float">
            <text:p>214,019999980927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76800012588501" calcext:value-type="float">
            <text:p>0,76800012588501</text:p>
          </table:table-cell>
          <table:table-cell office:value-type="float" office:value="1" calcext:value-type="float">
            <text:p>1</text:p>
          </table:table-cell>
          <table:table-cell office:value-type="float" office:value="18.8199999332428" calcext:value-type="float">
            <text:p>18,8199999332428</text:p>
          </table:table-cell>
          <table:table-cell office:value-type="float" office:value="276" calcext:value-type="float">
            <text:p>276</text:p>
          </table:table-cell>
          <table:table-cell office:value-type="float" office:value="13.3500001430511" calcext:value-type="float">
            <text:p>13,3500001430511</text:p>
          </table:table-cell>
          <table:table-cell office:value-type="float" office:value="32.938000202179" calcext:value-type="float">
            <text:p>32,93800020217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7000007629395" calcext:value-type="float">
            <text:p>2,67000007629395</text:p>
          </table:table-cell>
          <table:table-cell office:value-type="float" office:value="148688" calcext:value-type="float">
            <text:p>148688</text:p>
          </table:table-cell>
          <table:table-cell office:value-type="float" office:value="316.490000009537" calcext:value-type="float">
            <text:p>316,490000009537</text:p>
          </table:table-cell>
          <table:table-cell office:value-type="float" office:value="710" calcext:value-type="float">
            <text:p>710</text:p>
          </table:table-cell>
          <table:table-cell office:value-type="float" office:value="15.2410001754761" calcext:value-type="float">
            <text:p>15,2410001754761</text:p>
          </table:table-cell>
          <table:table-cell office:value-type="float" office:value="353.226000070572" calcext:value-type="float">
            <text:p>353,226000070572</text:p>
          </table:table-cell>
          <table:table-cell office:value-type="float" office:value="38712" calcext:value-type="float">
            <text:p>38712</text:p>
          </table:table-cell>
          <table:table-cell office:value-type="float" office:value="2.90799999237061" calcext:value-type="float">
            <text:p>2,90799999237061</text:p>
          </table:table-cell>
          <table:table-cell office:value-type="float" office:value="435" calcext:value-type="float">
            <text:p>435</text:p>
          </table:table-cell>
          <table:table-cell office:value-type="float" office:value="711" calcext:value-type="float">
            <text:p>711</text:p>
          </table:table-cell>
          <table:table-cell office:value-type="float" office:value="6.9779999256134" calcext:value-type="float">
            <text:p>6,9779999256134</text:p>
          </table:table-cell>
          <table:table-cell office:value-type="float" office:value="225.717000007629" calcext:value-type="float">
            <text:p>225,71700000762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2000036239624" calcext:value-type="float">
            <text:p>0,312000036239624</text:p>
          </table:table-cell>
          <table:table-cell office:value-type="float" office:value="2" calcext:value-type="float">
            <text:p>2</text:p>
          </table:table-cell>
          <table:table-cell office:value-type="float" office:value="6.8989999294281" calcext:value-type="float">
            <text:p>6,8989999294281</text:p>
          </table:table-cell>
          <table:table-cell office:value-type="float" office:value="269" calcext:value-type="float">
            <text:p>269</text:p>
          </table:table-cell>
          <table:table-cell office:value-type="float" office:value="0.934999942779541" calcext:value-type="float">
            <text:p>0,934999942779541</text:p>
          </table:table-cell>
          <table:table-cell office:value-type="float" office:value="8.14599990844727" calcext:value-type="float">
            <text:p>8,1459999084472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1399998664856" calcext:value-type="float">
            <text:p>2,21399998664856</text:p>
          </table:table-cell>
          <table:table-cell office:value-type="float" office:value="148927" calcext:value-type="float">
            <text:p>148927</text:p>
          </table:table-cell>
          <table:table-cell office:value-type="float" office:value="286.868999958038" calcext:value-type="float">
            <text:p>286,868999958038</text:p>
          </table:table-cell>
          <table:table-cell office:value-type="float" office:value="713" calcext:value-type="float">
            <text:p>713</text:p>
          </table:table-cell>
          <table:table-cell office:value-type="float" office:value="2.12199997901916" calcext:value-type="float">
            <text:p>2,12199997901916</text:p>
          </table:table-cell>
          <table:table-cell office:value-type="float" office:value="297.629999876022" calcext:value-type="float">
            <text:p>297,62999987602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00005340576" calcext:value-type="float">
            <text:p>2,51900005340576</text:p>
          </table:table-cell>
          <table:table-cell office:value-type="float" office:value="444" calcext:value-type="float">
            <text:p>444</text:p>
          </table:table-cell>
          <table:table-cell office:value-type="float" office:value="713" calcext:value-type="float">
            <text:p>713</text:p>
          </table:table-cell>
          <table:table-cell office:value-type="float" office:value="0.325999975204468" calcext:value-type="float">
            <text:p>0,325999975204468</text:p>
          </table:table-cell>
          <table:table-cell office:value-type="float" office:value="174.820999860764" calcext:value-type="float">
            <text:p>174,820999860764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28000068664551" calcext:value-type="float">
            <text:p>0,328000068664551</text:p>
          </table:table-cell>
          <table:table-cell office:value-type="float" office:value="2" calcext:value-type="float">
            <text:p>2</text:p>
          </table:table-cell>
          <table:table-cell office:value-type="float" office:value="11.9570000171661" calcext:value-type="float">
            <text:p>11,9570000171661</text:p>
          </table:table-cell>
          <table:table-cell office:value-type="float" office:value="264" calcext:value-type="float">
            <text:p>264</text:p>
          </table:table-cell>
          <table:table-cell office:value-type="float" office:value="4.12399983406067" calcext:value-type="float">
            <text:p>4,12399983406067</text:p>
          </table:table-cell>
          <table:table-cell office:value-type="float" office:value="16.4089999198914" calcext:value-type="float">
            <text:p>16,408999919891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52999997138977" calcext:value-type="float">
            <text:p>2,52999997138977</text:p>
          </table:table-cell>
          <table:table-cell office:value-type="float" office:value="148807" calcext:value-type="float">
            <text:p>148807</text:p>
          </table:table-cell>
          <table:table-cell office:value-type="float" office:value="311.829999923706" calcext:value-type="float">
            <text:p>311,829999923706</text:p>
          </table:table-cell>
          <table:table-cell office:value-type="float" office:value="699" calcext:value-type="float">
            <text:p>699</text:p>
          </table:table-cell>
          <table:table-cell office:value-type="float" office:value="5.88499999046326" calcext:value-type="float">
            <text:p>5,88499999046326</text:p>
          </table:table-cell>
          <table:table-cell office:value-type="float" office:value="332.101999998093" calcext:value-type="float">
            <text:p>332,101999998093</text:p>
          </table:table-cell>
          <table:table-cell office:value-type="float" office:value="38712" calcext:value-type="float">
            <text:p>38712</text:p>
          </table:table-cell>
          <table:table-cell office:value-type="float" office:value="2.60599994659424" calcext:value-type="float">
            <text:p>2,60599994659424</text:p>
          </table:table-cell>
          <table:table-cell office:value-type="float" office:value="435" calcext:value-type="float">
            <text:p>435</text:p>
          </table:table-cell>
          <table:table-cell office:value-type="float" office:value="699" calcext:value-type="float">
            <text:p>699</text:p>
          </table:table-cell>
          <table:table-cell office:value-type="float" office:value="2.42599987983704" calcext:value-type="float">
            <text:p>2,42599987983704</text:p>
          </table:table-cell>
          <table:table-cell office:value-type="float" office:value="199.267999887466" calcext:value-type="float">
            <text:p>199,267999887466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8000106811523" calcext:value-type="float">
            <text:p>0,288000106811523</text:p>
          </table:table-cell>
          <table:table-cell office:value-type="float" office:value="1" calcext:value-type="float">
            <text:p>1</text:p>
          </table:table-cell>
          <table:table-cell office:value-type="float" office:value="6.65599989891052" calcext:value-type="float">
            <text:p>6,65599989891052</text:p>
          </table:table-cell>
          <table:table-cell office:value-type="float" office:value="231" calcext:value-type="float">
            <text:p>231</text:p>
          </table:table-cell>
          <table:table-cell office:value-type="float" office:value="0.892000198364258" calcext:value-type="float">
            <text:p>0,892000198364258</text:p>
          </table:table-cell>
          <table:table-cell office:value-type="float" office:value="7.8360002040863" calcext:value-type="float">
            <text:p>7,8360002040863</text:p>
          </table:table-cell>
          <table:table-cell office:value-type="float" office:value="148667" calcext:value-type="float">
            <text:p>148667</text:p>
          </table:table-cell>
          <table:table-cell office:value-type="float" office:value="1.99300003051758" calcext:value-type="float">
            <text:p>1,99300003051758</text:p>
          </table:table-cell>
          <table:table-cell office:value-type="float" office:value="148864" calcext:value-type="float">
            <text:p>148864</text:p>
          </table:table-cell>
          <table:table-cell office:value-type="float" office:value="260.050999879837" calcext:value-type="float">
            <text:p>260,050999879837</text:p>
          </table:table-cell>
          <table:table-cell office:value-type="float" office:value="593" calcext:value-type="float">
            <text:p>593</text:p>
          </table:table-cell>
          <table:table-cell office:value-type="float" office:value="1.99699997901917" calcext:value-type="float">
            <text:p>1,99699997901917</text:p>
          </table:table-cell>
          <table:table-cell office:value-type="float" office:value="270.646999835968" calcext:value-type="float">
            <text:p>270,646999835968</text:p>
          </table:table-cell>
          <table:table-cell office:value-type="float" office:value="38712" calcext:value-type="float">
            <text:p>38712</text:p>
          </table:table-cell>
          <table:table-cell office:value-type="float" office:value="2.30800008773804" calcext:value-type="float">
            <text:p>2,30800008773804</text:p>
          </table:table-cell>
          <table:table-cell office:value-type="float" office:value="363" calcext:value-type="float">
            <text:p>363</text:p>
          </table:table-cell>
          <table:table-cell office:value-type="float" office:value="594" calcext:value-type="float">
            <text:p>594</text:p>
          </table:table-cell>
          <table:table-cell office:value-type="float" office:value="0.438000202178955" calcext:value-type="float">
            <text:p>0,438000202178955</text:p>
          </table:table-cell>
          <table:table-cell office:value-type="float" office:value="160.367000102997" calcext:value-type="float">
            <text:p>160,367000102997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546999931335449" calcext:value-type="float">
            <text:p>0,546999931335449</text:p>
          </table:table-cell>
          <table:table-cell office:value-type="float" office:value="3" calcext:value-type="float">
            <text:p>3</text:p>
          </table:table-cell>
          <table:table-cell office:value-type="float" office:value="18.8650000095367" calcext:value-type="float">
            <text:p>18,8650000095367</text:p>
          </table:table-cell>
          <table:table-cell office:value-type="float" office:value="225" calcext:value-type="float">
            <text:p>225</text:p>
          </table:table-cell>
          <table:table-cell office:value-type="float" office:value="13.5820000171661" calcext:value-type="float">
            <text:p>13,5820000171661</text:p>
          </table:table-cell>
          <table:table-cell office:value-type="float" office:value="32.9939999580383" calcext:value-type="float">
            <text:p>32,993999958038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69800019264221" calcext:value-type="float">
            <text:p>2,69800019264221</text:p>
          </table:table-cell>
          <table:table-cell office:value-type="float" office:value="148706" calcext:value-type="float">
            <text:p>148706</text:p>
          </table:table-cell>
          <table:table-cell office:value-type="float" office:value="289.901999950409" calcext:value-type="float">
            <text:p>289,901999950409</text:p>
          </table:table-cell>
          <table:table-cell office:value-type="float" office:value="580" calcext:value-type="float">
            <text:p>580</text:p>
          </table:table-cell>
          <table:table-cell office:value-type="float" office:value="17.675999879837" calcext:value-type="float">
            <text:p>17,675999879837</text:p>
          </table:table-cell>
          <table:table-cell office:value-type="float" office:value="329.019000053406" calcext:value-type="float">
            <text:p>329,019000053406</text:p>
          </table:table-cell>
          <table:table-cell office:value-type="float" office:value="38712" calcext:value-type="float">
            <text:p>38712</text:p>
          </table:table-cell>
          <table:table-cell office:value-type="float" office:value="2.72099995613098" calcext:value-type="float">
            <text:p>2,72099995613098</text:p>
          </table:table-cell>
          <table:table-cell office:value-type="float" office:value="355" calcext:value-type="float">
            <text:p>355</text:p>
          </table:table-cell>
          <table:table-cell office:value-type="float" office:value="580" calcext:value-type="float">
            <text:p>580</text:p>
          </table:table-cell>
          <table:table-cell office:value-type="float" office:value="6.03999996185303" calcext:value-type="float">
            <text:p>6,03999996185303</text:p>
          </table:table-cell>
          <table:table-cell office:value-type="float" office:value="211.733999967575" calcext:value-type="float">
            <text:p>211,733999967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681999921798706" calcext:value-type="float">
            <text:p>0,681999921798706</text:p>
          </table:table-cell>
          <table:table-cell office:value-type="float" office:value="2" calcext:value-type="float">
            <text:p>2</text:p>
          </table:table-cell>
          <table:table-cell office:value-type="float" office:value="20.4579999446869" calcext:value-type="float">
            <text:p>20,4579999446869</text:p>
          </table:table-cell>
          <table:table-cell office:value-type="float" office:value="221" calcext:value-type="float">
            <text:p>221</text:p>
          </table:table-cell>
          <table:table-cell office:value-type="float" office:value="15.0729999542236" calcext:value-type="float">
            <text:p>15,0729999542236</text:p>
          </table:table-cell>
          <table:table-cell office:value-type="float" office:value="36.2129998207092" calcext:value-type="float">
            <text:p>36,2129998207092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87100005149841" calcext:value-type="float">
            <text:p>2,87100005149841</text:p>
          </table:table-cell>
          <table:table-cell office:value-type="float" office:value="148775" calcext:value-type="float">
            <text:p>148775</text:p>
          </table:table-cell>
          <table:table-cell office:value-type="float" office:value="318.25" calcext:value-type="float">
            <text:p>318,25</text:p>
          </table:table-cell>
          <table:table-cell office:value-type="float" office:value="560" calcext:value-type="float">
            <text:p>560</text:p>
          </table:table-cell>
          <table:table-cell office:value-type="float" office:value="15.8099999427795" calcext:value-type="float">
            <text:p>15,8099999427795</text:p>
          </table:table-cell>
          <table:table-cell office:value-type="float" office:value="356.960000038147" calcext:value-type="float">
            <text:p>356,9600000381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9210000038147" calcext:value-type="float">
            <text:p>2,9210000038147</text:p>
          </table:table-cell>
          <table:table-cell office:value-type="float" office:value="339" calcext:value-type="float">
            <text:p>339</text:p>
          </table:table-cell>
          <table:table-cell office:value-type="float" office:value="560" calcext:value-type="float">
            <text:p>560</text:p>
          </table:table-cell>
          <table:table-cell office:value-type="float" office:value="8.41499996185303" calcext:value-type="float">
            <text:p>8,41499996185303</text:p>
          </table:table-cell>
          <table:table-cell office:value-type="float" office:value="212.302999973297" calcext:value-type="float">
            <text:p>212,302999973297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6000108718872" calcext:value-type="float">
            <text:p>0,436000108718872</text:p>
          </table:table-cell>
          <table:table-cell office:value-type="float" office:value="10" calcext:value-type="float">
            <text:p>10</text:p>
          </table:table-cell>
          <table:table-cell office:value-type="float" office:value="32.375" calcext:value-type="float">
            <text:p>32,375</text:p>
          </table:table-cell>
          <table:table-cell office:value-type="float" office:value="217" calcext:value-type="float">
            <text:p>217</text:p>
          </table:table-cell>
          <table:table-cell office:value-type="float" office:value="1.83200001716614" calcext:value-type="float">
            <text:p>1,83200001716614</text:p>
          </table:table-cell>
          <table:table-cell office:value-type="float" office:value="34.643000125885" calcext:value-type="float">
            <text:p>34,643000125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4.06200003623962" calcext:value-type="float">
            <text:p>4,06200003623962</text:p>
          </table:table-cell>
          <table:table-cell office:value-type="float" office:value="157988" calcext:value-type="float">
            <text:p>157988</text:p>
          </table:table-cell>
          <table:table-cell office:value-type="float" office:value="503.482000112534" calcext:value-type="float">
            <text:p>503,482000112534</text:p>
          </table:table-cell>
          <table:table-cell office:value-type="float" office:value="546" calcext:value-type="float">
            <text:p>546</text:p>
          </table:table-cell>
          <table:table-cell office:value-type="float" office:value="10.5339999198914" calcext:value-type="float">
            <text:p>10,5339999198914</text:p>
          </table:table-cell>
          <table:table-cell office:value-type="float" office:value="550.373000144959" calcext:value-type="float">
            <text:p>550,373000144959</text:p>
          </table:table-cell>
          <table:table-cell office:value-type="float" office:value="43717" calcext:value-type="float">
            <text:p>43717</text:p>
          </table:table-cell>
          <table:table-cell office:value-type="float" office:value="4.50399994850159" calcext:value-type="float">
            <text:p>4,50399994850159</text:p>
          </table:table-cell>
          <table:table-cell office:value-type="float" office:value="329" calcext:value-type="float">
            <text:p>329</text:p>
          </table:table-cell>
          <table:table-cell office:value-type="float" office:value="546" calcext:value-type="float">
            <text:p>546</text:p>
          </table:table-cell>
          <table:table-cell office:value-type="float" office:value="0.634000062942505" calcext:value-type="float">
            <text:p>0,634000062942505</text:p>
          </table:table-cell>
          <table:table-cell office:value-type="float" office:value="292.091000080109" calcext:value-type="float">
            <text:p>292,09100008010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42000007629395" calcext:value-type="float">
            <text:p>0,342000007629395</text:p>
          </table:table-cell>
          <table:table-cell office:value-type="float" office:value="6" calcext:value-type="float">
            <text:p>6</text:p>
          </table:table-cell>
          <table:table-cell office:value-type="float" office:value="7.44199991226196" calcext:value-type="float">
            <text:p>7,44199991226196</text:p>
          </table:table-cell>
          <table:table-cell office:value-type="float" office:value="207" calcext:value-type="float">
            <text:p>207</text:p>
          </table:table-cell>
          <table:table-cell office:value-type="float" office:value="1.05900001525879" calcext:value-type="float">
            <text:p>1,05900001525879</text:p>
          </table:table-cell>
          <table:table-cell office:value-type="float" office:value="8.84299993515015" calcext:value-type="float">
            <text:p>8,8429999351501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399985313416" calcext:value-type="float">
            <text:p>2,35399985313416</text:p>
          </table:table-cell>
          <table:table-cell office:value-type="float" office:value="149139" calcext:value-type="float">
            <text:p>149139</text:p>
          </table:table-cell>
          <table:table-cell office:value-type="float" office:value="306.802000045776" calcext:value-type="float">
            <text:p>306,802000045776</text:p>
          </table:table-cell>
          <table:table-cell office:value-type="float" office:value="542" calcext:value-type="float">
            <text:p>542</text:p>
          </table:table-cell>
          <table:table-cell office:value-type="float" office:value="4.48200011253357" calcext:value-type="float">
            <text:p>4,48200011253357</text:p>
          </table:table-cell>
          <table:table-cell office:value-type="float" office:value="321.06200003624" calcext:value-type="float">
            <text:p>321,06200003624</text:p>
          </table:table-cell>
          <table:table-cell office:value-type="float" office:value="38712" calcext:value-type="float">
            <text:p>38712</text:p>
          </table:table-cell>
          <table:table-cell office:value-type="float" office:value="2.5550000667572" calcext:value-type="float">
            <text:p>2,5550000667572</text:p>
          </table:table-cell>
          <table:table-cell office:value-type="float" office:value="335" calcext:value-type="float">
            <text:p>335</text:p>
          </table:table-cell>
          <table:table-cell office:value-type="float" office:value="542" calcext:value-type="float">
            <text:p>542</text:p>
          </table:table-cell>
          <table:table-cell office:value-type="float" office:value="0.483999967575073" calcext:value-type="float">
            <text:p>0,483999967575073</text:p>
          </table:table-cell>
          <table:table-cell office:value-type="float" office:value="194.309000015259" calcext:value-type="float">
            <text:p>194,309000015259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3899998664856" calcext:value-type="float">
            <text:p>0,33899998664856</text:p>
          </table:table-cell>
          <table:table-cell office:value-type="float" office:value="5" calcext:value-type="float">
            <text:p>5</text:p>
          </table:table-cell>
          <table:table-cell office:value-type="float" office:value="41.6610000133514" calcext:value-type="float">
            <text:p>41,6610000133514</text:p>
          </table:table-cell>
          <table:table-cell office:value-type="float" office:value="185" calcext:value-type="float">
            <text:p>185</text:p>
          </table:table-cell>
          <table:table-cell office:value-type="float" office:value="3.39499998092651" calcext:value-type="float">
            <text:p>3,39499998092651</text:p>
          </table:table-cell>
          <table:table-cell office:value-type="float" office:value="45.3949999809265" calcext:value-type="float">
            <text:p>45,39499998092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00022888184" calcext:value-type="float">
            <text:p>2,26000022888184</text:p>
          </table:table-cell>
          <table:table-cell office:value-type="float" office:value="157911" calcext:value-type="float">
            <text:p>157911</text:p>
          </table:table-cell>
          <table:table-cell office:value-type="float" office:value="269.891999959946" calcext:value-type="float">
            <text:p>269,891999959946</text:p>
          </table:table-cell>
          <table:table-cell office:value-type="float" office:value="470" calcext:value-type="float">
            <text:p>470</text:p>
          </table:table-cell>
          <table:table-cell office:value-type="float" office:value="9.29900002479553" calcext:value-type="float">
            <text:p>9,29900002479553</text:p>
          </table:table-cell>
          <table:table-cell office:value-type="float" office:value="322.932000160217" calcext:value-type="float">
            <text:p>322,932000160217</text:p>
          </table:table-cell>
          <table:table-cell office:value-type="float" office:value="43717" calcext:value-type="float">
            <text:p>43717</text:p>
          </table:table-cell>
          <table:table-cell office:value-type="float" office:value="2.52199983596802" calcext:value-type="float">
            <text:p>2,52199983596802</text:p>
          </table:table-cell>
          <table:table-cell office:value-type="float" office:value="285" calcext:value-type="float">
            <text:p>285</text:p>
          </table:table-cell>
          <table:table-cell office:value-type="float" office:value="470" calcext:value-type="float">
            <text:p>470</text:p>
          </table:table-cell>
          <table:table-cell office:value-type="float" office:value="2.28800010681152" calcext:value-type="float">
            <text:p>2,28800010681152</text:p>
          </table:table-cell>
          <table:table-cell office:value-type="float" office:value="212.932000160217" calcext:value-type="float">
            <text:p>212,932000160217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85999917984009" calcext:value-type="float">
            <text:p>0,385999917984009</text:p>
          </table:table-cell>
          <table:table-cell office:value-type="float" office:value="6" calcext:value-type="float">
            <text:p>6</text:p>
          </table:table-cell>
          <table:table-cell office:value-type="float" office:value="11.8959999084473" calcext:value-type="float">
            <text:p>11,8959999084473</text:p>
          </table:table-cell>
          <table:table-cell office:value-type="float" office:value="159" calcext:value-type="float">
            <text:p>159</text:p>
          </table:table-cell>
          <table:table-cell office:value-type="float" office:value="3.92300009727478" calcext:value-type="float">
            <text:p>3,92300009727478</text:p>
          </table:table-cell>
          <table:table-cell office:value-type="float" office:value="16.2049999237061" calcext:value-type="float">
            <text:p>16,2049999237061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35900020599365" calcext:value-type="float">
            <text:p>2,35900020599365</text:p>
          </table:table-cell>
          <table:table-cell office:value-type="float" office:value="148781" calcext:value-type="float">
            <text:p>148781</text:p>
          </table:table-cell>
          <table:table-cell office:value-type="float" office:value="313.730000019073" calcext:value-type="float">
            <text:p>313,730000019073</text:p>
          </table:table-cell>
          <table:table-cell office:value-type="float" office:value="411" calcext:value-type="float">
            <text:p>411</text:p>
          </table:table-cell>
          <table:table-cell office:value-type="float" office:value="10.5680000782013" calcext:value-type="float">
            <text:p>10,5680000782013</text:p>
          </table:table-cell>
          <table:table-cell office:value-type="float" office:value="338.399000167847" calcext:value-type="float">
            <text:p>338,399000167847</text:p>
          </table:table-cell>
          <table:table-cell office:value-type="float" office:value="38712" calcext:value-type="float">
            <text:p>38712</text:p>
          </table:table-cell>
          <table:table-cell office:value-type="float" office:value="2.6949999332428" calcext:value-type="float">
            <text:p>2,6949999332428</text:p>
          </table:table-cell>
          <table:table-cell office:value-type="float" office:value="252" calcext:value-type="float">
            <text:p>252</text:p>
          </table:table-cell>
          <table:table-cell office:value-type="float" office:value="411" calcext:value-type="float">
            <text:p>411</text:p>
          </table:table-cell>
          <table:table-cell office:value-type="float" office:value="2.46799993515015" calcext:value-type="float">
            <text:p>2,46799993515015</text:p>
          </table:table-cell>
          <table:table-cell office:value-type="float" office:value="200.783999919891" calcext:value-type="float">
            <text:p>200,783999919891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2000160217285" calcext:value-type="float">
            <text:p>0,432000160217285</text:p>
          </table:table-cell>
          <table:table-cell office:value-type="float" office:value="3" calcext:value-type="float">
            <text:p>3</text:p>
          </table:table-cell>
          <table:table-cell office:value-type="float" office:value="41.2309999465942" calcext:value-type="float">
            <text:p>41,2309999465942</text:p>
          </table:table-cell>
          <table:table-cell office:value-type="float" office:value="97" calcext:value-type="float">
            <text:p>97</text:p>
          </table:table-cell>
          <table:table-cell office:value-type="float" office:value="3.55599999427795" calcext:value-type="float">
            <text:p>3,55599999427795</text:p>
          </table:table-cell>
          <table:table-cell office:value-type="float" office:value="45.2190001010895" calcext:value-type="float">
            <text:p>45,219000101089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9499998092651" calcext:value-type="float">
            <text:p>2,39499998092651</text:p>
          </table:table-cell>
          <table:table-cell office:value-type="float" office:value="157986" calcext:value-type="float">
            <text:p>157986</text:p>
          </table:table-cell>
          <table:table-cell office:value-type="float" office:value="270.518000125885" calcext:value-type="float">
            <text:p>270,518000125885</text:p>
          </table:table-cell>
          <table:table-cell office:value-type="float" office:value="261" calcext:value-type="float">
            <text:p>261</text:p>
          </table:table-cell>
          <table:table-cell office:value-type="float" office:value="6.75099992752075" calcext:value-type="float">
            <text:p>6,75099992752075</text:p>
          </table:table-cell>
          <table:table-cell office:value-type="float" office:value="320.838999986649" calcext:value-type="float">
            <text:p>320,838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300001144409" calcext:value-type="float">
            <text:p>2,51300001144409</text:p>
          </table:table-cell>
          <table:table-cell office:value-type="float" office:value="164" calcext:value-type="float">
            <text:p>164</text:p>
          </table:table-cell>
          <table:table-cell office:value-type="float" office:value="261" calcext:value-type="float">
            <text:p>261</text:p>
          </table:table-cell>
          <table:table-cell office:value-type="float" office:value="2.12000012397766" calcext:value-type="float">
            <text:p>2,12000012397766</text:p>
          </table:table-cell>
          <table:table-cell office:value-type="float" office:value="212.638000011444" calcext:value-type="float">
            <text:p>212,63800001144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7" calcext:value-type="float">
            <text:p>7</text:p>
          </table:table-cell>
          <table:table-cell office:value-type="float" office:value="6.6710000038147" calcext:value-type="float">
            <text:p>6,6710000038147</text:p>
          </table:table-cell>
          <table:table-cell office:value-type="float" office:value="0" calcext:value-type="float">
            <text:p>0</text:p>
          </table:table-cell>
          <table:table-cell office:value-type="float" office:value="0.934000015258789" calcext:value-type="float">
            <text:p>0,934000015258789</text:p>
          </table:table-cell>
          <table:table-cell office:value-type="float" office:value="7.90499997138977" calcext:value-type="float">
            <text:p>7,90499997138977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00999999046326" calcext:value-type="float">
            <text:p>2,00999999046326</text:p>
          </table:table-cell>
          <table:table-cell office:value-type="float" office:value="148920" calcext:value-type="float">
            <text:p>148920</text:p>
          </table:table-cell>
          <table:table-cell office:value-type="float" office:value="284.847999811172" calcext:value-type="float">
            <text:p>284,847999811172</text:p>
          </table:table-cell>
          <table:table-cell office:value-type="float" office:value="0" calcext:value-type="float">
            <text:p>0</text:p>
          </table:table-cell>
          <table:table-cell office:value-type="float" office:value="5.36800003051758" calcext:value-type="float">
            <text:p>5,36800003051758</text:p>
          </table:table-cell>
          <table:table-cell office:value-type="float" office:value="298.875999927521" calcext:value-type="float">
            <text:p>298,875999927521</text:p>
          </table:table-cell>
          <table:table-cell office:value-type="float" office:value="38712" calcext:value-type="float">
            <text:p>38712</text:p>
          </table:table-cell>
          <table:table-cell office:value-type="float" office:value="2.68500018119812" calcext:value-type="float">
            <text:p>2,685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0999975204468" calcext:value-type="float">
            <text:p>0,450999975204468</text:p>
          </table:table-cell>
          <table:table-cell office:value-type="float" office:value="197.716000080109" calcext:value-type="float">
            <text:p>197,716000080109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5099983215332" calcext:value-type="float">
            <text:p>0,35099983215332</text:p>
          </table:table-cell>
          <table:table-cell office:value-type="float" office:value="4" calcext:value-type="float">
            <text:p>4</text:p>
          </table:table-cell>
          <table:table-cell office:value-type="float" office:value="7.51800012588501" calcext:value-type="float">
            <text:p>7,51800012588501</text:p>
          </table:table-cell>
          <table:table-cell office:value-type="float" office:value="0" calcext:value-type="float">
            <text:p>0</text:p>
          </table:table-cell>
          <table:table-cell office:value-type="float" office:value="1.0460000038147" calcext:value-type="float">
            <text:p>1,0460000038147</text:p>
          </table:table-cell>
          <table:table-cell office:value-type="float" office:value="8.91499996185303" calcext:value-type="float">
            <text:p>8,9149999618530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9299998283386" calcext:value-type="float">
            <text:p>2,29299998283386</text:p>
          </table:table-cell>
          <table:table-cell office:value-type="float" office:value="149060" calcext:value-type="float">
            <text:p>149060</text:p>
          </table:table-cell>
          <table:table-cell office:value-type="float" office:value="308.233000040054" calcext:value-type="float">
            <text:p>308,233000040054</text:p>
          </table:table-cell>
          <table:table-cell office:value-type="float" office:value="0" calcext:value-type="float">
            <text:p>0</text:p>
          </table:table-cell>
          <table:table-cell office:value-type="float" office:value="3.46799993515015" calcext:value-type="float">
            <text:p>3,46799993515015</text:p>
          </table:table-cell>
          <table:table-cell office:value-type="float" office:value="321.539000034332" calcext:value-type="float">
            <text:p>321,539000034332</text:p>
          </table:table-cell>
          <table:table-cell office:value-type="float" office:value="38712" calcext:value-type="float">
            <text:p>38712</text:p>
          </table:table-cell>
          <table:table-cell office:value-type="float" office:value="2.61400008201599" calcext:value-type="float">
            <text:p>2,61400008201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000095367432" calcext:value-type="float">
            <text:p>0,525000095367432</text:p>
          </table:table-cell>
          <table:table-cell office:value-type="float" office:value="190.572000026703" calcext:value-type="float">
            <text:p>190,572000026703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66999959945679" calcext:value-type="float">
            <text:p>0,266999959945679</text:p>
          </table:table-cell>
          <table:table-cell office:value-type="float" office:value="3" calcext:value-type="float">
            <text:p>3</text:p>
          </table:table-cell>
          <table:table-cell office:value-type="float" office:value="6.62999987602234" calcext:value-type="float">
            <text:p>6,62999987602234</text:p>
          </table:table-cell>
          <table:table-cell office:value-type="float" office:value="0" calcext:value-type="float">
            <text:p>0</text:p>
          </table:table-cell>
          <table:table-cell office:value-type="float" office:value="0.824999809265137" calcext:value-type="float">
            <text:p>0,824999809265137</text:p>
          </table:table-cell>
          <table:table-cell office:value-type="float" office:value="7.72299981117249" calcext:value-type="float">
            <text:p>7,7229998111724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7899990081787" calcext:value-type="float">
            <text:p>2,17899990081787</text:p>
          </table:table-cell>
          <table:table-cell office:value-type="float" office:value="148834" calcext:value-type="float">
            <text:p>148834</text:p>
          </table:table-cell>
          <table:table-cell office:value-type="float" office:value="288.273000001907" calcext:value-type="float">
            <text:p>288,273000001907</text:p>
          </table:table-cell>
          <table:table-cell office:value-type="float" office:value="0" calcext:value-type="float">
            <text:p>0</text:p>
          </table:table-cell>
          <table:table-cell office:value-type="float" office:value="2.48600006103516" calcext:value-type="float">
            <text:p>2,48600006103516</text:p>
          </table:table-cell>
          <table:table-cell office:value-type="float" office:value="299.605999946594" calcext:value-type="float">
            <text:p>299,605999946594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799990653992" calcext:value-type="float">
            <text:p>2,49799990653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7000131607056" calcext:value-type="float">
            <text:p>0,337000131607056</text:p>
          </table:table-cell>
          <table:table-cell office:value-type="float" office:value="176.337000131607" calcext:value-type="float">
            <text:p>176,337000131607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1999807357788" calcext:value-type="float">
            <text:p>0,301999807357788</text:p>
          </table:table-cell>
          <table:table-cell office:value-type="float" office:value="12" calcext:value-type="float">
            <text:p>12</text:p>
          </table:table-cell>
          <table:table-cell office:value-type="float" office:value="6.71900010108948" calcext:value-type="float">
            <text:p>6,71900010108948</text:p>
          </table:table-cell>
          <table:table-cell office:value-type="float" office:value="0" calcext:value-type="float">
            <text:p>0</text:p>
          </table:table-cell>
          <table:table-cell office:value-type="float" office:value="0.901000022888184" calcext:value-type="float">
            <text:p>0,901000022888184</text:p>
          </table:table-cell>
          <table:table-cell office:value-type="float" office:value="7.92199993133545" calcext:value-type="float">
            <text:p>7,9219999313354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999999046326" calcext:value-type="float">
            <text:p>2,25999999046326</text:p>
          </table:table-cell>
          <table:table-cell office:value-type="float" office:value="149052" calcext:value-type="float">
            <text:p>149052</text:p>
          </table:table-cell>
          <table:table-cell office:value-type="float" office:value="286.869999885559" calcext:value-type="float">
            <text:p>286,869999885559</text:p>
          </table:table-cell>
          <table:table-cell office:value-type="float" office:value="0" calcext:value-type="float">
            <text:p>0</text:p>
          </table:table-cell>
          <table:table-cell office:value-type="float" office:value="5.73900008201599" calcext:value-type="float">
            <text:p>5,73900008201599</text:p>
          </table:table-cell>
          <table:table-cell office:value-type="float" office:value="301.457999944687" calcext:value-type="float">
            <text:p>301,457999944687</text:p>
          </table:table-cell>
          <table:table-cell office:value-type="float" office:value="38712" calcext:value-type="float">
            <text:p>38712</text:p>
          </table:table-cell>
          <table:table-cell office:value-type="float" office:value="2.53999996185303" calcext:value-type="float">
            <text:p>2,539999961853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99948501587" calcext:value-type="float">
            <text:p>0,378999948501587</text:p>
          </table:table-cell>
          <table:table-cell office:value-type="float" office:value="177.138000011444" calcext:value-type="float">
            <text:p>177,138000011444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" calcext:value-type="float">
            <text:p>1</text:p>
          </table:table-cell>
          <table:table-cell office:value-type="float" office:value="6.94700002670288" calcext:value-type="float">
            <text:p>6,94700002670288</text:p>
          </table:table-cell>
          <table:table-cell office:value-type="float" office:value="0" calcext:value-type="float">
            <text:p>0</text:p>
          </table:table-cell>
          <table:table-cell office:value-type="float" office:value="0.891000032424927" calcext:value-type="float">
            <text:p>0,891000032424927</text:p>
          </table:table-cell>
          <table:table-cell office:value-type="float" office:value="8.12800002098084" calcext:value-type="float">
            <text:p>8,12800002098084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5200009346008" calcext:value-type="float">
            <text:p>2,25200009346008</text:p>
          </table:table-cell>
          <table:table-cell office:value-type="float" office:value="149032" calcext:value-type="float">
            <text:p>149032</text:p>
          </table:table-cell>
          <table:table-cell office:value-type="float" office:value="285.781000137329" calcext:value-type="float">
            <text:p>285,781000137329</text:p>
          </table:table-cell>
          <table:table-cell office:value-type="float" office:value="0" calcext:value-type="float">
            <text:p>0</text:p>
          </table:table-cell>
          <table:table-cell office:value-type="float" office:value="1.85500001907349" calcext:value-type="float">
            <text:p>1,85500001907349</text:p>
          </table:table-cell>
          <table:table-cell office:value-type="float" office:value="296.416000127792" calcext:value-type="float">
            <text:p>296,416000127792</text:p>
          </table:table-cell>
          <table:table-cell office:value-type="float" office:value="38712" calcext:value-type="float">
            <text:p>38712</text:p>
          </table:table-cell>
          <table:table-cell office:value-type="float" office:value="2.51999998092651" calcext:value-type="float">
            <text:p>2,5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7999868392944" calcext:value-type="float">
            <text:p>0,537999868392944</text:p>
          </table:table-cell>
          <table:table-cell office:value-type="float" office:value="176.644999980927" calcext:value-type="float">
            <text:p>176,644999980927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9000005722046" calcext:value-type="float">
            <text:p>0,319000005722046</text:p>
          </table:table-cell>
          <table:table-cell office:value-type="float" office:value="1" calcext:value-type="float">
            <text:p>1</text:p>
          </table:table-cell>
          <table:table-cell office:value-type="float" office:value="6.01399993896484" calcext:value-type="float">
            <text:p>6,01399993896484</text:p>
          </table:table-cell>
          <table:table-cell office:value-type="float" office:value="0" calcext:value-type="float">
            <text:p>0</text:p>
          </table:table-cell>
          <table:table-cell office:value-type="float" office:value="0.615999937057495" calcext:value-type="float">
            <text:p>0,615999937057495</text:p>
          </table:table-cell>
          <table:table-cell office:value-type="float" office:value="6.94899988174439" calcext:value-type="float">
            <text:p>6,94899988174439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6000008583069" calcext:value-type="float">
            <text:p>2,16000008583069</text:p>
          </table:table-cell>
          <table:table-cell office:value-type="float" office:value="148940" calcext:value-type="float">
            <text:p>148940</text:p>
          </table:table-cell>
          <table:table-cell office:value-type="float" office:value="317.431999921799" calcext:value-type="float">
            <text:p>317,431999921799</text:p>
          </table:table-cell>
          <table:table-cell office:value-type="float" office:value="0" calcext:value-type="float">
            <text:p>0</text:p>
          </table:table-cell>
          <table:table-cell office:value-type="float" office:value="1.9210000038147" calcext:value-type="float">
            <text:p>1,9210000038147</text:p>
          </table:table-cell>
          <table:table-cell office:value-type="float" office:value="327.401000022888" calcext:value-type="float">
            <text:p>327,401000022888</text:p>
          </table:table-cell>
          <table:table-cell office:value-type="float" office:value="38712" calcext:value-type="float">
            <text:p>38712</text:p>
          </table:table-cell>
          <table:table-cell office:value-type="float" office:value="2.87899994850159" calcext:value-type="float">
            <text:p>2,87899994850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39000082015991" calcext:value-type="float">
            <text:p>0,239000082015991</text:p>
          </table:table-cell>
          <table:table-cell office:value-type="float" office:value="207.908999919891" calcext:value-type="float">
            <text:p>207,908999919891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14000129699707" calcext:value-type="float">
            <text:p>0,314000129699707</text:p>
          </table:table-cell>
          <table:table-cell office:value-type="float" office:value="1" calcext:value-type="float">
            <text:p>1</text:p>
          </table:table-cell>
          <table:table-cell office:value-type="float" office:value="5.67499995231628" calcext:value-type="float">
            <text:p>5,67499995231628</text:p>
          </table:table-cell>
          <table:table-cell office:value-type="float" office:value="0" calcext:value-type="float">
            <text:p>0</text:p>
          </table:table-cell>
          <table:table-cell office:value-type="float" office:value="0.680999994277954" calcext:value-type="float">
            <text:p>0,680999994277954</text:p>
          </table:table-cell>
          <table:table-cell office:value-type="float" office:value="6.67000007629395" calcext:value-type="float">
            <text:p>6,67000007629395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149167" calcext:value-type="float">
            <text:p>149167</text:p>
          </table:table-cell>
          <table:table-cell office:value-type="float" office:value="282.621999979019" calcext:value-type="float">
            <text:p>282,621999979019</text:p>
          </table:table-cell>
          <table:table-cell office:value-type="float" office:value="0" calcext:value-type="float">
            <text:p>0</text:p>
          </table:table-cell>
          <table:table-cell office:value-type="float" office:value="1.4449999332428" calcext:value-type="float">
            <text:p>1,4449999332428</text:p>
          </table:table-cell>
          <table:table-cell office:value-type="float" office:value="292.054999828339" calcext:value-type="float">
            <text:p>292,054999828339</text:p>
          </table:table-cell>
          <table:table-cell office:value-type="float" office:value="38712" calcext:value-type="float">
            <text:p>38712</text:p>
          </table:table-cell>
          <table:table-cell office:value-type="float" office:value="2.49499988555908" calcext:value-type="float">
            <text:p>2,49499988555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000070571899" calcext:value-type="float">
            <text:p>0,226000070571899</text:p>
          </table:table-cell>
          <table:table-cell office:value-type="float" office:value="175.695000171661" calcext:value-type="float">
            <text:p>175,695000171661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29800009727478" calcext:value-type="float">
            <text:p>0,29800009727478</text:p>
          </table:table-cell>
          <table:table-cell office:value-type="float" office:value="20" calcext:value-type="float">
            <text:p>20</text:p>
          </table:table-cell>
          <table:table-cell office:value-type="float" office:value="5.77699995040894" calcext:value-type="float">
            <text:p>5,77699995040894</text:p>
          </table:table-cell>
          <table:table-cell office:value-type="float" office:value="0" calcext:value-type="float">
            <text:p>0</text:p>
          </table:table-cell>
          <table:table-cell office:value-type="float" office:value="0.690000057220459" calcext:value-type="float">
            <text:p>0,690000057220459</text:p>
          </table:table-cell>
          <table:table-cell office:value-type="float" office:value="6.76500010490418" calcext:value-type="float">
            <text:p>6,76500010490418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5899991989136" calcext:value-type="float">
            <text:p>2,15899991989136</text:p>
          </table:table-cell>
          <table:table-cell office:value-type="float" office:value="149346" calcext:value-type="float">
            <text:p>149346</text:p>
          </table:table-cell>
          <table:table-cell office:value-type="float" office:value="283.349999904633" calcext:value-type="float">
            <text:p>283,349999904633</text:p>
          </table:table-cell>
          <table:table-cell office:value-type="float" office:value="0" calcext:value-type="float">
            <text:p>0</text:p>
          </table:table-cell>
          <table:table-cell office:value-type="float" office:value="6.27100014686585" calcext:value-type="float">
            <text:p>6,27100014686585</text:p>
          </table:table-cell>
          <table:table-cell office:value-type="float" office:value="297.536000013351" calcext:value-type="float">
            <text:p>297,536000013351</text:p>
          </table:table-cell>
          <table:table-cell office:value-type="float" office:value="38712" calcext:value-type="float">
            <text:p>38712</text:p>
          </table:table-cell>
          <table:table-cell office:value-type="float" office:value="2.45600008964539" calcext:value-type="float">
            <text:p>2,45600008964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399995803833" calcext:value-type="float">
            <text:p>0,24399995803833</text:p>
          </table:table-cell>
          <table:table-cell office:value-type="float" office:value="173.700000047684" calcext:value-type="float">
            <text:p>173,700000047684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09999942779541" calcext:value-type="float">
            <text:p>0,309999942779541</text:p>
          </table:table-cell>
          <table:table-cell office:value-type="float" office:value="21" calcext:value-type="float">
            <text:p>21</text:p>
          </table:table-cell>
          <table:table-cell office:value-type="float" office:value="5.77999997138977" calcext:value-type="float">
            <text:p>5,77999997138977</text:p>
          </table:table-cell>
          <table:table-cell office:value-type="float" office:value="0" calcext:value-type="float">
            <text:p>0</text:p>
          </table:table-cell>
          <table:table-cell office:value-type="float" office:value="0.600000143051147" calcext:value-type="float">
            <text:p>0,600000143051147</text:p>
          </table:table-cell>
          <table:table-cell office:value-type="float" office:value="6.69000005722046" calcext:value-type="float">
            <text:p>6,69000005722046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14100003242493" calcext:value-type="float">
            <text:p>2,14100003242493</text:p>
          </table:table-cell>
          <table:table-cell office:value-type="float" office:value="149658" calcext:value-type="float">
            <text:p>149658</text:p>
          </table:table-cell>
          <table:table-cell office:value-type="float" office:value="286.558000087738" calcext:value-type="float">
            <text:p>286,558000087738</text:p>
          </table:table-cell>
          <table:table-cell office:value-type="float" office:value="0" calcext:value-type="float">
            <text:p>0</text:p>
          </table:table-cell>
          <table:table-cell office:value-type="float" office:value="6.59700012207031" calcext:value-type="float">
            <text:p>6,59700012207031</text:p>
          </table:table-cell>
          <table:table-cell office:value-type="float" office:value="301.050000190735" calcext:value-type="float">
            <text:p>301,050000190735</text:p>
          </table:table-cell>
          <table:table-cell office:value-type="float" office:value="38712" calcext:value-type="float">
            <text:p>38712</text:p>
          </table:table-cell>
          <table:table-cell office:value-type="float" office:value="2.41400003433228" calcext:value-type="float">
            <text:p>2,41400003433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999961853027" calcext:value-type="float">
            <text:p>0,289999961853027</text:p>
          </table:table-cell>
          <table:table-cell office:value-type="float" office:value="195.158999919891" calcext:value-type="float">
            <text:p>195,158999919891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0004" calcext:value-type="float">
            <text:p>110004</text:p>
          </table:table-cell>
          <table:table-cell office:value-type="float" office:value="0.332000017166138" calcext:value-type="float">
            <text:p>0,332000017166138</text:p>
          </table:table-cell>
          <table:table-cell office:value-type="float" office:value="77" calcext:value-type="float">
            <text:p>77</text:p>
          </table:table-cell>
          <table:table-cell office:value-type="float" office:value="6.61400008201599" calcext:value-type="float">
            <text:p>6,61400008201599</text:p>
          </table:table-cell>
          <table:table-cell office:value-type="float" office:value="0" calcext:value-type="float">
            <text:p>0</text:p>
          </table:table-cell>
          <table:table-cell office:value-type="float" office:value="0.648000001907349" calcext:value-type="float">
            <text:p>0,648000001907349</text:p>
          </table:table-cell>
          <table:table-cell office:value-type="float" office:value="7.59500002861023" calcext:value-type="float">
            <text:p>7,59500002861023</text:p>
          </table:table-cell>
          <table:table-cell office:value-type="float" office:value="148667" calcext:value-type="float">
            <text:p>148667</text:p>
          </table:table-cell>
          <table:table-cell office:value-type="float" office:value="2.43799996376038" calcext:value-type="float">
            <text:p>2,43799996376038</text:p>
          </table:table-cell>
          <table:table-cell office:value-type="float" office:value="149820" calcext:value-type="float">
            <text:p>149820</text:p>
          </table:table-cell>
          <table:table-cell office:value-type="float" office:value="322.108000040054" calcext:value-type="float">
            <text:p>322,108000040054</text:p>
          </table:table-cell>
          <table:table-cell office:value-type="float" office:value="0" calcext:value-type="float">
            <text:p>0</text:p>
          </table:table-cell>
          <table:table-cell office:value-type="float" office:value="24.8109998703003" calcext:value-type="float">
            <text:p>24,8109998703003</text:p>
          </table:table-cell>
          <table:table-cell office:value-type="float" office:value="356.016999959946" calcext:value-type="float">
            <text:p>356,016999959946</text:p>
          </table:table-cell>
          <table:table-cell office:value-type="float" office:value="38712" calcext:value-type="float">
            <text:p>38712</text:p>
          </table:table-cell>
          <table:table-cell office:value-type="float" office:value="2.95299983024597" calcext:value-type="float">
            <text:p>2,95299983024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8999996185303" calcext:value-type="float">
            <text:p>0,578999996185303</text:p>
          </table:table-cell>
          <table:table-cell office:value-type="float" office:value="202.424999952316" calcext:value-type="float">
            <text:p>202,424999952316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04999971389771" calcext:value-type="float">
            <text:p>0,404999971389771</text:p>
          </table:table-cell>
          <table:table-cell office:value-type="float" office:value="9" calcext:value-type="float">
            <text:p>9</text:p>
          </table:table-cell>
          <table:table-cell office:value-type="float" office:value="27.8740000724792" calcext:value-type="float">
            <text:p>27,8740000724792</text:p>
          </table:table-cell>
          <table:table-cell office:value-type="float" office:value="0" calcext:value-type="float">
            <text:p>0</text:p>
          </table:table-cell>
          <table:table-cell office:value-type="float" office:value="1.82200002670288" calcext:value-type="float">
            <text:p>1,82200002670288</text:p>
          </table:table-cell>
          <table:table-cell office:value-type="float" office:value="30.1010000705719" calcext:value-type="float">
            <text:p>30,10100007057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26100015640259" calcext:value-type="float">
            <text:p>3,26100015640259</text:p>
          </table:table-cell>
          <table:table-cell office:value-type="float" office:value="157939" calcext:value-type="float">
            <text:p>157939</text:p>
          </table:table-cell>
          <table:table-cell office:value-type="float" office:value="438.232000112534" calcext:value-type="float">
            <text:p>438,232000112534</text:p>
          </table:table-cell>
          <table:table-cell office:value-type="float" office:value="0" calcext:value-type="float">
            <text:p>0</text:p>
          </table:table-cell>
          <table:table-cell office:value-type="float" office:value="9.24899983406067" calcext:value-type="float">
            <text:p>9,24899983406067</text:p>
          </table:table-cell>
          <table:table-cell office:value-type="float" office:value="477.743000030518" calcext:value-type="float">
            <text:p>477,743000030518</text:p>
          </table:table-cell>
          <table:table-cell office:value-type="float" office:value="43717" calcext:value-type="float">
            <text:p>43717</text:p>
          </table:table-cell>
          <table:table-cell office:value-type="float" office:value="4.09100008010864" calcext:value-type="float">
            <text:p>4,091000080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9000148773193" calcext:value-type="float">
            <text:p>0,669000148773193</text:p>
          </table:table-cell>
          <table:table-cell office:value-type="float" office:value="351.548000097275" calcext:value-type="float">
            <text:p>351,548000097275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50000047683716" calcext:value-type="float">
            <text:p>0,450000047683716</text:p>
          </table:table-cell>
          <table:table-cell office:value-type="float" office:value="10" calcext:value-type="float">
            <text:p>10</text:p>
          </table:table-cell>
          <table:table-cell office:value-type="float" office:value="27.4630000591278" calcext:value-type="float">
            <text:p>27,4630000591278</text:p>
          </table:table-cell>
          <table:table-cell office:value-type="float" office:value="0" calcext:value-type="float">
            <text:p>0</text:p>
          </table:table-cell>
          <table:table-cell office:value-type="float" office:value="1.4909999370575" calcext:value-type="float">
            <text:p>1,4909999370575</text:p>
          </table:table-cell>
          <table:table-cell office:value-type="float" office:value="29.404000043869" calcext:value-type="float">
            <text:p>29,404000043869</text:p>
          </table:table-cell>
          <table:table-cell office:value-type="float" office:value="157784" calcext:value-type="float">
            <text:p>157784</text:p>
          </table:table-cell>
          <table:table-cell office:value-type="float" office:value="3.125" calcext:value-type="float">
            <text:p>3,125</text:p>
          </table:table-cell>
          <table:table-cell office:value-type="float" office:value="158078" calcext:value-type="float">
            <text:p>158078</text:p>
          </table:table-cell>
          <table:table-cell office:value-type="float" office:value="335.059000015259" calcext:value-type="float">
            <text:p>335,059000015259</text:p>
          </table:table-cell>
          <table:table-cell office:value-type="float" office:value="0" calcext:value-type="float">
            <text:p>0</text:p>
          </table:table-cell>
          <table:table-cell office:value-type="float" office:value="8.03799986839294" calcext:value-type="float">
            <text:p>8,03799986839294</text:p>
          </table:table-cell>
          <table:table-cell office:value-type="float" office:value="373.873999834061" calcext:value-type="float">
            <text:p>373,873999834061</text:p>
          </table:table-cell>
          <table:table-cell office:value-type="float" office:value="43717" calcext:value-type="float">
            <text:p>43717</text:p>
          </table:table-cell>
          <table:table-cell office:value-type="float" office:value="2.91100001335144" calcext:value-type="float">
            <text:p>2,911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8999881744385" calcext:value-type="float">
            <text:p>0,448999881744385</text:p>
          </table:table-cell>
          <table:table-cell office:value-type="float" office:value="226.355999946594" calcext:value-type="float">
            <text:p>226,355999946594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65000009536743" calcext:value-type="float">
            <text:p>0,365000009536743</text:p>
          </table:table-cell>
          <table:table-cell office:value-type="float" office:value="4" calcext:value-type="float">
            <text:p>4</text:p>
          </table:table-cell>
          <table:table-cell office:value-type="float" office:value="20.4189999103546" calcext:value-type="float">
            <text:p>20,4189999103546</text:p>
          </table:table-cell>
          <table:table-cell office:value-type="float" office:value="0" calcext:value-type="float">
            <text:p>0</text:p>
          </table:table-cell>
          <table:table-cell office:value-type="float" office:value="1.05200004577637" calcext:value-type="float">
            <text:p>1,05200004577637</text:p>
          </table:table-cell>
          <table:table-cell office:value-type="float" office:value="21.8359999656677" calcext:value-type="float">
            <text:p>21,835999965667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8900012969971" calcext:value-type="float">
            <text:p>2,18900012969971</text:p>
          </table:table-cell>
          <table:table-cell office:value-type="float" office:value="158080" calcext:value-type="float">
            <text:p>158080</text:p>
          </table:table-cell>
          <table:table-cell office:value-type="float" office:value="267.468999862671" calcext:value-type="float">
            <text:p>267,468999862671</text:p>
          </table:table-cell>
          <table:table-cell office:value-type="float" office:value="0" calcext:value-type="float">
            <text:p>0</text:p>
          </table:table-cell>
          <table:table-cell office:value-type="float" office:value="3.38000011444092" calcext:value-type="float">
            <text:p>3,38000011444092</text:p>
          </table:table-cell>
          <table:table-cell office:value-type="float" office:value="292.969000101089" calcext:value-type="float">
            <text:p>292,96900010108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1600003242493" calcext:value-type="float">
            <text:p>2,51600003242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4000005722046" calcext:value-type="float">
            <text:p>0,444000005722046</text:p>
          </table:table-cell>
          <table:table-cell office:value-type="float" office:value="184.717000007629" calcext:value-type="float">
            <text:p>184,717000007629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4000186920166" calcext:value-type="float">
            <text:p>0,254000186920166</text:p>
          </table:table-cell>
          <table:table-cell office:value-type="float" office:value="17" calcext:value-type="float">
            <text:p>17</text:p>
          </table:table-cell>
          <table:table-cell office:value-type="float" office:value="20.4799997806549" calcext:value-type="float">
            <text:p>20,4799997806549</text:p>
          </table:table-cell>
          <table:table-cell office:value-type="float" office:value="0" calcext:value-type="float">
            <text:p>0</text:p>
          </table:table-cell>
          <table:table-cell office:value-type="float" office:value="1.02900004386902" calcext:value-type="float">
            <text:p>1,02900004386902</text:p>
          </table:table-cell>
          <table:table-cell office:value-type="float" office:value="21.7630000114441" calcext:value-type="float">
            <text:p>21,763000011444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9999990463257" calcext:value-type="float">
            <text:p>2,09999990463257</text:p>
          </table:table-cell>
          <table:table-cell office:value-type="float" office:value="158218" calcext:value-type="float">
            <text:p>158218</text:p>
          </table:table-cell>
          <table:table-cell office:value-type="float" office:value="261.572000026703" calcext:value-type="float">
            <text:p>261,572000026703</text:p>
          </table:table-cell>
          <table:table-cell office:value-type="float" office:value="0" calcext:value-type="float">
            <text:p>0</text:p>
          </table:table-cell>
          <table:table-cell office:value-type="float" office:value="10.1640000343323" calcext:value-type="float">
            <text:p>10,1640000343323</text:p>
          </table:table-cell>
          <table:table-cell office:value-type="float" office:value="294.422999858856" calcext:value-type="float">
            <text:p>294,4229998588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200011253357" calcext:value-type="float">
            <text:p>2,482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185.253000020981" calcext:value-type="float">
            <text:p>185,253000020981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0999927520752" calcext:value-type="float">
            <text:p>0,250999927520752</text:p>
          </table:table-cell>
          <table:table-cell office:value-type="float" office:value="6" calcext:value-type="float">
            <text:p>6</text:p>
          </table:table-cell>
          <table:table-cell office:value-type="float" office:value="19.8719999790192" calcext:value-type="float">
            <text:p>19,8719999790192</text:p>
          </table:table-cell>
          <table:table-cell office:value-type="float" office:value="0" calcext:value-type="float">
            <text:p>0</text:p>
          </table:table-cell>
          <table:table-cell office:value-type="float" office:value="1.01600003242493" calcext:value-type="float">
            <text:p>1,01600003242493</text:p>
          </table:table-cell>
          <table:table-cell office:value-type="float" office:value="21.1389999389648" calcext:value-type="float">
            <text:p>21,138999938964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3899993896484" calcext:value-type="float">
            <text:p>2,13899993896484</text:p>
          </table:table-cell>
          <table:table-cell office:value-type="float" office:value="158333" calcext:value-type="float">
            <text:p>158333</text:p>
          </table:table-cell>
          <table:table-cell office:value-type="float" office:value="265.947999954224" calcext:value-type="float">
            <text:p>265,947999954224</text:p>
          </table:table-cell>
          <table:table-cell office:value-type="float" office:value="0" calcext:value-type="float">
            <text:p>0</text:p>
          </table:table-cell>
          <table:table-cell office:value-type="float" office:value="4.1710000038147" calcext:value-type="float">
            <text:p>4,1710000038147</text:p>
          </table:table-cell>
          <table:table-cell office:value-type="float" office:value="291.805999994278" calcext:value-type="float">
            <text:p>291,805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799991607666" calcext:value-type="float">
            <text:p>2,48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0000009536743" calcext:value-type="float">
            <text:p>0,490000009536743</text:p>
          </table:table-cell>
          <table:table-cell office:value-type="float" office:value="187.947000026703" calcext:value-type="float">
            <text:p>187,94700002670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14000034332275" calcext:value-type="float">
            <text:p>0,414000034332275</text:p>
          </table:table-cell>
          <table:table-cell office:value-type="float" office:value="3" calcext:value-type="float">
            <text:p>3</text:p>
          </table:table-cell>
          <table:table-cell office:value-type="float" office:value="40.2039999961853" calcext:value-type="float">
            <text:p>40,2039999961853</text:p>
          </table:table-cell>
          <table:table-cell office:value-type="float" office:value="0" calcext:value-type="float">
            <text:p>0</text:p>
          </table:table-cell>
          <table:table-cell office:value-type="float" office:value="3.30499982833862" calcext:value-type="float">
            <text:p>3,30499982833862</text:p>
          </table:table-cell>
          <table:table-cell office:value-type="float" office:value="43.9229998588562" calcext:value-type="float">
            <text:p>43,922999858856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6099991798401" calcext:value-type="float">
            <text:p>2,26099991798401</text:p>
          </table:table-cell>
          <table:table-cell office:value-type="float" office:value="157860" calcext:value-type="float">
            <text:p>157860</text:p>
          </table:table-cell>
          <table:table-cell office:value-type="float" office:value="269.104999780655" calcext:value-type="float">
            <text:p>269,104999780655</text:p>
          </table:table-cell>
          <table:table-cell office:value-type="float" office:value="0" calcext:value-type="float">
            <text:p>0</text:p>
          </table:table-cell>
          <table:table-cell office:value-type="float" office:value="6.77100014686585" calcext:value-type="float">
            <text:p>6,77100014686585</text:p>
          </table:table-cell>
          <table:table-cell office:value-type="float" office:value="318.322000026703" calcext:value-type="float">
            <text:p>318,322000026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3599987030029" calcext:value-type="float">
            <text:p>2,43599987030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49998664856" calcext:value-type="float">
            <text:p>2,2649998664856</text:p>
          </table:table-cell>
          <table:table-cell office:value-type="float" office:value="213.335999965668" calcext:value-type="float">
            <text:p>213,335999965668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74999904632568" calcext:value-type="float">
            <text:p>0,474999904632568</text:p>
          </table:table-cell>
          <table:table-cell office:value-type="float" office:value="1" calcext:value-type="float">
            <text:p>1</text:p>
          </table:table-cell>
          <table:table-cell office:value-type="float" office:value="41.4969999790192" calcext:value-type="float">
            <text:p>41,4969999790192</text:p>
          </table:table-cell>
          <table:table-cell office:value-type="float" office:value="0" calcext:value-type="float">
            <text:p>0</text:p>
          </table:table-cell>
          <table:table-cell office:value-type="float" office:value="3.50500011444092" calcext:value-type="float">
            <text:p>3,50500011444092</text:p>
          </table:table-cell>
          <table:table-cell office:value-type="float" office:value="45.4769999980927" calcext:value-type="float">
            <text:p>45,476999998092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24399995803833" calcext:value-type="float">
            <text:p>2,24399995803833</text:p>
          </table:table-cell>
          <table:table-cell office:value-type="float" office:value="157869" calcext:value-type="float">
            <text:p>157869</text:p>
          </table:table-cell>
          <table:table-cell office:value-type="float" office:value="269.84299993515" calcext:value-type="float">
            <text:p>269,84299993515</text:p>
          </table:table-cell>
          <table:table-cell office:value-type="float" office:value="0" calcext:value-type="float">
            <text:p>0</text:p>
          </table:table-cell>
          <table:table-cell office:value-type="float" office:value="4.74000000953674" calcext:value-type="float">
            <text:p>4,74000000953674</text:p>
          </table:table-cell>
          <table:table-cell office:value-type="float" office:value="318.260999917984" calcext:value-type="float">
            <text:p>318,260999917984</text:p>
          </table:table-cell>
          <table:table-cell office:value-type="float" office:value="43717" calcext:value-type="float">
            <text:p>43717</text:p>
          </table:table-cell>
          <table:table-cell office:value-type="float" office:value="2.42500019073486" calcext:value-type="float">
            <text:p>2,42500019073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213.322000026703" calcext:value-type="float">
            <text:p>213,322000026703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31999921798706" calcext:value-type="float">
            <text:p>0,431999921798706</text:p>
          </table:table-cell>
          <table:table-cell office:value-type="float" office:value="1" calcext:value-type="float">
            <text:p>1</text:p>
          </table:table-cell>
          <table:table-cell office:value-type="float" office:value="40.635999917984" calcext:value-type="float">
            <text:p>40,635999917984</text:p>
          </table:table-cell>
          <table:table-cell office:value-type="float" office:value="0" calcext:value-type="float">
            <text:p>0</text:p>
          </table:table-cell>
          <table:table-cell office:value-type="float" office:value="3.37899994850159" calcext:value-type="float">
            <text:p>3,37899994850159</text:p>
          </table:table-cell>
          <table:table-cell office:value-type="float" office:value="44.4469997882843" calcext:value-type="float">
            <text:p>44,446999788284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157894" calcext:value-type="float">
            <text:p>157894</text:p>
          </table:table-cell>
          <table:table-cell office:value-type="float" office:value="270.289999961853" calcext:value-type="float">
            <text:p>270,289999961853</text:p>
          </table:table-cell>
          <table:table-cell office:value-type="float" office:value="0" calcext:value-type="float">
            <text:p>0</text:p>
          </table:table-cell>
          <table:table-cell office:value-type="float" office:value="4.30799984931946" calcext:value-type="float">
            <text:p>4,30799984931946</text:p>
          </table:table-cell>
          <table:table-cell office:value-type="float" office:value="317.0609998703" calcext:value-type="float">
            <text:p>317,0609998703</text:p>
          </table:table-cell>
          <table:table-cell office:value-type="float" office:value="43717" calcext:value-type="float">
            <text:p>43717</text:p>
          </table:table-cell>
          <table:table-cell office:value-type="float" office:value="2.44799995422363" calcext:value-type="float">
            <text:p>2,447999954223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199986457825" calcext:value-type="float">
            <text:p>2,24199986457825</text:p>
          </table:table-cell>
          <table:table-cell office:value-type="float" office:value="213.793999910355" calcext:value-type="float">
            <text:p>213,793999910355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2999839782715" calcext:value-type="float">
            <text:p>0,442999839782715</text:p>
          </table:table-cell>
          <table:table-cell office:value-type="float" office:value="5" calcext:value-type="float">
            <text:p>5</text:p>
          </table:table-cell>
          <table:table-cell office:value-type="float" office:value="41.4360001087189" calcext:value-type="float">
            <text:p>41,4360001087189</text:p>
          </table:table-cell>
          <table:table-cell office:value-type="float" office:value="92" calcext:value-type="float">
            <text:p>92</text:p>
          </table:table-cell>
          <table:table-cell office:value-type="float" office:value="3.33100008964539" calcext:value-type="float">
            <text:p>3,33100008964539</text:p>
          </table:table-cell>
          <table:table-cell office:value-type="float" office:value="45.210000038147" calcext:value-type="float">
            <text:p>45,210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31900000572205" calcext:value-type="float">
            <text:p>2,31900000572205</text:p>
          </table:table-cell>
          <table:table-cell office:value-type="float" office:value="158053" calcext:value-type="float">
            <text:p>158053</text:p>
          </table:table-cell>
          <table:table-cell office:value-type="float" office:value="275.4390001297" calcext:value-type="float">
            <text:p>275,4390001297</text:p>
          </table:table-cell>
          <table:table-cell office:value-type="float" office:value="249" calcext:value-type="float">
            <text:p>249</text:p>
          </table:table-cell>
          <table:table-cell office:value-type="float" office:value="9.32099986076355" calcext:value-type="float">
            <text:p>9,32099986076355</text:p>
          </table:table-cell>
          <table:table-cell office:value-type="float" office:value="329.06299996376" calcext:value-type="float">
            <text:p>329,0629999637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8300004005432" calcext:value-type="float">
            <text:p>2,48300004005432</text:p>
          </table:table-cell>
          <table:table-cell office:value-type="float" office:value="157" calcext:value-type="float">
            <text:p>157</text:p>
          </table:table-cell>
          <table:table-cell office:value-type="float" office:value="249" calcext:value-type="float">
            <text:p>249</text:p>
          </table:table-cell>
          <table:table-cell office:value-type="float" office:value="2.34700012207031" calcext:value-type="float">
            <text:p>2,34700012207031</text:p>
          </table:table-cell>
          <table:table-cell office:value-type="float" office:value="217.344000101089" calcext:value-type="float">
            <text:p>217,344000101089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814000129699707" calcext:value-type="float">
            <text:p>0,814000129699707</text:p>
          </table:table-cell>
          <table:table-cell office:value-type="float" office:value="2" calcext:value-type="float">
            <text:p>2</text:p>
          </table:table-cell>
          <table:table-cell office:value-type="float" office:value="79.3249998092651" calcext:value-type="float">
            <text:p>79,3249998092651</text:p>
          </table:table-cell>
          <table:table-cell office:value-type="float" office:value="92" calcext:value-type="float">
            <text:p>92</text:p>
          </table:table-cell>
          <table:table-cell office:value-type="float" office:value="12.4460000991821" calcext:value-type="float">
            <text:p>12,4460000991821</text:p>
          </table:table-cell>
          <table:table-cell office:value-type="float" office:value="92.585000038147" calcext:value-type="float">
            <text:p>92,585000038147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100004196167" calcext:value-type="float">
            <text:p>2,63100004196167</text:p>
          </table:table-cell>
          <table:table-cell office:value-type="float" office:value="157805" calcext:value-type="float">
            <text:p>157805</text:p>
          </table:table-cell>
          <table:table-cell office:value-type="float" office:value="271.293999910355" calcext:value-type="float">
            <text:p>271,293999910355</text:p>
          </table:table-cell>
          <table:table-cell office:value-type="float" office:value="251" calcext:value-type="float">
            <text:p>251</text:p>
          </table:table-cell>
          <table:table-cell office:value-type="float" office:value="15.4580001831055" calcext:value-type="float">
            <text:p>15,4580001831055</text:p>
          </table:table-cell>
          <table:table-cell office:value-type="float" office:value="365.751000165939" calcext:value-type="float">
            <text:p>365,75100016593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000015258789" calcext:value-type="float">
            <text:p>2,59000015258789</text:p>
          </table:table-cell>
          <table:table-cell office:value-type="float" office:value="159" calcext:value-type="float">
            <text:p>159</text:p>
          </table:table-cell>
          <table:table-cell office:value-type="float" office:value="251" calcext:value-type="float">
            <text:p>251</text:p>
          </table:table-cell>
          <table:table-cell office:value-type="float" office:value="6.40200018882751" calcext:value-type="float">
            <text:p>6,40200018882751</text:p>
          </table:table-cell>
          <table:table-cell office:value-type="float" office:value="262.085000038147" calcext:value-type="float">
            <text:p>262,08500003814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500018119812" calcext:value-type="float">
            <text:p>0,68500018119812</text:p>
          </table:table-cell>
          <table:table-cell office:value-type="float" office:value="1" calcext:value-type="float">
            <text:p>1</text:p>
          </table:table-cell>
          <table:table-cell office:value-type="float" office:value="77.0169999599457" calcext:value-type="float">
            <text:p>77,0169999599457</text:p>
          </table:table-cell>
          <table:table-cell office:value-type="float" office:value="174" calcext:value-type="float">
            <text:p>174</text:p>
          </table:table-cell>
          <table:table-cell office:value-type="float" office:value="11.8090000152588" calcext:value-type="float">
            <text:p>11,8090000152588</text:p>
          </table:table-cell>
          <table:table-cell office:value-type="float" office:value="89.5110001564026" calcext:value-type="float">
            <text:p>89,511000156402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5699992179871" calcext:value-type="float">
            <text:p>2,55699992179871</text:p>
          </table:table-cell>
          <table:table-cell office:value-type="float" office:value="157815" calcext:value-type="float">
            <text:p>157815</text:p>
          </table:table-cell>
          <table:table-cell office:value-type="float" office:value="269.197000026703" calcext:value-type="float">
            <text:p>269,197000026703</text:p>
          </table:table-cell>
          <table:table-cell office:value-type="float" office:value="436" calcext:value-type="float">
            <text:p>436</text:p>
          </table:table-cell>
          <table:table-cell office:value-type="float" office:value="13.2339999675751" calcext:value-type="float">
            <text:p>13,2339999675751</text:p>
          </table:table-cell>
          <table:table-cell office:value-type="float" office:value="361.244999885559" calcext:value-type="float">
            <text:p>361,244999885559</text:p>
          </table:table-cell>
          <table:table-cell office:value-type="float" office:value="43717" calcext:value-type="float">
            <text:p>43717</text:p>
          </table:table-cell>
          <table:table-cell office:value-type="float" office:value="2.59800004959106" calcext:value-type="float">
            <text:p>2,59800004959106</text:p>
          </table:table-cell>
          <table:table-cell office:value-type="float" office:value="262" calcext:value-type="float">
            <text:p>262</text:p>
          </table:table-cell>
          <table:table-cell office:value-type="float" office:value="436" calcext:value-type="float">
            <text:p>436</text:p>
          </table:table-cell>
          <table:table-cell office:value-type="float" office:value="9.47800016403198" calcext:value-type="float">
            <text:p>9,47800016403198</text:p>
          </table:table-cell>
          <table:table-cell office:value-type="float" office:value="266.844000101089" calcext:value-type="float">
            <text:p>266,844000101089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84000015258789" calcext:value-type="float">
            <text:p>0,684000015258789</text:p>
          </table:table-cell>
          <table:table-cell office:value-type="float" office:value="1" calcext:value-type="float">
            <text:p>1</text:p>
          </table:table-cell>
          <table:table-cell office:value-type="float" office:value="75.8409998416901" calcext:value-type="float">
            <text:p>75,8409998416901</text:p>
          </table:table-cell>
          <table:table-cell office:value-type="float" office:value="49" calcext:value-type="float">
            <text:p>49</text:p>
          </table:table-cell>
          <table:table-cell office:value-type="float" office:value="11.7840001583099" calcext:value-type="float">
            <text:p>11,7840001583099</text:p>
          </table:table-cell>
          <table:table-cell office:value-type="float" office:value="88.3090000152588" calcext:value-type="float">
            <text:p>88,309000015258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6399998664856" calcext:value-type="float">
            <text:p>2,6399998664856</text:p>
          </table:table-cell>
          <table:table-cell office:value-type="float" office:value="157856" calcext:value-type="float">
            <text:p>157856</text:p>
          </table:table-cell>
          <table:table-cell office:value-type="float" office:value="268.676999807358" calcext:value-type="float">
            <text:p>268,676999807358</text:p>
          </table:table-cell>
          <table:table-cell office:value-type="float" office:value="119" calcext:value-type="float">
            <text:p>119</text:p>
          </table:table-cell>
          <table:table-cell office:value-type="float" office:value="13.018000125885" calcext:value-type="float">
            <text:p>13,018000125885</text:p>
          </table:table-cell>
          <table:table-cell office:value-type="float" office:value="360.572999954224" calcext:value-type="float">
            <text:p>360,57299995422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2100005149841" calcext:value-type="float">
            <text:p>2,62100005149841</text:p>
          </table:table-cell>
          <table:table-cell office:value-type="float" office:value="70" calcext:value-type="float">
            <text:p>70</text:p>
          </table:table-cell>
          <table:table-cell office:value-type="float" office:value="119" calcext:value-type="float">
            <text:p>119</text:p>
          </table:table-cell>
          <table:table-cell office:value-type="float" office:value="7.68300008773804" calcext:value-type="float">
            <text:p>7,68300008773804</text:p>
          </table:table-cell>
          <table:table-cell office:value-type="float" office:value="263.253000020981" calcext:value-type="float">
            <text:p>263,253000020981</text:p>
          </table:table-cell>
          <table:table-cell table:formula="of:=[.U46]-([.T46]+[.H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38000011444092" calcext:value-type="float">
            <text:p>0,638000011444092</text:p>
          </table:table-cell>
          <table:table-cell office:value-type="float" office:value="1" calcext:value-type="float">
            <text:p>1</text:p>
          </table:table-cell>
          <table:table-cell office:value-type="float" office:value="74.4340000152588" calcext:value-type="float">
            <text:p>74,4340000152588</text:p>
          </table:table-cell>
          <table:table-cell office:value-type="float" office:value="102" calcext:value-type="float">
            <text:p>102</text:p>
          </table:table-cell>
          <table:table-cell office:value-type="float" office:value="11.9379999637604" calcext:value-type="float">
            <text:p>11,9379999637604</text:p>
          </table:table-cell>
          <table:table-cell office:value-type="float" office:value="87.0099999904633" calcext:value-type="float">
            <text:p>87,009999990463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6699991226196" calcext:value-type="float">
            <text:p>2,56699991226196</text:p>
          </table:table-cell>
          <table:table-cell office:value-type="float" office:value="157851" calcext:value-type="float">
            <text:p>157851</text:p>
          </table:table-cell>
          <table:table-cell office:value-type="float" office:value="270.68700003624" calcext:value-type="float">
            <text:p>270,68700003624</text:p>
          </table:table-cell>
          <table:table-cell office:value-type="float" office:value="260" calcext:value-type="float">
            <text:p>260</text:p>
          </table:table-cell>
          <table:table-cell office:value-type="float" office:value="13.0799999237061" calcext:value-type="float">
            <text:p>13,0799999237061</text:p>
          </table:table-cell>
          <table:table-cell office:value-type="float" office:value="360.792999982834" calcext:value-type="float">
            <text:p>360,792999982834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999985694885" calcext:value-type="float">
            <text:p>2,64999985694885</text:p>
          </table:table-cell>
          <table:table-cell office:value-type="float" office:value="158" calcext:value-type="float">
            <text:p>158</text:p>
          </table:table-cell>
          <table:table-cell office:value-type="float" office:value="260" calcext:value-type="float">
            <text:p>260</text:p>
          </table:table-cell>
          <table:table-cell office:value-type="float" office:value="10.2369999885559" calcext:value-type="float">
            <text:p>10,2369999885559</text:p>
          </table:table-cell>
          <table:table-cell office:value-type="float" office:value="264.351999998093" calcext:value-type="float">
            <text:p>264,351999998093</text:p>
          </table:table-cell>
          <table:table-cell table:formula="of:=[.U47]-([.T47]+[.H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657999992370606" calcext:value-type="float">
            <text:p>0,657999992370606</text:p>
          </table:table-cell>
          <table:table-cell office:value-type="float" office:value="2" calcext:value-type="float">
            <text:p>2</text:p>
          </table:table-cell>
          <table:table-cell office:value-type="float" office:value="76.3780000209808" calcext:value-type="float">
            <text:p>76,3780000209808</text:p>
          </table:table-cell>
          <table:table-cell office:value-type="float" office:value="33" calcext:value-type="float">
            <text:p>33</text:p>
          </table:table-cell>
          <table:table-cell office:value-type="float" office:value="11.8699998855591" calcext:value-type="float">
            <text:p>11,8699998855591</text:p>
          </table:table-cell>
          <table:table-cell office:value-type="float" office:value="88.9059998989105" calcext:value-type="float">
            <text:p>88,905999898910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49600005149841" calcext:value-type="float">
            <text:p>2,49600005149841</text:p>
          </table:table-cell>
          <table:table-cell office:value-type="float" office:value="157872" calcext:value-type="float">
            <text:p>157872</text:p>
          </table:table-cell>
          <table:table-cell office:value-type="float" office:value="270.06200003624" calcext:value-type="float">
            <text:p>270,06200003624</text:p>
          </table:table-cell>
          <table:table-cell office:value-type="float" office:value="76" calcext:value-type="float">
            <text:p>76</text:p>
          </table:table-cell>
          <table:table-cell office:value-type="float" office:value="14.8540000915527" calcext:value-type="float">
            <text:p>14,8540000915527</text:p>
          </table:table-cell>
          <table:table-cell office:value-type="float" office:value="364.676000118256" calcext:value-type="float">
            <text:p>364,676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6470000743866" calcext:value-type="float">
            <text:p>2,647000074386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9.1800000667572" calcext:value-type="float">
            <text:p>9,1800000667572</text:p>
          </table:table-cell>
          <table:table-cell office:value-type="float" office:value="265.339999914169" calcext:value-type="float">
            <text:p>265,339999914169</text:p>
          </table:table-cell>
          <table:table-cell table:formula="of:=[.U48]-([.T48]+[.H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449000120162964" calcext:value-type="float">
            <text:p>0,449000120162964</text:p>
          </table:table-cell>
          <table:table-cell office:value-type="float" office:value="1" calcext:value-type="float">
            <text:p>1</text:p>
          </table:table-cell>
          <table:table-cell office:value-type="float" office:value="77.1289999485016" calcext:value-type="float">
            <text:p>77,1289999485016</text:p>
          </table:table-cell>
          <table:table-cell office:value-type="float" office:value="0" calcext:value-type="float">
            <text:p>0</text:p>
          </table:table-cell>
          <table:table-cell office:value-type="float" office:value="11.6010000705719" calcext:value-type="float">
            <text:p>11,6010000705719</text:p>
          </table:table-cell>
          <table:table-cell office:value-type="float" office:value="89.1790001392365" calcext:value-type="float">
            <text:p>89,179000139236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5019998550415" calcext:value-type="float">
            <text:p>2,5019998550415</text:p>
          </table:table-cell>
          <table:table-cell office:value-type="float" office:value="157915" calcext:value-type="float">
            <text:p>157915</text:p>
          </table:table-cell>
          <table:table-cell office:value-type="float" office:value="269.238000154495" calcext:value-type="float">
            <text:p>269,238000154495</text:p>
          </table:table-cell>
          <table:table-cell office:value-type="float" office:value="0" calcext:value-type="float">
            <text:p>0</text:p>
          </table:table-cell>
          <table:table-cell office:value-type="float" office:value="13.4779999256134" calcext:value-type="float">
            <text:p>13,4779999256134</text:p>
          </table:table-cell>
          <table:table-cell office:value-type="float" office:value="360.911999940872" calcext:value-type="float">
            <text:p>360,911999940872</text:p>
          </table:table-cell>
          <table:table-cell office:value-type="float" office:value="43717" calcext:value-type="float">
            <text:p>43717</text:p>
          </table:table-cell>
          <table:table-cell office:value-type="float" office:value="2.71099996566772" calcext:value-type="float">
            <text:p>2,71099996566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60799980163574" calcext:value-type="float">
            <text:p>8,60799980163574</text:p>
          </table:table-cell>
          <table:table-cell office:value-type="float" office:value="263.336999893188" calcext:value-type="float">
            <text:p>263,336999893188</text:p>
          </table:table-cell>
          <table:table-cell table:formula="of:=[.U49]-([.T49]+[.H4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2999982833862" calcext:value-type="float">
            <text:p>0,292999982833862</text:p>
          </table:table-cell>
          <table:table-cell office:value-type="float" office:value="10" calcext:value-type="float">
            <text:p>10</text:p>
          </table:table-cell>
          <table:table-cell office:value-type="float" office:value="16.5" calcext:value-type="float">
            <text:p>16,5</text:p>
          </table:table-cell>
          <table:table-cell office:value-type="float" office:value="302" calcext:value-type="float">
            <text:p>302</text:p>
          </table:table-cell>
          <table:table-cell office:value-type="float" office:value="0.894000053405762" calcext:value-type="float">
            <text:p>0,894000053405762</text:p>
          </table:table-cell>
          <table:table-cell office:value-type="float" office:value="17.6870000362396" calcext:value-type="float">
            <text:p>17,687000036239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599998474121" calcext:value-type="float">
            <text:p>2,06599998474121</text:p>
          </table:table-cell>
          <table:table-cell office:value-type="float" office:value="157985" calcext:value-type="float">
            <text:p>157985</text:p>
          </table:table-cell>
          <table:table-cell office:value-type="float" office:value="261.763999938965" calcext:value-type="float">
            <text:p>261,763999938965</text:p>
          </table:table-cell>
          <table:table-cell office:value-type="float" office:value="708" calcext:value-type="float">
            <text:p>708</text:p>
          </table:table-cell>
          <table:table-cell office:value-type="float" office:value="4.98600006103516" calcext:value-type="float">
            <text:p>4,98600006103516</text:p>
          </table:table-cell>
          <table:table-cell office:value-type="float" office:value="285.249000072479" calcext:value-type="float">
            <text:p>285,249000072479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500000953674" calcext:value-type="float">
            <text:p>2,36500000953674</text:p>
          </table:table-cell>
          <table:table-cell office:value-type="float" office:value="407" calcext:value-type="float">
            <text:p>407</text:p>
          </table:table-cell>
          <table:table-cell office:value-type="float" office:value="709" calcext:value-type="float">
            <text:p>709</text:p>
          </table:table-cell>
          <table:table-cell office:value-type="float" office:value="0.351999998092651" calcext:value-type="float">
            <text:p>0,351999998092651</text:p>
          </table:table-cell>
          <table:table-cell office:value-type="float" office:value="177.209000110626" calcext:value-type="float">
            <text:p>177,209000110626</text:p>
          </table:table-cell>
          <table:table-cell table:formula="of:=[.U50]-([.T50]+[.H5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1999797821045" calcext:value-type="float">
            <text:p>0,311999797821045</text:p>
          </table:table-cell>
          <table:table-cell office:value-type="float" office:value="10" calcext:value-type="float">
            <text:p>10</text:p>
          </table:table-cell>
          <table:table-cell office:value-type="float" office:value="16.2350001335144" calcext:value-type="float">
            <text:p>16,2350001335144</text:p>
          </table:table-cell>
          <table:table-cell office:value-type="float" office:value="0" calcext:value-type="float">
            <text:p>0</text:p>
          </table:table-cell>
          <table:table-cell office:value-type="float" office:value="0.765000104904175" calcext:value-type="float">
            <text:p>0,765000104904175</text:p>
          </table:table-cell>
          <table:table-cell office:value-type="float" office:value="17.3129999637604" calcext:value-type="float">
            <text:p>17,3129999637604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200002670288" calcext:value-type="float">
            <text:p>2,07200002670288</text:p>
          </table:table-cell>
          <table:table-cell office:value-type="float" office:value="158023" calcext:value-type="float">
            <text:p>158023</text:p>
          </table:table-cell>
          <table:table-cell office:value-type="float" office:value="263.451999902725" calcext:value-type="float">
            <text:p>263,451999902725</text:p>
          </table:table-cell>
          <table:table-cell office:value-type="float" office:value="0" calcext:value-type="float">
            <text:p>0</text:p>
          </table:table-cell>
          <table:table-cell office:value-type="float" office:value="4.84700012207031" calcext:value-type="float">
            <text:p>4,84700012207031</text:p>
          </table:table-cell>
          <table:table-cell office:value-type="float" office:value="286.707000017166" calcext:value-type="float">
            <text:p>286,70700001716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1400012969971" calcext:value-type="float">
            <text:p>2,31400012969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0000152587891" calcext:value-type="float">
            <text:p>0,340000152587891</text:p>
          </table:table-cell>
          <table:table-cell office:value-type="float" office:value="178.207000017166" calcext:value-type="float">
            <text:p>178,207000017166</text:p>
          </table:table-cell>
          <table:table-cell table:formula="of:=[.U51]-([.T51]+[.H5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3999900817871" calcext:value-type="float">
            <text:p>0,303999900817871</text:p>
          </table:table-cell>
          <table:table-cell office:value-type="float" office:value="3" calcext:value-type="float">
            <text:p>3</text:p>
          </table:table-cell>
          <table:table-cell office:value-type="float" office:value="16.2079999446869" calcext:value-type="float">
            <text:p>16,2079999446869</text:p>
          </table:table-cell>
          <table:table-cell office:value-type="float" office:value="0" calcext:value-type="float">
            <text:p>0</text:p>
          </table:table-cell>
          <table:table-cell office:value-type="float" office:value="0.847000122070313" calcext:value-type="float">
            <text:p>0,847000122070313</text:p>
          </table:table-cell>
          <table:table-cell office:value-type="float" office:value="17.3589999675751" calcext:value-type="float">
            <text:p>17,358999967575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699990272522" calcext:value-type="float">
            <text:p>2,07699990272522</text:p>
          </table:table-cell>
          <table:table-cell office:value-type="float" office:value="158207" calcext:value-type="float">
            <text:p>158207</text:p>
          </table:table-cell>
          <table:table-cell office:value-type="float" office:value="261.987999916077" calcext:value-type="float">
            <text:p>261,987999916077</text:p>
          </table:table-cell>
          <table:table-cell office:value-type="float" office:value="0" calcext:value-type="float">
            <text:p>0</text:p>
          </table:table-cell>
          <table:table-cell office:value-type="float" office:value="2.28400015830994" calcext:value-type="float">
            <text:p>2,28400015830994</text:p>
          </table:table-cell>
          <table:table-cell office:value-type="float" office:value="282.56500005722" calcext:value-type="float">
            <text:p>282,5650000572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3400011062622" calcext:value-type="float">
            <text:p>2,334000110626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1999988555908" calcext:value-type="float">
            <text:p>0,361999988555908</text:p>
          </table:table-cell>
          <table:table-cell office:value-type="float" office:value="180.013000011444" calcext:value-type="float">
            <text:p>180,013000011444</text:p>
          </table:table-cell>
          <table:table-cell table:formula="of:=[.U52]-([.T52]+[.H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999952316284" calcext:value-type="float">
            <text:p>0,299999952316284</text:p>
          </table:table-cell>
          <table:table-cell office:value-type="float" office:value="6" calcext:value-type="float">
            <text:p>6</text:p>
          </table:table-cell>
          <table:table-cell office:value-type="float" office:value="16.1399998664856" calcext:value-type="float">
            <text:p>16,1399998664856</text:p>
          </table:table-cell>
          <table:table-cell office:value-type="float" office:value="0" calcext:value-type="float">
            <text:p>0</text:p>
          </table:table-cell>
          <table:table-cell office:value-type="float" office:value="0.875" calcext:value-type="float">
            <text:p>0,875</text:p>
          </table:table-cell>
          <table:table-cell office:value-type="float" office:value="17.3149998188019" calcext:value-type="float">
            <text:p>17,3149998188019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099986076355" calcext:value-type="float">
            <text:p>2,07099986076355</text:p>
          </table:table-cell>
          <table:table-cell office:value-type="float" office:value="158174" calcext:value-type="float">
            <text:p>158174</text:p>
          </table:table-cell>
          <table:table-cell office:value-type="float" office:value="261.513000011444" calcext:value-type="float">
            <text:p>261,513000011444</text:p>
          </table:table-cell>
          <table:table-cell office:value-type="float" office:value="0" calcext:value-type="float">
            <text:p>0</text:p>
          </table:table-cell>
          <table:table-cell office:value-type="float" office:value="3.62100005149841" calcext:value-type="float">
            <text:p>3,62100005149841</text:p>
          </table:table-cell>
          <table:table-cell office:value-type="float" office:value="283.424999952316" calcext:value-type="float">
            <text:p>283,42499995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299991607666" calcext:value-type="float">
            <text:p>2,362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2999925613403" calcext:value-type="float">
            <text:p>0,352999925613403</text:p>
          </table:table-cell>
          <table:table-cell office:value-type="float" office:value="178.930000066757" calcext:value-type="float">
            <text:p>178,930000066757</text:p>
          </table:table-cell>
          <table:table-cell table:formula="of:=[.U53]-([.T53]+[.H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1000018119812" calcext:value-type="float">
            <text:p>0,31000018119812</text:p>
          </table:table-cell>
          <table:table-cell office:value-type="float" office:value="2" calcext:value-type="float">
            <text:p>2</text:p>
          </table:table-cell>
          <table:table-cell office:value-type="float" office:value="16.3689999580383" calcext:value-type="float">
            <text:p>16,3689999580383</text:p>
          </table:table-cell>
          <table:table-cell office:value-type="float" office:value="0" calcext:value-type="float">
            <text:p>0</text:p>
          </table:table-cell>
          <table:table-cell office:value-type="float" office:value="0.746000051498413" calcext:value-type="float">
            <text:p>0,746000051498413</text:p>
          </table:table-cell>
          <table:table-cell office:value-type="float" office:value="17.4260001182556" calcext:value-type="float">
            <text:p>17,426000118255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347" calcext:value-type="float">
            <text:p>158347</text:p>
          </table:table-cell>
          <table:table-cell office:value-type="float" office:value="261.378000020981" calcext:value-type="float">
            <text:p>261,378000020981</text:p>
          </table:table-cell>
          <table:table-cell office:value-type="float" office:value="0" calcext:value-type="float">
            <text:p>0</text:p>
          </table:table-cell>
          <table:table-cell office:value-type="float" office:value="2.16700005531311" calcext:value-type="float">
            <text:p>2,16700005531311</text:p>
          </table:table-cell>
          <table:table-cell office:value-type="float" office:value="281.728000164032" calcext:value-type="float">
            <text:p>281,728000164032</text:p>
          </table:table-cell>
          <table:table-cell office:value-type="float" office:value="43717" calcext:value-type="float">
            <text:p>43717</text:p>
          </table:table-cell>
          <table:table-cell office:value-type="float" office:value="2.3600001335144" calcext:value-type="float">
            <text:p>2,3600001335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8000040054321" calcext:value-type="float">
            <text:p>0,358000040054321</text:p>
          </table:table-cell>
          <table:table-cell office:value-type="float" office:value="178.651000022888" calcext:value-type="float">
            <text:p>178,651000022888</text:p>
          </table:table-cell>
          <table:table-cell table:formula="of:=[.U54]-([.T54]+[.H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9999980926514" calcext:value-type="float">
            <text:p>0,269999980926514</text:p>
          </table:table-cell>
          <table:table-cell office:value-type="float" office:value="6" calcext:value-type="float">
            <text:p>6</text:p>
          </table:table-cell>
          <table:table-cell office:value-type="float" office:value="16.0810000896454" calcext:value-type="float">
            <text:p>16,0810000896454</text:p>
          </table:table-cell>
          <table:table-cell office:value-type="float" office:value="0" calcext:value-type="float">
            <text:p>0</text:p>
          </table:table-cell>
          <table:table-cell office:value-type="float" office:value="0.860999822616577" calcext:value-type="float">
            <text:p>0,860999822616577</text:p>
          </table:table-cell>
          <table:table-cell office:value-type="float" office:value="17.2119998931885" calcext:value-type="float">
            <text:p>17,2119998931885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2700018882751" calcext:value-type="float">
            <text:p>2,02700018882751</text:p>
          </table:table-cell>
          <table:table-cell office:value-type="float" office:value="158523" calcext:value-type="float">
            <text:p>158523</text:p>
          </table:table-cell>
          <table:table-cell office:value-type="float" office:value="261.739000082016" calcext:value-type="float">
            <text:p>261,739000082016</text:p>
          </table:table-cell>
          <table:table-cell office:value-type="float" office:value="0" calcext:value-type="float">
            <text:p>0</text:p>
          </table:table-cell>
          <table:table-cell office:value-type="float" office:value="3.2739999294281" calcext:value-type="float">
            <text:p>3,2739999294281</text:p>
          </table:table-cell>
          <table:table-cell office:value-type="float" office:value="283.301000118256" calcext:value-type="float">
            <text:p>283,30100011825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899991035461" calcext:value-type="float">
            <text:p>2,41899991035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4999990463257" calcext:value-type="float">
            <text:p>0,384999990463257</text:p>
          </table:table-cell>
          <table:table-cell office:value-type="float" office:value="178.647000074387" calcext:value-type="float">
            <text:p>178,647000074387</text:p>
          </table:table-cell>
          <table:table-cell table:formula="of:=[.U55]-([.T55]+[.H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45000028610229" calcext:value-type="float">
            <text:p>0,345000028610229</text:p>
          </table:table-cell>
          <table:table-cell office:value-type="float" office:value="22" calcext:value-type="float">
            <text:p>22</text:p>
          </table:table-cell>
          <table:table-cell office:value-type="float" office:value="12.7850000858307" calcext:value-type="float">
            <text:p>12,7850000858307</text:p>
          </table:table-cell>
          <table:table-cell office:value-type="float" office:value="0" calcext:value-type="float">
            <text:p>0</text:p>
          </table:table-cell>
          <table:table-cell office:value-type="float" office:value="0.674999952316284" calcext:value-type="float">
            <text:p>0,674999952316284</text:p>
          </table:table-cell>
          <table:table-cell office:value-type="float" office:value="13.8050000667572" calcext:value-type="float">
            <text:p>13,805000066757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99993896484" calcext:value-type="float">
            <text:p>2,01399993896484</text:p>
          </table:table-cell>
          <table:table-cell office:value-type="float" office:value="158102" calcext:value-type="float">
            <text:p>158102</text:p>
          </table:table-cell>
          <table:table-cell office:value-type="float" office:value="261.296999931335" calcext:value-type="float">
            <text:p>261,296999931335</text:p>
          </table:table-cell>
          <table:table-cell office:value-type="float" office:value="0" calcext:value-type="float">
            <text:p>0</text:p>
          </table:table-cell>
          <table:table-cell office:value-type="float" office:value="6.74199986457825" calcext:value-type="float">
            <text:p>6,74199986457825</text:p>
          </table:table-cell>
          <table:table-cell office:value-type="float" office:value="282.955999851227" calcext:value-type="float">
            <text:p>282,955999851227</text:p>
          </table:table-cell>
          <table:table-cell office:value-type="float" office:value="43717" calcext:value-type="float">
            <text:p>43717</text:p>
          </table:table-cell>
          <table:table-cell office:value-type="float" office:value="2.40100002288818" calcext:value-type="float">
            <text:p>2,401000022888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3000049591064" calcext:value-type="float">
            <text:p>0,223000049591064</text:p>
          </table:table-cell>
          <table:table-cell office:value-type="float" office:value="175.786000013351" calcext:value-type="float">
            <text:p>175,786000013351</text:p>
          </table:table-cell>
          <table:table-cell table:formula="of:=[.U56]-([.T56]+[.H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6999931335449" calcext:value-type="float">
            <text:p>0,296999931335449</text:p>
          </table:table-cell>
          <table:table-cell office:value-type="float" office:value="10" calcext:value-type="float">
            <text:p>10</text:p>
          </table:table-cell>
          <table:table-cell office:value-type="float" office:value="12.7220001220703" calcext:value-type="float">
            <text:p>12,7220001220703</text:p>
          </table:table-cell>
          <table:table-cell office:value-type="float" office:value="0" calcext:value-type="float">
            <text:p>0</text:p>
          </table:table-cell>
          <table:table-cell office:value-type="float" office:value="0.678999900817871" calcext:value-type="float">
            <text:p>0,678999900817871</text:p>
          </table:table-cell>
          <table:table-cell office:value-type="float" office:value="13.6979999542236" calcext:value-type="float">
            <text:p>13,6979999542236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1300001144409" calcext:value-type="float">
            <text:p>2,01300001144409</text:p>
          </table:table-cell>
          <table:table-cell office:value-type="float" office:value="158215" calcext:value-type="float">
            <text:p>158215</text:p>
          </table:table-cell>
          <table:table-cell office:value-type="float" office:value="268.811000108719" calcext:value-type="float">
            <text:p>268,811000108719</text:p>
          </table:table-cell>
          <table:table-cell office:value-type="float" office:value="0" calcext:value-type="float">
            <text:p>0</text:p>
          </table:table-cell>
          <table:table-cell office:value-type="float" office:value="3.84800004959106" calcext:value-type="float">
            <text:p>3,84800004959106</text:p>
          </table:table-cell>
          <table:table-cell office:value-type="float" office:value="287.430999994278" calcext:value-type="float">
            <text:p>287,430999994278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2999811172485" calcext:value-type="float">
            <text:p>0,222999811172485</text:p>
          </table:table-cell>
          <table:table-cell office:value-type="float" office:value="175.765999794006" calcext:value-type="float">
            <text:p>175,765999794006</text:p>
          </table:table-cell>
          <table:table-cell table:formula="of:=[.U57]-([.T57]+[.H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5" calcext:value-type="float">
            <text:p>0,25</text:p>
          </table:table-cell>
          <table:table-cell office:value-type="float" office:value="14" calcext:value-type="float">
            <text:p>14</text:p>
          </table:table-cell>
          <table:table-cell office:value-type="float" office:value="12.7799999713898" calcext:value-type="float">
            <text:p>12,7799999713898</text:p>
          </table:table-cell>
          <table:table-cell office:value-type="float" office:value="0" calcext:value-type="float">
            <text:p>0</text:p>
          </table:table-cell>
          <table:table-cell office:value-type="float" office:value="0.618000030517578" calcext:value-type="float">
            <text:p>0,618000030517578</text:p>
          </table:table-cell>
          <table:table-cell office:value-type="float" office:value="13.6480000019073" calcext:value-type="float">
            <text:p>13,6480000019073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299996376038" calcext:value-type="float">
            <text:p>2,06299996376038</text:p>
          </table:table-cell>
          <table:table-cell office:value-type="float" office:value="158301" calcext:value-type="float">
            <text:p>158301</text:p>
          </table:table-cell>
          <table:table-cell office:value-type="float" office:value="266.168999910355" calcext:value-type="float">
            <text:p>266,168999910355</text:p>
          </table:table-cell>
          <table:table-cell office:value-type="float" office:value="0" calcext:value-type="float">
            <text:p>0</text:p>
          </table:table-cell>
          <table:table-cell office:value-type="float" office:value="4.86400008201599" calcext:value-type="float">
            <text:p>4,86400008201599</text:p>
          </table:table-cell>
          <table:table-cell office:value-type="float" office:value="285.949000120163" calcext:value-type="float">
            <text:p>285,949000120163</text:p>
          </table:table-cell>
          <table:table-cell office:value-type="float" office:value="43717" calcext:value-type="float">
            <text:p>43717</text:p>
          </table:table-cell>
          <table:table-cell office:value-type="float" office:value="2.38899993896484" calcext:value-type="float">
            <text:p>2,38899993896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26999998092651" calcext:value-type="float">
            <text:p>0,226999998092651</text:p>
          </table:table-cell>
          <table:table-cell office:value-type="float" office:value="177.795000076294" calcext:value-type="float">
            <text:p>177,795000076294</text:p>
          </table:table-cell>
          <table:table-cell table:formula="of:=[.U58]-([.T58]+[.H5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6200008392334" calcext:value-type="float">
            <text:p>0,26200008392334</text:p>
          </table:table-cell>
          <table:table-cell office:value-type="float" office:value="99" calcext:value-type="float">
            <text:p>99</text:p>
          </table:table-cell>
          <table:table-cell office:value-type="float" office:value="13.1239998340607" calcext:value-type="float">
            <text:p>13,1239998340607</text:p>
          </table:table-cell>
          <table:table-cell office:value-type="float" office:value="0" calcext:value-type="float">
            <text:p>0</text:p>
          </table:table-cell>
          <table:table-cell office:value-type="float" office:value="0.577000141143799" calcext:value-type="float">
            <text:p>0,577000141143799</text:p>
          </table:table-cell>
          <table:table-cell office:value-type="float" office:value="13.9630000591278" calcext:value-type="float">
            <text:p>13,9630000591278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5700016021729" calcext:value-type="float">
            <text:p>2,05700016021729</text:p>
          </table:table-cell>
          <table:table-cell office:value-type="float" office:value="158498" calcext:value-type="float">
            <text:p>158498</text:p>
          </table:table-cell>
          <table:table-cell office:value-type="float" office:value="264.211999893188" calcext:value-type="float">
            <text:p>264,211999893188</text:p>
          </table:table-cell>
          <table:table-cell office:value-type="float" office:value="0" calcext:value-type="float">
            <text:p>0</text:p>
          </table:table-cell>
          <table:table-cell office:value-type="float" office:value="28.7480001449585" calcext:value-type="float">
            <text:p>28,7480001449585</text:p>
          </table:table-cell>
          <table:table-cell office:value-type="float" office:value="308.19100022316" calcext:value-type="float">
            <text:p>308,19100022316</text:p>
          </table:table-cell>
          <table:table-cell office:value-type="float" office:value="43717" calcext:value-type="float">
            <text:p>43717</text:p>
          </table:table-cell>
          <table:table-cell office:value-type="float" office:value="2.45700001716614" calcext:value-type="float">
            <text:p>2,45700001716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6999998092651" calcext:value-type="float">
            <text:p>0,476999998092651</text:p>
          </table:table-cell>
          <table:table-cell office:value-type="float" office:value="176.480999946594" calcext:value-type="float">
            <text:p>176,480999946594</text:p>
          </table:table-cell>
          <table:table-cell table:formula="of:=[.U59]-([.T59]+[.H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300000190734863" calcext:value-type="float">
            <text:p>0,300000190734863</text:p>
          </table:table-cell>
          <table:table-cell office:value-type="float" office:value="40" calcext:value-type="float">
            <text:p>40</text:p>
          </table:table-cell>
          <table:table-cell office:value-type="float" office:value="12.8769998550415" calcext:value-type="float">
            <text:p>12,8769998550415</text:p>
          </table:table-cell>
          <table:table-cell office:value-type="float" office:value="0" calcext:value-type="float">
            <text:p>0</text:p>
          </table:table-cell>
          <table:table-cell office:value-type="float" office:value="0.667999982833862" calcext:value-type="float">
            <text:p>0,667999982833862</text:p>
          </table:table-cell>
          <table:table-cell office:value-type="float" office:value="13.8450000286102" calcext:value-type="float">
            <text:p>13,8450000286102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6000018119812" calcext:value-type="float">
            <text:p>2,06000018119812</text:p>
          </table:table-cell>
          <table:table-cell office:value-type="float" office:value="158821" calcext:value-type="float">
            <text:p>158821</text:p>
          </table:table-cell>
          <table:table-cell office:value-type="float" office:value="261.783999919891" calcext:value-type="float">
            <text:p>261,783999919891</text:p>
          </table:table-cell>
          <table:table-cell office:value-type="float" office:value="0" calcext:value-type="float">
            <text:p>0</text:p>
          </table:table-cell>
          <table:table-cell office:value-type="float" office:value="11.7269999980927" calcext:value-type="float">
            <text:p>11,7269999980927</text:p>
          </table:table-cell>
          <table:table-cell office:value-type="float" office:value="288.703000068665" calcext:value-type="float">
            <text:p>288,703000068665</text:p>
          </table:table-cell>
          <table:table-cell office:value-type="float" office:value="43717" calcext:value-type="float">
            <text:p>43717</text:p>
          </table:table-cell>
          <table:table-cell office:value-type="float" office:value="2.35700011253357" calcext:value-type="float">
            <text:p>2,357000112533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999946594238" calcext:value-type="float">
            <text:p>0,355999946594238</text:p>
          </table:table-cell>
          <table:table-cell office:value-type="float" office:value="176.253000020981" calcext:value-type="float">
            <text:p>176,253000020981</text:p>
          </table:table-cell>
          <table:table-cell table:formula="of:=[.U60]-([.T60]+[.H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114820" calcext:value-type="float">
            <text:p>114820</text:p>
          </table:table-cell>
          <table:table-cell office:value-type="float" office:value="0.299000024795532" calcext:value-type="float">
            <text:p>0,299000024795532</text:p>
          </table:table-cell>
          <table:table-cell office:value-type="float" office:value="136" calcext:value-type="float">
            <text:p>136</text:p>
          </table:table-cell>
          <table:table-cell office:value-type="float" office:value="13.1870000362396" calcext:value-type="float">
            <text:p>13,1870000362396</text:p>
          </table:table-cell>
          <table:table-cell office:value-type="float" office:value="0" calcext:value-type="float">
            <text:p>0</text:p>
          </table:table-cell>
          <table:table-cell office:value-type="float" office:value="0.566999912261963" calcext:value-type="float">
            <text:p>0,566999912261963</text:p>
          </table:table-cell>
          <table:table-cell office:value-type="float" office:value="14.0529999732971" calcext:value-type="float">
            <text:p>14,0529999732971</text:p>
          </table:table-cell>
          <table:table-cell office:value-type="float" office:value="157784" calcext:value-type="float">
            <text:p>157784</text:p>
          </table:table-cell>
          <table:table-cell office:value-type="float" office:value="2.07399988174438" calcext:value-type="float">
            <text:p>2,07399988174438</text:p>
          </table:table-cell>
          <table:table-cell office:value-type="float" office:value="159104" calcext:value-type="float">
            <text:p>159104</text:p>
          </table:table-cell>
          <table:table-cell office:value-type="float" office:value="260.101000070572" calcext:value-type="float">
            <text:p>260,101000070572</text:p>
          </table:table-cell>
          <table:table-cell office:value-type="float" office:value="0" calcext:value-type="float">
            <text:p>0</text:p>
          </table:table-cell>
          <table:table-cell office:value-type="float" office:value="39.316999912262" calcext:value-type="float">
            <text:p>39,316999912262</text:p>
          </table:table-cell>
          <table:table-cell office:value-type="float" office:value="314.713999986649" calcext:value-type="float">
            <text:p>314,713999986649</text:p>
          </table:table-cell>
          <table:table-cell office:value-type="float" office:value="43717" calcext:value-type="float">
            <text:p>43717</text:p>
          </table:table-cell>
          <table:table-cell office:value-type="float" office:value="2.41600012779236" calcext:value-type="float">
            <text:p>2,41600012779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28999900817871" calcext:value-type="float">
            <text:p>0,928999900817871</text:p>
          </table:table-cell>
          <table:table-cell office:value-type="float" office:value="177.052999973297" calcext:value-type="float">
            <text:p>177,052999973297</text:p>
          </table:table-cell>
          <table:table-cell table:formula="of:=[.U61]-([.T61]+[.H61])" office:value-type="float" office:value="0" calcext:value-type="float">
            <text:p>0</text:p>
          </table:table-cell>
        </table:table-row>
      </table:table>
      <table:table table:name="Good_results" table:style-name="ta1">
        <table:table-column table:style-name="co32" table:default-cell-style-name="ce1"/>
        <table:table-column table:style-name="co23" table:default-cell-style-name="ce1"/>
        <table:table-column table:style-name="co33" table:default-cell-style-name="ce1"/>
        <table:table-column table:style-name="co2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3" table:number-columns-repeated="12" table:default-cell-style-name="ce1"/>
        <table:table-column table:style-name="co5" table:default-cell-style-name="ce1"/>
        <table:table-column table:style-name="co23" table:number-columns-repeated="1001" table:default-cell-style-name="ce1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1500005722045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.40299987792968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90001678466797</text:p>
          </table:table-cell>
          <table:table-cell office:value-type="string" calcext:value-type="string">
            <text:p>4.11700010299682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6530001163482666</text:p>
          </table:table-cell>
          <table:table-cell office:value-type="float" office:value="128248" calcext:value-type="float">
            <text:p>128248</text:p>
          </table:table-cell>
          <table:table-cell office:value-type="string" calcext:value-type="string">
            <text:p>235.21099996566772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11.686000108718872</text:p>
          </table:table-cell>
          <table:table-cell office:value-type="string" calcext:value-type="string">
            <text:p>252.61300015449524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8350000381469727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3.3329999446868896</text:p>
          </table:table-cell>
          <table:table-cell office:value-type="string" calcext:value-type="string">
            <text:p>236.01699995994568</text:p>
          </table:table-cell>
          <table:table-cell table:formula="of:=[.U2]-([.T2]+[.H2])" office:value-type="float" office:value="809" calcext:value-type="float">
            <text:p>80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22999811172485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531000137329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999963760376</text:p>
          </table:table-cell>
          <table:table-cell office:value-type="string" calcext:value-type="string">
            <text:p>4.06699991226196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5350000858306885</text:p>
          </table:table-cell>
          <table:table-cell office:value-type="float" office:value="128477" calcext:value-type="float">
            <text:p>128477</text:p>
          </table:table-cell>
          <table:table-cell office:value-type="string" calcext:value-type="string">
            <text:p>273.35599994659424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2.0769999027252197</text:p>
          </table:table-cell>
          <table:table-cell office:value-type="string" calcext:value-type="string">
            <text:p>281.3410000801086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8429999351501465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0.3900001049041748</text:p>
          </table:table-cell>
          <table:table-cell office:value-type="string" calcext:value-type="string">
            <text:p>185.5420000553131</text:p>
          </table:table-cell>
          <table:table-cell table:formula="of:=[.U3]-([.T3]+[.H3])" office:value-type="float" office:value="869" calcext:value-type="float">
            <text:p>86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1480000019073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99984550476074</text:p>
          </table:table-cell>
          <table:table-cell office:value-type="string" calcext:value-type="string">
            <text:p>3.681999921798706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630000114440918</text:p>
          </table:table-cell>
          <table:table-cell office:value-type="float" office:value="128619" calcext:value-type="float">
            <text:p>128619</text:p>
          </table:table-cell>
          <table:table-cell office:value-type="string" calcext:value-type="string">
            <text:p>265.85099983215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419999599456787</text:p>
          </table:table-cell>
          <table:table-cell office:value-type="string" calcext:value-type="string">
            <text:p>272.769999980926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0219998359680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7499995231628418</text:p>
          </table:table-cell>
          <table:table-cell office:value-type="string" calcext:value-type="string">
            <text:p>187.68300008773804</text:p>
          </table:table-cell>
          <table:table-cell table:formula="of:=[.U4]-([.T4]+[.H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0799994468688965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4.55599999427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10000991821289</text:p>
          </table:table-cell>
          <table:table-cell office:value-type="string" calcext:value-type="string">
            <text:p>5.33599996566772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817000150680542</text:p>
          </table:table-cell>
          <table:table-cell office:value-type="float" office:value="128643" calcext:value-type="float">
            <text:p>128643</text:p>
          </table:table-cell>
          <table:table-cell office:value-type="string" calcext:value-type="string">
            <text:p>269.948999881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085999965667725</text:p>
          </table:table-cell>
          <table:table-cell office:value-type="string" calcext:value-type="string">
            <text:p>295.67400002479553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918999910354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8999900817871</text:p>
          </table:table-cell>
          <table:table-cell office:value-type="string" calcext:value-type="string">
            <text:p>188.40300011634827</text:p>
          </table:table-cell>
          <table:table-cell table:formula="of:=[.U5]-([.T5]+[.H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8999996185302734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5.38100004196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00001907348633</text:p>
          </table:table-cell>
          <table:table-cell office:value-type="string" calcext:value-type="string">
            <text:p>6.026000022888184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970000743865967</text:p>
          </table:table-cell>
          <table:table-cell office:value-type="float" office:value="128659" calcext:value-type="float">
            <text:p>128659</text:p>
          </table:table-cell>
          <table:table-cell office:value-type="string" calcext:value-type="string">
            <text:p>248.4099998474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7.246999979019165</text:p>
          </table:table-cell>
          <table:table-cell office:value-type="string" calcext:value-type="string">
            <text:p>313.6380000114441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6.468999862670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430000066757202</text:p>
          </table:table-cell>
          <table:table-cell office:value-type="string" calcext:value-type="string">
            <text:p>194.3329999446869</text:p>
          </table:table-cell>
          <table:table-cell table:formula="of:=[.U6]-([.T6]+[.H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3000001907348633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6.758000135421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49997901916504</text:p>
          </table:table-cell>
          <table:table-cell office:value-type="string" calcext:value-type="string">
            <text:p>7.33299994468689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6059999465942383</text:p>
          </table:table-cell>
          <table:table-cell office:value-type="float" office:value="129884" calcext:value-type="float">
            <text:p>129884</text:p>
          </table:table-cell>
          <table:table-cell office:value-type="string" calcext:value-type="string">
            <text:p>244.76899981498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4.14600014686584</text:p>
          </table:table-cell>
          <table:table-cell office:value-type="string" calcext:value-type="string">
            <text:p>357.21600008010864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4.101999998092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0.00499987602234</text:p>
          </table:table-cell>
          <table:table-cell office:value-type="string" calcext:value-type="string">
            <text:p>201.86299991607666</text:p>
          </table:table-cell>
          <table:table-cell table:formula="of:=[.U7]-([.T7]+[.H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079998493194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.8710000514984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0001926422119</text:p>
          </table:table-cell>
          <table:table-cell office:value-type="string" calcext:value-type="string">
            <text:p>3.50300002098083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4140000343322754</text:p>
          </table:table-cell>
          <table:table-cell office:value-type="float" office:value="120121" calcext:value-type="float">
            <text:p>120121</text:p>
          </table:table-cell>
          <table:table-cell office:value-type="string" calcext:value-type="string">
            <text:p>241.31200003623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840001106262207</text:p>
          </table:table-cell>
          <table:table-cell office:value-type="string" calcext:value-type="string">
            <text:p>248.4690001010894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309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1499991416931152</text:p>
          </table:table-cell>
          <table:table-cell office:value-type="string" calcext:value-type="string">
            <text:p>191.86999988555908</text:p>
          </table:table-cell>
          <table:table-cell table:formula="of:=[.U8]-([.T8]+[.H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96000003814697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7200000286102295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0.3020000457763672</text:p>
          </table:table-cell>
          <table:table-cell office:value-type="string" calcext:value-type="string">
            <text:p>4.31800007820129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1070001125335693</text:p>
          </table:table-cell>
          <table:table-cell office:value-type="float" office:value="120282" calcext:value-type="float">
            <text:p>120282</text:p>
          </table:table-cell>
          <table:table-cell office:value-type="string" calcext:value-type="string">
            <text:p>272.75800013542175</text:p>
          </table:table-cell>
          <table:table-cell office:value-type="float" office:value="8308" calcext:value-type="float">
            <text:p>8308</text:p>
          </table:table-cell>
          <table:table-cell office:value-type="string" calcext:value-type="string">
            <text:p>1.6989998817443848</text:p>
          </table:table-cell>
          <table:table-cell office:value-type="string" calcext:value-type="string">
            <text:p>280.95099997520447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7269999980926514</text:p>
          </table:table-cell>
          <table:table-cell office:value-type="float" office:value="5381" calcext:value-type="float">
            <text:p>5381</text:p>
          </table:table-cell>
          <table:table-cell office:value-type="float" office:value="8352" calcext:value-type="float">
            <text:p>8352</text:p>
          </table:table-cell>
          <table:table-cell office:value-type="string" calcext:value-type="string">
            <text:p>0.23099994659423828</text:p>
          </table:table-cell>
          <table:table-cell office:value-type="string" calcext:value-type="string">
            <text:p>162.81699991226196</text:p>
          </table:table-cell>
          <table:table-cell table:formula="of:=[.U9]-([.T9]+[.H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110001087188720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2739999294281006</text:p>
          </table:table-cell>
          <table:table-cell office:value-type="float" office:value="5785" calcext:value-type="float">
            <text:p>5785</text:p>
          </table:table-cell>
          <table:table-cell office:value-type="string" calcext:value-type="string">
            <text:p>0.5409998893737793</text:p>
          </table:table-cell>
          <table:table-cell office:value-type="string" calcext:value-type="string">
            <text:p>4.12599992752075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6010000705718994</text:p>
          </table:table-cell>
          <table:table-cell office:value-type="float" office:value="120078" calcext:value-type="float">
            <text:p>120078</text:p>
          </table:table-cell>
          <table:table-cell office:value-type="string" calcext:value-type="string">
            <text:p>265.3730001449585</text:p>
          </table:table-cell>
          <table:table-cell office:value-type="float" office:value="14754" calcext:value-type="float">
            <text:p>14754</text:p>
          </table:table-cell>
          <table:table-cell office:value-type="string" calcext:value-type="string">
            <text:p>9.013999938964844</text:p>
          </table:table-cell>
          <table:table-cell office:value-type="string" calcext:value-type="string">
            <text:p>279.927999973297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44599986076355</text:p>
          </table:table-cell>
          <table:table-cell office:value-type="float" office:value="9104" calcext:value-type="float">
            <text:p>9104</text:p>
          </table:table-cell>
          <table:table-cell office:value-type="float" office:value="14889" calcext:value-type="float">
            <text:p>14889</text:p>
          </table:table-cell>
          <table:table-cell office:value-type="string" calcext:value-type="string">
            <text:p>0.48799991607666016</text:p>
          </table:table-cell>
          <table:table-cell office:value-type="string" calcext:value-type="string">
            <text:p>145.0460000038147</text:p>
          </table:table-cell>
          <table:table-cell table:formula="of:=[.U10]-([.T10]+[.H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90999984741210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7860000133514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999963760376</text:p>
          </table:table-cell>
          <table:table-cell office:value-type="string" calcext:value-type="string">
            <text:p>4.289999961853027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575000047683716</text:p>
          </table:table-cell>
          <table:table-cell office:value-type="float" office:value="120461" calcext:value-type="float">
            <text:p>120461</text:p>
          </table:table-cell>
          <table:table-cell office:value-type="string" calcext:value-type="string">
            <text:p>268.5260000228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2149999141693115</text:p>
          </table:table-cell>
          <table:table-cell office:value-type="string" calcext:value-type="string">
            <text:p>281.66100001335144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4.179000139236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940000534057617</text:p>
          </table:table-cell>
          <table:table-cell office:value-type="string" calcext:value-type="string">
            <text:p>193.91899991035461</text:p>
          </table:table-cell>
          <table:table-cell table:formula="of:=[.U11]-([.T11]+[.H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1949999332427978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4.4670000076293945</text:p>
          </table:table-cell>
          <table:table-cell office:value-type="float" office:value="1549" calcext:value-type="float">
            <text:p>1549</text:p>
          </table:table-cell>
          <table:table-cell office:value-type="string" calcext:value-type="string">
            <text:p>0.41700005531311035</text:p>
          </table:table-cell>
          <table:table-cell office:value-type="string" calcext:value-type="string">
            <text:p>5.078999996185303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55000066757202</text:p>
          </table:table-cell>
          <table:table-cell office:value-type="float" office:value="120582" calcext:value-type="float">
            <text:p>120582</text:p>
          </table:table-cell>
          <table:table-cell office:value-type="string" calcext:value-type="string">
            <text:p>254.27699995040894</text:p>
          </table:table-cell>
          <table:table-cell office:value-type="float" office:value="4544" calcext:value-type="float">
            <text:p>4544</text:p>
          </table:table-cell>
          <table:table-cell office:value-type="string" calcext:value-type="string">
            <text:p>11.250999927520752</text:p>
          </table:table-cell>
          <table:table-cell office:value-type="string" calcext:value-type="string">
            <text:p>272.25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590001106262207</text:p>
          </table:table-cell>
          <table:table-cell office:value-type="float" office:value="3015" calcext:value-type="float">
            <text:p>3015</text:p>
          </table:table-cell>
          <table:table-cell office:value-type="float" office:value="4564" calcext:value-type="float">
            <text:p>4564</text:p>
          </table:table-cell>
          <table:table-cell office:value-type="string" calcext:value-type="string">
            <text:p>1.6400001049041748</text:p>
          </table:table-cell>
          <table:table-cell office:value-type="string" calcext:value-type="string">
            <text:p>160.04999995231628</text:p>
          </table:table-cell>
          <table:table-cell table:formula="of:=[.U12]-([.T12]+[.H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799999713897705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5.0329999923706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59999179840088</text:p>
          </table:table-cell>
          <table:table-cell office:value-type="string" calcext:value-type="string">
            <text:p>5.69899988174438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624000072479248</text:p>
          </table:table-cell>
          <table:table-cell office:value-type="float" office:value="121654" calcext:value-type="float">
            <text:p>121654</text:p>
          </table:table-cell>
          <table:table-cell office:value-type="string" calcext:value-type="string">
            <text:p>243.9869999885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.868000030517578</text:p>
          </table:table-cell>
          <table:table-cell office:value-type="string" calcext:value-type="string">
            <text:p>271.45700001716614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615000009536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749998092651367</text:p>
          </table:table-cell>
          <table:table-cell office:value-type="string" calcext:value-type="string">
            <text:p>186.65899991989136</text:p>
          </table:table-cell>
          <table:table-cell table:formula="of:=[.U13]-([.T13]+[.H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090000152587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50000190734863</text:p>
          </table:table-cell>
          <table:table-cell office:value-type="float" office:value="10114" calcext:value-type="float">
            <text:p>1011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3.711000204086303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372999906539917</text:p>
          </table:table-cell>
          <table:table-cell office:value-type="float" office:value="116615" calcext:value-type="float">
            <text:p>116615</text:p>
          </table:table-cell>
          <table:table-cell office:value-type="string" calcext:value-type="string">
            <text:p>237.15900015830994</text:p>
          </table:table-cell>
          <table:table-cell office:value-type="float" office:value="23493" calcext:value-type="float">
            <text:p>23493</text:p>
          </table:table-cell>
          <table:table-cell office:value-type="string" calcext:value-type="string">
            <text:p>1.2089998722076416</text:p>
          </table:table-cell>
          <table:table-cell office:value-type="string" calcext:value-type="string">
            <text:p>243.7739999294281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752000093460083</text:p>
          </table:table-cell>
          <table:table-cell office:value-type="float" office:value="13718" calcext:value-type="float">
            <text:p>13718</text:p>
          </table:table-cell>
          <table:table-cell office:value-type="float" office:value="23832" calcext:value-type="float">
            <text:p>23832</text:p>
          </table:table-cell>
          <table:table-cell office:value-type="string" calcext:value-type="string">
            <text:p>0.08500003814697266</text:p>
          </table:table-cell>
          <table:table-cell office:value-type="string" calcext:value-type="string">
            <text:p>125.5789999961853</text:p>
          </table:table-cell>
          <table:table-cell table:formula="of:=[.U14]-([.T14]+[.H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7900004386901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75000047683716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0.4739999771118164</text:p>
          </table:table-cell>
          <table:table-cell office:value-type="string" calcext:value-type="string">
            <text:p>4.828000068664551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806999921798706</text:p>
          </table:table-cell>
          <table:table-cell office:value-type="float" office:value="116736" calcext:value-type="float">
            <text:p>116736</text:p>
          </table:table-cell>
          <table:table-cell office:value-type="string" calcext:value-type="string">
            <text:p>269.31500005722046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1.2709999084472656</text:p>
          </table:table-cell>
          <table:table-cell office:value-type="string" calcext:value-type="string">
            <text:p>277.1380000114441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3.0959999561309814</text:p>
          </table:table-cell>
          <table:table-cell office:value-type="float" office:value="5401" calcext:value-type="float">
            <text:p>5401</text:p>
          </table:table-cell>
          <table:table-cell office:value-type="float" office:value="8403" calcext:value-type="float">
            <text:p>8403</text:p>
          </table:table-cell>
          <table:table-cell office:value-type="string" calcext:value-type="string">
            <text:p>0.1119999885559082</text:p>
          </table:table-cell>
          <table:table-cell office:value-type="string" calcext:value-type="string">
            <text:p>156.93299984931946</text:p>
          </table:table-cell>
          <table:table-cell table:formula="of:=[.U15]-([.T15]+[.H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2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51000165939331</text:p>
          </table:table-cell>
          <table:table-cell office:value-type="float" office:value="17021" calcext:value-type="float">
            <text:p>17021</text:p>
          </table:table-cell>
          <table:table-cell office:value-type="string" calcext:value-type="string">
            <text:p>0.48399996757507324</text:p>
          </table:table-cell>
          <table:table-cell office:value-type="string" calcext:value-type="string">
            <text:p>4.565000057220459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991999864578247</text:p>
          </table:table-cell>
          <table:table-cell office:value-type="float" office:value="116583" calcext:value-type="float">
            <text:p>116583</text:p>
          </table:table-cell>
          <table:table-cell office:value-type="string" calcext:value-type="string">
            <text:p>269.82299995422363</text:p>
          </table:table-cell>
          <table:table-cell office:value-type="float" office:value="35695" calcext:value-type="float">
            <text:p>35695</text:p>
          </table:table-cell>
          <table:table-cell office:value-type="string" calcext:value-type="string">
            <text:p>1.3420000076293945</text:p>
          </table:table-cell>
          <table:table-cell office:value-type="string" calcext:value-type="string">
            <text:p>279.619999885559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799999952316284</text:p>
          </table:table-cell>
          <table:table-cell office:value-type="float" office:value="19492" calcext:value-type="float">
            <text:p>19492</text:p>
          </table:table-cell>
          <table:table-cell office:value-type="float" office:value="36513" calcext:value-type="float">
            <text:p>36513</text:p>
          </table:table-cell>
          <table:table-cell office:value-type="string" calcext:value-type="string">
            <text:p>0.10300016403198242</text:p>
          </table:table-cell>
          <table:table-cell office:value-type="string" calcext:value-type="string">
            <text:p>102.26300001144409</text:p>
          </table:table-cell>
          <table:table-cell table:formula="of:=[.U16]-([.T16]+[.H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1900000572204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.5739998817443848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0.3059999942779541</text:p>
          </table:table-cell>
          <table:table-cell office:value-type="string" calcext:value-type="string">
            <text:p>4.19899988174438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4839999675750732</text:p>
          </table:table-cell>
          <table:table-cell office:value-type="float" office:value="116640" calcext:value-type="float">
            <text:p>116640</text:p>
          </table:table-cell>
          <table:table-cell office:value-type="string" calcext:value-type="string">
            <text:p>267.90199995040894</text:p>
          </table:table-cell>
          <table:table-cell office:value-type="float" office:value="4449" calcext:value-type="float">
            <text:p>4449</text:p>
          </table:table-cell>
          <table:table-cell office:value-type="string" calcext:value-type="string">
            <text:p>9.97000002861023</text:p>
          </table:table-cell>
          <table:table-cell office:value-type="string" calcext:value-type="string">
            <text:p>284.31900000572205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0989999771118164</text:p>
          </table:table-cell>
          <table:table-cell office:value-type="float" office:value="2950" calcext:value-type="float">
            <text:p>2950</text:p>
          </table:table-cell>
          <table:table-cell office:value-type="float" office:value="4458" calcext:value-type="float">
            <text:p>4458</text:p>
          </table:table-cell>
          <table:table-cell office:value-type="string" calcext:value-type="string">
            <text:p>0.5169999599456787</text:p>
          </table:table-cell>
          <table:table-cell office:value-type="string" calcext:value-type="string">
            <text:p>166.87399983406067</text:p>
          </table:table-cell>
          <table:table-cell table:formula="of:=[.U17]-([.T17]+[.H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159999847412109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.4599997997283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30002021789551</text:p>
          </table:table-cell>
          <table:table-cell office:value-type="string" calcext:value-type="string">
            <text:p>5.08899998664856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2859997749328613</text:p>
          </table:table-cell>
          <table:table-cell office:value-type="float" office:value="117115" calcext:value-type="float">
            <text:p>117115</text:p>
          </table:table-cell>
          <table:table-cell office:value-type="string" calcext:value-type="string">
            <text:p>238.07200002670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429999351501465</text:p>
          </table:table-cell>
          <table:table-cell office:value-type="string" calcext:value-type="string">
            <text:p>247.97499990463257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17799997329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2000036239624</text:p>
          </table:table-cell>
          <table:table-cell office:value-type="string" calcext:value-type="string">
            <text:p>177.84500002861023</text:p>
          </table:table-cell>
          <table:table-cell table:formula="of:=[.U18]-([.T18]+[.H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960000038146972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.559999942779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50000476837158</text:p>
          </table:table-cell>
          <table:table-cell office:value-type="string" calcext:value-type="string">
            <text:p>6.180999994277954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950000047683716</text:p>
          </table:table-cell>
          <table:table-cell office:value-type="float" office:value="118122" calcext:value-type="float">
            <text:p>118122</text:p>
          </table:table-cell>
          <table:table-cell office:value-type="string" calcext:value-type="string">
            <text:p>236.8710000514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434999942779541</text:p>
          </table:table-cell>
          <table:table-cell office:value-type="string" calcext:value-type="string">
            <text:p>253.52500009536743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35400009155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09998989105225</text:p>
          </table:table-cell>
          <table:table-cell office:value-type="string" calcext:value-type="string">
            <text:p>181.4449999332428</text:p>
          </table:table-cell>
          <table:table-cell table:formula="of:=[.U19]-([.T19]+[.H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750000953674316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.0989999771118164</text:p>
          </table:table-cell>
          <table:table-cell office:value-type="float" office:value="35291" calcext:value-type="float">
            <text:p>35291</text:p>
          </table:table-cell>
          <table:table-cell office:value-type="string" calcext:value-type="string">
            <text:p>0.5220000743865967</text:p>
          </table:table-cell>
          <table:table-cell office:value-type="string" calcext:value-type="string">
            <text:p>3.897000074386596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309000015258789</text:p>
          </table:table-cell>
          <table:table-cell office:value-type="float" office:value="114468" calcext:value-type="float">
            <text:p>114468</text:p>
          </table:table-cell>
          <table:table-cell office:value-type="string" calcext:value-type="string">
            <text:p>237.52800011634827</text:p>
          </table:table-cell>
          <table:table-cell office:value-type="float" office:value="62944" calcext:value-type="float">
            <text:p>62944</text:p>
          </table:table-cell>
          <table:table-cell office:value-type="string" calcext:value-type="string">
            <text:p>2.2699999809265137</text:p>
          </table:table-cell>
          <table:table-cell office:value-type="string" calcext:value-type="string">
            <text:p>245.99699997901917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9149999618530273</text:p>
          </table:table-cell>
          <table:table-cell office:value-type="float" office:value="30279" calcext:value-type="float">
            <text:p>30279</text:p>
          </table:table-cell>
          <table:table-cell office:value-type="float" office:value="65570" calcext:value-type="float">
            <text:p>65570</text:p>
          </table:table-cell>
          <table:table-cell office:value-type="string" calcext:value-type="string">
            <text:p>0.059999942779541016</text:p>
          </table:table-cell>
          <table:table-cell office:value-type="string" calcext:value-type="string">
            <text:p>63.223000049591064</text:p>
          </table:table-cell>
          <table:table-cell table:formula="of:=[.U20]-([.T20]+[.H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3099999427795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320000648498535</text:p>
          </table:table-cell>
          <table:table-cell office:value-type="float" office:value="5880" calcext:value-type="float">
            <text:p>5880</text:p>
          </table:table-cell>
          <table:table-cell office:value-type="string" calcext:value-type="string">
            <text:p>0.3919999599456787</text:p>
          </table:table-cell>
          <table:table-cell office:value-type="string" calcext:value-type="string">
            <text:p>4.23399996757507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7639999389648438</text:p>
          </table:table-cell>
          <table:table-cell office:value-type="float" office:value="114374" calcext:value-type="float">
            <text:p>114374</text:p>
          </table:table-cell>
          <table:table-cell office:value-type="string" calcext:value-type="string">
            <text:p>262.1300001144409</text:p>
          </table:table-cell>
          <table:table-cell office:value-type="float" office:value="15012" calcext:value-type="float">
            <text:p>15012</text:p>
          </table:table-cell>
          <table:table-cell office:value-type="string" calcext:value-type="string">
            <text:p>1.1989998817443848</text:p>
          </table:table-cell>
          <table:table-cell office:value-type="string" calcext:value-type="string">
            <text:p>269.845999956131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5.023999929428101</text:p>
          </table:table-cell>
          <table:table-cell office:value-type="float" office:value="9265" calcext:value-type="float">
            <text:p>9265</text:p>
          </table:table-cell>
          <table:table-cell office:value-type="float" office:value="15145" calcext:value-type="float">
            <text:p>15145</text:p>
          </table:table-cell>
          <table:table-cell office:value-type="string" calcext:value-type="string">
            <text:p>0.08999991416931152</text:p>
          </table:table-cell>
          <table:table-cell office:value-type="string" calcext:value-type="string">
            <text:p>167.62199997901917</text:p>
          </table:table-cell>
          <table:table-cell table:formula="of:=[.U21]-([.T21]+[.H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96000003814697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52000045776367</text:p>
          </table:table-cell>
          <table:table-cell office:value-type="float" office:value="15639" calcext:value-type="float">
            <text:p>15639</text:p>
          </table:table-cell>
          <table:table-cell office:value-type="string" calcext:value-type="string">
            <text:p>0.39099979400634766</text:p>
          </table:table-cell>
          <table:table-cell office:value-type="string" calcext:value-type="string">
            <text:p>4.23899984359741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7160000801086426</text:p>
          </table:table-cell>
          <table:table-cell office:value-type="float" office:value="114400" calcext:value-type="float">
            <text:p>114400</text:p>
          </table:table-cell>
          <table:table-cell office:value-type="string" calcext:value-type="string">
            <text:p>268.4010000228882</text:p>
          </table:table-cell>
          <table:table-cell office:value-type="float" office:value="33351" calcext:value-type="float">
            <text:p>33351</text:p>
          </table:table-cell>
          <table:table-cell office:value-type="string" calcext:value-type="string">
            <text:p>1.434999942779541</text:p>
          </table:table-cell>
          <table:table-cell office:value-type="string" calcext:value-type="string">
            <text:p>275.7950000762939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7880001068115234</text:p>
          </table:table-cell>
          <table:table-cell office:value-type="float" office:value="18385" calcext:value-type="float">
            <text:p>18385</text:p>
          </table:table-cell>
          <table:table-cell office:value-type="float" office:value="34024" calcext:value-type="float">
            <text:p>34024</text:p>
          </table:table-cell>
          <table:table-cell office:value-type="string" calcext:value-type="string">
            <text:p>0.08999991416931152</text:p>
          </table:table-cell>
          <table:table-cell office:value-type="string" calcext:value-type="string">
            <text:p>102.9559998512268</text:p>
          </table:table-cell>
          <table:table-cell table:formula="of:=[.U22]-([.T22]+[.H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199999332427978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.5810000896453857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0.3190000057220459</text:p>
          </table:table-cell>
          <table:table-cell office:value-type="string" calcext:value-type="string">
            <text:p>4.220000028610229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5340001583099365</text:p>
          </table:table-cell>
          <table:table-cell office:value-type="float" office:value="114492" calcext:value-type="float">
            <text:p>114492</text:p>
          </table:table-cell>
          <table:table-cell office:value-type="string" calcext:value-type="string">
            <text:p>262.1340000629425</text:p>
          </table:table-cell>
          <table:table-cell office:value-type="float" office:value="8289" calcext:value-type="float">
            <text:p>8289</text:p>
          </table:table-cell>
          <table:table-cell office:value-type="string" calcext:value-type="string">
            <text:p>4.9700000286102295</text:p>
          </table:table-cell>
          <table:table-cell office:value-type="string" calcext:value-type="string">
            <text:p>273.2810001373291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4.957000017166138</text:p>
          </table:table-cell>
          <table:table-cell office:value-type="float" office:value="5363" calcext:value-type="float">
            <text:p>5363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0.15199995040893555</text:p>
          </table:table-cell>
          <table:table-cell office:value-type="string" calcext:value-type="string">
            <text:p>164.5659999847412</text:p>
          </table:table-cell>
          <table:table-cell table:formula="of:=[.U23]-([.T23]+[.H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7800011634826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115000009536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.611999988555908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378000020980835</text:p>
          </table:table-cell>
          <table:table-cell office:value-type="float" office:value="114988" calcext:value-type="float">
            <text:p>114988</text:p>
          </table:table-cell>
          <table:table-cell office:value-type="string" calcext:value-type="string">
            <text:p>239.4359998703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730000972747803</text:p>
          </table:table-cell>
          <table:table-cell office:value-type="string" calcext:value-type="string">
            <text:p>248.74799990653992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79000091552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4499998092651367</text:p>
          </table:table-cell>
          <table:table-cell office:value-type="string" calcext:value-type="string">
            <text:p>179.5519998073578</text:p>
          </table:table-cell>
          <table:table-cell table:formula="of:=[.U24]-([.T24]+[.H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_pos10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0499982833862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87000036239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4.773999929428101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1.9839999675750732</text:p>
          </table:table-cell>
          <table:table-cell office:value-type="float" office:value="115910" calcext:value-type="float">
            <text:p>115910</text:p>
          </table:table-cell>
          <table:table-cell office:value-type="string" calcext:value-type="string">
            <text:p>238.434000015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729998588562012</text:p>
          </table:table-cell>
          <table:table-cell office:value-type="string" calcext:value-type="string">
            <text:p>245.907999992370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4199991226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178.75099992752075</text:p>
          </table:table-cell>
          <table:table-cell table:formula="of:=[.U25]-([.T25]+[.H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100000381469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07000064849853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0.7869999408721924</text:p>
          </table:table-cell>
          <table:table-cell office:value-type="string" calcext:value-type="string">
            <text:p>3.36500000953674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920001029968262</text:p>
          </table:table-cell>
          <table:table-cell office:value-type="float" office:value="114024" calcext:value-type="float">
            <text:p>114024</text:p>
          </table:table-cell>
          <table:table-cell office:value-type="string" calcext:value-type="string">
            <text:p>199.6579999923706</text:p>
          </table:table-cell>
          <table:table-cell office:value-type="float" office:value="18152" calcext:value-type="float">
            <text:p>18152</text:p>
          </table:table-cell>
          <table:table-cell office:value-type="string" calcext:value-type="string">
            <text:p>1.7160000801086426</text:p>
          </table:table-cell>
          <table:table-cell office:value-type="string" calcext:value-type="string">
            <text:p>205.7430000305175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2070000171661377</text:p>
          </table:table-cell>
          <table:table-cell office:value-type="float" office:value="10950" calcext:value-type="float">
            <text:p>10950</text:p>
          </table:table-cell>
          <table:table-cell office:value-type="float" office:value="18350" calcext:value-type="float">
            <text:p>18350</text:p>
          </table:table-cell>
          <table:table-cell office:value-type="string" calcext:value-type="string">
            <text:p>0.40799999237060547</text:p>
          </table:table-cell>
          <table:table-cell office:value-type="string" calcext:value-type="string">
            <text:p>102.16200017929077</text:p>
          </table:table-cell>
          <table:table-cell table:formula="of:=[.U26]-([.T26]+[.H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8099999427795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880000591278076</text:p>
          </table:table-cell>
          <table:table-cell office:value-type="float" office:value="5717" calcext:value-type="float">
            <text:p>5717</text:p>
          </table:table-cell>
          <table:table-cell office:value-type="string" calcext:value-type="string">
            <text:p>0.8019998073577881</text:p>
          </table:table-cell>
          <table:table-cell office:value-type="string" calcext:value-type="string">
            <text:p>3.570999860763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830000400543213</text:p>
          </table:table-cell>
          <table:table-cell office:value-type="float" office:value="114044" calcext:value-type="float">
            <text:p>114044</text:p>
          </table:table-cell>
          <table:table-cell office:value-type="string" calcext:value-type="string">
            <text:p>199.59500002861023</text:p>
          </table:table-cell>
          <table:table-cell office:value-type="float" office:value="14703" calcext:value-type="float">
            <text:p>14703</text:p>
          </table:table-cell>
          <table:table-cell office:value-type="string" calcext:value-type="string">
            <text:p>2.941999912261963</text:p>
          </table:table-cell>
          <table:table-cell office:value-type="string" calcext:value-type="string">
            <text:p>207.0509998798370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33999824523926</text:p>
          </table:table-cell>
          <table:table-cell office:value-type="float" office:value="9115" calcext:value-type="float">
            <text:p>9115</text:p>
          </table:table-cell>
          <table:table-cell office:value-type="float" office:value="14832" calcext:value-type="float">
            <text:p>14832</text:p>
          </table:table-cell>
          <table:table-cell office:value-type="string" calcext:value-type="string">
            <text:p>0.4679999351501465</text:p>
          </table:table-cell>
          <table:table-cell office:value-type="string" calcext:value-type="string">
            <text:p>107.43400001525879</text:p>
          </table:table-cell>
          <table:table-cell table:formula="of:=[.U27]-([.T27]+[.H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5999851226806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80999994277954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0.8910000324249268</text:p>
          </table:table-cell>
          <table:table-cell office:value-type="string" calcext:value-type="string">
            <text:p>4.277999877929687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1410000324249268</text:p>
          </table:table-cell>
          <table:table-cell office:value-type="float" office:value="114082" calcext:value-type="float">
            <text:p>114082</text:p>
          </table:table-cell>
          <table:table-cell office:value-type="string" calcext:value-type="string">
            <text:p>210.22499990463257</text:p>
          </table:table-cell>
          <table:table-cell office:value-type="float" office:value="5134" calcext:value-type="float">
            <text:p>5134</text:p>
          </table:table-cell>
          <table:table-cell office:value-type="string" calcext:value-type="string">
            <text:p>1.6200001239776611</text:p>
          </table:table-cell>
          <table:table-cell office:value-type="string" calcext:value-type="string">
            <text:p>217.11600017547607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429999828338623</text:p>
          </table:table-cell>
          <table:table-cell office:value-type="float" office:value="3373" calcext:value-type="float">
            <text:p>3373</text:p>
          </table:table-cell>
          <table:table-cell office:value-type="float" office:value="5147" calcext:value-type="float">
            <text:p>5147</text:p>
          </table:table-cell>
          <table:table-cell office:value-type="string" calcext:value-type="string">
            <text:p>0.437000036239624</text:p>
          </table:table-cell>
          <table:table-cell office:value-type="string" calcext:value-type="string">
            <text:p>127.94000005722046</text:p>
          </table:table-cell>
          <table:table-cell table:formula="of:=[.U28]-([.T28]+[.H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899980545043945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3.2180001735687256</text:p>
          </table:table-cell>
          <table:table-cell office:value-type="float" office:value="22804" calcext:value-type="float">
            <text:p>22804</text:p>
          </table:table-cell>
          <table:table-cell office:value-type="string" calcext:value-type="string">
            <text:p>4.883999824523926</text:p>
          </table:table-cell>
          <table:table-cell office:value-type="string" calcext:value-type="string">
            <text:p>8.38099980354309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43000078201294</text:p>
          </table:table-cell>
          <table:table-cell office:value-type="float" office:value="114011" calcext:value-type="float">
            <text:p>114011</text:p>
          </table:table-cell>
          <table:table-cell office:value-type="string" calcext:value-type="string">
            <text:p>196.8439998626709</text:p>
          </table:table-cell>
          <table:table-cell office:value-type="float" office:value="44936" calcext:value-type="float">
            <text:p>44936</text:p>
          </table:table-cell>
          <table:table-cell office:value-type="string" calcext:value-type="string">
            <text:p>59.55900001525879</text:p>
          </table:table-cell>
          <table:table-cell office:value-type="string" calcext:value-type="string">
            <text:p>261.47099995613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159998416900635</text:p>
          </table:table-cell>
          <table:table-cell office:value-type="float" office:value="23453" calcext:value-type="float">
            <text:p>23453</text:p>
          </table:table-cell>
          <table:table-cell office:value-type="float" office:value="46257" calcext:value-type="float">
            <text:p>46257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74.74100017547607</text:p>
          </table:table-cell>
          <table:table-cell table:formula="of:=[.U29]-([.T29]+[.H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32000017166137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4.1579999923706055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string" calcext:value-type="string">
            <text:p>1.1970000267028809</text:p>
          </table:table-cell>
          <table:table-cell table:style-name="Default" office:value-type="string" calcext:value-type="string">
            <text:p>5.68700003623962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688999891281128</text:p>
          </table:table-cell>
          <table:table-cell table:style-name="Default" office:value-type="float" office:value="114223" calcext:value-type="float">
            <text:p>114223</text:p>
          </table:table-cell>
          <table:table-cell table:style-name="Default" office:value-type="string" calcext:value-type="string">
            <text:p>250.73600006103516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string" calcext:value-type="string">
            <text:p>7.663999795913696</text:p>
          </table:table-cell>
          <table:table-cell table:style-name="Default" office:value-type="string" calcext:value-type="string">
            <text:p>264.5619997978210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5989999771118164</text:p>
          </table:table-cell>
          <table:table-cell table:style-name="Default" office:value-type="float" office:value="677" calcext:value-type="float">
            <text:p>677</text:p>
          </table:table-cell>
          <table:table-cell table:style-name="Default" office:value-type="float" office:value="979" calcext:value-type="float">
            <text:p>979</text:p>
          </table:table-cell>
          <table:table-cell table:style-name="Default" office:value-type="string" calcext:value-type="string">
            <text:p>0.9860000610351562</text:p>
          </table:table-cell>
          <table:table-cell table:style-name="Default" office:value-type="string" calcext:value-type="string">
            <text:p>175.45300006866455</text:p>
          </table:table-cell>
          <table:table-cell table:formula="of:=[.U30]-([.T30]+[.H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265000104904174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5.177000045776367</text:p>
          </table:table-cell>
          <table:table-cell table:style-name="Default" office:value-type="float" office:value="2378" calcext:value-type="float">
            <text:p>2378</text:p>
          </table:table-cell>
          <table:table-cell table:style-name="Default" office:value-type="string" calcext:value-type="string">
            <text:p>1.0969998836517334</text:p>
          </table:table-cell>
          <table:table-cell table:style-name="Default" office:value-type="string" calcext:value-type="string">
            <text:p>6.53900003433227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8489999771118164</text:p>
          </table:table-cell>
          <table:table-cell table:style-name="Default" office:value-type="float" office:value="114525" calcext:value-type="float">
            <text:p>114525</text:p>
          </table:table-cell>
          <table:table-cell table:style-name="Default" office:value-type="string" calcext:value-type="string">
            <text:p>247.1800000667572</text:p>
          </table:table-cell>
          <table:table-cell table:style-name="Default" office:value-type="float" office:value="6804" calcext:value-type="float">
            <text:p>6804</text:p>
          </table:table-cell>
          <table:table-cell table:style-name="Default" office:value-type="string" calcext:value-type="string">
            <text:p>3.558000087738037</text:p>
          </table:table-cell>
          <table:table-cell table:style-name="Default" office:value-type="string" calcext:value-type="string">
            <text:p>258.707999944686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1989998817443848</text:p>
          </table:table-cell>
          <table:table-cell table:style-name="Default" office:value-type="float" office:value="4456" calcext:value-type="float">
            <text:p>4456</text:p>
          </table:table-cell>
          <table:table-cell table:style-name="Default" office:value-type="float" office:value="6834" calcext:value-type="float">
            <text:p>6834</text:p>
          </table:table-cell>
          <table:table-cell table:style-name="Default" office:value-type="string" calcext:value-type="string">
            <text:p>0.5929999351501465</text:p>
          </table:table-cell>
          <table:table-cell table:style-name="Default" office:value-type="string" calcext:value-type="string">
            <text:p>168.25300002098083</text:p>
          </table:table-cell>
          <table:table-cell table:formula="of:=[.U31]-([.T31]+[.H3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10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270001411437988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6.463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0529999732971191</text:p>
          </table:table-cell>
          <table:table-cell table:style-name="Default" office:value-type="string" calcext:value-type="string">
            <text:p>7.844000101089477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5.11899995803833</text:p>
          </table:table-cell>
          <table:table-cell table:style-name="Default" office:value-type="float" office:value="115562" calcext:value-type="float">
            <text:p>115562</text:p>
          </table:table-cell>
          <table:table-cell table:style-name="Default" office:value-type="string" calcext:value-type="string">
            <text:p>255.55699992179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8.94100022315979</text:p>
          </table:table-cell>
          <table:table-cell table:style-name="Default" office:value-type="string" calcext:value-type="string">
            <text:p>278.218000173568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56700015068054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372999906539917</text:p>
          </table:table-cell>
          <table:table-cell table:style-name="Default" office:value-type="string" calcext:value-type="string">
            <text:p>179.72399997711182</text:p>
          </table:table-cell>
          <table:table-cell table:formula="of:=[.U32]-([.T32]+[.H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909999847412109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61999988555908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0.7160000801086426</text:p>
          </table:table-cell>
          <table:table-cell office:value-type="string" calcext:value-type="string">
            <text:p>3.269000053405761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999998569488525</text:p>
          </table:table-cell>
          <table:table-cell office:value-type="float" office:value="113261" calcext:value-type="float">
            <text:p>113261</text:p>
          </table:table-cell>
          <table:table-cell office:value-type="string" calcext:value-type="string">
            <text:p>198.3840000629425</text:p>
          </table:table-cell>
          <table:table-cell office:value-type="float" office:value="23505" calcext:value-type="float">
            <text:p>23505</text:p>
          </table:table-cell>
          <table:table-cell office:value-type="string" calcext:value-type="string">
            <text:p>3.3610000610351562</text:p>
          </table:table-cell>
          <table:table-cell office:value-type="string" calcext:value-type="string">
            <text:p>205.9739999771118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35999917984009</text:p>
          </table:table-cell>
          <table:table-cell office:value-type="float" office:value="13679" calcext:value-type="float">
            <text:p>13679</text:p>
          </table:table-cell>
          <table:table-cell office:value-type="float" office:value="23836" calcext:value-type="float">
            <text:p>23836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91.74399995803833</text:p>
          </table:table-cell>
          <table:table-cell table:formula="of:=[.U33]-([.T33]+[.H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0500016212463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5920000076293945</text:p>
          </table:table-cell>
          <table:table-cell office:value-type="float" office:value="10428" calcext:value-type="float">
            <text:p>10428</text:p>
          </table:table-cell>
          <table:table-cell office:value-type="string" calcext:value-type="string">
            <text:p>0.8819999694824219</text:p>
          </table:table-cell>
          <table:table-cell office:value-type="string" calcext:value-type="string">
            <text:p>3.6790001392364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44000005722046</text:p>
          </table:table-cell>
          <table:table-cell office:value-type="float" office:value="113306" calcext:value-type="float">
            <text:p>113306</text:p>
          </table:table-cell>
          <table:table-cell office:value-type="string" calcext:value-type="string">
            <text:p>198.33599996566772</text:p>
          </table:table-cell>
          <table:table-cell office:value-type="float" office:value="23970" calcext:value-type="float">
            <text:p>23970</text:p>
          </table:table-cell>
          <table:table-cell office:value-type="string" calcext:value-type="string">
            <text:p>3.1560001373291016</text:p>
          </table:table-cell>
          <table:table-cell office:value-type="string" calcext:value-type="string">
            <text:p>205.9450001716613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53999948501587</text:p>
          </table:table-cell>
          <table:table-cell office:value-type="float" office:value="13895" calcext:value-type="float">
            <text:p>13895</text:p>
          </table:table-cell>
          <table:table-cell office:value-type="float" office:value="24323" calcext:value-type="float">
            <text:p>24323</text:p>
          </table:table-cell>
          <table:table-cell office:value-type="string" calcext:value-type="string">
            <text:p>0.437999963760376</text:p>
          </table:table-cell>
          <table:table-cell office:value-type="string" calcext:value-type="string">
            <text:p>95.56200003623962</text:p>
          </table:table-cell>
          <table:table-cell table:formula="of:=[.U34]-([.T34]+[.H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72000169754028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5879998207092285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0.8330001831054688</text:p>
          </table:table-cell>
          <table:table-cell office:value-type="string" calcext:value-type="string">
            <text:p>3.5930001735687256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659999370574951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201.20000004768372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.634000062942505</text:p>
          </table:table-cell>
          <table:table-cell office:value-type="string" calcext:value-type="string">
            <text:p>208.1800000667572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33000135421753</text:p>
          </table:table-cell>
          <table:table-cell office:value-type="float" office:value="583" calcext:value-type="float">
            <text:p>583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0.45200014114379883</text:p>
          </table:table-cell>
          <table:table-cell office:value-type="string" calcext:value-type="string">
            <text:p>147.0460000038147</text:p>
          </table:table-cell>
          <table:table-cell table:formula="of:=[.U35]-([.T35]+[.H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27999925613403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5340001583099365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8320000171661377</text:p>
          </table:table-cell>
          <table:table-cell office:value-type="string" calcext:value-type="string">
            <text:p>3.594000101089477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399998188018799</text:p>
          </table:table-cell>
          <table:table-cell office:value-type="float" office:value="113310" calcext:value-type="float">
            <text:p>113310</text:p>
          </table:table-cell>
          <table:table-cell office:value-type="string" calcext:value-type="string">
            <text:p>197.0500001907348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4.173999786376953</text:p>
          </table:table-cell>
          <table:table-cell office:value-type="string" calcext:value-type="string">
            <text:p>205.7069997787475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399998664855957</text:p>
          </table:table-cell>
          <table:table-cell office:value-type="float" office:value="1370" calcext:value-type="float">
            <text:p>1370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0.4719998836517334</text:p>
          </table:table-cell>
          <table:table-cell office:value-type="string" calcext:value-type="string">
            <text:p>136.2059998512268</text:p>
          </table:table-cell>
          <table:table-cell table:formula="of:=[.U36]-([.T36]+[.H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08000087738037</text:p>
          </table:table-cell>
          <table:table-cell office:value-type="float" office:value="5623" calcext:value-type="float">
            <text:p>5623</text:p>
          </table:table-cell>
          <table:table-cell office:value-type="string" calcext:value-type="string">
            <text:p>1.1510000228881836</text:p>
          </table:table-cell>
          <table:table-cell office:value-type="string" calcext:value-type="string">
            <text:p>5.127000093460083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4.2799999713897705</text:p>
          </table:table-cell>
          <table:table-cell office:value-type="float" office:value="113351" calcext:value-type="float">
            <text:p>113351</text:p>
          </table:table-cell>
          <table:table-cell office:value-type="string" calcext:value-type="string">
            <text:p>250.2519998550415</text:p>
          </table:table-cell>
          <table:table-cell office:value-type="float" office:value="14526" calcext:value-type="float">
            <text:p>14526</text:p>
          </table:table-cell>
          <table:table-cell office:value-type="string" calcext:value-type="string">
            <text:p>3.1700000762939453</text:p>
          </table:table-cell>
          <table:table-cell office:value-type="string" calcext:value-type="string">
            <text:p>262.1909999847412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509999990463257</text:p>
          </table:table-cell>
          <table:table-cell office:value-type="float" office:value="9031" calcext:value-type="float">
            <text:p>9031</text:p>
          </table:table-cell>
          <table:table-cell office:value-type="float" office:value="14654" calcext:value-type="float">
            <text:p>14654</text:p>
          </table:table-cell>
          <table:table-cell office:value-type="string" calcext:value-type="string">
            <text:p>0.45999979972839355</text:p>
          </table:table-cell>
          <table:table-cell office:value-type="string" calcext:value-type="string">
            <text:p>138.11899995803833</text:p>
          </table:table-cell>
          <table:table-cell table:formula="of:=[.U37]-([.T37]+[.H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929999828338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810000419616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.2549998760223389</text:p>
          </table:table-cell>
          <table:table-cell office:value-type="string" calcext:value-type="string">
            <text:p>6.428999900817871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634000062942505</text:p>
          </table:table-cell>
          <table:table-cell office:value-type="float" office:value="113721" calcext:value-type="float">
            <text:p>113721</text:p>
          </table:table-cell>
          <table:table-cell office:value-type="string" calcext:value-type="string">
            <text:p>253.794000148773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2.2869999408721924</text:p>
          </table:table-cell>
          <table:table-cell office:value-type="string" calcext:value-type="string">
            <text:p>263.4300000667572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4620001316070557</text:p>
          </table:table-cell>
          <table:table-cell office:value-type="float" office:value="298" calcext:value-type="float">
            <text:p>29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568000078201294</text:p>
          </table:table-cell>
          <table:table-cell office:value-type="string" calcext:value-type="string">
            <text:p>184.58400011062622</text:p>
          </table:table-cell>
          <table:table-cell table:formula="of:=[.U38]-([.T38]+[.H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2999992370605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6170001029968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16999864578247</text:p>
          </table:table-cell>
          <table:table-cell office:value-type="string" calcext:value-type="string">
            <text:p>8.063999891281128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490999937057495</text:p>
          </table:table-cell>
          <table:table-cell office:value-type="float" office:value="114684" calcext:value-type="float">
            <text:p>114684</text:p>
          </table:table-cell>
          <table:table-cell office:value-type="string" calcext:value-type="string">
            <text:p>261.3910000324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519999027252197</text:p>
          </table:table-cell>
          <table:table-cell office:value-type="string" calcext:value-type="string">
            <text:p>273.1199998855591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569997787475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339999198913574</text:p>
          </table:table-cell>
          <table:table-cell office:value-type="string" calcext:value-type="string">
            <text:p>185.76699995994568</text:p>
          </table:table-cell>
          <table:table-cell table:formula="of:=[.U39]-([.T39]+[.H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6299991607666</text:p>
          </table:table-cell>
          <table:table-cell office:value-type="float" office:value="4796" calcext:value-type="float">
            <text:p>4796</text:p>
          </table:table-cell>
          <table:table-cell office:value-type="string" calcext:value-type="string">
            <text:p>0.7430000305175781</text:p>
          </table:table-cell>
          <table:table-cell office:value-type="string" calcext:value-type="string">
            <text:p>3.32299995422363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78000020980835</text:p>
          </table:table-cell>
          <table:table-cell office:value-type="float" office:value="113067" calcext:value-type="float">
            <text:p>113067</text:p>
          </table:table-cell>
          <table:table-cell office:value-type="string" calcext:value-type="string">
            <text:p>198.9630000591278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1.4059998989105225</text:p>
          </table:table-cell>
          <table:table-cell office:value-type="string" calcext:value-type="string">
            <text:p>204.64300012588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0909998416900635</text:p>
          </table:table-cell>
          <table:table-cell office:value-type="float" office:value="7888" calcext:value-type="float">
            <text:p>7888</text:p>
          </table:table-cell>
          <table:table-cell office:value-type="float" office:value="12684" calcext:value-type="float">
            <text:p>12684</text:p>
          </table:table-cell>
          <table:table-cell office:value-type="string" calcext:value-type="string">
            <text:p>0.38899993896484375</text:p>
          </table:table-cell>
          <table:table-cell office:value-type="string" calcext:value-type="string">
            <text:p>111.24200010299683</text:p>
          </table:table-cell>
          <table:table-cell table:formula="of:=[.U40]-([.T40]+[.H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77999973297119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389999389648438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0.9409999847412109</text:p>
          </table:table-cell>
          <table:table-cell office:value-type="string" calcext:value-type="string">
            <text:p>3.75799989700317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259998798370361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99.74900007247925</text:p>
          </table:table-cell>
          <table:table-cell office:value-type="float" office:value="7558" calcext:value-type="float">
            <text:p>7558</text:p>
          </table:table-cell>
          <table:table-cell office:value-type="string" calcext:value-type="string">
            <text:p>1.9819998741149902</text:p>
          </table:table-cell>
          <table:table-cell office:value-type="string" calcext:value-type="string">
            <text:p>206.1819999217987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0960001945495605</text:p>
          </table:table-cell>
          <table:table-cell office:value-type="float" office:value="4895" calcext:value-type="float">
            <text:p>4895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0.4700000286102295</text:p>
          </table:table-cell>
          <table:table-cell office:value-type="string" calcext:value-type="string">
            <text:p>123.16499996185303</text:p>
          </table:table-cell>
          <table:table-cell table:formula="of:=[.U41]-([.T41]+[.H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39999961853027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805000066757202</text:p>
          </table:table-cell>
          <table:table-cell office:value-type="float" office:value="11575" calcext:value-type="float">
            <text:p>11575</text:p>
          </table:table-cell>
          <table:table-cell office:value-type="string" calcext:value-type="string">
            <text:p>1.7779998779296875</text:p>
          </table:table-cell>
          <table:table-cell office:value-type="string" calcext:value-type="string">
            <text:p>4.78699994087219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41999912261963</text:p>
          </table:table-cell>
          <table:table-cell office:value-type="float" office:value="113086" calcext:value-type="float">
            <text:p>113086</text:p>
          </table:table-cell>
          <table:table-cell office:value-type="string" calcext:value-type="string">
            <text:p>211.7960000038147</text:p>
          </table:table-cell>
          <table:table-cell office:value-type="float" office:value="26142" calcext:value-type="float">
            <text:p>26142</text:p>
          </table:table-cell>
          <table:table-cell office:value-type="string" calcext:value-type="string">
            <text:p>30.56599998474121</text:p>
          </table:table-cell>
          <table:table-cell office:value-type="string" calcext:value-type="string">
            <text:p>246.9730000495910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019999980926514</text:p>
          </table:table-cell>
          <table:table-cell office:value-type="float" office:value="15023" calcext:value-type="float">
            <text:p>15023</text:p>
          </table:table-cell>
          <table:table-cell office:value-type="float" office:value="26598" calcext:value-type="float">
            <text:p>26598</text:p>
          </table:table-cell>
          <table:table-cell office:value-type="string" calcext:value-type="string">
            <text:p>0.3950002193450928</text:p>
          </table:table-cell>
          <table:table-cell office:value-type="string" calcext:value-type="string">
            <text:p>90.36400008201599</text:p>
          </table:table-cell>
          <table:table-cell table:formula="of:=[.U42]-([.T42]+[.H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7999944686889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550999879837036</text:p>
          </table:table-cell>
          <table:table-cell office:value-type="float" office:value="5597" calcext:value-type="float">
            <text:p>5597</text:p>
          </table:table-cell>
          <table:table-cell office:value-type="string" calcext:value-type="string">
            <text:p>1.133000135421753</text:p>
          </table:table-cell>
          <table:table-cell office:value-type="string" calcext:value-type="string">
            <text:p>3.891999959945678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579999446868896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98.41599988937378</text:p>
          </table:table-cell>
          <table:table-cell office:value-type="float" office:value="14389" calcext:value-type="float">
            <text:p>14389</text:p>
          </table:table-cell>
          <table:table-cell office:value-type="string" calcext:value-type="string">
            <text:p>17.061000108718872</text:p>
          </table:table-cell>
          <table:table-cell office:value-type="string" calcext:value-type="string">
            <text:p>219.99000000953674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84999942779541</text:p>
          </table:table-cell>
          <table:table-cell office:value-type="float" office:value="8917" calcext:value-type="float">
            <text:p>8917</text:p>
          </table:table-cell>
          <table:table-cell office:value-type="float" office:value="14514" calcext:value-type="float">
            <text:p>14514</text:p>
          </table:table-cell>
          <table:table-cell office:value-type="string" calcext:value-type="string">
            <text:p>0.5399999618530273</text:p>
          </table:table-cell>
          <table:table-cell office:value-type="string" calcext:value-type="string">
            <text:p>109.84699988365173</text:p>
          </table:table-cell>
          <table:table-cell table:formula="of:=[.U43]-([.T43]+[.H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849999904632568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.766000032424927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1.8279998302459717</text:p>
          </table:table-cell>
          <table:table-cell office:value-type="string" calcext:value-type="string">
            <text:p>6.97899985313415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3.7760000228881836</text:p>
          </table:table-cell>
          <table:table-cell office:value-type="float" office:value="113210" calcext:value-type="float">
            <text:p>113210</text:p>
          </table:table-cell>
          <table:table-cell office:value-type="string" calcext:value-type="string">
            <text:p>243.84599995613098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7.460000038146973</text:p>
          </table:table-cell>
          <table:table-cell office:value-type="string" calcext:value-type="string">
            <text:p>259.80399990081787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881999969482422</text:p>
          </table:table-cell>
          <table:table-cell office:value-type="float" office:value="1996" calcext:value-type="float">
            <text:p>1996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0.4890000820159912</text:p>
          </table:table-cell>
          <table:table-cell office:value-type="string" calcext:value-type="string">
            <text:p>171.26200008392334</text:p>
          </table:table-cell>
          <table:table-cell table:formula="of:=[.U44]-([.T44]+[.H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31000089645385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.784999847412109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1.1150000095367432</text:p>
          </table:table-cell>
          <table:table-cell office:value-type="string" calcext:value-type="string">
            <text:p>6.230999946594238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869998931884766</text:p>
          </table:table-cell>
          <table:table-cell office:value-type="float" office:value="113517" calcext:value-type="float">
            <text:p>113517</text:p>
          </table:table-cell>
          <table:table-cell office:value-type="string" calcext:value-type="string">
            <text:p>250.9090001583099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6.586999893188477</text:p>
          </table:table-cell>
          <table:table-cell office:value-type="string" calcext:value-type="string">
            <text:p>264.70499992370605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075000047683716</text:p>
          </table:table-cell>
          <table:table-cell office:value-type="float" office:value="648" calcext:value-type="float">
            <text:p>648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.505000114440918</text:p>
          </table:table-cell>
          <table:table-cell office:value-type="string" calcext:value-type="string">
            <text:p>179.8619999885559</text:p>
          </table:table-cell>
          <table:table-cell table:formula="of:=[.U45]-([.T45]+[.H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18600010871887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33500003814697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1.1429998874664307</text:p>
          </table:table-cell>
          <table:table-cell office:value-type="string" calcext:value-type="string">
            <text:p>7.66400003433227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2070000171661377</text:p>
          </table:table-cell>
          <table:table-cell office:value-type="float" office:value="114511" calcext:value-type="float">
            <text:p>114511</text:p>
          </table:table-cell>
          <table:table-cell office:value-type="string" calcext:value-type="string">
            <text:p>258.8050000667572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3.49399995803833</text:p>
          </table:table-cell>
          <table:table-cell office:value-type="string" calcext:value-type="string">
            <text:p>272.3890001773834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0429999828338623</text:p>
          </table:table-cell>
          <table:table-cell office:value-type="float" office:value="314" calcext:value-type="float">
            <text:p>314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0.5770001411437988</text:p>
          </table:table-cell>
          <table:table-cell office:value-type="string" calcext:value-type="string">
            <text:p>180.89400005340576</text:p>
          </table:table-cell>
          <table:table-cell table:formula="of:=[.U46]-([.T46]+[.H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9600009918212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94999837875366</text:p>
          </table:table-cell>
          <table:table-cell office:value-type="float" office:value="36083" calcext:value-type="float">
            <text:p>36083</text:p>
          </table:table-cell>
          <table:table-cell office:value-type="string" calcext:value-type="string">
            <text:p>0.8670001029968262</text:p>
          </table:table-cell>
          <table:table-cell office:value-type="string" calcext:value-type="string">
            <text:p>4.358000040054321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010000228881836</text:p>
          </table:table-cell>
          <table:table-cell office:value-type="float" office:value="112961" calcext:value-type="float">
            <text:p>112961</text:p>
          </table:table-cell>
          <table:table-cell office:value-type="string" calcext:value-type="string">
            <text:p>197.35400009155273</text:p>
          </table:table-cell>
          <table:table-cell office:value-type="float" office:value="64247" calcext:value-type="float">
            <text:p>64247</text:p>
          </table:table-cell>
          <table:table-cell office:value-type="string" calcext:value-type="string">
            <text:p>2.0969998836517334</text:p>
          </table:table-cell>
          <table:table-cell office:value-type="string" calcext:value-type="string">
            <text:p>203.5920000076294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040000915527344</text:p>
          </table:table-cell>
          <table:table-cell office:value-type="float" office:value="30784" calcext:value-type="float">
            <text:p>30784</text:p>
          </table:table-cell>
          <table:table-cell office:value-type="float" office:value="66867" calcext:value-type="float">
            <text:p>66867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53.45099997520447</text:p>
          </table:table-cell>
          <table:table-cell table:formula="of:=[.U47]-([.T47]+[.H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2699999809265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029999256134033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0.8860001564025879</text:p>
          </table:table-cell>
          <table:table-cell office:value-type="string" calcext:value-type="string">
            <text:p>3.7160000801086426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190001487731934</text:p>
          </table:table-cell>
          <table:table-cell office:value-type="float" office:value="112976" calcext:value-type="float">
            <text:p>112976</text:p>
          </table:table-cell>
          <table:table-cell office:value-type="string" calcext:value-type="string">
            <text:p>199.0110001564026</text:p>
          </table:table-cell>
          <table:table-cell office:value-type="float" office:value="9207" calcext:value-type="float">
            <text:p>9207</text:p>
          </table:table-cell>
          <table:table-cell office:value-type="string" calcext:value-type="string">
            <text:p>1.7969999313354492</text:p>
          </table:table-cell>
          <table:table-cell office:value-type="string" calcext:value-type="string">
            <text:p>205.28800010681152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20999813079834</text:p>
          </table:table-cell>
          <table:table-cell office:value-type="float" office:value="5914" calcext:value-type="float">
            <text:p>5914</text:p>
          </table:table-cell>
          <table:table-cell office:value-type="float" office:value="9254" calcext:value-type="float">
            <text:p>9254</text:p>
          </table:table-cell>
          <table:table-cell office:value-type="string" calcext:value-type="string">
            <text:p>0.4140000343322754</text:p>
          </table:table-cell>
          <table:table-cell office:value-type="string" calcext:value-type="string">
            <text:p>119.45700001716614</text:p>
          </table:table-cell>
          <table:table-cell table:formula="of:=[.U48]-([.T48]+[.H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200000286102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639999866485596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0.9279999732971191</text:p>
          </table:table-cell>
          <table:table-cell office:value-type="string" calcext:value-type="string">
            <text:p>5.111999988555908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699997901916504</text:p>
          </table:table-cell>
          <table:table-cell office:value-type="float" office:value="112992" calcext:value-type="float">
            <text:p>112992</text:p>
          </table:table-cell>
          <table:table-cell office:value-type="string" calcext:value-type="string">
            <text:p>197.93899989128113</text:p>
          </table:table-cell>
          <table:table-cell office:value-type="float" office:value="29104" calcext:value-type="float">
            <text:p>29104</text:p>
          </table:table-cell>
          <table:table-cell office:value-type="string" calcext:value-type="string">
            <text:p>1.3640000820159912</text:p>
          </table:table-cell>
          <table:table-cell office:value-type="string" calcext:value-type="string">
            <text:p>204.0179998874664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310001373291016</text:p>
          </table:table-cell>
          <table:table-cell office:value-type="float" office:value="16472" calcext:value-type="float">
            <text:p>16472</text:p>
          </table:table-cell>
          <table:table-cell office:value-type="float" office:value="29637" calcext:value-type="float">
            <text:p>29637</text:p>
          </table:table-cell>
          <table:table-cell office:value-type="string" calcext:value-type="string">
            <text:p>0.34399986267089844</text:p>
          </table:table-cell>
          <table:table-cell office:value-type="string" calcext:value-type="string">
            <text:p>83.4689998626709</text:p>
          </table:table-cell>
          <table:table-cell table:formula="of:=[.U49]-([.T49]+[.H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26000070571899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2999973297119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0.9010000228881836</text:p>
          </table:table-cell>
          <table:table-cell office:value-type="string" calcext:value-type="string">
            <text:p>3.68000006675720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270000457763672</text:p>
          </table:table-cell>
          <table:table-cell office:value-type="float" office:value="112978" calcext:value-type="float">
            <text:p>112978</text:p>
          </table:table-cell>
          <table:table-cell office:value-type="string" calcext:value-type="string">
            <text:p>198.66499996185303</text:p>
          </table:table-cell>
          <table:table-cell office:value-type="float" office:value="3689" calcext:value-type="float">
            <text:p>3689</text:p>
          </table:table-cell>
          <table:table-cell office:value-type="string" calcext:value-type="string">
            <text:p>1.753999948501587</text:p>
          </table:table-cell>
          <table:table-cell office:value-type="string" calcext:value-type="string">
            <text:p>204.99300003051758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900001525878906</text:p>
          </table:table-cell>
          <table:table-cell office:value-type="float" office:value="2467" calcext:value-type="float">
            <text:p>2467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0.4630000591278076</text:p>
          </table:table-cell>
          <table:table-cell office:value-type="string" calcext:value-type="string">
            <text:p>132.32100009918213</text:p>
          </table:table-cell>
          <table:table-cell table:formula="of:=[.U50]-([.T50]+[.H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5499997138977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56999921798706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0.8169999122619629</text:p>
          </table:table-cell>
          <table:table-cell office:value-type="string" calcext:value-type="string">
            <text:p>4.028999805450439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1500000953674316</text:p>
          </table:table-cell>
          <table:table-cell office:value-type="float" office:value="113087" calcext:value-type="float">
            <text:p>113087</text:p>
          </table:table-cell>
          <table:table-cell office:value-type="string" calcext:value-type="string">
            <text:p>230.56699991226196</text:p>
          </table:table-cell>
          <table:table-cell office:value-type="float" office:value="3193" calcext:value-type="float">
            <text:p>3193</text:p>
          </table:table-cell>
          <table:table-cell office:value-type="string" calcext:value-type="string">
            <text:p>6.982000112533569</text:p>
          </table:table-cell>
          <table:table-cell office:value-type="string" calcext:value-type="string">
            <text:p>242.9740002155304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4179999828338623</text:p>
          </table:table-cell>
          <table:table-cell office:value-type="float" office:value="2134" calcext:value-type="float">
            <text:p>2134</text:p>
          </table:table-cell>
          <table:table-cell office:value-type="float" office:value="3201" calcext:value-type="float">
            <text:p>3201</text:p>
          </table:table-cell>
          <table:table-cell office:value-type="string" calcext:value-type="string">
            <text:p>0.4589998722076416</text:p>
          </table:table-cell>
          <table:table-cell office:value-type="string" calcext:value-type="string">
            <text:p>159.4909999370575</text:p>
          </table:table-cell>
          <table:table-cell table:formula="of:=[.U51]-([.T51]+[.H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16499996185302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8600010871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409999847412109</text:p>
          </table:table-cell>
          <table:table-cell office:value-type="string" calcext:value-type="string">
            <text:p>5.79200005531311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62999963760376</text:p>
          </table:table-cell>
          <table:table-cell office:value-type="float" office:value="113394" calcext:value-type="float">
            <text:p>113394</text:p>
          </table:table-cell>
          <table:table-cell office:value-type="string" calcext:value-type="string">
            <text:p>243.5640001296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220000267028809</text:p>
          </table:table-cell>
          <table:table-cell office:value-type="string" calcext:value-type="string">
            <text:p>252.32200002670288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572999954223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8399996757507324</text:p>
          </table:table-cell>
          <table:table-cell office:value-type="string" calcext:value-type="string">
            <text:p>182.70600008964539</text:p>
          </table:table-cell>
          <table:table-cell table:formula="of:=[.U52]-([.T52]+[.H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9999995231628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069999933242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350001335144043</text:p>
          </table:table-cell>
          <table:table-cell office:value-type="string" calcext:value-type="string">
            <text:p>8.605000019073486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1600000858306885</text:p>
          </table:table-cell>
          <table:table-cell office:value-type="float" office:value="114408" calcext:value-type="float">
            <text:p>114408</text:p>
          </table:table-cell>
          <table:table-cell office:value-type="string" calcext:value-type="string">
            <text:p>242.25100016593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42999839782715</text:p>
          </table:table-cell>
          <table:table-cell office:value-type="string" calcext:value-type="string">
            <text:p>254.07200002670288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519999027252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37999963760376</text:p>
          </table:table-cell>
          <table:table-cell office:value-type="string" calcext:value-type="string">
            <text:p>190.32800006866455</text:p>
          </table:table-cell>
          <table:table-cell table:formula="of:=[.U53]-([.T53]+[.H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50001621246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02999973297119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0.42100000381469727</text:p>
          </table:table-cell>
          <table:table-cell office:value-type="string" calcext:value-type="string">
            <text:p>3.9290001392364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4010000228881836</text:p>
          </table:table-cell>
          <table:table-cell office:value-type="float" office:value="118208" calcext:value-type="float">
            <text:p>118208</text:p>
          </table:table-cell>
          <table:table-cell office:value-type="string" calcext:value-type="string">
            <text:p>251.38499999046326</text:p>
          </table:table-cell>
          <table:table-cell office:value-type="float" office:value="8368" calcext:value-type="float">
            <text:p>8368</text:p>
          </table:table-cell>
          <table:table-cell office:value-type="string" calcext:value-type="string">
            <text:p>1.3250000476837158</text:p>
          </table:table-cell>
          <table:table-cell office:value-type="string" calcext:value-type="string">
            <text:p>257.8910000324249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135000228881836</text:p>
          </table:table-cell>
          <table:table-cell office:value-type="float" office:value="5398" calcext:value-type="float">
            <text:p>5398</text:p>
          </table:table-cell>
          <table:table-cell office:value-type="float" office:value="8404" calcext:value-type="float">
            <text:p>8404</text:p>
          </table:table-cell>
          <table:table-cell office:value-type="string" calcext:value-type="string">
            <text:p>0.12399983406066895</text:p>
          </table:table-cell>
          <table:table-cell office:value-type="string" calcext:value-type="string">
            <text:p>156.1969997882843</text:p>
          </table:table-cell>
          <table:table-cell table:formula="of:=[.U54]-([.T54]+[.H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36000061035156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9679999351501465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0.4100000858306885</text:p>
          </table:table-cell>
          <table:table-cell office:value-type="string" calcext:value-type="string">
            <text:p>3.61500000953674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613999843597412</text:p>
          </table:table-cell>
          <table:table-cell office:value-type="float" office:value="118388" calcext:value-type="float">
            <text:p>118388</text:p>
          </table:table-cell>
          <table:table-cell office:value-type="string" calcext:value-type="string">
            <text:p>244.00099992752075</text:p>
          </table:table-cell>
          <table:table-cell office:value-type="float" office:value="11201" calcext:value-type="float">
            <text:p>11201</text:p>
          </table:table-cell>
          <table:table-cell office:value-type="string" calcext:value-type="string">
            <text:p>1.4049999713897705</text:p>
          </table:table-cell>
          <table:table-cell office:value-type="string" calcext:value-type="string">
            <text:p>251.227999925613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7069997787475586</text:p>
          </table:table-cell>
          <table:table-cell office:value-type="float" office:value="7072" calcext:value-type="float">
            <text:p>7072</text:p>
          </table:table-cell>
          <table:table-cell office:value-type="float" office:value="11275" calcext:value-type="float">
            <text:p>11275</text:p>
          </table:table-cell>
          <table:table-cell office:value-type="string" calcext:value-type="string">
            <text:p>0.16199994087219238</text:p>
          </table:table-cell>
          <table:table-cell office:value-type="string" calcext:value-type="string">
            <text:p>144.135999917984</text:p>
          </table:table-cell>
          <table:table-cell table:formula="of:=[.U55]-([.T55]+[.H5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7000007629394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3.2059998512268066</text:p>
          </table:table-cell>
          <table:table-cell office:value-type="float" office:value="4699" calcext:value-type="float">
            <text:p>4699</text:p>
          </table:table-cell>
          <table:table-cell office:value-type="string" calcext:value-type="string">
            <text:p>0.5970001220703125</text:p>
          </table:table-cell>
          <table:table-cell office:value-type="string" calcext:value-type="string">
            <text:p>3.973000049591064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5199999809265137</text:p>
          </table:table-cell>
          <table:table-cell office:value-type="float" office:value="118421" calcext:value-type="float">
            <text:p>118421</text:p>
          </table:table-cell>
          <table:table-cell office:value-type="string" calcext:value-type="string">
            <text:p>247.1710000038147</text:p>
          </table:table-cell>
          <table:table-cell office:value-type="float" office:value="12303" calcext:value-type="float">
            <text:p>12303</text:p>
          </table:table-cell>
          <table:table-cell office:value-type="string" calcext:value-type="string">
            <text:p>29.574000120162964</text:p>
          </table:table-cell>
          <table:table-cell office:value-type="string" calcext:value-type="string">
            <text:p>282.185000181198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13100004196167</text:p>
          </table:table-cell>
          <table:table-cell office:value-type="float" office:value="7689" calcext:value-type="float">
            <text:p>7689</text:p>
          </table:table-cell>
          <table:table-cell office:value-type="float" office:value="12388" calcext:value-type="float">
            <text:p>12388</text:p>
          </table:table-cell>
          <table:table-cell office:value-type="string" calcext:value-type="string">
            <text:p>2.072999954223633</text:p>
          </table:table-cell>
          <table:table-cell office:value-type="string" calcext:value-type="string">
            <text:p>139.02300000190735</text:p>
          </table:table-cell>
          <table:table-cell table:formula="of:=[.U56]-([.T56]+[.H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1200003623962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.238999843597412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0.3840000629425049</text:p>
          </table:table-cell>
          <table:table-cell office:value-type="string" calcext:value-type="string">
            <text:p>4.934999942779541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4660000801086426</text:p>
          </table:table-cell>
          <table:table-cell office:value-type="float" office:value="118300" calcext:value-type="float">
            <text:p>118300</text:p>
          </table:table-cell>
          <table:table-cell office:value-type="string" calcext:value-type="string">
            <text:p>237.71599984169006</text:p>
          </table:table-cell>
          <table:table-cell office:value-type="float" office:value="3567" calcext:value-type="float">
            <text:p>3567</text:p>
          </table:table-cell>
          <table:table-cell office:value-type="string" calcext:value-type="string">
            <text:p>7.2209999561309814</text:p>
          </table:table-cell>
          <table:table-cell office:value-type="string" calcext:value-type="string">
            <text:p>250.78999996185303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621999979019165</text:p>
          </table:table-cell>
          <table:table-cell office:value-type="float" office:value="2378" calcext:value-type="float">
            <text:p>2378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0.7430000305175781</text:p>
          </table:table-cell>
          <table:table-cell office:value-type="string" calcext:value-type="string">
            <text:p>163.4689998626709</text:p>
          </table:table-cell>
          <table:table-cell table:formula="of:=[.U57]-([.T57]+[.H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665999889373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600019454956055</text:p>
          </table:table-cell>
          <table:table-cell office:value-type="string" calcext:value-type="string">
            <text:p>5.26200008392334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75</text:p>
          </table:table-cell>
          <table:table-cell office:value-type="float" office:value="118711" calcext:value-type="float">
            <text:p>118711</text:p>
          </table:table-cell>
          <table:table-cell office:value-type="string" calcext:value-type="string">
            <text:p>247.5199999809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92999839782715</text:p>
          </table:table-cell>
          <table:table-cell office:value-type="string" calcext:value-type="string">
            <text:p>257.02899980545044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872999906539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191.67599987983704</text:p>
          </table:table-cell>
          <table:table-cell table:formula="of:=[.U58]-([.T58]+[.H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32000112533569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376999855041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000012397766113</text:p>
          </table:table-cell>
          <table:table-cell office:value-type="string" calcext:value-type="string">
            <text:p>5.979000091552734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440999984741211</text:p>
          </table:table-cell>
          <table:table-cell office:value-type="float" office:value="119596" calcext:value-type="float">
            <text:p>119596</text:p>
          </table:table-cell>
          <table:table-cell office:value-type="string" calcext:value-type="string">
            <text:p>247.53399991989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936000108718872</text:p>
          </table:table-cell>
          <table:table-cell office:value-type="string" calcext:value-type="string">
            <text:p>259.9089999198913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934999942779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60999870300293</text:p>
          </table:table-cell>
          <table:table-cell office:value-type="string" calcext:value-type="string">
            <text:p>195.91899991035461</text:p>
          </table:table-cell>
          <table:table-cell table:formula="of:=[.U59]-([.T59]+[.H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69998073577880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2360000610351562</text:p>
          </table:table-cell>
          <table:table-cell office:value-type="float" office:value="2414" calcext:value-type="float">
            <text:p>2414</text:p>
          </table:table-cell>
          <table:table-cell office:value-type="string" calcext:value-type="string">
            <text:p>0.5260000228881836</text:p>
          </table:table-cell>
          <table:table-cell office:value-type="string" calcext:value-type="string">
            <text:p>3.938999891281128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5809998512268066</text:p>
          </table:table-cell>
          <table:table-cell office:value-type="float" office:value="115639" calcext:value-type="float">
            <text:p>115639</text:p>
          </table:table-cell>
          <table:table-cell office:value-type="string" calcext:value-type="string">
            <text:p>256.3699998855591</text:p>
          </table:table-cell>
          <table:table-cell office:value-type="float" office:value="6846" calcext:value-type="float">
            <text:p>6846</text:p>
          </table:table-cell>
          <table:table-cell office:value-type="string" calcext:value-type="string">
            <text:p>14.946000099182129</text:p>
          </table:table-cell>
          <table:table-cell office:value-type="string" calcext:value-type="string">
            <text:p>276.5420000553131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2230000495910645</text:p>
          </table:table-cell>
          <table:table-cell office:value-type="float" office:value="4452" calcext:value-type="float">
            <text:p>4452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0.560999870300293</text:p>
          </table:table-cell>
          <table:table-cell office:value-type="string" calcext:value-type="string">
            <text:p>165.81200003623962</text:p>
          </table:table-cell>
          <table:table-cell table:formula="of:=[.U60]-([.T60]+[.H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6099991798400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.6549999713897705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0.379000186920166</text:p>
          </table:table-cell>
          <table:table-cell office:value-type="string" calcext:value-type="string">
            <text:p>4.29500007629394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3559999465942383</text:p>
          </table:table-cell>
          <table:table-cell office:value-type="float" office:value="115681" calcext:value-type="float">
            <text:p>115681</text:p>
          </table:table-cell>
          <table:table-cell office:value-type="string" calcext:value-type="string">
            <text:p>251.30399990081787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7.699000120162964</text:p>
          </table:table-cell>
          <table:table-cell office:value-type="string" calcext:value-type="string">
            <text:p>264.631999969482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687999963760376</text:p>
          </table:table-cell>
          <table:table-cell office:value-type="float" office:value="4485" calcext:value-type="float">
            <text:p>4485</text:p>
          </table:table-cell>
          <table:table-cell office:value-type="float" office:value="6943" calcext:value-type="float">
            <text:p>6943</text:p>
          </table:table-cell>
          <table:table-cell office:value-type="string" calcext:value-type="string">
            <text:p>0.3379998207092285</text:p>
          </table:table-cell>
          <table:table-cell office:value-type="string" calcext:value-type="string">
            <text:p>155.7389998435974</text:p>
          </table:table-cell>
          <table:table-cell table:formula="of:=[.U61]-([.T61]+[.H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6200008392333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8289999961853027</text:p>
          </table:table-cell>
          <table:table-cell office:value-type="float" office:value="10280" calcext:value-type="float">
            <text:p>10280</text:p>
          </table:table-cell>
          <table:table-cell office:value-type="string" calcext:value-type="string">
            <text:p>0.4219999313354492</text:p>
          </table:table-cell>
          <table:table-cell office:value-type="string" calcext:value-type="string">
            <text:p>3.513000011444092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4809999465942383</text:p>
          </table:table-cell>
          <table:table-cell office:value-type="float" office:value="115642" calcext:value-type="float">
            <text:p>115642</text:p>
          </table:table-cell>
          <table:table-cell office:value-type="string" calcext:value-type="string">
            <text:p>243.45300006866455</text:p>
          </table:table-cell>
          <table:table-cell office:value-type="float" office:value="23962" calcext:value-type="float">
            <text:p>23962</text:p>
          </table:table-cell>
          <table:table-cell office:value-type="string" calcext:value-type="string">
            <text:p>1.0789999961853027</text:p>
          </table:table-cell>
          <table:table-cell office:value-type="string" calcext:value-type="string">
            <text:p>250.3450000286102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6899995803833</text:p>
          </table:table-cell>
          <table:table-cell office:value-type="float" office:value="14000" calcext:value-type="float">
            <text:p>14000</text:p>
          </table:table-cell>
          <table:table-cell office:value-type="float" office:value="24280" calcext:value-type="float">
            <text:p>24280</text:p>
          </table:table-cell>
          <table:table-cell office:value-type="string" calcext:value-type="string">
            <text:p>0.10299992561340332</text:p>
          </table:table-cell>
          <table:table-cell office:value-type="string" calcext:value-type="string">
            <text:p>111.2519998550415</text:p>
          </table:table-cell>
          <table:table-cell table:formula="of:=[.U62]-([.T62]+[.H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8699994087219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7390000820159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0999813079834</text:p>
          </table:table-cell>
          <table:table-cell office:value-type="string" calcext:value-type="string">
            <text:p>5.396999835968018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7239999771118164</text:p>
          </table:table-cell>
          <table:table-cell office:value-type="float" office:value="115797" calcext:value-type="float">
            <text:p>115797</text:p>
          </table:table-cell>
          <table:table-cell office:value-type="string" calcext:value-type="string">
            <text:p>248.68799996376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335000038146973</text:p>
          </table:table-cell>
          <table:table-cell office:value-type="string" calcext:value-type="string">
            <text:p>263.6890001296997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52600002288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69998359680176</text:p>
          </table:table-cell>
          <table:table-cell office:value-type="string" calcext:value-type="string">
            <text:p>179.11999988555908</text:p>
          </table:table-cell>
          <table:table-cell table:formula="of:=[.U63]-([.T63]+[.H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492000102996826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.9639999866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969998836517334</text:p>
          </table:table-cell>
          <table:table-cell office:value-type="string" calcext:value-type="string">
            <text:p>11.559999942779541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4.133000135421753</text:p>
          </table:table-cell>
          <table:table-cell office:value-type="float" office:value="116180" calcext:value-type="float">
            <text:p>116180</text:p>
          </table:table-cell>
          <table:table-cell office:value-type="string" calcext:value-type="string">
            <text:p>259.37199997901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1059999465942383</text:p>
          </table:table-cell>
          <table:table-cell office:value-type="string" calcext:value-type="string">
            <text:p>271.6289999485016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4829998016357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0500006675720215</text:p>
          </table:table-cell>
          <table:table-cell office:value-type="string" calcext:value-type="string">
            <text:p>183.5789999961853</text:p>
          </table:table-cell>
          <table:table-cell table:formula="of:=[.U64]-([.T64]+[.H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161000013351440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.78500008583068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29999256134033</text:p>
          </table:table-cell>
          <table:table-cell office:value-type="string" calcext:value-type="string">
            <text:p>5.299000024795532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0199999809265137</text:p>
          </table:table-cell>
          <table:table-cell office:value-type="float" office:value="117163" calcext:value-type="float">
            <text:p>117163</text:p>
          </table:table-cell>
          <table:table-cell office:value-type="string" calcext:value-type="string">
            <text:p>256.3589999675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241000175476074</text:p>
          </table:table-cell>
          <table:table-cell office:value-type="string" calcext:value-type="string">
            <text:p>270.801000118255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1369998455047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050002098083496</text:p>
          </table:table-cell>
          <table:table-cell office:value-type="string" calcext:value-type="string">
            <text:p>183.4850001335144</text:p>
          </table:table-cell>
          <table:table-cell table:formula="of:=[.U65]-([.T65]+[.H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080000877380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41999912261963</text:p>
          </table:table-cell>
          <table:table-cell office:value-type="float" office:value="2451" calcext:value-type="float">
            <text:p>2451</text:p>
          </table:table-cell>
          <table:table-cell office:value-type="string" calcext:value-type="string">
            <text:p>0.3540000915527344</text:p>
          </table:table-cell>
          <table:table-cell office:value-type="string" calcext:value-type="string">
            <text:p>3.6040000915527344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4639999866485596</text:p>
          </table:table-cell>
          <table:table-cell office:value-type="float" office:value="113982" calcext:value-type="float">
            <text:p>113982</text:p>
          </table:table-cell>
          <table:table-cell office:value-type="string" calcext:value-type="string">
            <text:p>249.1909999847412</text:p>
          </table:table-cell>
          <table:table-cell office:value-type="float" office:value="7021" calcext:value-type="float">
            <text:p>7021</text:p>
          </table:table-cell>
          <table:table-cell office:value-type="string" calcext:value-type="string">
            <text:p>1.2920000553131104</text:p>
          </table:table-cell>
          <table:table-cell office:value-type="string" calcext:value-type="string">
            <text:p>255.7250001430511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062999963760376</text:p>
          </table:table-cell>
          <table:table-cell office:value-type="float" office:value="4590" calcext:value-type="float">
            <text:p>4590</text:p>
          </table:table-cell>
          <table:table-cell office:value-type="float" office:value="7041" calcext:value-type="float">
            <text:p>7041</text:p>
          </table:table-cell>
          <table:table-cell office:value-type="string" calcext:value-type="string">
            <text:p>0.08500003814697266</text:p>
          </table:table-cell>
          <table:table-cell office:value-type="string" calcext:value-type="string">
            <text:p>158.65699982643127</text:p>
          </table:table-cell>
          <table:table-cell table:formula="of:=[.U66]-([.T66]+[.H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5799989700317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23000192642212</text:p>
          </table:table-cell>
          <table:table-cell office:value-type="float" office:value="4186" calcext:value-type="float">
            <text:p>4186</text:p>
          </table:table-cell>
          <table:table-cell office:value-type="string" calcext:value-type="string">
            <text:p>0.620999813079834</text:p>
          </table:table-cell>
          <table:table-cell office:value-type="string" calcext:value-type="string">
            <text:p>4.7019999027252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184999942779541</text:p>
          </table:table-cell>
          <table:table-cell office:value-type="float" office:value="113987" calcext:value-type="float">
            <text:p>113987</text:p>
          </table:table-cell>
          <table:table-cell office:value-type="string" calcext:value-type="string">
            <text:p>271.36100006103516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1.7929999828338623</text:p>
          </table:table-cell>
          <table:table-cell office:value-type="string" calcext:value-type="string">
            <text:p>280.309000015258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4.322000026702881</text:p>
          </table:table-cell>
          <table:table-cell office:value-type="float" office:value="7119" calcext:value-type="float">
            <text:p>7119</text:p>
          </table:table-cell>
          <table:table-cell office:value-type="float" office:value="11305" calcext:value-type="float">
            <text:p>11305</text:p>
          </table:table-cell>
          <table:table-cell office:value-type="string" calcext:value-type="string">
            <text:p>0.09599995613098145</text:p>
          </table:table-cell>
          <table:table-cell office:value-type="string" calcext:value-type="string">
            <text:p>163.45199990272522</text:p>
          </table:table-cell>
          <table:table-cell table:formula="of:=[.U67]-([.T67]+[.H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399998664855957</text:p>
          </table:table-cell>
          <table:table-cell office:value-type="float" office:value="4229" calcext:value-type="float">
            <text:p>4229</text:p>
          </table:table-cell>
          <table:table-cell office:value-type="string" calcext:value-type="string">
            <text:p>0.4590001106262207</text:p>
          </table:table-cell>
          <table:table-cell office:value-type="string" calcext:value-type="string">
            <text:p>4.288000106811523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5920000076293945</text:p>
          </table:table-cell>
          <table:table-cell office:value-type="float" office:value="113892" calcext:value-type="float">
            <text:p>113892</text:p>
          </table:table-cell>
          <table:table-cell office:value-type="string" calcext:value-type="string">
            <text:p>263.4560000896454</text:p>
          </table:table-cell>
          <table:table-cell office:value-type="float" office:value="11371" calcext:value-type="float">
            <text:p>11371</text:p>
          </table:table-cell>
          <table:table-cell office:value-type="string" calcext:value-type="string">
            <text:p>1.0139999389648438</text:p>
          </table:table-cell>
          <table:table-cell office:value-type="string" calcext:value-type="string">
            <text:p>270.147000074386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8929998874664307</text:p>
          </table:table-cell>
          <table:table-cell office:value-type="float" office:value="7207" calcext:value-type="float">
            <text:p>7207</text:p>
          </table:table-cell>
          <table:table-cell office:value-type="float" office:value="11436" calcext:value-type="float">
            <text:p>11436</text:p>
          </table:table-cell>
          <table:table-cell office:value-type="string" calcext:value-type="string">
            <text:p>0.1269998550415039</text:p>
          </table:table-cell>
          <table:table-cell office:value-type="string" calcext:value-type="string">
            <text:p>148.2389998435974</text:p>
          </table:table-cell>
          <table:table-cell table:formula="of:=[.U68]-([.T68]+[.H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171000003814697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79999876022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500020027160645</text:p>
          </table:table-cell>
          <table:table-cell office:value-type="string" calcext:value-type="string">
            <text:p>3.9660000801086426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625999927520752</text:p>
          </table:table-cell>
          <table:table-cell office:value-type="float" office:value="114099" calcext:value-type="float">
            <text:p>114099</text:p>
          </table:table-cell>
          <table:table-cell office:value-type="string" calcext:value-type="string">
            <text:p>242.72699999809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249.9449999332428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737999916076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9899988174438477</text:p>
          </table:table-cell>
          <table:table-cell office:value-type="string" calcext:value-type="string">
            <text:p>174.72599983215332</text:p>
          </table:table-cell>
          <table:table-cell table:formula="of:=[.U69]-([.T69]+[.H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7699990272522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0.33500003814697266</text:p>
          </table:table-cell>
          <table:table-cell office:value-type="string" calcext:value-type="string">
            <text:p>5.125999927520752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4769999980926514</text:p>
          </table:table-cell>
          <table:table-cell office:value-type="float" office:value="114422" calcext:value-type="float">
            <text:p>114422</text:p>
          </table:table-cell>
          <table:table-cell office:value-type="string" calcext:value-type="string">
            <text:p>258.5160000324249</text:p>
          </table:table-cell>
          <table:table-cell office:value-type="float" office:value="3666" calcext:value-type="float">
            <text:p>3666</text:p>
          </table:table-cell>
          <table:table-cell office:value-type="string" calcext:value-type="string">
            <text:p>1.376000165939331</text:p>
          </table:table-cell>
          <table:table-cell office:value-type="string" calcext:value-type="string">
            <text:p>267.25800013542175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0410001277923584</text:p>
          </table:table-cell>
          <table:table-cell office:value-type="float" office:value="2447" calcext:value-type="float">
            <text:p>2447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0.12800002098083496</text:p>
          </table:table-cell>
          <table:table-cell office:value-type="string" calcext:value-type="string">
            <text:p>175.96799993515015</text:p>
          </table:table-cell>
          <table:table-cell table:formula="of:=[.U70]-([.T70]+[.H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759999275207519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802999973297119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4609999656677246</text:p>
          </table:table-cell>
          <table:table-cell office:value-type="string" calcext:value-type="string">
            <text:p>6.639999866485596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870000123977661</text:p>
          </table:table-cell>
          <table:table-cell office:value-type="float" office:value="115370" calcext:value-type="float">
            <text:p>115370</text:p>
          </table:table-cell>
          <table:table-cell office:value-type="string" calcext:value-type="string">
            <text:p>258.27699995040894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2.1040000915527344</text:p>
          </table:table-cell>
          <table:table-cell office:value-type="string" calcext:value-type="string">
            <text:p>269.5500001907348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746999979019165</text:p>
          </table:table-cell>
          <table:table-cell office:value-type="float" office:value="1261" calcext:value-type="float">
            <text:p>1261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0.1660001277923584</text:p>
          </table:table-cell>
          <table:table-cell office:value-type="string" calcext:value-type="string">
            <text:p>191.59300017356873</text:p>
          </table:table-cell>
          <table:table-cell table:formula="of:=[.U71]-([.T71]+[.H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4099984169006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89000082015991</text:p>
          </table:table-cell>
          <table:table-cell office:value-type="float" office:value="15035" calcext:value-type="float">
            <text:p>15035</text:p>
          </table:table-cell>
          <table:table-cell office:value-type="string" calcext:value-type="string">
            <text:p>0.45799994468688965</text:p>
          </table:table-cell>
          <table:table-cell office:value-type="string" calcext:value-type="string">
            <text:p>4.287999868392944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7760000228881836</text:p>
          </table:table-cell>
          <table:table-cell office:value-type="float" office:value="113401" calcext:value-type="float">
            <text:p>113401</text:p>
          </table:table-cell>
          <table:table-cell office:value-type="string" calcext:value-type="string">
            <text:p>249.1269998550415</text:p>
          </table:table-cell>
          <table:table-cell office:value-type="float" office:value="32297" calcext:value-type="float">
            <text:p>32297</text:p>
          </table:table-cell>
          <table:table-cell office:value-type="string" calcext:value-type="string">
            <text:p>1.0260000228881836</text:p>
          </table:table-cell>
          <table:table-cell office:value-type="string" calcext:value-type="string">
            <text:p>256.253999948501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5959999561309814</text:p>
          </table:table-cell>
          <table:table-cell office:value-type="float" office:value="17891" calcext:value-type="float">
            <text:p>17891</text:p>
          </table:table-cell>
          <table:table-cell office:value-type="float" office:value="32926" calcext:value-type="float">
            <text:p>32926</text:p>
          </table:table-cell>
          <table:table-cell office:value-type="string" calcext:value-type="string">
            <text:p>0.07999992370605469</text:p>
          </table:table-cell>
          <table:table-cell office:value-type="string" calcext:value-type="string">
            <text:p>91.2350001335144</text:p>
          </table:table-cell>
          <table:table-cell table:formula="of:=[.U72]-([.T72]+[.H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7899990081787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279998779296875</text:p>
          </table:table-cell>
          <table:table-cell office:value-type="float" office:value="17403" calcext:value-type="float">
            <text:p>17403</text:p>
          </table:table-cell>
          <table:table-cell office:value-type="string" calcext:value-type="string">
            <text:p>0.6560001373291016</text:p>
          </table:table-cell>
          <table:table-cell office:value-type="string" calcext:value-type="string">
            <text:p>7.86299991607666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4860000610351562</text:p>
          </table:table-cell>
          <table:table-cell office:value-type="float" office:value="113500" calcext:value-type="float">
            <text:p>113500</text:p>
          </table:table-cell>
          <table:table-cell office:value-type="string" calcext:value-type="string">
            <text:p>270.1269998550415</text:p>
          </table:table-cell>
          <table:table-cell office:value-type="float" office:value="36467" calcext:value-type="float">
            <text:p>36467</text:p>
          </table:table-cell>
          <table:table-cell office:value-type="string" calcext:value-type="string">
            <text:p>0.9000000953674316</text:p>
          </table:table-cell>
          <table:table-cell office:value-type="string" calcext:value-type="string">
            <text:p>278.904000043869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885999917984009</text:p>
          </table:table-cell>
          <table:table-cell office:value-type="float" office:value="19902" calcext:value-type="float">
            <text:p>19902</text:p>
          </table:table-cell>
          <table:table-cell office:value-type="float" office:value="37305" calcext:value-type="float">
            <text:p>37305</text:p>
          </table:table-cell>
          <table:table-cell office:value-type="string" calcext:value-type="string">
            <text:p>0.13499999046325684</text:p>
          </table:table-cell>
          <table:table-cell office:value-type="string" calcext:value-type="string">
            <text:p>101.06900000572205</text:p>
          </table:table-cell>
          <table:table-cell table:formula="of:=[.U73]-([.T73]+[.H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0699992179870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090001106262207</text:p>
          </table:table-cell>
          <table:table-cell office:value-type="float" office:value="15162" calcext:value-type="float">
            <text:p>15162</text:p>
          </table:table-cell>
          <table:table-cell office:value-type="string" calcext:value-type="string">
            <text:p>0.3810000419616699</text:p>
          </table:table-cell>
          <table:table-cell office:value-type="string" calcext:value-type="string">
            <text:p>3.897000074386596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7179999351501465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275.2590000629425</text:p>
          </table:table-cell>
          <table:table-cell office:value-type="float" office:value="32577" calcext:value-type="float">
            <text:p>32577</text:p>
          </table:table-cell>
          <table:table-cell office:value-type="string" calcext:value-type="string">
            <text:p>1.0280001163482666</text:p>
          </table:table-cell>
          <table:table-cell office:value-type="string" calcext:value-type="string">
            <text:p>282.2000000476837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9080002307891846</text:p>
          </table:table-cell>
          <table:table-cell office:value-type="float" office:value="18047" calcext:value-type="float">
            <text:p>18047</text:p>
          </table:table-cell>
          <table:table-cell office:value-type="float" office:value="33209" calcext:value-type="float">
            <text:p>33209</text:p>
          </table:table-cell>
          <table:table-cell office:value-type="string" calcext:value-type="string">
            <text:p>0.08100008964538574</text:p>
          </table:table-cell>
          <table:table-cell office:value-type="string" calcext:value-type="string">
            <text:p>111.6340000629425</text:p>
          </table:table-cell>
          <table:table-cell table:formula="of:=[.U74]-([.T74]+[.H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46999883651733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.128000020980835</text:p>
          </table:table-cell>
          <table:table-cell office:value-type="float" office:value="1306" calcext:value-type="float">
            <text:p>1306</text:p>
          </table:table-cell>
          <table:table-cell office:value-type="string" calcext:value-type="string">
            <text:p>0.5220000743865967</text:p>
          </table:table-cell>
          <table:table-cell office:value-type="string" calcext:value-type="string">
            <text:p>4.99699997901916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9800000190734863</text:p>
          </table:table-cell>
          <table:table-cell office:value-type="float" office:value="113564" calcext:value-type="float">
            <text:p>113564</text:p>
          </table:table-cell>
          <table:table-cell office:value-type="string" calcext:value-type="string">
            <text:p>261.01200008392334</text:p>
          </table:table-cell>
          <table:table-cell office:value-type="float" office:value="3847" calcext:value-type="float">
            <text:p>3847</text:p>
          </table:table-cell>
          <table:table-cell office:value-type="string" calcext:value-type="string">
            <text:p>3.2319998741149902</text:p>
          </table:table-cell>
          <table:table-cell office:value-type="string" calcext:value-type="string">
            <text:p>271.23299980163574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617000102996826</text:p>
          </table:table-cell>
          <table:table-cell office:value-type="float" office:value="2553" calcext:value-type="float">
            <text:p>2553</text:p>
          </table:table-cell>
          <table:table-cell office:value-type="float" office:value="3859" calcext:value-type="float">
            <text:p>3859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166.89000010490417</text:p>
          </table:table-cell>
          <table:table-cell table:formula="of:=[.U75]-([.T75]+[.H7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850001335144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.4479999542236328</text:p>
          </table:table-cell>
          <table:table-cell office:value-type="string" calcext:value-type="string">
            <text:p>5.14100003242492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515000104904175</text:p>
          </table:table-cell>
          <table:table-cell office:value-type="float" office:value="113879" calcext:value-type="float">
            <text:p>113879</text:p>
          </table:table-cell>
          <table:table-cell office:value-type="string" calcext:value-type="string">
            <text:p>247.9259998798370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1.1640000343322754</text:p>
          </table:table-cell>
          <table:table-cell office:value-type="string" calcext:value-type="string">
            <text:p>260.0720000267029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572999954223633</text:p>
          </table:table-cell>
          <table:table-cell office:value-type="float" office:value="1284" calcext:value-type="float">
            <text:p>1284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0.10699987411499023</text:p>
          </table:table-cell>
          <table:table-cell office:value-type="string" calcext:value-type="string">
            <text:p>173.0349998474121</text:p>
          </table:table-cell>
          <table:table-cell table:formula="of:=[.U76]-([.T76]+[.H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_pos25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33599996566772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950999975204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99996185302734</text:p>
          </table:table-cell>
          <table:table-cell office:value-type="string" calcext:value-type="string">
            <text:p>6.70199990272522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8370001316070557</text:p>
          </table:table-cell>
          <table:table-cell office:value-type="float" office:value="114884" calcext:value-type="float">
            <text:p>114884</text:p>
          </table:table-cell>
          <table:table-cell office:value-type="string" calcext:value-type="string">
            <text:p>243.8380000591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32999897003174</text:p>
          </table:table-cell>
          <table:table-cell office:value-type="string" calcext:value-type="string">
            <text:p>255.42799997329712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3469998836517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7899980545043945</text:p>
          </table:table-cell>
          <table:table-cell office:value-type="string" calcext:value-type="string">
            <text:p>185.72499990463257</text:p>
          </table:table-cell>
          <table:table-cell table:formula="of:=[.U77]-([.T77]+[.H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6300001144409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600001335144043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3.2990000247955322</text:p>
          </table:table-cell>
          <table:table-cell office:value-type="string" calcext:value-type="string">
            <text:p>5.922000169754028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31999921798706</text:p>
          </table:table-cell>
          <table:table-cell office:value-type="float" office:value="113396" calcext:value-type="float">
            <text:p>113396</text:p>
          </table:table-cell>
          <table:table-cell office:value-type="string" calcext:value-type="string">
            <text:p>200.72000002861023</text:p>
          </table:table-cell>
          <table:table-cell office:value-type="float" office:value="14938" calcext:value-type="float">
            <text:p>14938</text:p>
          </table:table-cell>
          <table:table-cell office:value-type="string" calcext:value-type="string">
            <text:p>4.602999925613403</text:p>
          </table:table-cell>
          <table:table-cell office:value-type="string" calcext:value-type="string">
            <text:p>209.6640000343322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2070000171661377</text:p>
          </table:table-cell>
          <table:table-cell office:value-type="float" office:value="9186" calcext:value-type="float">
            <text:p>9186</text:p>
          </table:table-cell>
          <table:table-cell office:value-type="float" office:value="15054" calcext:value-type="float">
            <text:p>15054</text:p>
          </table:table-cell>
          <table:table-cell office:value-type="string" calcext:value-type="string">
            <text:p>2.5199999809265137</text:p>
          </table:table-cell>
          <table:table-cell office:value-type="string" calcext:value-type="string">
            <text:p>113.01300001144409</text:p>
          </table:table-cell>
          <table:table-cell table:formula="of:=[.U78]-([.T78]+[.H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720000743865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9000005722046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3.172999858856201</text:p>
          </table:table-cell>
          <table:table-cell office:value-type="string" calcext:value-type="string">
            <text:p>6.01399993896484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750001430511475</text:p>
          </table:table-cell>
          <table:table-cell office:value-type="float" office:value="113507" calcext:value-type="float">
            <text:p>113507</text:p>
          </table:table-cell>
          <table:table-cell office:value-type="string" calcext:value-type="string">
            <text:p>201.74799990653992</text:p>
          </table:table-cell>
          <table:table-cell office:value-type="float" office:value="9515" calcext:value-type="float">
            <text:p>9515</text:p>
          </table:table-cell>
          <table:table-cell office:value-type="string" calcext:value-type="string">
            <text:p>4.2209999561309814</text:p>
          </table:table-cell>
          <table:table-cell office:value-type="string" calcext:value-type="string">
            <text:p>210.5190000534057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050000190734863</text:p>
          </table:table-cell>
          <table:table-cell office:value-type="float" office:value="6061" calcext:value-type="float">
            <text:p>6061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2.575000047683716</text:p>
          </table:table-cell>
          <table:table-cell office:value-type="string" calcext:value-type="string">
            <text:p>124.84500002861023</text:p>
          </table:table-cell>
          <table:table-cell table:formula="of:=[.U79]-([.T79]+[.H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309999465942382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569000005722046</text:p>
          </table:table-cell>
          <table:table-cell office:value-type="float" office:value="8804" calcext:value-type="float">
            <text:p>8804</text:p>
          </table:table-cell>
          <table:table-cell office:value-type="string" calcext:value-type="string">
            <text:p>4.610000133514404</text:p>
          </table:table-cell>
          <table:table-cell office:value-type="string" calcext:value-type="string">
            <text:p>8.410000085830688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59000015258789</text:p>
          </table:table-cell>
          <table:table-cell office:value-type="float" office:value="113512" calcext:value-type="float">
            <text:p>113512</text:p>
          </table:table-cell>
          <table:table-cell office:value-type="string" calcext:value-type="string">
            <text:p>199.85800004005432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80.31500005722046</text:p>
          </table:table-cell>
          <table:table-cell office:value-type="string" calcext:value-type="string">
            <text:p>285.759000062942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87999963760376</text:p>
          </table:table-cell>
          <table:table-cell office:value-type="float" office:value="12477" calcext:value-type="float">
            <text:p>12477</text:p>
          </table:table-cell>
          <table:table-cell office:value-type="float" office:value="21281" calcext:value-type="float">
            <text:p>21281</text:p>
          </table:table-cell>
          <table:table-cell office:value-type="string" calcext:value-type="string">
            <text:p>2.5810000896453857</text:p>
          </table:table-cell>
          <table:table-cell office:value-type="string" calcext:value-type="string">
            <text:p>106.59700012207031</text:p>
          </table:table-cell>
          <table:table-cell table:formula="of:=[.U80]-([.T80]+[.H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4100017547607422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4.71999979019165</text:p>
          </table:table-cell>
          <table:table-cell table:style-name="Default" office:value-type="float" office:value="3498" calcext:value-type="float">
            <text:p>3498</text:p>
          </table:table-cell>
          <table:table-cell table:style-name="Default" office:value-type="string" calcext:value-type="string">
            <text:p>4.401000022888184</text:p>
          </table:table-cell>
          <table:table-cell table:style-name="Default" office:value-type="string" calcext:value-type="string">
            <text:p>9.361999988555908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3.125999927520752</text:p>
          </table:table-cell>
          <table:table-cell table:style-name="Default" office:value-type="float" office:value="113626" calcext:value-type="float">
            <text:p>113626</text:p>
          </table:table-cell>
          <table:table-cell table:style-name="Default" office:value-type="string" calcext:value-type="string">
            <text:p>273.1630001068115</text:p>
          </table:table-cell>
          <table:table-cell table:style-name="Default" office:value-type="float" office:value="9413" calcext:value-type="float">
            <text:p>9413</text:p>
          </table:table-cell>
          <table:table-cell table:style-name="Default" office:value-type="string" calcext:value-type="string">
            <text:p>43.03699994087219</text:p>
          </table:table-cell>
          <table:table-cell table:style-name="Default" office:value-type="string" calcext:value-type="string">
            <text:p>323.5669999122619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0769999027252197</text:p>
          </table:table-cell>
          <table:table-cell table:style-name="Default" office:value-type="float" office:value="5969" calcext:value-type="float">
            <text:p>5969</text:p>
          </table:table-cell>
          <table:table-cell table:style-name="Default" office:value-type="float" office:value="9469" calcext:value-type="float">
            <text:p>9469</text:p>
          </table:table-cell>
          <table:table-cell table:style-name="Default" office:value-type="string" calcext:value-type="string">
            <text:p>2.93399977684021</text:p>
          </table:table-cell>
          <table:table-cell table:style-name="Default" office:value-type="string" calcext:value-type="string">
            <text:p>156.32999992370605</text:p>
          </table:table-cell>
          <table:table-cell table:formula="of:=[.U81]-([.T81]+[.H81])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82999897003173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.007000207901001</text:p>
          </table:table-cell>
          <table:table-cell table:style-name="Default" office:value-type="float" office:value="1531" calcext:value-type="float">
            <text:p>1531</text:p>
          </table:table-cell>
          <table:table-cell table:style-name="Default" office:value-type="string" calcext:value-type="string">
            <text:p>4.0879998207092285</text:p>
          </table:table-cell>
          <table:table-cell table:style-name="Default" office:value-type="string" calcext:value-type="string">
            <text:p>10.47799992561340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4.127000093460083</text:p>
          </table:table-cell>
          <table:table-cell table:style-name="Default" office:value-type="float" office:value="113926" calcext:value-type="float">
            <text:p>113926</text:p>
          </table:table-cell>
          <table:table-cell table:style-name="Default" office:value-type="string" calcext:value-type="string">
            <text:p>287.9249999523163</text:p>
          </table:table-cell>
          <table:table-cell table:style-name="Default" office:value-type="float" office:value="4465" calcext:value-type="float">
            <text:p>4465</text:p>
          </table:table-cell>
          <table:table-cell table:style-name="Default" office:value-type="string" calcext:value-type="string">
            <text:p>5.138000011444092</text:p>
          </table:table-cell>
          <table:table-cell table:style-name="Default" office:value-type="string" calcext:value-type="string">
            <text:p>304.812999963760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7330000400543213</text:p>
          </table:table-cell>
          <table:table-cell table:style-name="Default" office:value-type="float" office:value="2949" calcext:value-type="float">
            <text:p>2949</text:p>
          </table:table-cell>
          <table:table-cell table:style-name="Default" office:value-type="float" office:value="4480" calcext:value-type="float">
            <text:p>4480</text:p>
          </table:table-cell>
          <table:table-cell table:style-name="Default" office:value-type="string" calcext:value-type="string">
            <text:p>2.8499999046325684</text:p>
          </table:table-cell>
          <table:table-cell table:style-name="Default" office:value-type="string" calcext:value-type="string">
            <text:p>161.5880000591278</text:p>
          </table:table-cell>
          <table:table-cell table:formula="of:=[.U82]-([.T82]+[.H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899998664855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9.1420001983642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194000005722046</text:p>
          </table:table-cell>
          <table:table-cell table:style-name="Default" office:value-type="string" calcext:value-type="string">
            <text:p>13.7260000705719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8389999866485596</text:p>
          </table:table-cell>
          <table:table-cell table:style-name="Default" office:value-type="float" office:value="114922" calcext:value-type="float">
            <text:p>114922</text:p>
          </table:table-cell>
          <table:table-cell table:style-name="Default" office:value-type="string" calcext:value-type="string">
            <text:p>260.797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5.678999900817871</text:p>
          </table:table-cell>
          <table:table-cell table:style-name="Default" office:value-type="string" calcext:value-type="string">
            <text:p>278.588000059127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5.657999992370605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995999813079834</text:p>
          </table:table-cell>
          <table:table-cell table:style-name="Default" office:value-type="string" calcext:value-type="string">
            <text:p>194.45699977874756</text:p>
          </table:table-cell>
          <table:table-cell table:formula="of:=[.U83]-([.T83]+[.H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6100015640258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447999954223633</text:p>
          </table:table-cell>
          <table:table-cell office:value-type="float" office:value="8246" calcext:value-type="float">
            <text:p>8246</text:p>
          </table:table-cell>
          <table:table-cell office:value-type="string" calcext:value-type="string">
            <text:p>3.2909998893737793</text:p>
          </table:table-cell>
          <table:table-cell office:value-type="string" calcext:value-type="string">
            <text:p>6.0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0199999809265137</text:p>
          </table:table-cell>
          <table:table-cell office:value-type="float" office:value="112999" calcext:value-type="float">
            <text:p>112999</text:p>
          </table:table-cell>
          <table:table-cell office:value-type="string" calcext:value-type="string">
            <text:p>200.5039999485016</text:p>
          </table:table-cell>
          <table:table-cell office:value-type="float" office:value="19973" calcext:value-type="float">
            <text:p>19973</text:p>
          </table:table-cell>
          <table:table-cell office:value-type="string" calcext:value-type="string">
            <text:p>4.613000154495239</text:p>
          </table:table-cell>
          <table:table-cell office:value-type="string" calcext:value-type="string">
            <text:p>209.532999992370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34999990463257</text:p>
          </table:table-cell>
          <table:table-cell office:value-type="float" office:value="11973" calcext:value-type="float">
            <text:p>11973</text:p>
          </table:table-cell>
          <table:table-cell office:value-type="float" office:value="20219" calcext:value-type="float">
            <text:p>20219</text:p>
          </table:table-cell>
          <table:table-cell office:value-type="string" calcext:value-type="string">
            <text:p>1.9529998302459717</text:p>
          </table:table-cell>
          <table:table-cell office:value-type="string" calcext:value-type="string">
            <text:p>103.79999995231628</text:p>
          </table:table-cell>
          <table:table-cell table:formula="of:=[.U84]-([.T84]+[.H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79999542236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850000381469727</text:p>
          </table:table-cell>
          <table:table-cell office:value-type="float" office:value="6867" calcext:value-type="float">
            <text:p>6867</text:p>
          </table:table-cell>
          <table:table-cell office:value-type="string" calcext:value-type="string">
            <text:p>3.2660000324249268</text:p>
          </table:table-cell>
          <table:table-cell office:value-type="string" calcext:value-type="string">
            <text:p>6.04900002479553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0299999713897705</text:p>
          </table:table-cell>
          <table:table-cell office:value-type="float" office:value="113045" calcext:value-type="float">
            <text:p>113045</text:p>
          </table:table-cell>
          <table:table-cell office:value-type="string" calcext:value-type="string">
            <text:p>202.0110001564026</text:p>
          </table:table-cell>
          <table:table-cell office:value-type="float" office:value="17048" calcext:value-type="float">
            <text:p>17048</text:p>
          </table:table-cell>
          <table:table-cell office:value-type="string" calcext:value-type="string">
            <text:p>4.361999988555908</text:p>
          </table:table-cell>
          <table:table-cell office:value-type="string" calcext:value-type="string">
            <text:p>211.059000015258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059998512268066</text:p>
          </table:table-cell>
          <table:table-cell office:value-type="float" office:value="10364" calcext:value-type="float">
            <text:p>10364</text:p>
          </table:table-cell>
          <table:table-cell office:value-type="float" office:value="17231" calcext:value-type="float">
            <text:p>17231</text:p>
          </table:table-cell>
          <table:table-cell office:value-type="string" calcext:value-type="string">
            <text:p>2.319000005722046</text:p>
          </table:table-cell>
          <table:table-cell office:value-type="string" calcext:value-type="string">
            <text:p>109.49300003051758</text:p>
          </table:table-cell>
          <table:table-cell table:formula="of:=[.U85]-([.T85]+[.H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9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439999103546143</text:p>
          </table:table-cell>
          <table:table-cell office:value-type="float" office:value="12259" calcext:value-type="float">
            <text:p>12259</text:p>
          </table:table-cell>
          <table:table-cell office:value-type="string" calcext:value-type="string">
            <text:p>3.3380000591278076</text:p>
          </table:table-cell>
          <table:table-cell office:value-type="string" calcext:value-type="string">
            <text:p>6.1610000133514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460000038146973</text:p>
          </table:table-cell>
          <table:table-cell office:value-type="float" office:value="113070" calcext:value-type="float">
            <text:p>113070</text:p>
          </table:table-cell>
          <table:table-cell office:value-type="string" calcext:value-type="string">
            <text:p>199.58599996566772</text:p>
          </table:table-cell>
          <table:table-cell office:value-type="float" office:value="27481" calcext:value-type="float">
            <text:p>27481</text:p>
          </table:table-cell>
          <table:table-cell office:value-type="string" calcext:value-type="string">
            <text:p>5.197999954223633</text:p>
          </table:table-cell>
          <table:table-cell office:value-type="string" calcext:value-type="string">
            <text:p>209.4700000286102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160000801086426</text:p>
          </table:table-cell>
          <table:table-cell office:value-type="float" office:value="15630" calcext:value-type="float">
            <text:p>15630</text:p>
          </table:table-cell>
          <table:table-cell office:value-type="float" office:value="27889" calcext:value-type="float">
            <text:p>27889</text:p>
          </table:table-cell>
          <table:table-cell office:value-type="string" calcext:value-type="string">
            <text:p>2.069000005722046</text:p>
          </table:table-cell>
          <table:table-cell office:value-type="string" calcext:value-type="string">
            <text:p>91.28600001335144</text:p>
          </table:table-cell>
          <table:table-cell table:formula="of:=[.U86]-([.T86]+[.H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5999989509582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.394999980926514</text:p>
          </table:table-cell>
          <table:table-cell table:style-name="Default" office:value-type="float" office:value="5245" calcext:value-type="float">
            <text:p>5245</text:p>
          </table:table-cell>
          <table:table-cell table:style-name="Default" office:value-type="string" calcext:value-type="string">
            <text:p>4.4090001583099365</text:p>
          </table:table-cell>
          <table:table-cell table:style-name="Default" office:value-type="string" calcext:value-type="string">
            <text:p>11.164000034332275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4.102999925613403</text:p>
          </table:table-cell>
          <table:table-cell table:style-name="Default" office:value-type="float" office:value="113172" calcext:value-type="float">
            <text:p>113172</text:p>
          </table:table-cell>
          <table:table-cell table:style-name="Default" office:value-type="string" calcext:value-type="string">
            <text:p>261.46399998664856</text:p>
          </table:table-cell>
          <table:table-cell table:style-name="Default" office:value-type="float" office:value="13476" calcext:value-type="float">
            <text:p>13476</text:p>
          </table:table-cell>
          <table:table-cell table:style-name="Default" office:value-type="string" calcext:value-type="string">
            <text:p>5.009999990463257</text:p>
          </table:table-cell>
          <table:table-cell table:style-name="Default" office:value-type="string" calcext:value-type="string">
            <text:p>275.414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49000072479248</text:p>
          </table:table-cell>
          <table:table-cell table:style-name="Default" office:value-type="float" office:value="8353" calcext:value-type="float">
            <text:p>8353</text:p>
          </table:table-cell>
          <table:table-cell table:style-name="Default" office:value-type="float" office:value="13598" calcext:value-type="float">
            <text:p>13598</text:p>
          </table:table-cell>
          <table:table-cell table:style-name="Default" office:value-type="string" calcext:value-type="string">
            <text:p>2.9639999866485596</text:p>
          </table:table-cell>
          <table:table-cell table:style-name="Default" office:value-type="string" calcext:value-type="string">
            <text:p>153.35999989509583</text:p>
          </table:table-cell>
          <table:table-cell table:formula="of:=[.U87]-([.T87]+[.H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674000024795532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8.0820000171661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454999923706055</text:p>
          </table:table-cell>
          <table:table-cell table:style-name="Default" office:value-type="string" calcext:value-type="string">
            <text:p>13.21099996566772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3.0129997730255127</text:p>
          </table:table-cell>
          <table:table-cell table:style-name="Default" office:value-type="float" office:value="113455" calcext:value-type="float">
            <text:p>113455</text:p>
          </table:table-cell>
          <table:table-cell table:style-name="Default" office:value-type="string" calcext:value-type="string">
            <text:p>260.4220001697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0.57699990272522</text:p>
          </table:table-cell>
          <table:table-cell table:style-name="Default" office:value-type="string" calcext:value-type="string">
            <text:p>281.6099998950958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521000146865844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869000196456909</text:p>
          </table:table-cell>
          <table:table-cell table:style-name="Default" office:value-type="string" calcext:value-type="string">
            <text:p>192.92400002479553</text:p>
          </table:table-cell>
          <table:table-cell table:formula="of:=[.U88]-([.T88]+[.H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40000009536743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9.957000017166138</text:p>
          </table:table-cell>
          <table:table-cell table:style-name="Default" office:value-type="float" office:value="513" calcext:value-type="float">
            <text:p>513</text:p>
          </table:table-cell>
          <table:table-cell table:style-name="Default" office:value-type="string" calcext:value-type="string">
            <text:p>4.302000045776367</text:p>
          </table:table-cell>
          <table:table-cell table:style-name="Default" office:value-type="string" calcext:value-type="string">
            <text:p>14.49900007247924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9769999980926514</text:p>
          </table:table-cell>
          <table:table-cell table:style-name="Default" office:value-type="float" office:value="114472" calcext:value-type="float">
            <text:p>114472</text:p>
          </table:table-cell>
          <table:table-cell table:style-name="Default" office:value-type="string" calcext:value-type="string">
            <text:p>270.4060001373291</text:p>
          </table:table-cell>
          <table:table-cell table:style-name="Default" office:value-type="float" office:value="1550" calcext:value-type="float">
            <text:p>1550</text:p>
          </table:table-cell>
          <table:table-cell table:style-name="Default" office:value-type="string" calcext:value-type="string">
            <text:p>7.129999876022339</text:p>
          </table:table-cell>
          <table:table-cell table:style-name="Default" office:value-type="string" calcext:value-type="string">
            <text:p>290.365999937057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812000036239624</text:p>
          </table:table-cell>
          <table:table-cell table:style-name="Default" office:value-type="float" office:value="1039" calcext:value-type="float">
            <text:p>1039</text:p>
          </table:table-cell>
          <table:table-cell table:style-name="Default" office:value-type="float" office:value="1552" calcext:value-type="float">
            <text:p>1552</text:p>
          </table:table-cell>
          <table:table-cell table:style-name="Default" office:value-type="string" calcext:value-type="string">
            <text:p>2.746000051498413</text:p>
          </table:table-cell>
          <table:table-cell table:style-name="Default" office:value-type="string" calcext:value-type="string">
            <text:p>221.68700003623962</text:p>
          </table:table-cell>
          <table:table-cell table:formula="of:=[.U89]-([.T89]+[.H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099997520446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190001487731934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3.3989999294281006</text:p>
          </table:table-cell>
          <table:table-cell office:value-type="string" calcext:value-type="string">
            <text:p>6.019000053405762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0380001068115234</text:p>
          </table:table-cell>
          <table:table-cell office:value-type="float" office:value="112885" calcext:value-type="float">
            <text:p>112885</text:p>
          </table:table-cell>
          <table:table-cell office:value-type="string" calcext:value-type="string">
            <text:p>202.57599997520447</text:p>
          </table:table-cell>
          <table:table-cell office:value-type="float" office:value="2867" calcext:value-type="float">
            <text:p>2867</text:p>
          </table:table-cell>
          <table:table-cell office:value-type="string" calcext:value-type="string">
            <text:p>4.183000087738037</text:p>
          </table:table-cell>
          <table:table-cell office:value-type="string" calcext:value-type="string">
            <text:p>211.1330001354217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710000038146973</text:p>
          </table:table-cell>
          <table:table-cell office:value-type="float" office:value="1926" calcext:value-type="float">
            <text:p>1926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2.1549999713897705</text:p>
          </table:table-cell>
          <table:table-cell office:value-type="string" calcext:value-type="string">
            <text:p>139.8090000152588</text:p>
          </table:table-cell>
          <table:table-cell table:formula="of:=[.U90]-([.T90]+[.H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6500010490417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839998722076416</text:p>
          </table:table-cell>
          <table:table-cell office:value-type="float" office:value="14286" calcext:value-type="float">
            <text:p>14286</text:p>
          </table:table-cell>
          <table:table-cell office:value-type="string" calcext:value-type="string">
            <text:p>3.059000015258789</text:p>
          </table:table-cell>
          <table:table-cell office:value-type="string" calcext:value-type="string">
            <text:p>5.90799999237060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490001201629639</text:p>
          </table:table-cell>
          <table:table-cell office:value-type="float" office:value="112890" calcext:value-type="float">
            <text:p>112890</text:p>
          </table:table-cell>
          <table:table-cell office:value-type="string" calcext:value-type="string">
            <text:p>201.32999992370605</text:p>
          </table:table-cell>
          <table:table-cell office:value-type="float" office:value="30984" calcext:value-type="float">
            <text:p>30984</text:p>
          </table:table-cell>
          <table:table-cell office:value-type="string" calcext:value-type="string">
            <text:p>4.437999963760376</text:p>
          </table:table-cell>
          <table:table-cell office:value-type="string" calcext:value-type="string">
            <text:p>210.253999948501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88999891281128</text:p>
          </table:table-cell>
          <table:table-cell office:value-type="float" office:value="17286" calcext:value-type="float">
            <text:p>17286</text:p>
          </table:table-cell>
          <table:table-cell office:value-type="float" office:value="31572" calcext:value-type="float">
            <text:p>31572</text:p>
          </table:table-cell>
          <table:table-cell office:value-type="string" calcext:value-type="string">
            <text:p>2.003999948501587</text:p>
          </table:table-cell>
          <table:table-cell office:value-type="string" calcext:value-type="string">
            <text:p>86.69599986076355</text:p>
          </table:table-cell>
          <table:table-cell table:formula="of:=[.U91]-([.T91]+[.H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7200007438659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5290000438690186</text:p>
          </table:table-cell>
          <table:table-cell office:value-type="float" office:value="12276" calcext:value-type="float">
            <text:p>12276</text:p>
          </table:table-cell>
          <table:table-cell office:value-type="string" calcext:value-type="string">
            <text:p>3.059000015258789</text:p>
          </table:table-cell>
          <table:table-cell office:value-type="string" calcext:value-type="string">
            <text:p>5.86000013351440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419998168945312</text:p>
          </table:table-cell>
          <table:table-cell office:value-type="float" office:value="112898" calcext:value-type="float">
            <text:p>112898</text:p>
          </table:table-cell>
          <table:table-cell office:value-type="string" calcext:value-type="string">
            <text:p>199.375</text:p>
          </table:table-cell>
          <table:table-cell office:value-type="float" office:value="27391" calcext:value-type="float">
            <text:p>27391</text:p>
          </table:table-cell>
          <table:table-cell office:value-type="string" calcext:value-type="string">
            <text:p>5.243000030517578</text:p>
          </table:table-cell>
          <table:table-cell office:value-type="string" calcext:value-type="string">
            <text:p>209.230000019073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209999561309814</text:p>
          </table:table-cell>
          <table:table-cell office:value-type="float" office:value="15593" calcext:value-type="float">
            <text:p>15593</text:p>
          </table:table-cell>
          <table:table-cell office:value-type="float" office:value="27869" calcext:value-type="float">
            <text:p>27869</text:p>
          </table:table-cell>
          <table:table-cell office:value-type="string" calcext:value-type="string">
            <text:p>2.2170000076293945</text:p>
          </table:table-cell>
          <table:table-cell office:value-type="string" calcext:value-type="string">
            <text:p>91.63199996948242</text:p>
          </table:table-cell>
          <table:table-cell table:formula="of:=[.U92]-([.T92]+[.H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52600002288818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.416000127792358</text:p>
          </table:table-cell>
          <table:table-cell table:style-name="Default" office:value-type="float" office:value="1958" calcext:value-type="float">
            <text:p>1958</text:p>
          </table:table-cell>
          <table:table-cell table:style-name="Default" office:value-type="string" calcext:value-type="string">
            <text:p>4.049999952316284</text:p>
          </table:table-cell>
          <table:table-cell table:style-name="Default" office:value-type="string" calcext:value-type="string">
            <text:p>8.99200010299682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689000129699707</text:p>
          </table:table-cell>
          <table:table-cell table:style-name="Default" office:value-type="float" office:value="113024" calcext:value-type="float">
            <text:p>113024</text:p>
          </table:table-cell>
          <table:table-cell table:style-name="Default" office:value-type="string" calcext:value-type="string">
            <text:p>255.27900004386902</text:p>
          </table:table-cell>
          <table:table-cell table:style-name="Default" office:value-type="float" office:value="5681" calcext:value-type="float">
            <text:p>5681</text:p>
          </table:table-cell>
          <table:table-cell table:style-name="Default" office:value-type="string" calcext:value-type="string">
            <text:p>5.20799994468689</text:p>
          </table:table-cell>
          <table:table-cell table:style-name="Default" office:value-type="string" calcext:value-type="string">
            <text:p>267.07599997520447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185999870300293</text:p>
          </table:table-cell>
          <table:table-cell table:style-name="Default" office:value-type="float" office:value="3739" calcext:value-type="float">
            <text:p>3739</text:p>
          </table:table-cell>
          <table:table-cell table:style-name="Default" office:value-type="float" office:value="5697" calcext:value-type="float">
            <text:p>5697</text:p>
          </table:table-cell>
          <table:table-cell table:style-name="Default" office:value-type="string" calcext:value-type="string">
            <text:p>3.617000102996826</text:p>
          </table:table-cell>
          <table:table-cell table:style-name="Default" office:value-type="string" calcext:value-type="string">
            <text:p>179.54800009727478</text:p>
          </table:table-cell>
          <table:table-cell table:formula="of:=[.U93]-([.T93]+[.H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2649998664855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.363000154495239</text:p>
          </table:table-cell>
          <table:table-cell table:style-name="Default" office:value-type="float" office:value="1377" calcext:value-type="float">
            <text:p>1377</text:p>
          </table:table-cell>
          <table:table-cell table:style-name="Default" office:value-type="string" calcext:value-type="string">
            <text:p>3.9659998416900635</text:p>
          </table:table-cell>
          <table:table-cell table:style-name="Default" office:value-type="string" calcext:value-type="string">
            <text:p>10.593999862670898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18000030517578</text:p>
          </table:table-cell>
          <table:table-cell table:style-name="Default" office:value-type="float" office:value="113357" calcext:value-type="float">
            <text:p>113357</text:p>
          </table:table-cell>
          <table:table-cell table:style-name="Default" office:value-type="string" calcext:value-type="string">
            <text:p>261.7449998855591</text:p>
          </table:table-cell>
          <table:table-cell table:style-name="Default" office:value-type="float" office:value="4061" calcext:value-type="float">
            <text:p>4061</text:p>
          </table:table-cell>
          <table:table-cell table:style-name="Default" office:value-type="string" calcext:value-type="string">
            <text:p>5.855000019073486</text:p>
          </table:table-cell>
          <table:table-cell table:style-name="Default" office:value-type="string" calcext:value-type="string">
            <text:p>276.085999965667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566999912261963</text:p>
          </table:table-cell>
          <table:table-cell table:style-name="Default" office:value-type="float" office:value="2692" calcext:value-type="float">
            <text:p>2692</text:p>
          </table:table-cell>
          <table:table-cell table:style-name="Default" office:value-type="float" office:value="4069" calcext:value-type="float">
            <text:p>4069</text:p>
          </table:table-cell>
          <table:table-cell table:style-name="Default" office:value-type="string" calcext:value-type="string">
            <text:p>2.7269999980926514</text:p>
          </table:table-cell>
          <table:table-cell table:style-name="Default" office:value-type="string" calcext:value-type="string">
            <text:p>185.0460000038147</text:p>
          </table:table-cell>
          <table:table-cell table:formula="of:=[.U94]-([.T94]+[.H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66999959945678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10.386000156402588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string" calcext:value-type="string">
            <text:p>4.484999895095825</text:p>
          </table:table-cell>
          <table:table-cell table:style-name="Default" office:value-type="string" calcext:value-type="string">
            <text:p>15.13800001144409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3.009999990463257</text:p>
          </table:table-cell>
          <table:table-cell table:style-name="Default" office:value-type="float" office:value="114321" calcext:value-type="float">
            <text:p>114321</text:p>
          </table:table-cell>
          <table:table-cell table:style-name="Default" office:value-type="string" calcext:value-type="string">
            <text:p>263.731999874115</text:p>
          </table:table-cell>
          <table:table-cell table:style-name="Default" office:value-type="float" office:value="1321" calcext:value-type="float">
            <text:p>1321</text:p>
          </table:table-cell>
          <table:table-cell table:style-name="Default" office:value-type="string" calcext:value-type="string">
            <text:p>12.508000135421753</text:p>
          </table:table-cell>
          <table:table-cell table:style-name="Default" office:value-type="string" calcext:value-type="string">
            <text:p>288.88100004196167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7190001010894775</text:p>
          </table:table-cell>
          <table:table-cell table:style-name="Default" office:value-type="float" office:value="896" calcext:value-type="float">
            <text:p>896</text:p>
          </table:table-cell>
          <table:table-cell table:style-name="Default" office:value-type="float" office:value="1322" calcext:value-type="float">
            <text:p>1322</text:p>
          </table:table-cell>
          <table:table-cell table:style-name="Default" office:value-type="string" calcext:value-type="string">
            <text:p>2.50600004196167</text:p>
          </table:table-cell>
          <table:table-cell table:style-name="Default" office:value-type="string" calcext:value-type="string">
            <text:p>199.77199983596802</text:p>
          </table:table-cell>
          <table:table-cell table:formula="of:=[.U95]-([.T95]+[.H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76999950408935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77000093460083</text:p>
          </table:table-cell>
          <table:table-cell office:value-type="float" office:value="11117" calcext:value-type="float">
            <text:p>11117</text:p>
          </table:table-cell>
          <table:table-cell office:value-type="string" calcext:value-type="string">
            <text:p>3.126999855041504</text:p>
          </table:table-cell>
          <table:table-cell office:value-type="string" calcext:value-type="string">
            <text:p>5.780999898910522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125</text:p>
          </table:table-cell>
          <table:table-cell office:value-type="float" office:value="112846" calcext:value-type="float">
            <text:p>112846</text:p>
          </table:table-cell>
          <table:table-cell office:value-type="string" calcext:value-type="string">
            <text:p>202.06900000572205</text:p>
          </table:table-cell>
          <table:table-cell office:value-type="float" office:value="25471" calcext:value-type="float">
            <text:p>25471</text:p>
          </table:table-cell>
          <table:table-cell office:value-type="string" calcext:value-type="string">
            <text:p>4.42900013923645</text:p>
          </table:table-cell>
          <table:table-cell office:value-type="string" calcext:value-type="string">
            <text:p>211.0420000553131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205000162124634</text:p>
          </table:table-cell>
          <table:table-cell office:value-type="float" office:value="14738" calcext:value-type="float">
            <text:p>14738</text:p>
          </table:table-cell>
          <table:table-cell office:value-type="float" office:value="25855" calcext:value-type="float">
            <text:p>25855</text:p>
          </table:table-cell>
          <table:table-cell office:value-type="string" calcext:value-type="string">
            <text:p>1.9730000495910645</text:p>
          </table:table-cell>
          <table:table-cell office:value-type="string" calcext:value-type="string">
            <text:p>93.99300003051758</text:p>
          </table:table-cell>
          <table:table-cell table:formula="of:=[.U96]-([.T96]+[.H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5099992752075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624000072479248</text:p>
          </table:table-cell>
          <table:table-cell office:value-type="float" office:value="5915" calcext:value-type="float">
            <text:p>5915</text:p>
          </table:table-cell>
          <table:table-cell office:value-type="string" calcext:value-type="string">
            <text:p>3.0490000247955322</text:p>
          </table:table-cell>
          <table:table-cell office:value-type="string" calcext:value-type="string">
            <text:p>5.92400002479553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850001335144043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201.1340000629425</text:p>
          </table:table-cell>
          <table:table-cell office:value-type="float" office:value="14892" calcext:value-type="float">
            <text:p>14892</text:p>
          </table:table-cell>
          <table:table-cell office:value-type="string" calcext:value-type="string">
            <text:p>4.811999797821045</text:p>
          </table:table-cell>
          <table:table-cell office:value-type="string" calcext:value-type="string">
            <text:p>210.4639999866485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210001945495605</text:p>
          </table:table-cell>
          <table:table-cell office:value-type="float" office:value="9111" calcext:value-type="float">
            <text:p>9111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1.8910000324249268</text:p>
          </table:table-cell>
          <table:table-cell office:value-type="string" calcext:value-type="string">
            <text:p>112.94700002670288</text:p>
          </table:table-cell>
          <table:table-cell table:formula="of:=[.U97]-([.T97]+[.H9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16000080108642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7309999465942383</text:p>
          </table:table-cell>
          <table:table-cell office:value-type="float" office:value="8282" calcext:value-type="float">
            <text:p>8282</text:p>
          </table:table-cell>
          <table:table-cell office:value-type="string" calcext:value-type="string">
            <text:p>4.523000001907349</text:p>
          </table:table-cell>
          <table:table-cell office:value-type="string" calcext:value-type="string">
            <text:p>7.470999956130981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0300002098083496</text:p>
          </table:table-cell>
          <table:table-cell office:value-type="float" office:value="112865" calcext:value-type="float">
            <text:p>112865</text:p>
          </table:table-cell>
          <table:table-cell office:value-type="string" calcext:value-type="string">
            <text:p>200.40100002288818</text:p>
          </table:table-cell>
          <table:table-cell office:value-type="float" office:value="19938" calcext:value-type="float">
            <text:p>19938</text:p>
          </table:table-cell>
          <table:table-cell office:value-type="string" calcext:value-type="string">
            <text:p>54.312000036239624</text:p>
          </table:table-cell>
          <table:table-cell office:value-type="string" calcext:value-type="string">
            <text:p>259.4940001964569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2669999599456787</text:p>
          </table:table-cell>
          <table:table-cell office:value-type="float" office:value="11891" calcext:value-type="float">
            <text:p>11891</text:p>
          </table:table-cell>
          <table:table-cell office:value-type="float" office:value="20173" calcext:value-type="float">
            <text:p>20173</text:p>
          </table:table-cell>
          <table:table-cell office:value-type="string" calcext:value-type="string">
            <text:p>1.8990001678466797</text:p>
          </table:table-cell>
          <table:table-cell office:value-type="string" calcext:value-type="string">
            <text:p>106.23900008201599</text:p>
          </table:table-cell>
          <table:table-cell table:formula="of:=[.U98]-([.T98]+[.H9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401999950408935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.675999879837036</text:p>
          </table:table-cell>
          <table:table-cell table:style-name="Default" office:value-type="float" office:value="1375" calcext:value-type="float">
            <text:p>1375</text:p>
          </table:table-cell>
          <table:table-cell table:style-name="Default" office:value-type="string" calcext:value-type="string">
            <text:p>4.183000087738037</text:p>
          </table:table-cell>
          <table:table-cell table:style-name="Default" office:value-type="string" calcext:value-type="string">
            <text:p>9.26099991798400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937999963760376</text:p>
          </table:table-cell>
          <table:table-cell table:style-name="Default" office:value-type="float" office:value="112952" calcext:value-type="float">
            <text:p>112952</text:p>
          </table:table-cell>
          <table:table-cell table:style-name="Default" office:value-type="string" calcext:value-type="string">
            <text:p>243.76400017738342</text:p>
          </table:table-cell>
          <table:table-cell table:style-name="Default" office:value-type="float" office:value="4037" calcext:value-type="float">
            <text:p>4037</text:p>
          </table:table-cell>
          <table:table-cell table:style-name="Default" office:value-type="string" calcext:value-type="string">
            <text:p>5.22599983215332</text:p>
          </table:table-cell>
          <table:table-cell table:style-name="Default" office:value-type="string" calcext:value-type="string">
            <text:p>255.82699990272522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8380000591278076</text:p>
          </table:table-cell>
          <table:table-cell table:style-name="Default" office:value-type="float" office:value="2673" calcext:value-type="float">
            <text:p>2673</text:p>
          </table:table-cell>
          <table:table-cell table:style-name="Default" office:value-type="float" office:value="4048" calcext:value-type="float">
            <text:p>4048</text:p>
          </table:table-cell>
          <table:table-cell table:style-name="Default" office:value-type="string" calcext:value-type="string">
            <text:p>2.997999906539917</text:p>
          </table:table-cell>
          <table:table-cell table:style-name="Default" office:value-type="string" calcext:value-type="string">
            <text:p>188.83200001716614</text:p>
          </table:table-cell>
          <table:table-cell table:formula="of:=[.U99]-([.T99]+[.H9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4260001182556152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6.523999929428101</text:p>
          </table:table-cell>
          <table:table-cell table:style-name="Default" office:value-type="float" office:value="796" calcext:value-type="float">
            <text:p>796</text:p>
          </table:table-cell>
          <table:table-cell table:style-name="Default" office:value-type="string" calcext:value-type="string">
            <text:p>3.9820001125335693</text:p>
          </table:table-cell>
          <table:table-cell table:style-name="Default" office:value-type="string" calcext:value-type="string">
            <text:p>10.93200016021728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4809999465942383</text:p>
          </table:table-cell>
          <table:table-cell table:style-name="Default" office:value-type="float" office:value="113309" calcext:value-type="float">
            <text:p>113309</text:p>
          </table:table-cell>
          <table:table-cell table:style-name="Default" office:value-type="string" calcext:value-type="string">
            <text:p>251.14800000190735</text:p>
          </table:table-cell>
          <table:table-cell table:style-name="Default" office:value-type="float" office:value="2398" calcext:value-type="float">
            <text:p>2398</text:p>
          </table:table-cell>
          <table:table-cell table:style-name="Default" office:value-type="string" calcext:value-type="string">
            <text:p>16.88599991798401</text:p>
          </table:table-cell>
          <table:table-cell table:style-name="Default" office:value-type="string" calcext:value-type="string">
            <text:p>276.4769999980926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203000068664551</text:p>
          </table:table-cell>
          <table:table-cell table:style-name="Default" office:value-type="float" office:value="1606" calcext:value-type="float">
            <text:p>1606</text:p>
          </table:table-cell>
          <table:table-cell table:style-name="Default" office:value-type="float" office:value="2402" calcext:value-type="float">
            <text:p>2402</text:p>
          </table:table-cell>
          <table:table-cell table:style-name="Default" office:value-type="string" calcext:value-type="string">
            <text:p>2.125999927520752</text:p>
          </table:table-cell>
          <table:table-cell table:style-name="Default" office:value-type="string" calcext:value-type="string">
            <text:p>192.79099988937378</text:p>
          </table:table-cell>
          <table:table-cell table:formula="of:=[.U100]-([.T100]+[.H10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2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28999996185302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3.233999967575073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string" calcext:value-type="string">
            <text:p>3.9769999980926514</text:p>
          </table:table-cell>
          <table:table-cell table:style-name="Default" office:value-type="string" calcext:value-type="string">
            <text:p>17.53999996185302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5889999866485596</text:p>
          </table:table-cell>
          <table:table-cell table:style-name="Default" office:value-type="float" office:value="114295" calcext:value-type="float">
            <text:p>114295</text:p>
          </table:table-cell>
          <table:table-cell table:style-name="Default" office:value-type="string" calcext:value-type="string">
            <text:p>269.7960000038147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string" calcext:value-type="string">
            <text:p>9.539999961853027</text:p>
          </table:table-cell>
          <table:table-cell table:style-name="Default" office:value-type="string" calcext:value-type="string">
            <text:p>292.7950000762939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6540000438690186</text:p>
          </table:table-cell>
          <table:table-cell table:style-name="Default" office:value-type="float" office:value="574" calcext:value-type="float">
            <text:p>574</text:p>
          </table:table-cell>
          <table:table-cell table:style-name="Default" office:value-type="float" office:value="842" calcext:value-type="float">
            <text:p>842</text:p>
          </table:table-cell>
          <table:table-cell table:style-name="Default" office:value-type="string" calcext:value-type="string">
            <text:p>2.7879998683929443</text:p>
          </table:table-cell>
          <table:table-cell table:style-name="Default" office:value-type="string" calcext:value-type="string">
            <text:p>200.48499989509583</text:p>
          </table:table-cell>
          <table:table-cell table:formula="of:=[.U101]-([.T101]+[.H10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0000047683715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.1089999675750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700010299682617</text:p>
          </table:table-cell>
          <table:table-cell office:value-type="string" calcext:value-type="string">
            <text:p>3.6760001182556152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807999849319458</text:p>
          </table:table-cell>
          <table:table-cell office:value-type="float" office:value="125360" calcext:value-type="float">
            <text:p>125360</text:p>
          </table:table-cell>
          <table:table-cell office:value-type="string" calcext:value-type="string">
            <text:p>265.61400008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230000495910645</text:p>
          </table:table-cell>
          <table:table-cell office:value-type="string" calcext:value-type="string">
            <text:p>277.9440000057220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8199999332427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72999906539917</text:p>
          </table:table-cell>
          <table:table-cell office:value-type="string" calcext:value-type="string">
            <text:p>193.1449999809265</text:p>
          </table:table-cell>
          <table:table-cell table:formula="of:=[.U102]-([.T102]+[.H10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3000078201293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69000005722046</text:p>
          </table:table-cell>
          <table:table-cell office:value-type="float" office:value="2931" calcext:value-type="float">
            <text:p>2931</text:p>
          </table:table-cell>
          <table:table-cell office:value-type="string" calcext:value-type="string">
            <text:p>0.4070000648498535</text:p>
          </table:table-cell>
          <table:table-cell office:value-type="string" calcext:value-type="string">
            <text:p>4.66900014877319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015000104904175</text:p>
          </table:table-cell>
          <table:table-cell office:value-type="float" office:value="125259" calcext:value-type="float">
            <text:p>125259</text:p>
          </table:table-cell>
          <table:table-cell office:value-type="string" calcext:value-type="string">
            <text:p>251.80999994277954</text:p>
          </table:table-cell>
          <table:table-cell office:value-type="float" office:value="8127" calcext:value-type="float">
            <text:p>8127</text:p>
          </table:table-cell>
          <table:table-cell office:value-type="string" calcext:value-type="string">
            <text:p>1.4300000667572021</text:p>
          </table:table-cell>
          <table:table-cell office:value-type="string" calcext:value-type="string">
            <text:p>259.8700001239776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3.8510000705718994</text:p>
          </table:table-cell>
          <table:table-cell office:value-type="float" office:value="5237" calcext:value-type="float">
            <text:p>5237</text:p>
          </table:table-cell>
          <table:table-cell office:value-type="float" office:value="8168" calcext:value-type="float">
            <text:p>8168</text:p>
          </table:table-cell>
          <table:table-cell office:value-type="string" calcext:value-type="string">
            <text:p>0.125</text:p>
          </table:table-cell>
          <table:table-cell office:value-type="string" calcext:value-type="string">
            <text:p>157.30299997329712</text:p>
          </table:table-cell>
          <table:table-cell table:formula="of:=[.U103]-([.T103]+[.H10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30999851226806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910000324249268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0.33899998664855957</text:p>
          </table:table-cell>
          <table:table-cell office:value-type="string" calcext:value-type="string">
            <text:p>4.560999870300293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884999990463257</text:p>
          </table:table-cell>
          <table:table-cell office:value-type="float" office:value="125357" calcext:value-type="float">
            <text:p>125357</text:p>
          </table:table-cell>
          <table:table-cell office:value-type="string" calcext:value-type="string">
            <text:p>227.50799989700317</text:p>
          </table:table-cell>
          <table:table-cell office:value-type="float" office:value="8473" calcext:value-type="float">
            <text:p>8473</text:p>
          </table:table-cell>
          <table:table-cell office:value-type="string" calcext:value-type="string">
            <text:p>1.0440001487731934</text:p>
          </table:table-cell>
          <table:table-cell office:value-type="string" calcext:value-type="string">
            <text:p>234.52400016784668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94999885559082</text:p>
          </table:table-cell>
          <table:table-cell office:value-type="float" office:value="5471" calcext:value-type="float">
            <text:p>5471</text:p>
          </table:table-cell>
          <table:table-cell office:value-type="float" office:value="8512" calcext:value-type="float">
            <text:p>8512</text:p>
          </table:table-cell>
          <table:table-cell office:value-type="string" calcext:value-type="string">
            <text:p>0.18400001525878906</text:p>
          </table:table-cell>
          <table:table-cell office:value-type="string" calcext:value-type="string">
            <text:p>135.3399999141693</text:p>
          </table:table-cell>
          <table:table-cell table:formula="of:=[.U104]-([.T104]+[.H10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1000003814697266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2.883000135421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99999618530273</text:p>
          </table:table-cell>
          <table:table-cell office:value-type="string" calcext:value-type="string">
            <text:p>3.2970001697540283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1.9140000343322754</text:p>
          </table:table-cell>
          <table:table-cell office:value-type="float" office:value="125205" calcext:value-type="float">
            <text:p>125205</text:p>
          </table:table-cell>
          <table:table-cell office:value-type="string" calcext:value-type="string">
            <text:p>188.87700009346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.4760000705719</text:p>
          </table:table-cell>
          <table:table-cell office:value-type="string" calcext:value-type="string">
            <text:p>205.12000012397766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029999971389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9539999961853027</text:p>
          </table:table-cell>
          <table:table-cell office:value-type="string" calcext:value-type="string">
            <text:p>135.55299997329712</text:p>
          </table:table-cell>
          <table:table-cell table:formula="of:=[.U105]-([.T105]+[.H10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2200002670288086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5.716000080108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699984550476074</text:p>
          </table:table-cell>
          <table:table-cell office:value-type="string" calcext:value-type="string">
            <text:p>6.424999952316284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3.0460000038146973</text:p>
          </table:table-cell>
          <table:table-cell office:value-type="float" office:value="125678" calcext:value-type="float">
            <text:p>125678</text:p>
          </table:table-cell>
          <table:table-cell office:value-type="string" calcext:value-type="string">
            <text:p>263.3239998817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085000038146973</text:p>
          </table:table-cell>
          <table:table-cell office:value-type="string" calcext:value-type="string">
            <text:p>291.7520000934601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7159998416900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36899995803833</text:p>
          </table:table-cell>
          <table:table-cell office:value-type="string" calcext:value-type="string">
            <text:p>207.44400000572205</text:p>
          </table:table-cell>
          <table:table-cell table:formula="of:=[.U106]-([.T106]+[.H10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149999141693115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5.33899998664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899999618530273</text:p>
          </table:table-cell>
          <table:table-cell office:value-type="string" calcext:value-type="string">
            <text:p>5.88400006294250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190000057220459</text:p>
          </table:table-cell>
          <table:table-cell office:value-type="float" office:value="126786" calcext:value-type="float">
            <text:p>126786</text:p>
          </table:table-cell>
          <table:table-cell office:value-type="string" calcext:value-type="string">
            <text:p>272.8529999256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.53600001335144</text:p>
          </table:table-cell>
          <table:table-cell office:value-type="string" calcext:value-type="string">
            <text:p>310.8090000152588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575000047683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92300009727478</text:p>
          </table:table-cell>
          <table:table-cell office:value-type="string" calcext:value-type="string">
            <text:p>206.768000125885</text:p>
          </table:table-cell>
          <table:table-cell table:formula="of:=[.U107]-([.T107]+[.H10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2099986076354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2080001831054688</text:p>
          </table:table-cell>
          <table:table-cell office:value-type="float" office:value="5943" calcext:value-type="float">
            <text:p>5943</text:p>
          </table:table-cell>
          <table:table-cell office:value-type="string" calcext:value-type="string">
            <text:p>0.3190000057220459</text:p>
          </table:table-cell>
          <table:table-cell office:value-type="string" calcext:value-type="string">
            <text:p>3.848000049591064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7639999389648438</text:p>
          </table:table-cell>
          <table:table-cell office:value-type="float" office:value="120199" calcext:value-type="float">
            <text:p>120199</text:p>
          </table:table-cell>
          <table:table-cell office:value-type="string" calcext:value-type="string">
            <text:p>288.3029999732971</text:p>
          </table:table-cell>
          <table:table-cell office:value-type="float" office:value="15285" calcext:value-type="float">
            <text:p>15285</text:p>
          </table:table-cell>
          <table:table-cell office:value-type="string" calcext:value-type="string">
            <text:p>1.5329999923706055</text:p>
          </table:table-cell>
          <table:table-cell office:value-type="string" calcext:value-type="string">
            <text:p>296.0190000534057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1489999294281006</text:p>
          </table:table-cell>
          <table:table-cell office:value-type="float" office:value="9456" calcext:value-type="float">
            <text:p>9456</text:p>
          </table:table-cell>
          <table:table-cell office:value-type="float" office:value="15399" calcext:value-type="float">
            <text:p>15399</text:p>
          </table:table-cell>
          <table:table-cell office:value-type="string" calcext:value-type="string">
            <text:p>0.17400002479553223</text:p>
          </table:table-cell>
          <table:table-cell office:value-type="string" calcext:value-type="string">
            <text:p>169.52699995040894</text:p>
          </table:table-cell>
          <table:table-cell table:formula="of:=[.U108]-([.T108]+[.H10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810001373291015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2.812999963760376</text:p>
          </table:table-cell>
          <table:table-cell office:value-type="float" office:value="5848" calcext:value-type="float">
            <text:p>5848</text:p>
          </table:table-cell>
          <table:table-cell office:value-type="string" calcext:value-type="string">
            <text:p>0.28299999237060547</text:p>
          </table:table-cell>
          <table:table-cell office:value-type="string" calcext:value-type="string">
            <text:p>3.37700009346008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625</text:p>
          </table:table-cell>
          <table:table-cell office:value-type="float" office:value="120440" calcext:value-type="float">
            <text:p>120440</text:p>
          </table:table-cell>
          <table:table-cell office:value-type="string" calcext:value-type="string">
            <text:p>250.28900003433228</text:p>
          </table:table-cell>
          <table:table-cell office:value-type="float" office:value="14894" calcext:value-type="float">
            <text:p>14894</text:p>
          </table:table-cell>
          <table:table-cell office:value-type="string" calcext:value-type="string">
            <text:p>6.711999893188477</text:p>
          </table:table-cell>
          <table:table-cell office:value-type="string" calcext:value-type="string">
            <text:p>262.6440000534057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3279998302459717</text:p>
          </table:table-cell>
          <table:table-cell office:value-type="float" office:value="9192" calcext:value-type="float">
            <text:p>9192</text:p>
          </table:table-cell>
          <table:table-cell office:value-type="float" office:value="15040" calcext:value-type="float">
            <text:p>15040</text:p>
          </table:table-cell>
          <table:table-cell office:value-type="string" calcext:value-type="string">
            <text:p>0.8310000896453857</text:p>
          </table:table-cell>
          <table:table-cell office:value-type="string" calcext:value-type="string">
            <text:p>143.67900013923645</text:p>
          </table:table-cell>
          <table:table-cell table:formula="of:=[.U109]-([.T109]+[.H10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1299996376037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3.447999954223633</text:p>
          </table:table-cell>
          <table:table-cell office:value-type="float" office:value="11330" calcext:value-type="float">
            <text:p>11330</text:p>
          </table:table-cell>
          <table:table-cell office:value-type="string" calcext:value-type="string">
            <text:p>0.7239999771118164</text:p>
          </table:table-cell>
          <table:table-cell office:value-type="string" calcext:value-type="string">
            <text:p>4.48499989509582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6760001182556152</text:p>
          </table:table-cell>
          <table:table-cell office:value-type="float" office:value="120222" calcext:value-type="float">
            <text:p>120222</text:p>
          </table:table-cell>
          <table:table-cell office:value-type="string" calcext:value-type="string">
            <text:p>253.53600001335144</text:p>
          </table:table-cell>
          <table:table-cell office:value-type="float" office:value="25735" calcext:value-type="float">
            <text:p>25735</text:p>
          </table:table-cell>
          <table:table-cell office:value-type="string" calcext:value-type="string">
            <text:p>10.969000101089478</text:p>
          </table:table-cell>
          <table:table-cell office:value-type="string" calcext:value-type="string">
            <text:p>270.3800001144409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572000026702881</text:p>
          </table:table-cell>
          <table:table-cell office:value-type="float" office:value="14811" calcext:value-type="float">
            <text:p>14811</text:p>
          </table:table-cell>
          <table:table-cell office:value-type="float" office:value="26141" calcext:value-type="float">
            <text:p>26141</text:p>
          </table:table-cell>
          <table:table-cell office:value-type="string" calcext:value-type="string">
            <text:p>0.6909999847412109</text:p>
          </table:table-cell>
          <table:table-cell office:value-type="string" calcext:value-type="string">
            <text:p>118.64600014686584</text:p>
          </table:table-cell>
          <table:table-cell table:formula="of:=[.U110]-([.T110]+[.H11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0899987220764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.0299999713897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2000036239624</text:p>
          </table:table-cell>
          <table:table-cell office:value-type="string" calcext:value-type="string">
            <text:p>3.550999879837036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18999981880188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214.54900002479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340001106262207</text:p>
          </table:table-cell>
          <table:table-cell office:value-type="string" calcext:value-type="string">
            <text:p>221.34899997711182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2799999713897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8899989128112793</text:p>
          </table:table-cell>
          <table:table-cell office:value-type="string" calcext:value-type="string">
            <text:p>141.63499999046326</text:p>
          </table:table-cell>
          <table:table-cell table:formula="of:=[.U111]-([.T111]+[.H11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309998512268066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.4690001010894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399988174438477</text:p>
          </table:table-cell>
          <table:table-cell office:value-type="string" calcext:value-type="string">
            <text:p>5.123999834060669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3.1080000400543213</text:p>
          </table:table-cell>
          <table:table-cell office:value-type="float" office:value="120747" calcext:value-type="float">
            <text:p>120747</text:p>
          </table:table-cell>
          <table:table-cell office:value-type="string" calcext:value-type="string">
            <text:p>268.44900012016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1469998359680176</text:p>
          </table:table-cell>
          <table:table-cell office:value-type="string" calcext:value-type="string">
            <text:p>278.5409998893738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4220001697540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0299997329711914</text:p>
          </table:table-cell>
          <table:table-cell office:value-type="string" calcext:value-type="string">
            <text:p>196.8069999217987</text:p>
          </table:table-cell>
          <table:table-cell table:formula="of:=[.U112]-([.T112]+[.H11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8200006484985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5.400000095367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9999656677246</text:p>
          </table:table-cell>
          <table:table-cell office:value-type="string" calcext:value-type="string">
            <text:p>6.01800012588501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6539998054504395</text:p>
          </table:table-cell>
          <table:table-cell office:value-type="float" office:value="121690" calcext:value-type="float">
            <text:p>121690</text:p>
          </table:table-cell>
          <table:table-cell office:value-type="string" calcext:value-type="string">
            <text:p>271.9920001029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702999830245972</text:p>
          </table:table-cell>
          <table:table-cell office:value-type="string" calcext:value-type="string">
            <text:p>288.28599977493286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961000204086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9719998836517334</text:p>
          </table:table-cell>
          <table:table-cell office:value-type="string" calcext:value-type="string">
            <text:p>197.0420000553131</text:p>
          </table:table-cell>
          <table:table-cell table:formula="of:=[.U113]-([.T113]+[.H11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209999561309814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.6640000343322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4.269999980926514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3.072000026702881</text:p>
          </table:table-cell>
          <table:table-cell office:value-type="float" office:value="119494" calcext:value-type="float">
            <text:p>119494</text:p>
          </table:table-cell>
          <table:table-cell office:value-type="string" calcext:value-type="string">
            <text:p>274.857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59999895095825</text:p>
          </table:table-cell>
          <table:table-cell office:value-type="string" calcext:value-type="string">
            <text:p>285.201999902725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3.0480000972747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959999084472656</text:p>
          </table:table-cell>
          <table:table-cell office:value-type="string" calcext:value-type="string">
            <text:p>202.22099995613098</text:p>
          </table:table-cell>
          <table:table-cell table:formula="of:=[.U114]-([.T114]+[.H11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3199987411499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00000095367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49999713897705</text:p>
          </table:table-cell>
          <table:table-cell office:value-type="string" calcext:value-type="string">
            <text:p>3.536999940872192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428999900817871</text:p>
          </table:table-cell>
          <table:table-cell office:value-type="float" office:value="119569" calcext:value-type="float">
            <text:p>119569</text:p>
          </table:table-cell>
          <table:table-cell office:value-type="string" calcext:value-type="string">
            <text:p>241.779000043869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36000156402588</text:p>
          </table:table-cell>
          <table:table-cell office:value-type="string" calcext:value-type="string">
            <text:p>248.463000059127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78199982643127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6899991035461426</text:p>
          </table:table-cell>
          <table:table-cell office:value-type="string" calcext:value-type="string">
            <text:p>173.70899987220764</text:p>
          </table:table-cell>
          <table:table-cell table:formula="of:=[.U115]-([.T115]+[.H11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80002021789550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929999828338623</text:p>
          </table:table-cell>
          <table:table-cell office:value-type="float" office:value="2978" calcext:value-type="float">
            <text:p>2978</text:p>
          </table:table-cell>
          <table:table-cell office:value-type="string" calcext:value-type="string">
            <text:p>0.34200000762939453</text:p>
          </table:table-cell>
          <table:table-cell office:value-type="string" calcext:value-type="string">
            <text:p>3.460000038146972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315000057220459</text:p>
          </table:table-cell>
          <table:table-cell office:value-type="float" office:value="119323" calcext:value-type="float">
            <text:p>119323</text:p>
          </table:table-cell>
          <table:table-cell office:value-type="string" calcext:value-type="string">
            <text:p>242.03700017929077</text:p>
          </table:table-cell>
          <table:table-cell office:value-type="float" office:value="8341" calcext:value-type="float">
            <text:p>8341</text:p>
          </table:table-cell>
          <table:table-cell office:value-type="string" calcext:value-type="string">
            <text:p>5.756999969482422</text:p>
          </table:table-cell>
          <table:table-cell office:value-type="string" calcext:value-type="string">
            <text:p>253.07000017166138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3.818000078201294</text:p>
          </table:table-cell>
          <table:table-cell office:value-type="float" office:value="5399" calcext:value-type="float">
            <text:p>5399</text:p>
          </table:table-cell>
          <table:table-cell office:value-type="float" office:value="8377" calcext:value-type="float">
            <text:p>8377</text:p>
          </table:table-cell>
          <table:table-cell office:value-type="string" calcext:value-type="string">
            <text:p>0.4160001277923584</text:p>
          </table:table-cell>
          <table:table-cell office:value-type="string" calcext:value-type="string">
            <text:p>160.28400015830994</text:p>
          </table:table-cell>
          <table:table-cell table:formula="of:=[.U116]-([.T116]+[.H11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23399996757507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48000001907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4800004959106445</text:p>
          </table:table-cell>
          <table:table-cell office:value-type="string" calcext:value-type="string">
            <text:p>5.230000019073486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4599997997283936</text:p>
          </table:table-cell>
          <table:table-cell office:value-type="float" office:value="119610" calcext:value-type="float">
            <text:p>119610</text:p>
          </table:table-cell>
          <table:table-cell office:value-type="string" calcext:value-type="string">
            <text:p>259.65700006484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96999979019165</text:p>
          </table:table-cell>
          <table:table-cell office:value-type="string" calcext:value-type="string">
            <text:p>266.54699993133545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2.65600013732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0000014305114746</text:p>
          </table:table-cell>
          <table:table-cell office:value-type="string" calcext:value-type="string">
            <text:p>180.1159999370575</text:p>
          </table:table-cell>
          <table:table-cell table:formula="of:=[.U117]-([.T117]+[.H11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400000095367431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4.753999948501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9999656677246</text:p>
          </table:table-cell>
          <table:table-cell office:value-type="string" calcext:value-type="string">
            <text:p>5.329999923706055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3.0250000953674316</text:p>
          </table:table-cell>
          <table:table-cell office:value-type="float" office:value="119809" calcext:value-type="float">
            <text:p>119809</text:p>
          </table:table-cell>
          <table:table-cell office:value-type="string" calcext:value-type="string">
            <text:p>278.2170000076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09000015258789</text:p>
          </table:table-cell>
          <table:table-cell office:value-type="string" calcext:value-type="string">
            <text:p>296.73800015449524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3400001525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65999984741211</text:p>
          </table:table-cell>
          <table:table-cell office:value-type="string" calcext:value-type="string">
            <text:p>219.50799989700317</text:p>
          </table:table-cell>
          <table:table-cell table:formula="of:=[.U118]-([.T118]+[.H11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879998683929443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7.573000192642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89999580383301</text:p>
          </table:table-cell>
          <table:table-cell office:value-type="string" calcext:value-type="string">
            <text:p>8.230000019073486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0279998779296875</text:p>
          </table:table-cell>
          <table:table-cell office:value-type="float" office:value="120817" calcext:value-type="float">
            <text:p>120817</text:p>
          </table:table-cell>
          <table:table-cell office:value-type="string" calcext:value-type="string">
            <text:p>284.000999927520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335999965667725</text:p>
          </table:table-cell>
          <table:table-cell office:value-type="string" calcext:value-type="string">
            <text:p>328.75099992752075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2980000972747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649998664855957</text:p>
          </table:table-cell>
          <table:table-cell office:value-type="string" calcext:value-type="string">
            <text:p>209.52099990844727</text:p>
          </table:table-cell>
          <table:table-cell table:formula="of:=[.U119]-([.T119]+[.H11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6799988746643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179999828338623</text:p>
          </table:table-cell>
          <table:table-cell office:value-type="float" office:value="11564" calcext:value-type="float">
            <text:p>11564</text:p>
          </table:table-cell>
          <table:table-cell office:value-type="string" calcext:value-type="string">
            <text:p>0.2970001697540283</text:p>
          </table:table-cell>
          <table:table-cell office:value-type="string" calcext:value-type="string">
            <text:p>3.483000040054321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5820000171661377</text:p>
          </table:table-cell>
          <table:table-cell office:value-type="float" office:value="116071" calcext:value-type="float">
            <text:p>116071</text:p>
          </table:table-cell>
          <table:table-cell office:value-type="string" calcext:value-type="string">
            <text:p>249.60199999809265</text:p>
          </table:table-cell>
          <table:table-cell office:value-type="float" office:value="26185" calcext:value-type="float">
            <text:p>26185</text:p>
          </table:table-cell>
          <table:table-cell office:value-type="string" calcext:value-type="string">
            <text:p>1.063999891281128</text:p>
          </table:table-cell>
          <table:table-cell office:value-type="string" calcext:value-type="string">
            <text:p>256.1169998645782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928999900817871</text:p>
          </table:table-cell>
          <table:table-cell office:value-type="float" office:value="15022" calcext:value-type="float">
            <text:p>15022</text:p>
          </table:table-cell>
          <table:table-cell office:value-type="float" office:value="26586" calcext:value-type="float">
            <text:p>26586</text:p>
          </table:table-cell>
          <table:table-cell office:value-type="string" calcext:value-type="string">
            <text:p>0.07300019264221191</text:p>
          </table:table-cell>
          <table:table-cell office:value-type="string" calcext:value-type="string">
            <text:p>124.08700013160706</text:p>
          </table:table-cell>
          <table:table-cell table:formula="of:=[.U120]-([.T120]+[.H12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73999929428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28000068664551</text:p>
          </table:table-cell>
          <table:table-cell office:value-type="float" office:value="5933" calcext:value-type="float">
            <text:p>5933</text:p>
          </table:table-cell>
          <table:table-cell office:value-type="string" calcext:value-type="string">
            <text:p>0.49200010299682617</text:p>
          </table:table-cell>
          <table:table-cell office:value-type="string" calcext:value-type="string">
            <text:p>5.094000101089477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3.0859999656677246</text:p>
          </table:table-cell>
          <table:table-cell office:value-type="float" office:value="116085" calcext:value-type="float">
            <text:p>116085</text:p>
          </table:table-cell>
          <table:table-cell office:value-type="string" calcext:value-type="string">
            <text:p>257.85199999809265</text:p>
          </table:table-cell>
          <table:table-cell office:value-type="float" office:value="14950" calcext:value-type="float">
            <text:p>14950</text:p>
          </table:table-cell>
          <table:table-cell office:value-type="string" calcext:value-type="string">
            <text:p>0.8259999752044678</text:p>
          </table:table-cell>
          <table:table-cell office:value-type="string" calcext:value-type="string">
            <text:p>265.63599991798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3.058000087738037</text:p>
          </table:table-cell>
          <table:table-cell office:value-type="float" office:value="9156" calcext:value-type="float">
            <text:p>9156</text:p>
          </table:table-cell>
          <table:table-cell office:value-type="float" office:value="15089" calcext:value-type="float">
            <text:p>15089</text:p>
          </table:table-cell>
          <table:table-cell office:value-type="string" calcext:value-type="string">
            <text:p>0.07800006866455078</text:p>
          </table:table-cell>
          <table:table-cell office:value-type="string" calcext:value-type="string">
            <text:p>138.27500009536743</text:p>
          </table:table-cell>
          <table:table-cell table:formula="of:=[.U121]-([.T121]+[.H12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55999898910522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.93600010871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500003814697266</text:p>
          </table:table-cell>
          <table:table-cell office:value-type="string" calcext:value-type="string">
            <text:p>3.42700004577636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4150002002716064</text:p>
          </table:table-cell>
          <table:table-cell office:value-type="float" office:value="116042" calcext:value-type="float">
            <text:p>116042</text:p>
          </table:table-cell>
          <table:table-cell office:value-type="string" calcext:value-type="string">
            <text:p>235.37699985504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0789999961853027</text:p>
          </table:table-cell>
          <table:table-cell office:value-type="string" calcext:value-type="string">
            <text:p>242.8050000667572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89000082015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176.23300004005432</text:p>
          </table:table-cell>
          <table:table-cell table:formula="of:=[.U122]-([.T122]+[.H12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08000087738037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.3190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99985694885254</text:p>
          </table:table-cell>
          <table:table-cell office:value-type="string" calcext:value-type="string">
            <text:p>3.9019999504089355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2.5209999084472656</text:p>
          </table:table-cell>
          <table:table-cell office:value-type="float" office:value="116084" calcext:value-type="float">
            <text:p>116084</text:p>
          </table:table-cell>
          <table:table-cell office:value-type="string" calcext:value-type="string">
            <text:p>246.29199981689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0940001010894775</text:p>
          </table:table-cell>
          <table:table-cell office:value-type="string" calcext:value-type="string">
            <text:p>255.32200002670288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3.02600002288818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4399995803833008</text:p>
          </table:table-cell>
          <table:table-cell office:value-type="string" calcext:value-type="string">
            <text:p>184.9670000076294</text:p>
          </table:table-cell>
          <table:table-cell table:formula="of:=[.U123]-([.T123]+[.H12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261000156402587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500999927520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0011825561523</text:p>
          </table:table-cell>
          <table:table-cell office:value-type="string" calcext:value-type="string">
            <text:p>5.063000202178955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85999917984009</text:p>
          </table:table-cell>
          <table:table-cell office:value-type="float" office:value="116472" calcext:value-type="float">
            <text:p>116472</text:p>
          </table:table-cell>
          <table:table-cell office:value-type="string" calcext:value-type="string">
            <text:p>274.28400015830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399999141693115</text:p>
          </table:table-cell>
          <table:table-cell office:value-type="string" calcext:value-type="string">
            <text:p>284.1489999294281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3.06000018119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3000001907348633</text:p>
          </table:table-cell>
          <table:table-cell office:value-type="string" calcext:value-type="string">
            <text:p>204.88299989700317</text:p>
          </table:table-cell>
          <table:table-cell table:formula="of:=[.U124]-([.T124]+[.H12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_pos50_prob_0.9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296000003814697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.555999994277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900004386901855</text:p>
          </table:table-cell>
          <table:table-cell office:value-type="string" calcext:value-type="string">
            <text:p>6.13100004196167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2760000228881836</text:p>
          </table:table-cell>
          <table:table-cell office:value-type="float" office:value="117510" calcext:value-type="float">
            <text:p>117510</text:p>
          </table:table-cell>
          <table:table-cell office:value-type="string" calcext:value-type="string">
            <text:p>278.06300020217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371999979019165</text:p>
          </table:table-cell>
          <table:table-cell office:value-type="string" calcext:value-type="string">
            <text:p>298.0659999847412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947000026702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789999961853027</text:p>
          </table:table-cell>
          <table:table-cell office:value-type="string" calcext:value-type="string">
            <text:p>197.6269998550415</text:p>
          </table:table-cell>
          <table:table-cell table:formula="of:=[.U125]-([.T125]+[.H12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879999637603759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.6519999504089355</text:p>
          </table:table-cell>
          <table:table-cell office:value-type="float" office:value="9094" calcext:value-type="float">
            <text:p>9094</text:p>
          </table:table-cell>
          <table:table-cell office:value-type="string" calcext:value-type="string">
            <text:p>0.877000093460083</text:p>
          </table:table-cell>
          <table:table-cell office:value-type="string" calcext:value-type="string">
            <text:p>3.7170000076293945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8100004196167</text:p>
          </table:table-cell>
          <table:table-cell office:value-type="float" office:value="115223" calcext:value-type="float">
            <text:p>115223</text:p>
          </table:table-cell>
          <table:table-cell office:value-type="string" calcext:value-type="string">
            <text:p>200.07400012016296</text:p>
          </table:table-cell>
          <table:table-cell office:value-type="float" office:value="21639" calcext:value-type="float">
            <text:p>21639</text:p>
          </table:table-cell>
          <table:table-cell office:value-type="string" calcext:value-type="string">
            <text:p>21.29699993133545</text:p>
          </table:table-cell>
          <table:table-cell office:value-type="string" calcext:value-type="string">
            <text:p>225.7550001144409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1299991607666</text:p>
          </table:table-cell>
          <table:table-cell office:value-type="float" office:value="12817" calcext:value-type="float">
            <text:p>12817</text:p>
          </table:table-cell>
          <table:table-cell office:value-type="float" office:value="21911" calcext:value-type="float">
            <text:p>21911</text:p>
          </table:table-cell>
          <table:table-cell office:value-type="string" calcext:value-type="string">
            <text:p>0.5109999179840088</text:p>
          </table:table-cell>
          <table:table-cell office:value-type="string" calcext:value-type="string">
            <text:p>95.7189998626709</text:p>
          </table:table-cell>
          <table:table-cell table:formula="of:=[.U126]-([.T126]+[.H12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6000099182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369999408721924</text:p>
          </table:table-cell>
          <table:table-cell office:value-type="float" office:value="5480" calcext:value-type="float">
            <text:p>5480</text:p>
          </table:table-cell>
          <table:table-cell office:value-type="string" calcext:value-type="string">
            <text:p>0.5439999103546143</text:p>
          </table:table-cell>
          <table:table-cell office:value-type="string" calcext:value-type="string">
            <text:p>3.27699995040893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819999694824219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98.49799990653992</text:p>
          </table:table-cell>
          <table:table-cell office:value-type="float" office:value="14072" calcext:value-type="float">
            <text:p>14072</text:p>
          </table:table-cell>
          <table:table-cell office:value-type="string" calcext:value-type="string">
            <text:p>1.1200001239776611</text:p>
          </table:table-cell>
          <table:table-cell office:value-type="string" calcext:value-type="string">
            <text:p>204.1270000934600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21999979019165</text:p>
          </table:table-cell>
          <table:table-cell office:value-type="float" office:value="8690" calcext:value-type="float">
            <text:p>8690</text:p>
          </table:table-cell>
          <table:table-cell office:value-type="float" office:value="14170" calcext:value-type="float">
            <text:p>14170</text:p>
          </table:table-cell>
          <table:table-cell office:value-type="string" calcext:value-type="string">
            <text:p>0.20399999618530273</text:p>
          </table:table-cell>
          <table:table-cell office:value-type="string" calcext:value-type="string">
            <text:p>106.97299981117249</text:p>
          </table:table-cell>
          <table:table-cell table:formula="of:=[.U127]-([.T127]+[.H12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400001525878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84999895095825</text:p>
          </table:table-cell>
          <table:table-cell office:value-type="float" office:value="2984" calcext:value-type="float">
            <text:p>2984</text:p>
          </table:table-cell>
          <table:table-cell office:value-type="string" calcext:value-type="string">
            <text:p>0.5410001277923584</text:p>
          </table:table-cell>
          <table:table-cell office:value-type="string" calcext:value-type="string">
            <text:p>3.210000038146972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9399995803833</text:p>
          </table:table-cell>
          <table:table-cell office:value-type="float" office:value="115295" calcext:value-type="float">
            <text:p>115295</text:p>
          </table:table-cell>
          <table:table-cell office:value-type="string" calcext:value-type="string">
            <text:p>198.20099997520447</text:p>
          </table:table-cell>
          <table:table-cell office:value-type="float" office:value="8177" calcext:value-type="float">
            <text:p>8177</text:p>
          </table:table-cell>
          <table:table-cell office:value-type="string" calcext:value-type="string">
            <text:p>1.0850000381469727</text:p>
          </table:table-cell>
          <table:table-cell office:value-type="string" calcext:value-type="string">
            <text:p>203.8190000057220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549999713897705</text:p>
          </table:table-cell>
          <table:table-cell office:value-type="float" office:value="5244" calcext:value-type="float">
            <text:p>5244</text:p>
          </table:table-cell>
          <table:table-cell office:value-type="float" office:value="8228" calcext:value-type="float">
            <text:p>8228</text:p>
          </table:table-cell>
          <table:table-cell office:value-type="string" calcext:value-type="string">
            <text:p>0.21399998664855957</text:p>
          </table:table-cell>
          <table:table-cell office:value-type="string" calcext:value-type="string">
            <text:p>119.24699997901917</text:p>
          </table:table-cell>
          <table:table-cell table:formula="of:=[.U128]-([.T128]+[.H12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929998874664306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4.575999975204468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string" calcext:value-type="string">
            <text:p>0.690000057220459</text:p>
          </table:table-cell>
          <table:table-cell table:style-name="Default" office:value-type="string" calcext:value-type="string">
            <text:p>5.658999919891357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4880001544952393</text:p>
          </table:table-cell>
          <table:table-cell table:style-name="Default" office:value-type="float" office:value="115354" calcext:value-type="float">
            <text:p>115354</text:p>
          </table:table-cell>
          <table:table-cell table:style-name="Default" office:value-type="string" calcext:value-type="string">
            <text:p>255.99399995803833</text:p>
          </table:table-cell>
          <table:table-cell table:style-name="Default" office:value-type="float" office:value="7669" calcext:value-type="float">
            <text:p>7669</text:p>
          </table:table-cell>
          <table:table-cell table:style-name="Default" office:value-type="string" calcext:value-type="string">
            <text:p>13.335999965667725</text:p>
          </table:table-cell>
          <table:table-cell table:style-name="Default" office:value-type="string" calcext:value-type="string">
            <text:p>275.5460000038147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57000207901001</text:p>
          </table:table-cell>
          <table:table-cell table:style-name="Default" office:value-type="float" office:value="4984" calcext:value-type="float">
            <text:p>4984</text:p>
          </table:table-cell>
          <table:table-cell table:style-name="Default" office:value-type="float" office:value="7702" calcext:value-type="float">
            <text:p>7702</text:p>
          </table:table-cell>
          <table:table-cell table:style-name="Default" office:value-type="string" calcext:value-type="string">
            <text:p>0.6180000305175781</text:p>
          </table:table-cell>
          <table:table-cell table:style-name="Default" office:value-type="string" calcext:value-type="string">
            <text:p>173.97299981117249</text:p>
          </table:table-cell>
          <table:table-cell table:formula="of:=[.U129]-([.T129]+[.H12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2700014114379883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string" calcext:value-type="string">
            <text:p>4.8090000152587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6700000762939453</text:p>
          </table:table-cell>
          <table:table-cell table:style-name="Default" office:value-type="string" calcext:value-type="string">
            <text:p>5.807000160217285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080000400543213</text:p>
          </table:table-cell>
          <table:table-cell table:style-name="Default" office:value-type="float" office:value="115654" calcext:value-type="float">
            <text:p>115654</text:p>
          </table:table-cell>
          <table:table-cell table:style-name="Default" office:value-type="string" calcext:value-type="string">
            <text:p>281.35100007057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7.184000015258789</text:p>
          </table:table-cell>
          <table:table-cell table:style-name="Default" office:value-type="string" calcext:value-type="string">
            <text:p>296.2439999580383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786000013351440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109999179840088</text:p>
          </table:table-cell>
          <table:table-cell table:style-name="Default" office:value-type="string" calcext:value-type="string">
            <text:p>181.30599999427795</text:p>
          </table:table-cell>
          <table:table-cell table:formula="of:=[.U130]-([.T130]+[.H13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59000062942504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6.748999834060669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string" calcext:value-type="string">
            <text:p>0.6600000858306885</text:p>
          </table:table-cell>
          <table:table-cell table:style-name="Default" office:value-type="string" calcext:value-type="string">
            <text:p>7.667999982833862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6059999465942383</text:p>
          </table:table-cell>
          <table:table-cell table:style-name="Default" office:value-type="float" office:value="116579" calcext:value-type="float">
            <text:p>116579</text:p>
          </table:table-cell>
          <table:table-cell table:style-name="Default" office:value-type="string" calcext:value-type="string">
            <text:p>252.90899991989136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string" calcext:value-type="string">
            <text:p>7.5299999713897705</text:p>
          </table:table-cell>
          <table:table-cell table:style-name="Default" office:value-type="string" calcext:value-type="string">
            <text:p>268.7839999198913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759999990463257</text:p>
          </table:table-cell>
          <table:table-cell table:style-name="Default" office:value-type="float" office:value="641" calcext:value-type="float">
            <text:p>641</text:p>
          </table:table-cell>
          <table:table-cell table:style-name="Default" office:value-type="float" office:value="1028" calcext:value-type="float">
            <text:p>1028</text:p>
          </table:table-cell>
          <table:table-cell table:style-name="Default" office:value-type="string" calcext:value-type="string">
            <text:p>0.5529999732971191</text:p>
          </table:table-cell>
          <table:table-cell table:style-name="Default" office:value-type="string" calcext:value-type="string">
            <text:p>190.09599995613098</text:p>
          </table:table-cell>
          <table:table-cell table:formula="of:=[.U131]-([.T131]+[.H131])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6799998283386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439998626708984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0.4240000247955322</text:p>
          </table:table-cell>
          <table:table-cell office:value-type="string" calcext:value-type="string">
            <text:p>2.93599987030029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999998569488525</text:p>
          </table:table-cell>
          <table:table-cell office:value-type="float" office:value="113984" calcext:value-type="float">
            <text:p>113984</text:p>
          </table:table-cell>
          <table:table-cell office:value-type="string" calcext:value-type="string">
            <text:p>198.009000062942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1.3880000114440918</text:p>
          </table:table-cell>
          <table:table-cell office:value-type="string" calcext:value-type="string">
            <text:p>203.6259999275207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019999980926514</text:p>
          </table:table-cell>
          <table:table-cell office:value-type="float" office:value="3443" calcext:value-type="float">
            <text:p>3443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0.17799997329711914</text:p>
          </table:table-cell>
          <table:table-cell office:value-type="string" calcext:value-type="string">
            <text:p>127.25999999046326</text:p>
          </table:table-cell>
          <table:table-cell table:formula="of:=[.U132]-([.T132]+[.H13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7000026702880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329999923706055</text:p>
          </table:table-cell>
          <table:table-cell office:value-type="float" office:value="3341" calcext:value-type="float">
            <text:p>3341</text:p>
          </table:table-cell>
          <table:table-cell office:value-type="string" calcext:value-type="string">
            <text:p>0.45799994468688965</text:p>
          </table:table-cell>
          <table:table-cell office:value-type="string" calcext:value-type="string">
            <text:p>3.187999963760376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399999141693115</text:p>
          </table:table-cell>
          <table:table-cell office:value-type="float" office:value="114004" calcext:value-type="float">
            <text:p>114004</text:p>
          </table:table-cell>
          <table:table-cell office:value-type="string" calcext:value-type="string">
            <text:p>198.8949999809265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6.832000017166138</text:p>
          </table:table-cell>
          <table:table-cell office:value-type="string" calcext:value-type="string">
            <text:p>210.0820000171661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77000045776367</text:p>
          </table:table-cell>
          <table:table-cell office:value-type="float" office:value="5858" calcext:value-type="float">
            <text:p>5858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0.23000001907348633</text:p>
          </table:table-cell>
          <table:table-cell office:value-type="string" calcext:value-type="string">
            <text:p>117.2829999923706</text:p>
          </table:table-cell>
          <table:table-cell table:formula="of:=[.U133]-([.T133]+[.H13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20001411437988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.552999973297119</text:p>
          </table:table-cell>
          <table:table-cell office:value-type="float" office:value="2475" calcext:value-type="float">
            <text:p>2475</text:p>
          </table:table-cell>
          <table:table-cell office:value-type="string" calcext:value-type="string">
            <text:p>0.4659998416900635</text:p>
          </table:table-cell>
          <table:table-cell office:value-type="string" calcext:value-type="string">
            <text:p>3.220999956130981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869998455047607</text:p>
          </table:table-cell>
          <table:table-cell office:value-type="float" office:value="114065" calcext:value-type="float">
            <text:p>114065</text:p>
          </table:table-cell>
          <table:table-cell office:value-type="string" calcext:value-type="string">
            <text:p>198.19700002670288</text:p>
          </table:table-cell>
          <table:table-cell office:value-type="float" office:value="6918" calcext:value-type="float">
            <text:p>6918</text:p>
          </table:table-cell>
          <table:table-cell office:value-type="string" calcext:value-type="string">
            <text:p>7.054999828338623</text:p>
          </table:table-cell>
          <table:table-cell office:value-type="string" calcext:value-type="string">
            <text:p>209.62999987602234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089999675750732</text:p>
          </table:table-cell>
          <table:table-cell office:value-type="float" office:value="4487" calcext:value-type="float">
            <text:p>4487</text:p>
          </table:table-cell>
          <table:table-cell office:value-type="float" office:value="6962" calcext:value-type="float">
            <text:p>6962</text:p>
          </table:table-cell>
          <table:table-cell office:value-type="string" calcext:value-type="string">
            <text:p>0.23800015449523926</text:p>
          </table:table-cell>
          <table:table-cell office:value-type="string" calcext:value-type="string">
            <text:p>123.22399997711182</text:p>
          </table:table-cell>
          <table:table-cell table:formula="of:=[.U134]-([.T134]+[.H13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8800010681152344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string" calcext:value-type="string">
            <text:p>3.65499997138977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6779999732971191</text:p>
          </table:table-cell>
          <table:table-cell table:style-name="Default" office:value-type="string" calcext:value-type="string">
            <text:p>4.621000051498413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6039998531341553</text:p>
          </table:table-cell>
          <table:table-cell table:style-name="Default" office:value-type="float" office:value="114157" calcext:value-type="float">
            <text:p>114157</text:p>
          </table:table-cell>
          <table:table-cell table:style-name="Default" office:value-type="string" calcext:value-type="string">
            <text:p>267.664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1.663000106811523</text:p>
          </table:table-cell>
          <table:table-cell table:style-name="Default" office:value-type="string" calcext:value-type="string">
            <text:p>285.368000030517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319998741149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4249999523162842</text:p>
          </table:table-cell>
          <table:table-cell table:style-name="Default" office:value-type="string" calcext:value-type="string">
            <text:p>191.32500004768372</text:p>
          </table:table-cell>
          <table:table-cell table:formula="of:=[.U135]-([.T135]+[.H13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459999561309814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5.5869998931884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7970001697540283</text:p>
          </table:table-cell>
          <table:table-cell table:style-name="Default" office:value-type="string" calcext:value-type="string">
            <text:p>6.730000019073486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5969998836517334</text:p>
          </table:table-cell>
          <table:table-cell table:style-name="Default" office:value-type="float" office:value="114446" calcext:value-type="float">
            <text:p>114446</text:p>
          </table:table-cell>
          <table:table-cell table:style-name="Default" office:value-type="string" calcext:value-type="string">
            <text:p>275.338999986648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559999942779541</text:p>
          </table:table-cell>
          <table:table-cell table:style-name="Default" office:value-type="string" calcext:value-type="string">
            <text:p>287.369999885559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60699987411499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709999084472656</text:p>
          </table:table-cell>
          <table:table-cell table:style-name="Default" office:value-type="string" calcext:value-type="string">
            <text:p>181.1529998779297</text:p>
          </table:table-cell>
          <table:table-cell table:formula="of:=[.U136]-([.T136]+[.H13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6399993896484375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7.118999958038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812999963760376</text:p>
          </table:table-cell>
          <table:table-cell table:style-name="Default" office:value-type="string" calcext:value-type="string">
            <text:p>8.19599986076355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809000015258789</text:p>
          </table:table-cell>
          <table:table-cell table:style-name="Default" office:value-type="float" office:value="115407" calcext:value-type="float">
            <text:p>115407</text:p>
          </table:table-cell>
          <table:table-cell table:style-name="Default" office:value-type="string" calcext:value-type="string">
            <text:p>265.0130000114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3.97599983215332</text:p>
          </table:table-cell>
          <table:table-cell table:style-name="Default" office:value-type="string" calcext:value-type="string">
            <text:p>288.102999925613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543999910354614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449998378753662</text:p>
          </table:table-cell>
          <table:table-cell table:style-name="Default" office:value-type="string" calcext:value-type="string">
            <text:p>194.30299997329712</text:p>
          </table:table-cell>
          <table:table-cell table:formula="of:=[.U137]-([.T137]+[.H13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300006866455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34000015258789</text:p>
          </table:table-cell>
          <table:table-cell office:value-type="float" office:value="10729" calcext:value-type="float">
            <text:p>10729</text:p>
          </table:table-cell>
          <table:table-cell office:value-type="string" calcext:value-type="string">
            <text:p>0.5099999904632568</text:p>
          </table:table-cell>
          <table:table-cell office:value-type="string" calcext:value-type="string">
            <text:p>3.147000074386596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869998455047607</text:p>
          </table:table-cell>
          <table:table-cell office:value-type="float" office:value="113482" calcext:value-type="float">
            <text:p>113482</text:p>
          </table:table-cell>
          <table:table-cell office:value-type="string" calcext:value-type="string">
            <text:p>198.95900011062622</text:p>
          </table:table-cell>
          <table:table-cell office:value-type="float" office:value="24682" calcext:value-type="float">
            <text:p>24682</text:p>
          </table:table-cell>
          <table:table-cell office:value-type="string" calcext:value-type="string">
            <text:p>1.3420000076293945</text:p>
          </table:table-cell>
          <table:table-cell office:value-type="string" calcext:value-type="string">
            <text:p>204.5450000762939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0820000171661377</text:p>
          </table:table-cell>
          <table:table-cell office:value-type="float" office:value="14357" calcext:value-type="float">
            <text:p>14357</text:p>
          </table:table-cell>
          <table:table-cell office:value-type="float" office:value="25086" calcext:value-type="float">
            <text:p>25086</text:p>
          </table:table-cell>
          <table:table-cell office:value-type="string" calcext:value-type="string">
            <text:p>0.15799999237060547</text:p>
          </table:table-cell>
          <table:table-cell office:value-type="string" calcext:value-type="string">
            <text:p>88.95799994468689</text:p>
          </table:table-cell>
          <table:table-cell table:formula="of:=[.U138]-([.T138]+[.H13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5100002288818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3599991798400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0.5360000133514404</text:p>
          </table:table-cell>
          <table:table-cell office:value-type="string" calcext:value-type="string">
            <text:p>3.32299995422363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680000305175781</text:p>
          </table:table-cell>
          <table:table-cell office:value-type="float" office:value="113461" calcext:value-type="float">
            <text:p>113461</text:p>
          </table:table-cell>
          <table:table-cell office:value-type="string" calcext:value-type="string">
            <text:p>198.0970001220703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1.2229998111724854</text:p>
          </table:table-cell>
          <table:table-cell office:value-type="string" calcext:value-type="string">
            <text:p>203.709999799728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500000953674316</text:p>
          </table:table-cell>
          <table:table-cell office:value-type="float" office:value="1940" calcext:value-type="float">
            <text:p>1940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0.19300007820129395</text:p>
          </table:table-cell>
          <table:table-cell office:value-type="string" calcext:value-type="string">
            <text:p>134.8289999961853</text:p>
          </table:table-cell>
          <table:table-cell table:formula="of:=[.U139]-([.T139]+[.H13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399999618530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4930000305175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9998188018799</text:p>
          </table:table-cell>
          <table:table-cell office:value-type="string" calcext:value-type="string">
            <text:p>3.136999845504760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179999828338623</text:p>
          </table:table-cell>
          <table:table-cell office:value-type="float" office:value="113464" calcext:value-type="float">
            <text:p>113464</text:p>
          </table:table-cell>
          <table:table-cell office:value-type="string" calcext:value-type="string">
            <text:p>198.0550000667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919999599456787</text:p>
          </table:table-cell>
          <table:table-cell office:value-type="string" calcext:value-type="string">
            <text:p>204.4079999923706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52999877929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0099997520446777</text:p>
          </table:table-cell>
          <table:table-cell office:value-type="string" calcext:value-type="string">
            <text:p>138.99799990653992</text:p>
          </table:table-cell>
          <table:table-cell table:formula="of:=[.U140]-([.T140]+[.H14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669999599456787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3.51399993896484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789999961853027</text:p>
          </table:table-cell>
          <table:table-cell table:style-name="Default" office:value-type="string" calcext:value-type="string">
            <text:p>4.359999895095825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494999885559082</text:p>
          </table:table-cell>
          <table:table-cell table:style-name="Default" office:value-type="float" office:value="113569" calcext:value-type="float">
            <text:p>113569</text:p>
          </table:table-cell>
          <table:table-cell table:style-name="Default" office:value-type="string" calcext:value-type="string">
            <text:p>253.95399999618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4.432999849319458</text:p>
          </table:table-cell>
          <table:table-cell table:style-name="Default" office:value-type="string" calcext:value-type="string">
            <text:p>264.15399980545044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18200016021728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2600007057189941</text:p>
          </table:table-cell>
          <table:table-cell table:style-name="Default" office:value-type="string" calcext:value-type="string">
            <text:p>189.55299997329712</text:p>
          </table:table-cell>
          <table:table-cell table:formula="of:=[.U141]-([.T141]+[.H14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440001010894775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string" calcext:value-type="string">
            <text:p>4.7209999561309814</text:p>
          </table:table-cell>
          <table:table-cell table:style-name="Default" office:value-type="float" office:value="2381" calcext:value-type="float">
            <text:p>2381</text:p>
          </table:table-cell>
          <table:table-cell table:style-name="Default" office:value-type="string" calcext:value-type="string">
            <text:p>0.6979999542236328</text:p>
          </table:table-cell>
          <table:table-cell table:style-name="Default" office:value-type="string" calcext:value-type="string">
            <text:p>5.763000011444092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7960000038146973</text:p>
          </table:table-cell>
          <table:table-cell table:style-name="Default" office:value-type="float" office:value="113962" calcext:value-type="float">
            <text:p>113962</text:p>
          </table:table-cell>
          <table:table-cell table:style-name="Default" office:value-type="string" calcext:value-type="string">
            <text:p>269.4920001029968</text:p>
          </table:table-cell>
          <table:table-cell table:style-name="Default" office:value-type="float" office:value="6782" calcext:value-type="float">
            <text:p>6782</text:p>
          </table:table-cell>
          <table:table-cell table:style-name="Default" office:value-type="string" calcext:value-type="string">
            <text:p>10.96399998664856</text:p>
          </table:table-cell>
          <table:table-cell table:style-name="Default" office:value-type="string" calcext:value-type="string">
            <text:p>288.00300002098083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4.883000135421753</text:p>
          </table:table-cell>
          <table:table-cell table:style-name="Default" office:value-type="float" office:value="4430" calcext:value-type="float">
            <text:p>4430</text:p>
          </table:table-cell>
          <table:table-cell table:style-name="Default" office:value-type="float" office:value="6811" calcext:value-type="float">
            <text:p>6811</text:p>
          </table:table-cell>
          <table:table-cell table:style-name="Default" office:value-type="string" calcext:value-type="string">
            <text:p>0.26999998092651367</text:p>
          </table:table-cell>
          <table:table-cell table:style-name="Default" office:value-type="string" calcext:value-type="string">
            <text:p>164.66599988937378</text:p>
          </table:table-cell>
          <table:table-cell table:formula="of:=[.U142]-([.T142]+[.H14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4200000762939453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6.5369999408721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5800001621246338</text:p>
          </table:table-cell>
          <table:table-cell table:style-name="Default" office:value-type="string" calcext:value-type="string">
            <text:p>7.45900011062622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455000162124634</text:p>
          </table:table-cell>
          <table:table-cell table:style-name="Default" office:value-type="float" office:value="114926" calcext:value-type="float">
            <text:p>114926</text:p>
          </table:table-cell>
          <table:table-cell table:style-name="Default" office:value-type="string" calcext:value-type="string">
            <text:p>276.037999868392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2.956000089645386</text:p>
          </table:table-cell>
          <table:table-cell table:style-name="Default" office:value-type="string" calcext:value-type="string">
            <text:p>302.9290001392364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6949999332427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4739999771118164</text:p>
          </table:table-cell>
          <table:table-cell table:style-name="Default" office:value-type="string" calcext:value-type="string">
            <text:p>190.91100001335144</text:p>
          </table:table-cell>
          <table:table-cell table:formula="of:=[.U143]-([.T143]+[.H14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90000057220458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361999988555908</text:p>
          </table:table-cell>
          <table:table-cell office:value-type="float" office:value="27757" calcext:value-type="float">
            <text:p>27757</text:p>
          </table:table-cell>
          <table:table-cell office:value-type="string" calcext:value-type="string">
            <text:p>0.4700000286102295</text:p>
          </table:table-cell>
          <table:table-cell office:value-type="string" calcext:value-type="string">
            <text:p>3.0220000743865967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799998760223389</text:p>
          </table:table-cell>
          <table:table-cell office:value-type="float" office:value="113126" calcext:value-type="float">
            <text:p>113126</text:p>
          </table:table-cell>
          <table:table-cell office:value-type="string" calcext:value-type="string">
            <text:p>198.12700009346008</text:p>
          </table:table-cell>
          <table:table-cell office:value-type="float" office:value="52411" calcext:value-type="float">
            <text:p>52411</text:p>
          </table:table-cell>
          <table:table-cell office:value-type="string" calcext:value-type="string">
            <text:p>2.0360000133514404</text:p>
          </table:table-cell>
          <table:table-cell office:value-type="string" calcext:value-type="string">
            <text:p>204.52999997138977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589999198913574</text:p>
          </table:table-cell>
          <table:table-cell office:value-type="float" office:value="26393" calcext:value-type="float">
            <text:p>26393</text:p>
          </table:table-cell>
          <table:table-cell office:value-type="float" office:value="54150" calcext:value-type="float">
            <text:p>54150</text:p>
          </table:table-cell>
          <table:table-cell office:value-type="string" calcext:value-type="string">
            <text:p>0.13700008392333984</text:p>
          </table:table-cell>
          <table:table-cell office:value-type="string" calcext:value-type="string">
            <text:p>60.81100010871887</text:p>
          </table:table-cell>
          <table:table-cell table:formula="of:=[.U144]-([.T144]+[.H14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600009918212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685999870300293</text:p>
          </table:table-cell>
          <table:table-cell office:value-type="float" office:value="8531" calcext:value-type="float">
            <text:p>8531</text:p>
          </table:table-cell>
          <table:table-cell office:value-type="string" calcext:value-type="string">
            <text:p>0.692000150680542</text:p>
          </table:table-cell>
          <table:table-cell office:value-type="string" calcext:value-type="string">
            <text:p>3.57400012016296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829998970031738</text:p>
          </table:table-cell>
          <table:table-cell office:value-type="float" office:value="113161" calcext:value-type="float">
            <text:p>113161</text:p>
          </table:table-cell>
          <table:table-cell office:value-type="string" calcext:value-type="string">
            <text:p>198.98800015449524</text:p>
          </table:table-cell>
          <table:table-cell office:value-type="float" office:value="20253" calcext:value-type="float">
            <text:p>20253</text:p>
          </table:table-cell>
          <table:table-cell office:value-type="string" calcext:value-type="string">
            <text:p>11.226999998092651</text:p>
          </table:table-cell>
          <table:table-cell office:value-type="string" calcext:value-type="string">
            <text:p>214.7369999885559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430001258850098</text:p>
          </table:table-cell>
          <table:table-cell office:value-type="float" office:value="11973" calcext:value-type="float">
            <text:p>11973</text:p>
          </table:table-cell>
          <table:table-cell office:value-type="float" office:value="20504" calcext:value-type="float">
            <text:p>20504</text:p>
          </table:table-cell>
          <table:table-cell office:value-type="string" calcext:value-type="string">
            <text:p>0.17199993133544922</text:p>
          </table:table-cell>
          <table:table-cell office:value-type="string" calcext:value-type="string">
            <text:p>98.94400000572205</text:p>
          </table:table-cell>
          <table:table-cell table:formula="of:=[.U145]-([.T145]+[.H14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0999975204467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6550002098083496</text:p>
          </table:table-cell>
          <table:table-cell office:value-type="float" office:value="9591" calcext:value-type="float">
            <text:p>9591</text:p>
          </table:table-cell>
          <table:table-cell office:value-type="string" calcext:value-type="string">
            <text:p>0.745999813079834</text:p>
          </table:table-cell>
          <table:table-cell office:value-type="string" calcext:value-type="string">
            <text:p>3.601999998092651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75</text:p>
          </table:table-cell>
          <table:table-cell office:value-type="float" office:value="113187" calcext:value-type="float">
            <text:p>113187</text:p>
          </table:table-cell>
          <table:table-cell office:value-type="string" calcext:value-type="string">
            <text:p>196.7699999809265</text:p>
          </table:table-cell>
          <table:table-cell office:value-type="float" office:value="22508" calcext:value-type="float">
            <text:p>22508</text:p>
          </table:table-cell>
          <table:table-cell office:value-type="string" calcext:value-type="string">
            <text:p>12.886000156402588</text:p>
          </table:table-cell>
          <table:table-cell office:value-type="string" calcext:value-type="string">
            <text:p>214.0900001525879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760001182556152</text:p>
          </table:table-cell>
          <table:table-cell office:value-type="float" office:value="13199" calcext:value-type="float">
            <text:p>13199</text:p>
          </table:table-cell>
          <table:table-cell office:value-type="float" office:value="22790" calcext:value-type="float">
            <text:p>22790</text:p>
          </table:table-cell>
          <table:table-cell office:value-type="string" calcext:value-type="string">
            <text:p>0.19499993324279785</text:p>
          </table:table-cell>
          <table:table-cell office:value-type="string" calcext:value-type="string">
            <text:p>93.51199984550476</text:p>
          </table:table-cell>
          <table:table-cell table:formula="of:=[.U146]-([.T146]+[.H14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402999877929687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4.513000011444092</text:p>
          </table:table-cell>
          <table:table-cell table:style-name="Default" office:value-type="float" office:value="1456" calcext:value-type="float">
            <text:p>1456</text:p>
          </table:table-cell>
          <table:table-cell table:style-name="Default" office:value-type="string" calcext:value-type="string">
            <text:p>0.8289999961853027</text:p>
          </table:table-cell>
          <table:table-cell table:style-name="Default" office:value-type="string" calcext:value-type="string">
            <text:p>5.74499988555908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3.055000066757202</text:p>
          </table:table-cell>
          <table:table-cell table:style-name="Default" office:value-type="float" office:value="113274" calcext:value-type="float">
            <text:p>113274</text:p>
          </table:table-cell>
          <table:table-cell table:style-name="Default" office:value-type="string" calcext:value-type="string">
            <text:p>248.08599996566772</text:p>
          </table:table-cell>
          <table:table-cell table:style-name="Default" office:value-type="float" office:value="4319" calcext:value-type="float">
            <text:p>4319</text:p>
          </table:table-cell>
          <table:table-cell table:style-name="Default" office:value-type="string" calcext:value-type="string">
            <text:p>6.355000019073486</text:p>
          </table:table-cell>
          <table:table-cell table:style-name="Default" office:value-type="string" calcext:value-type="string">
            <text:p>262.05399990081787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0799999237060547</text:p>
          </table:table-cell>
          <table:table-cell table:style-name="Default" office:value-type="float" office:value="2878" calcext:value-type="float">
            <text:p>2878</text:p>
          </table:table-cell>
          <table:table-cell table:style-name="Default" office:value-type="float" office:value="4334" calcext:value-type="float">
            <text:p>4334</text:p>
          </table:table-cell>
          <table:table-cell table:style-name="Default" office:value-type="string" calcext:value-type="string">
            <text:p>0.22499990463256836</text:p>
          </table:table-cell>
          <table:table-cell table:style-name="Default" office:value-type="string" calcext:value-type="string">
            <text:p>159.12199997901917</text:p>
          </table:table-cell>
          <table:table-cell table:formula="of:=[.U147]-([.T147]+[.H14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177000045776367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4.542999982833862</text:p>
          </table:table-cell>
          <table:table-cell table:style-name="Default" office:value-type="float" office:value="604" calcext:value-type="float">
            <text:p>604</text:p>
          </table:table-cell>
          <table:table-cell table:style-name="Default" office:value-type="string" calcext:value-type="string">
            <text:p>0.5490000247955322</text:p>
          </table:table-cell>
          <table:table-cell table:style-name="Default" office:value-type="string" calcext:value-type="string">
            <text:p>5.269000053405762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312999963760376</text:p>
          </table:table-cell>
          <table:table-cell table:style-name="Default" office:value-type="float" office:value="113645" calcext:value-type="float">
            <text:p>113645</text:p>
          </table:table-cell>
          <table:table-cell table:style-name="Default" office:value-type="string" calcext:value-type="string">
            <text:p>259.0499999523163</text:p>
          </table:table-cell>
          <table:table-cell table:style-name="Default" office:value-type="float" office:value="1806" calcext:value-type="float">
            <text:p>1806</text:p>
          </table:table-cell>
          <table:table-cell table:style-name="Default" office:value-type="string" calcext:value-type="string">
            <text:p>2.3519999980926514</text:p>
          </table:table-cell>
          <table:table-cell table:style-name="Default" office:value-type="string" calcext:value-type="string">
            <text:p>267.9279999732971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9140000343322754</text:p>
          </table:table-cell>
          <table:table-cell table:style-name="Default" office:value-type="float" office:value="1206" calcext:value-type="float">
            <text:p>1206</text:p>
          </table:table-cell>
          <table:table-cell table:style-name="Default" office:value-type="float" office:value="1810" calcext:value-type="float">
            <text:p>1810</text:p>
          </table:table-cell>
          <table:table-cell table:style-name="Default" office:value-type="string" calcext:value-type="string">
            <text:p>0.18599987030029297</text:p>
          </table:table-cell>
          <table:table-cell table:style-name="Default" office:value-type="string" calcext:value-type="string">
            <text:p>164.59499979019165</text:p>
          </table:table-cell>
          <table:table-cell table:formula="of:=[.U148]-([.T148]+[.H14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302000045776367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6.7490000724792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6640000343322754</text:p>
          </table:table-cell>
          <table:table-cell table:style-name="Default" office:value-type="string" calcext:value-type="string">
            <text:p>7.715000152587891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7149999141693115</text:p>
          </table:table-cell>
          <table:table-cell table:style-name="Default" office:value-type="float" office:value="114646" calcext:value-type="float">
            <text:p>114646</text:p>
          </table:table-cell>
          <table:table-cell table:style-name="Default" office:value-type="string" calcext:value-type="string">
            <text:p>262.88900017738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3.2639999389648438</text:p>
          </table:table-cell>
          <table:table-cell table:style-name="Default" office:value-type="string" calcext:value-type="string">
            <text:p>274.851000070571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903000116348266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52000093460083</text:p>
          </table:table-cell>
          <table:table-cell table:style-name="Default" office:value-type="string" calcext:value-type="string">
            <text:p>190.8880000114441</text:p>
          </table:table-cell>
          <table:table-cell table:formula="of:=[.U149]-([.T149]+[.H14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709999084472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539999961853027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11.082000017166138</text:p>
          </table:table-cell>
          <table:table-cell office:value-type="string" calcext:value-type="string">
            <text:p>13.80699992179870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900002002716064</text:p>
          </table:table-cell>
          <table:table-cell office:value-type="float" office:value="113087" calcext:value-type="float">
            <text:p>113087</text:p>
          </table:table-cell>
          <table:table-cell office:value-type="string" calcext:value-type="string">
            <text:p>204.54900002479553</text:p>
          </table:table-cell>
          <table:table-cell office:value-type="float" office:value="7708" calcext:value-type="float">
            <text:p>7708</text:p>
          </table:table-cell>
          <table:table-cell office:value-type="string" calcext:value-type="string">
            <text:p>13.157999992370605</text:p>
          </table:table-cell>
          <table:table-cell office:value-type="string" calcext:value-type="string">
            <text:p>222.4620001316070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36299991607666</text:p>
          </table:table-cell>
          <table:table-cell office:value-type="float" office:value="4967" calcext:value-type="float">
            <text:p>4967</text:p>
          </table:table-cell>
          <table:table-cell office:value-type="float" office:value="7738" calcext:value-type="float">
            <text:p>7738</text:p>
          </table:table-cell>
          <table:table-cell office:value-type="string" calcext:value-type="string">
            <text:p>9.48800015449524</text:p>
          </table:table-cell>
          <table:table-cell office:value-type="string" calcext:value-type="string">
            <text:p>145.6560001373291</text:p>
          </table:table-cell>
          <table:table-cell table:formula="of:=[.U150]-([.T150]+[.H15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47699999809265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839998722076416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11.196000099182129</text:p>
          </table:table-cell>
          <table:table-cell office:value-type="string" calcext:value-type="string">
            <text:p>14.25699996948242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386000156402588</text:p>
          </table:table-cell>
          <table:table-cell office:value-type="float" office:value="113060" calcext:value-type="float">
            <text:p>113060</text:p>
          </table:table-cell>
          <table:table-cell office:value-type="string" calcext:value-type="string">
            <text:p>207.95900011062622</text:p>
          </table:table-cell>
          <table:table-cell office:value-type="float" office:value="8118" calcext:value-type="float">
            <text:p>8118</text:p>
          </table:table-cell>
          <table:table-cell office:value-type="string" calcext:value-type="string">
            <text:p>13.082000017166138</text:p>
          </table:table-cell>
          <table:table-cell office:value-type="string" calcext:value-type="string">
            <text:p>226.1260001659393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4070000648498535</text:p>
          </table:table-cell>
          <table:table-cell office:value-type="float" office:value="5245" calcext:value-type="float">
            <text:p>5245</text:p>
          </table:table-cell>
          <table:table-cell office:value-type="float" office:value="8154" calcext:value-type="float">
            <text:p>8154</text:p>
          </table:table-cell>
          <table:table-cell office:value-type="string" calcext:value-type="string">
            <text:p>9.569000005722046</text:p>
          </table:table-cell>
          <table:table-cell office:value-type="string" calcext:value-type="string">
            <text:p>145.8329999446869</text:p>
          </table:table-cell>
          <table:table-cell table:formula="of:=[.U151]-([.T151]+[.H15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4370000362396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6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11.335999965667725</text:p>
          </table:table-cell>
          <table:table-cell office:value-type="string" calcext:value-type="string">
            <text:p>14.398000001907349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310999870300293</text:p>
          </table:table-cell>
          <table:table-cell office:value-type="float" office:value="113051" calcext:value-type="float">
            <text:p>113051</text:p>
          </table:table-cell>
          <table:table-cell office:value-type="string" calcext:value-type="string">
            <text:p>205.69499993324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17.63700008392334</text:p>
          </table:table-cell>
          <table:table-cell office:value-type="string" calcext:value-type="string">
            <text:p>228.3469998836517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440001010894775</text:p>
          </table:table-cell>
          <table:table-cell office:value-type="float" office:value="1220" calcext:value-type="float">
            <text:p>1220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8.932000160217285</text:p>
          </table:table-cell>
          <table:table-cell office:value-type="string" calcext:value-type="string">
            <text:p>164.3420000076294</text:p>
          </table:table-cell>
          <table:table-cell table:formula="of:=[.U152]-([.T152]+[.H15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718" calcext:value-type="float">
            <text:p>75718</text:p>
          </table:table-cell>
          <table:table-cell office:value-type="string" calcext:value-type="string">
            <text:p>0.39000010490417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490000009536743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23.22000002861023</text:p>
          </table:table-cell>
          <table:table-cell office:value-type="string" calcext:value-type="string">
            <text:p>28.100000143051147</text:p>
          </table:table-cell>
          <table:table-cell office:value-type="float" office:value="112904" calcext:value-type="float">
            <text:p>112904</text:p>
          </table:table-cell>
          <table:table-cell office:value-type="string" calcext:value-type="string">
            <text:p>3.1679999828338623</text:p>
          </table:table-cell>
          <table:table-cell office:value-type="float" office:value="113179" calcext:value-type="float">
            <text:p>113179</text:p>
          </table:table-cell>
          <table:table-cell office:value-type="string" calcext:value-type="string">
            <text:p>266.4060001373291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24.4689998626709</text:p>
          </table:table-cell>
          <table:table-cell office:value-type="string" calcext:value-type="string">
            <text:p>298.74899983406067</text:p>
          </table:table-cell>
          <table:table-cell office:value-type="float" office:value="37186" calcext:value-type="float">
            <text:p>37186</text:p>
          </table:table-cell>
          <table:table-cell office:value-type="string" calcext:value-type="string">
            <text:p>4.42300009727478</text:p>
          </table:table-cell>
          <table:table-cell office:value-type="float" office:value="1245" calcext:value-type="float">
            <text:p>1245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10.82200002670288</text:p>
          </table:table-cell>
          <table:table-cell office:value-type="string" calcext:value-type="string">
            <text:p>203.40000009536743</text:p>
          </table:table-cell>
          <table:table-cell table:formula="of:=[.U153]-([.T153]+[.H15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729999065399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43099999427795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135999917984009</text:p>
          </table:table-cell>
          <table:table-cell office:value-type="string" calcext:value-type="string">
            <text:p>20.93999981880188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989999294281006</text:p>
          </table:table-cell>
          <table:table-cell office:value-type="float" office:value="113515" calcext:value-type="float">
            <text:p>113515</text:p>
          </table:table-cell>
          <table:table-cell office:value-type="string" calcext:value-type="string">
            <text:p>239.4230000972747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4.800999879837036</text:p>
          </table:table-cell>
          <table:table-cell office:value-type="string" calcext:value-type="string">
            <text:p>264.05399990081787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425999879837036</text:p>
          </table:table-cell>
          <table:table-cell office:value-type="float" office:value="115" calcext:value-type="float">
            <text:p>11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10.031000137329102</text:p>
          </table:table-cell>
          <table:table-cell office:value-type="string" calcext:value-type="string">
            <text:p>183.55100011825562</text:p>
          </table:table-cell>
          <table:table-cell table:formula="of:=[.U154]-([.T154]+[.H15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40100002288818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.0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1.674999952316284</text:p>
          </table:table-cell>
          <table:table-cell office:value-type="string" calcext:value-type="string">
            <text:p>24.075999975204468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4789998531341553</text:p>
          </table:table-cell>
          <table:table-cell office:value-type="float" office:value="114507" calcext:value-type="float">
            <text:p>114507</text:p>
          </table:table-cell>
          <table:table-cell office:value-type="string" calcext:value-type="string">
            <text:p>204.7790000438690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50.12299990653992</text:p>
          </table:table-cell>
          <table:table-cell office:value-type="string" calcext:value-type="string">
            <text:p>269.4519999027252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2850000858306885</text:p>
          </table:table-cell>
          <table:table-cell office:value-type="float" office:value="1370" calcext:value-type="float">
            <text:p>1370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9.123999834060669</text:p>
          </table:table-cell>
          <table:table-cell office:value-type="string" calcext:value-type="string">
            <text:p>167.6380000114441</text:p>
          </table:table-cell>
          <table:table-cell table:formula="of:=[.U155]-([.T155]+[.H155]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4630000591278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65000009536743</text:p>
          </table:table-cell>
          <table:table-cell office:value-type="float" office:value="18098" calcext:value-type="float">
            <text:p>18098</text:p>
          </table:table-cell>
          <table:table-cell office:value-type="string" calcext:value-type="string">
            <text:p>11.371999979019165</text:p>
          </table:table-cell>
          <table:table-cell office:value-type="string" calcext:value-type="string">
            <text:p>14.20000004768371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960000038146973</text:p>
          </table:table-cell>
          <table:table-cell office:value-type="float" office:value="112896" calcext:value-type="float">
            <text:p>112896</text:p>
          </table:table-cell>
          <table:table-cell office:value-type="string" calcext:value-type="string">
            <text:p>204.88700008392334</text:p>
          </table:table-cell>
          <table:table-cell office:value-type="float" office:value="37467" calcext:value-type="float">
            <text:p>37467</text:p>
          </table:table-cell>
          <table:table-cell office:value-type="string" calcext:value-type="string">
            <text:p>13.365000009536743</text:p>
          </table:table-cell>
          <table:table-cell office:value-type="string" calcext:value-type="string">
            <text:p>222.92599987983704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377000093460083</text:p>
          </table:table-cell>
          <table:table-cell office:value-type="float" office:value="20243" calcext:value-type="float">
            <text:p>20243</text:p>
          </table:table-cell>
          <table:table-cell office:value-type="float" office:value="38341" calcext:value-type="float">
            <text:p>38341</text:p>
          </table:table-cell>
          <table:table-cell office:value-type="string" calcext:value-type="string">
            <text:p>5.187999963760376</text:p>
          </table:table-cell>
          <table:table-cell office:value-type="string" calcext:value-type="string">
            <text:p>90.58200001716614</text:p>
          </table:table-cell>
          <table:table-cell table:formula="of:=[.U156]-([.T156]+[.H15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473000049591064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34999990463257</text:p>
          </table:table-cell>
          <table:table-cell office:value-type="float" office:value="4134" calcext:value-type="float">
            <text:p>4134</text:p>
          </table:table-cell>
          <table:table-cell office:value-type="string" calcext:value-type="string">
            <text:p>11.16100001335144</text:p>
          </table:table-cell>
          <table:table-cell office:value-type="string" calcext:value-type="string">
            <text:p>14.26900005340576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3539998531341553</text:p>
          </table:table-cell>
          <table:table-cell office:value-type="float" office:value="112935" calcext:value-type="float">
            <text:p>112935</text:p>
          </table:table-cell>
          <table:table-cell office:value-type="string" calcext:value-type="string">
            <text:p>205.60199999809265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12.805999994277954</text:p>
          </table:table-cell>
          <table:table-cell office:value-type="string" calcext:value-type="string">
            <text:p>223.3599998950958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4030001163482666</text:p>
          </table:table-cell>
          <table:table-cell office:value-type="float" office:value="7048" calcext:value-type="float">
            <text:p>7048</text:p>
          </table:table-cell>
          <table:table-cell office:value-type="float" office:value="11182" calcext:value-type="float">
            <text:p>11182</text:p>
          </table:table-cell>
          <table:table-cell office:value-type="string" calcext:value-type="string">
            <text:p>8.677000045776367</text:p>
          </table:table-cell>
          <table:table-cell office:value-type="string" calcext:value-type="string">
            <text:p>139.62400007247925</text:p>
          </table:table-cell>
          <table:table-cell table:formula="of:=[.U157]-([.T157]+[.H15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4700000286102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7159998416900635</text:p>
          </table:table-cell>
          <table:table-cell office:value-type="float" office:value="1442" calcext:value-type="float">
            <text:p>1442</text:p>
          </table:table-cell>
          <table:table-cell office:value-type="string" calcext:value-type="string">
            <text:p>11.736999988555908</text:p>
          </table:table-cell>
          <table:table-cell office:value-type="string" calcext:value-type="string">
            <text:p>14.922999858856201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25</text:p>
          </table:table-cell>
          <table:table-cell office:value-type="float" office:value="112934" calcext:value-type="float">
            <text:p>112934</text:p>
          </table:table-cell>
          <table:table-cell office:value-type="string" calcext:value-type="string">
            <text:p>206.51399993896484</text:p>
          </table:table-cell>
          <table:table-cell office:value-type="float" office:value="4156" calcext:value-type="float">
            <text:p>4156</text:p>
          </table:table-cell>
          <table:table-cell office:value-type="string" calcext:value-type="string">
            <text:p>13.003000020980835</text:p>
          </table:table-cell>
          <table:table-cell office:value-type="string" calcext:value-type="string">
            <text:p>224.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85999917984009</text:p>
          </table:table-cell>
          <table:table-cell office:value-type="float" office:value="2732" calcext:value-type="float">
            <text:p>2732</text:p>
          </table:table-cell>
          <table:table-cell office:value-type="float" office:value="4174" calcext:value-type="float">
            <text:p>4174</text:p>
          </table:table-cell>
          <table:table-cell office:value-type="string" calcext:value-type="string">
            <text:p>8.547999858856201</text:p>
          </table:table-cell>
          <table:table-cell office:value-type="string" calcext:value-type="string">
            <text:p>156.71000003814697</text:p>
          </table:table-cell>
          <table:table-cell table:formula="of:=[.U158]-([.T158]+[.H15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60500001907348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7.084000110626221</text:p>
          </table:table-cell>
          <table:table-cell table:style-name="Default" office:value-type="float" office:value="779" calcext:value-type="float">
            <text:p>779</text:p>
          </table:table-cell>
          <table:table-cell table:style-name="Default" office:value-type="string" calcext:value-type="string">
            <text:p>15.478999853134155</text:p>
          </table:table-cell>
          <table:table-cell table:style-name="Default" office:value-type="string" calcext:value-type="string">
            <text:p>23.16799998283386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3.2230000495910645</text:p>
          </table:table-cell>
          <table:table-cell table:style-name="Default" office:value-type="float" office:value="113017" calcext:value-type="float">
            <text:p>113017</text:p>
          </table:table-cell>
          <table:table-cell table:style-name="Default" office:value-type="string" calcext:value-type="string">
            <text:p>268.57800006866455</text:p>
          </table:table-cell>
          <table:table-cell table:style-name="Default" office:value-type="float" office:value="2443" calcext:value-type="float">
            <text:p>2443</text:p>
          </table:table-cell>
          <table:table-cell table:style-name="Default" office:value-type="string" calcext:value-type="string">
            <text:p>14.918999910354614</text:p>
          </table:table-cell>
          <table:table-cell table:style-name="Default" office:value-type="string" calcext:value-type="string">
            <text:p>292.1119999885559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7799999713897705</text:p>
          </table:table-cell>
          <table:table-cell table:style-name="Default" office:value-type="float" office:value="1669" calcext:value-type="float">
            <text:p>1669</text:p>
          </table:table-cell>
          <table:table-cell table:style-name="Default" office:value-type="float" office:value="2448" calcext:value-type="float">
            <text:p>2448</text:p>
          </table:table-cell>
          <table:table-cell table:style-name="Default" office:value-type="string" calcext:value-type="string">
            <text:p>10.159000158309937</text:p>
          </table:table-cell>
          <table:table-cell table:style-name="Default" office:value-type="string" calcext:value-type="string">
            <text:p>197.01400017738342</text:p>
          </table:table-cell>
          <table:table-cell table:formula="of:=[.U159]-([.T159]+[.H15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1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842" calcext:value-type="float">
            <text:p>75842</text:p>
          </table:table-cell>
          <table:table-cell office:value-type="string" calcext:value-type="string">
            <text:p>0.305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765000104904175</text:p>
          </table:table-cell>
          <table:table-cell office:value-type="float" office:value="2282" calcext:value-type="float">
            <text:p>2282</text:p>
          </table:table-cell>
          <table:table-cell office:value-type="string" calcext:value-type="string">
            <text:p>12.639999866485596</text:p>
          </table:table-cell>
          <table:table-cell office:value-type="string" calcext:value-type="string">
            <text:p>19.710000038146973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2.812000036239624</text:p>
          </table:table-cell>
          <table:table-cell office:value-type="float" office:value="113367" calcext:value-type="float">
            <text:p>113367</text:p>
          </table:table-cell>
          <table:table-cell office:value-type="string" calcext:value-type="string">
            <text:p>266.8250000476837</text:p>
          </table:table-cell>
          <table:table-cell office:value-type="float" office:value="6481" calcext:value-type="float">
            <text:p>6481</text:p>
          </table:table-cell>
          <table:table-cell office:value-type="string" calcext:value-type="string">
            <text:p>16.920000076293945</text:p>
          </table:table-cell>
          <table:table-cell office:value-type="string" calcext:value-type="string">
            <text:p>293.7980000972748</text:p>
          </table:table-cell>
          <table:table-cell office:value-type="float" office:value="37394" calcext:value-type="float">
            <text:p>37394</text:p>
          </table:table-cell>
          <table:table-cell office:value-type="string" calcext:value-type="string">
            <text:p>2.9049999713897705</text:p>
          </table:table-cell>
          <table:table-cell office:value-type="float" office:value="4229" calcext:value-type="float">
            <text:p>4229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10.087000131607056</text:p>
          </table:table-cell>
          <table:table-cell office:value-type="string" calcext:value-type="string">
            <text:p>213.25800013542175</text:p>
          </table:table-cell>
          <table:table-cell table:formula="of:=[.U160]-([.T160]+[.H16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418999910354614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.861000061035156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13.198999881744385</text:p>
          </table:table-cell>
          <table:table-cell office:value-type="string" calcext:value-type="string">
            <text:p>27.47899985313415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2.881999969482422</text:p>
          </table:table-cell>
          <table:table-cell office:value-type="float" office:value="114344" calcext:value-type="float">
            <text:p>114344</text:p>
          </table:table-cell>
          <table:table-cell office:value-type="string" calcext:value-type="string">
            <text:p>254.77699995040894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24.828999996185303</text:p>
          </table:table-cell>
          <table:table-cell office:value-type="string" calcext:value-type="string">
            <text:p>309.481999874115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2.446000099182129</text:p>
          </table:table-cell>
          <table:table-cell office:value-type="float" office:value="613" calcext:value-type="float">
            <text:p>613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8.544999837875366</text:p>
          </table:table-cell>
          <table:table-cell office:value-type="string" calcext:value-type="string">
            <text:p>192.07799983024597</text:p>
          </table:table-cell>
          <table:table-cell table:formula="of:=[.U161]-([.T161]+[.H16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52300000190734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485999822616577</text:p>
          </table:table-cell>
          <table:table-cell office:value-type="float" office:value="6122" calcext:value-type="float">
            <text:p>6122</text:p>
          </table:table-cell>
          <table:table-cell office:value-type="string" calcext:value-type="string">
            <text:p>11.707000017166138</text:p>
          </table:table-cell>
          <table:table-cell office:value-type="string" calcext:value-type="string">
            <text:p>14.71599984169006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139999866485596</text:p>
          </table:table-cell>
          <table:table-cell office:value-type="float" office:value="112816" calcext:value-type="float">
            <text:p>112816</text:p>
          </table:table-cell>
          <table:table-cell office:value-type="string" calcext:value-type="string">
            <text:p>204.02300000190735</text:p>
          </table:table-cell>
          <table:table-cell office:value-type="float" office:value="15502" calcext:value-type="float">
            <text:p>15502</text:p>
          </table:table-cell>
          <table:table-cell office:value-type="string" calcext:value-type="string">
            <text:p>15.84500002861023</text:p>
          </table:table-cell>
          <table:table-cell office:value-type="string" calcext:value-type="string">
            <text:p>224.56000018119812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315999984741211</text:p>
          </table:table-cell>
          <table:table-cell office:value-type="float" office:value="9533" calcext:value-type="float">
            <text:p>9533</text:p>
          </table:table-cell>
          <table:table-cell office:value-type="float" office:value="15655" calcext:value-type="float">
            <text:p>15655</text:p>
          </table:table-cell>
          <table:table-cell office:value-type="string" calcext:value-type="string">
            <text:p>5.716000080108643</text:p>
          </table:table-cell>
          <table:table-cell office:value-type="string" calcext:value-type="string">
            <text:p>125.53900003433228</text:p>
          </table:table-cell>
          <table:table-cell table:formula="of:=[.U162]-([.T162]+[.H16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39400005340576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429998874664307</text:p>
          </table:table-cell>
          <table:table-cell office:value-type="float" office:value="4485" calcext:value-type="float">
            <text:p>4485</text:p>
          </table:table-cell>
          <table:table-cell office:value-type="string" calcext:value-type="string">
            <text:p>11.292999982833862</text:p>
          </table:table-cell>
          <table:table-cell office:value-type="string" calcext:value-type="string">
            <text:p>14.329999923706055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179999828338623</text:p>
          </table:table-cell>
          <table:table-cell office:value-type="float" office:value="112866" calcext:value-type="float">
            <text:p>112866</text:p>
          </table:table-cell>
          <table:table-cell office:value-type="string" calcext:value-type="string">
            <text:p>206.05499982833862</text:p>
          </table:table-cell>
          <table:table-cell office:value-type="float" office:value="11982" calcext:value-type="float">
            <text:p>11982</text:p>
          </table:table-cell>
          <table:table-cell office:value-type="string" calcext:value-type="string">
            <text:p>13.169000148773193</text:p>
          </table:table-cell>
          <table:table-cell office:value-type="string" calcext:value-type="string">
            <text:p>224.0329999923706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379999876022339</text:p>
          </table:table-cell>
          <table:table-cell office:value-type="float" office:value="7579" calcext:value-type="float">
            <text:p>7579</text:p>
          </table:table-cell>
          <table:table-cell office:value-type="float" office:value="12064" calcext:value-type="float">
            <text:p>12064</text:p>
          </table:table-cell>
          <table:table-cell office:value-type="string" calcext:value-type="string">
            <text:p>6.541000127792358</text:p>
          </table:table-cell>
          <table:table-cell office:value-type="string" calcext:value-type="string">
            <text:p>133.9980001449585</text:p>
          </table:table-cell>
          <table:table-cell table:formula="of:=[.U163]-([.T163]+[.H16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358999967575073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8410000801086426</text:p>
          </table:table-cell>
          <table:table-cell office:value-type="float" office:value="6844" calcext:value-type="float">
            <text:p>6844</text:p>
          </table:table-cell>
          <table:table-cell office:value-type="string" calcext:value-type="string">
            <text:p>11.702999830245972</text:p>
          </table:table-cell>
          <table:table-cell office:value-type="string" calcext:value-type="string">
            <text:p>14.902999877929688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247999906539917</text:p>
          </table:table-cell>
          <table:table-cell office:value-type="float" office:value="112868" calcext:value-type="float">
            <text:p>112868</text:p>
          </table:table-cell>
          <table:table-cell office:value-type="string" calcext:value-type="string">
            <text:p>206.4579999446869</text:p>
          </table:table-cell>
          <table:table-cell office:value-type="float" office:value="17020" calcext:value-type="float">
            <text:p>17020</text:p>
          </table:table-cell>
          <table:table-cell office:value-type="string" calcext:value-type="string">
            <text:p>13.190999984741211</text:p>
          </table:table-cell>
          <table:table-cell office:value-type="string" calcext:value-type="string">
            <text:p>224.7679998874664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375999927520752</text:p>
          </table:table-cell>
          <table:table-cell office:value-type="float" office:value="10345" calcext:value-type="float">
            <text:p>10345</text:p>
          </table:table-cell>
          <table:table-cell office:value-type="float" office:value="17189" calcext:value-type="float">
            <text:p>17189</text:p>
          </table:table-cell>
          <table:table-cell office:value-type="string" calcext:value-type="string">
            <text:p>8.60099983215332</text:p>
          </table:table-cell>
          <table:table-cell office:value-type="string" calcext:value-type="string">
            <text:p>125.23499989509583</text:p>
          </table:table-cell>
          <table:table-cell table:formula="of:=[.U164]-([.T164]+[.H16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2799983024597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4.617000102996826</text:p>
          </table:table-cell>
          <table:table-cell table:style-name="Default" office:value-type="float" office:value="2766" calcext:value-type="float">
            <text:p>2766</text:p>
          </table:table-cell>
          <table:table-cell table:style-name="Default" office:value-type="string" calcext:value-type="string">
            <text:p>12.930999994277954</text:p>
          </table:table-cell>
          <table:table-cell table:style-name="Default" office:value-type="string" calcext:value-type="string">
            <text:p>17.875999927520752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810999870300293</text:p>
          </table:table-cell>
          <table:table-cell table:style-name="Default" office:value-type="float" office:value="112965" calcext:value-type="float">
            <text:p>112965</text:p>
          </table:table-cell>
          <table:table-cell table:style-name="Default" office:value-type="string" calcext:value-type="string">
            <text:p>261.5020000934601</text:p>
          </table:table-cell>
          <table:table-cell table:style-name="Default" office:value-type="float" office:value="7688" calcext:value-type="float">
            <text:p>7688</text:p>
          </table:table-cell>
          <table:table-cell table:style-name="Default" office:value-type="string" calcext:value-type="string">
            <text:p>15.187000036239624</text:p>
          </table:table-cell>
          <table:table-cell table:style-name="Default" office:value-type="string" calcext:value-type="string">
            <text:p>284.13400006294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068000078201294</text:p>
          </table:table-cell>
          <table:table-cell table:style-name="Default" office:value-type="float" office:value="4958" calcext:value-type="float">
            <text:p>4958</text:p>
          </table:table-cell>
          <table:table-cell table:style-name="Default" office:value-type="float" office:value="7724" calcext:value-type="float">
            <text:p>7724</text:p>
          </table:table-cell>
          <table:table-cell table:style-name="Default" office:value-type="string" calcext:value-type="string">
            <text:p>8.868000030517578</text:p>
          </table:table-cell>
          <table:table-cell table:style-name="Default" office:value-type="string" calcext:value-type="string">
            <text:p>187.9079999923706</text:p>
          </table:table-cell>
          <table:table-cell table:formula="of:=[.U165]-([.T165]+[.H16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516999959945678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9.142000198364258</text:p>
          </table:table-cell>
          <table:table-cell table:style-name="Default" office:value-type="float" office:value="783" calcext:value-type="float">
            <text:p>783</text:p>
          </table:table-cell>
          <table:table-cell table:style-name="Default" office:value-type="string" calcext:value-type="string">
            <text:p>13.765999794006348</text:p>
          </table:table-cell>
          <table:table-cell table:style-name="Default" office:value-type="string" calcext:value-type="string">
            <text:p>23.42499995231628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746999979019165</text:p>
          </table:table-cell>
          <table:table-cell table:style-name="Default" office:value-type="float" office:value="113296" calcext:value-type="float">
            <text:p>113296</text:p>
          </table:table-cell>
          <table:table-cell table:style-name="Default" office:value-type="string" calcext:value-type="string">
            <text:p>262.5610001087189</text:p>
          </table:table-cell>
          <table:table-cell table:style-name="Default" office:value-type="float" office:value="2399" calcext:value-type="float">
            <text:p>2399</text:p>
          </table:table-cell>
          <table:table-cell table:style-name="Default" office:value-type="string" calcext:value-type="string">
            <text:p>30.126999855041504</text:p>
          </table:table-cell>
          <table:table-cell table:style-name="Default" office:value-type="string" calcext:value-type="string">
            <text:p>303.363999843597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7880001068115234</text:p>
          </table:table-cell>
          <table:table-cell table:style-name="Default" office:value-type="float" office:value="1618" calcext:value-type="float">
            <text:p>1618</text:p>
          </table:table-cell>
          <table:table-cell table:style-name="Default" office:value-type="float" office:value="2401" calcext:value-type="float">
            <text:p>2401</text:p>
          </table:table-cell>
          <table:table-cell table:style-name="Default" office:value-type="string" calcext:value-type="string">
            <text:p>9.2739999294281</text:p>
          </table:table-cell>
          <table:table-cell table:style-name="Default" office:value-type="string" calcext:value-type="string">
            <text:p>217.7720000743866</text:p>
          </table:table-cell>
          <table:table-cell table:formula="of:=[.U166]-([.T166]+[.H16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6255" calcext:value-type="float">
            <text:p>76255</text:p>
          </table:table-cell>
          <table:table-cell office:value-type="string" calcext:value-type="string">
            <text:p>0.4119999408721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7139999866485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13.335000038146973</text:p>
          </table:table-cell>
          <table:table-cell office:value-type="string" calcext:value-type="string">
            <text:p>28.460999965667725</text:p>
          </table:table-cell>
          <table:table-cell office:value-type="float" office:value="114227" calcext:value-type="float">
            <text:p>114227</text:p>
          </table:table-cell>
          <table:table-cell office:value-type="string" calcext:value-type="string">
            <text:p>3.181999921798706</text:p>
          </table:table-cell>
          <table:table-cell office:value-type="float" office:value="114294" calcext:value-type="float">
            <text:p>114294</text:p>
          </table:table-cell>
          <table:table-cell office:value-type="string" calcext:value-type="string">
            <text:p>265.7589998245239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24.888000011444092</text:p>
          </table:table-cell>
          <table:table-cell office:value-type="string" calcext:value-type="string">
            <text:p>307.3729999065399</text:p>
          </table:table-cell>
          <table:table-cell office:value-type="float" office:value="37989" calcext:value-type="float">
            <text:p>37989</text:p>
          </table:table-cell>
          <table:table-cell office:value-type="string" calcext:value-type="string">
            <text:p>3.2320001125335693</text:p>
          </table:table-cell>
          <table:table-cell office:value-type="float" office:value="622" calcext:value-type="float">
            <text:p>622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10.233999967575073</text:p>
          </table:table-cell>
          <table:table-cell office:value-type="string" calcext:value-type="string">
            <text:p>224.08699989318848</text:p>
          </table:table-cell>
          <table:table-cell table:formula="of:=[.U167]-([.T167]+[.H16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39299988746643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55000162124634</text:p>
          </table:table-cell>
          <table:table-cell office:value-type="float" office:value="8919" calcext:value-type="float">
            <text:p>8919</text:p>
          </table:table-cell>
          <table:table-cell office:value-type="string" calcext:value-type="string">
            <text:p>11.333999872207642</text:p>
          </table:table-cell>
          <table:table-cell office:value-type="string" calcext:value-type="string">
            <text:p>14.18199992179870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2.292999982833862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204.5920000076294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12.625</text:p>
          </table:table-cell>
          <table:table-cell office:value-type="string" calcext:value-type="string">
            <text:p>221.89800000190735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4619998931884766</text:p>
          </table:table-cell>
          <table:table-cell office:value-type="float" office:value="12638" calcext:value-type="float">
            <text:p>12638</text:p>
          </table:table-cell>
          <table:table-cell office:value-type="float" office:value="21557" calcext:value-type="float">
            <text:p>21557</text:p>
          </table:table-cell>
          <table:table-cell office:value-type="string" calcext:value-type="string">
            <text:p>5.603999853134155</text:p>
          </table:table-cell>
          <table:table-cell office:value-type="string" calcext:value-type="string">
            <text:p>115.20799994468689</text:p>
          </table:table-cell>
          <table:table-cell table:formula="of:=[.U168]-([.T168]+[.H16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442999839782714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64000129699707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11.11899995803833</text:p>
          </table:table-cell>
          <table:table-cell office:value-type="string" calcext:value-type="string">
            <text:p>14.125999927520752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2.4630000591278076</text:p>
          </table:table-cell>
          <table:table-cell office:value-type="float" office:value="112820" calcext:value-type="float">
            <text:p>112820</text:p>
          </table:table-cell>
          <table:table-cell office:value-type="string" calcext:value-type="string">
            <text:p>206.94700002670288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12.696000099182129</text:p>
          </table:table-cell>
          <table:table-cell office:value-type="string" calcext:value-type="string">
            <text:p>224.70000004768372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296999931335449</text:p>
          </table:table-cell>
          <table:table-cell office:value-type="float" office:value="5865" calcext:value-type="float">
            <text:p>5865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7.556000232696533</text:p>
          </table:table-cell>
          <table:table-cell office:value-type="string" calcext:value-type="string">
            <text:p>140.76600003242493</text:p>
          </table:table-cell>
          <table:table-cell table:formula="of:=[.U169]-([.T169]+[.H16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4649999141693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736999988555908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11.795000076293945</text:p>
          </table:table-cell>
          <table:table-cell office:value-type="string" calcext:value-type="string">
            <text:p>14.99699997901916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2.359999895095825</text:p>
          </table:table-cell>
          <table:table-cell office:value-type="float" office:value="112831" calcext:value-type="float">
            <text:p>112831</text:p>
          </table:table-cell>
          <table:table-cell office:value-type="string" calcext:value-type="string">
            <text:p>207.07799983024597</text:p>
          </table:table-cell>
          <table:table-cell office:value-type="float" office:value="22169" calcext:value-type="float">
            <text:p>22169</text:p>
          </table:table-cell>
          <table:table-cell office:value-type="string" calcext:value-type="string">
            <text:p>16.731000185012817</text:p>
          </table:table-cell>
          <table:table-cell office:value-type="string" calcext:value-type="string">
            <text:p>228.8780000209808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28999900817871</text:p>
          </table:table-cell>
          <table:table-cell office:value-type="float" office:value="12980" calcext:value-type="float">
            <text:p>12980</text:p>
          </table:table-cell>
          <table:table-cell office:value-type="float" office:value="22451" calcext:value-type="float">
            <text:p>22451</text:p>
          </table:table-cell>
          <table:table-cell office:value-type="string" calcext:value-type="string">
            <text:p>4.0290000438690186</text:p>
          </table:table-cell>
          <table:table-cell office:value-type="string" calcext:value-type="string">
            <text:p>112.3989999294281</text:p>
          </table:table-cell>
          <table:table-cell table:formula="of:=[.U170]-([.T170]+[.H17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4709999561309814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4.445000171661377</text:p>
          </table:table-cell>
          <table:table-cell table:style-name="Default" office:value-type="float" office:value="1048" calcext:value-type="float">
            <text:p>1048</text:p>
          </table:table-cell>
          <table:table-cell table:style-name="Default" office:value-type="string" calcext:value-type="string">
            <text:p>13.869999885559082</text:p>
          </table:table-cell>
          <table:table-cell table:style-name="Default" office:value-type="string" calcext:value-type="string">
            <text:p>18.78600001335144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953000068664551</text:p>
          </table:table-cell>
          <table:table-cell table:style-name="Default" office:value-type="float" office:value="112936" calcext:value-type="float">
            <text:p>112936</text:p>
          </table:table-cell>
          <table:table-cell table:style-name="Default" office:value-type="string" calcext:value-type="string">
            <text:p>246.61800003051758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office:value-type="string" calcext:value-type="string">
            <text:p>27.723999977111816</text:p>
          </table:table-cell>
          <table:table-cell table:style-name="Default" office:value-type="string" calcext:value-type="string">
            <text:p>282.5329999923706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9590001106262207</text:p>
          </table:table-cell>
          <table:table-cell table:style-name="Default" office:value-type="float" office:value="2041" calcext:value-type="float">
            <text:p>2041</text:p>
          </table:table-cell>
          <table:table-cell table:style-name="Default" office:value-type="float" office:value="3089" calcext:value-type="float">
            <text:p>3089</text:p>
          </table:table-cell>
          <table:table-cell table:style-name="Default" office:value-type="string" calcext:value-type="string">
            <text:p>9.230000019073486</text:p>
          </table:table-cell>
          <table:table-cell table:style-name="Default" office:value-type="string" calcext:value-type="string">
            <text:p>198.76700019836426</text:p>
          </table:table-cell>
          <table:table-cell table:formula="of:=[.U171]-([.T171]+[.H17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53999996185302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11.328999996185303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string" calcext:value-type="string">
            <text:p>14.76200008392334</text:p>
          </table:table-cell>
          <table:table-cell table:style-name="Default" office:value-type="string" calcext:value-type="string">
            <text:p>26.63100004196167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9179999828338623</text:p>
          </table:table-cell>
          <table:table-cell table:style-name="Default" office:value-type="float" office:value="113265" calcext:value-type="float">
            <text:p>113265</text:p>
          </table:table-cell>
          <table:table-cell table:style-name="Default" office:value-type="string" calcext:value-type="string">
            <text:p>252.3180000782013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string" calcext:value-type="string">
            <text:p>21.369999885559082</text:p>
          </table:table-cell>
          <table:table-cell table:style-name="Default" office:value-type="string" calcext:value-type="string">
            <text:p>284.30200004577637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054999828338623</text:p>
          </table:table-cell>
          <table:table-cell table:style-name="Default" office:value-type="float" office:value="1215" calcext:value-type="float">
            <text:p>1215</text:p>
          </table:table-cell>
          <table:table-cell table:style-name="Default" office:value-type="float" office:value="1779" calcext:value-type="float">
            <text:p>1779</text:p>
          </table:table-cell>
          <table:table-cell table:style-name="Default" office:value-type="string" calcext:value-type="string">
            <text:p>8.621000051498413</text:p>
          </table:table-cell>
          <table:table-cell table:style-name="Default" office:value-type="string" calcext:value-type="string">
            <text:p>203.70700001716614</text:p>
          </table:table-cell>
          <table:table-cell table:formula="of:=[.U172]-([.T172]+[.H17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500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694999933242797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6.21500015258789</text:p>
          </table:table-cell>
          <table:table-cell table:style-name="Default" office:value-type="float" office:value="338" calcext:value-type="float">
            <text:p>338</text:p>
          </table:table-cell>
          <table:table-cell table:style-name="Default" office:value-type="string" calcext:value-type="string">
            <text:p>12.649999856948853</text:p>
          </table:table-cell>
          <table:table-cell table:style-name="Default" office:value-type="string" calcext:value-type="string">
            <text:p>29.55999994277954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7079999446868896</text:p>
          </table:table-cell>
          <table:table-cell table:style-name="Default" office:value-type="float" office:value="114265" calcext:value-type="float">
            <text:p>114265</text:p>
          </table:table-cell>
          <table:table-cell table:style-name="Default" office:value-type="string" calcext:value-type="string">
            <text:p>262.78200006484985</text:p>
          </table:table-cell>
          <table:table-cell table:style-name="Default" office:value-type="float" office:value="1076" calcext:value-type="float">
            <text:p>1076</text:p>
          </table:table-cell>
          <table:table-cell table:style-name="Default" office:value-type="string" calcext:value-type="string">
            <text:p>16.861999988555908</text:p>
          </table:table-cell>
          <table:table-cell table:style-name="Default" office:value-type="string" calcext:value-type="string">
            <text:p>295.7939999103546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4.398000001907349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1079" calcext:value-type="float">
            <text:p>1079</text:p>
          </table:table-cell>
          <table:table-cell table:style-name="Default" office:value-type="string" calcext:value-type="string">
            <text:p>6.611999988555908</text:p>
          </table:table-cell>
          <table:table-cell table:style-name="Default" office:value-type="string" calcext:value-type="string">
            <text:p>237.32799983024597</text:p>
          </table:table-cell>
          <table:table-cell table:formula="of:=[.U173]-([.T173]+[.H17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19999027252197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439999103546143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1.309000015258789</text:p>
          </table:table-cell>
          <table:table-cell office:value-type="string" calcext:value-type="string">
            <text:p>4.05499982833862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78000020980835</text:p>
          </table:table-cell>
          <table:table-cell office:value-type="float" office:value="114787" calcext:value-type="float">
            <text:p>114787</text:p>
          </table:table-cell>
          <table:table-cell office:value-type="string" calcext:value-type="string">
            <text:p>198.83300018310547</text:p>
          </table:table-cell>
          <table:table-cell office:value-type="float" office:value="22411" calcext:value-type="float">
            <text:p>22411</text:p>
          </table:table-cell>
          <table:table-cell office:value-type="string" calcext:value-type="string">
            <text:p>23.872999906539917</text:p>
          </table:table-cell>
          <table:table-cell office:value-type="string" calcext:value-type="string">
            <text:p>227.1589999198913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97000026702881</text:p>
          </table:table-cell>
          <table:table-cell office:value-type="float" office:value="13150" calcext:value-type="float">
            <text:p>13150</text:p>
          </table:table-cell>
          <table:table-cell office:value-type="float" office:value="22696" calcext:value-type="float">
            <text:p>22696</text:p>
          </table:table-cell>
          <table:table-cell office:value-type="string" calcext:value-type="string">
            <text:p>0.48800015449523926</text:p>
          </table:table-cell>
          <table:table-cell office:value-type="string" calcext:value-type="string">
            <text:p>95.57300019264221</text:p>
          </table:table-cell>
          <table:table-cell table:formula="of:=[.U174]-([.T174]+[.H17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019999027252197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6470000743865967</text:p>
          </table:table-cell>
          <table:table-cell office:value-type="float" office:value="5689" calcext:value-type="float">
            <text:p>5689</text:p>
          </table:table-cell>
          <table:table-cell office:value-type="string" calcext:value-type="string">
            <text:p>0.7880001068115234</text:p>
          </table:table-cell>
          <table:table-cell office:value-type="string" calcext:value-type="string">
            <text:p>3.6370000839233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30999994277954</text:p>
          </table:table-cell>
          <table:table-cell office:value-type="float" office:value="114774" calcext:value-type="float">
            <text:p>114774</text:p>
          </table:table-cell>
          <table:table-cell office:value-type="string" calcext:value-type="string">
            <text:p>198.0640001296997</text:p>
          </table:table-cell>
          <table:table-cell office:value-type="float" office:value="14725" calcext:value-type="float">
            <text:p>14725</text:p>
          </table:table-cell>
          <table:table-cell office:value-type="string" calcext:value-type="string">
            <text:p>18.055999994277954</text:p>
          </table:table-cell>
          <table:table-cell office:value-type="string" calcext:value-type="string">
            <text:p>220.7200000286102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469998359680176</text:p>
          </table:table-cell>
          <table:table-cell office:value-type="float" office:value="9136" calcext:value-type="float">
            <text:p>9136</text:p>
          </table:table-cell>
          <table:table-cell office:value-type="float" office:value="14845" calcext:value-type="float">
            <text:p>14845</text:p>
          </table:table-cell>
          <table:table-cell office:value-type="string" calcext:value-type="string">
            <text:p>0.5259997844696045</text:p>
          </table:table-cell>
          <table:table-cell office:value-type="string" calcext:value-type="string">
            <text:p>109.73299980163574</text:p>
          </table:table-cell>
          <table:table-cell table:formula="of:=[.U175]-([.T175]+[.H175])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7000017166137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.736999988555908</text:p>
          </table:table-cell>
          <table:table-cell office:value-type="float" office:value="6355" calcext:value-type="float">
            <text:p>6355</text:p>
          </table:table-cell>
          <table:table-cell office:value-type="string" calcext:value-type="string">
            <text:p>1.0780000686645508</text:p>
          </table:table-cell>
          <table:table-cell office:value-type="string" calcext:value-type="string">
            <text:p>4.02200007438659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999998569488525</text:p>
          </table:table-cell>
          <table:table-cell office:value-type="float" office:value="114732" calcext:value-type="float">
            <text:p>114732</text:p>
          </table:table-cell>
          <table:table-cell office:value-type="string" calcext:value-type="string">
            <text:p>197.35600018501282</text:p>
          </table:table-cell>
          <table:table-cell office:value-type="float" office:value="15978" calcext:value-type="float">
            <text:p>15978</text:p>
          </table:table-cell>
          <table:table-cell office:value-type="string" calcext:value-type="string">
            <text:p>35.097999811172485</text:p>
          </table:table-cell>
          <table:table-cell office:value-type="string" calcext:value-type="string">
            <text:p>237.0349998474121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4839999675750732</text:p>
          </table:table-cell>
          <table:table-cell office:value-type="float" office:value="9789" calcext:value-type="float">
            <text:p>9789</text:p>
          </table:table-cell>
          <table:table-cell office:value-type="float" office:value="16144" calcext:value-type="float">
            <text:p>16144</text:p>
          </table:table-cell>
          <table:table-cell office:value-type="string" calcext:value-type="string">
            <text:p>0.7309999465942383</text:p>
          </table:table-cell>
          <table:table-cell office:value-type="string" calcext:value-type="string">
            <text:p>121.80299997329712</text:p>
          </table:table-cell>
          <table:table-cell table:formula="of:=[.U176]-([.T176]+[.H17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179999351501464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string" calcext:value-type="string">
            <text:p>3.572000026702881</text:p>
          </table:table-cell>
          <table:table-cell table:style-name="Default" office:value-type="float" office:value="5856" calcext:value-type="float">
            <text:p>5856</text:p>
          </table:table-cell>
          <table:table-cell table:style-name="Default" office:value-type="string" calcext:value-type="string">
            <text:p>1.2810001373291016</text:p>
          </table:table-cell>
          <table:table-cell table:style-name="Default" office:value-type="string" calcext:value-type="string">
            <text:p>5.071000099182129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5759999752044678</text:p>
          </table:table-cell>
          <table:table-cell table:style-name="Default" office:value-type="float" office:value="114968" calcext:value-type="float">
            <text:p>114968</text:p>
          </table:table-cell>
          <table:table-cell table:style-name="Default" office:value-type="string" calcext:value-type="string">
            <text:p>233.90000009536743</text:p>
          </table:table-cell>
          <table:table-cell table:style-name="Default" office:value-type="float" office:value="14855" calcext:value-type="float">
            <text:p>14855</text:p>
          </table:table-cell>
          <table:table-cell table:style-name="Default" office:value-type="string" calcext:value-type="string">
            <text:p>27.596999883651733</text:p>
          </table:table-cell>
          <table:table-cell table:style-name="Default" office:value-type="string" calcext:value-type="string">
            <text:p>267.3299999237060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5889999866485596</text:p>
          </table:table-cell>
          <table:table-cell table:style-name="Default" office:value-type="float" office:value="9136" calcext:value-type="float">
            <text:p>9136</text:p>
          </table:table-cell>
          <table:table-cell table:style-name="Default" office:value-type="float" office:value="14992" calcext:value-type="float">
            <text:p>14992</text:p>
          </table:table-cell>
          <table:table-cell table:style-name="Default" office:value-type="string" calcext:value-type="string">
            <text:p>0.754000186920166</text:p>
          </table:table-cell>
          <table:table-cell table:style-name="Default" office:value-type="string" calcext:value-type="string">
            <text:p>130.8949999809265</text:p>
          </table:table-cell>
          <table:table-cell table:formula="of:=[.U177]-([.T177]+[.H17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4969999790191650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string" calcext:value-type="string">
            <text:p>7.062000036239624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 office:value-type="string" calcext:value-type="string">
            <text:p>0.8600001335144043</text:p>
          </table:table-cell>
          <table:table-cell table:style-name="Default" office:value-type="string" calcext:value-type="string">
            <text:p>8.41900014877319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29999876022339</text:p>
          </table:table-cell>
          <table:table-cell table:style-name="Default" office:value-type="float" office:value="115350" calcext:value-type="float">
            <text:p>115350</text:p>
          </table:table-cell>
          <table:table-cell table:style-name="Default" office:value-type="string" calcext:value-type="string">
            <text:p>246.3180000782013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string" calcext:value-type="string">
            <text:p>10.98799991607666</text:p>
          </table:table-cell>
          <table:table-cell table:style-name="Default" office:value-type="string" calcext:value-type="string">
            <text:p>265.23099994659424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5339999198913574</text:p>
          </table:table-cell>
          <table:table-cell table:style-name="Default" office:value-type="float" office:value="909" calcext:value-type="float">
            <text:p>909</text:p>
          </table:table-cell>
          <table:table-cell table:style-name="Default" office:value-type="float" office:value="1326" calcext:value-type="float">
            <text:p>1326</text:p>
          </table:table-cell>
          <table:table-cell table:style-name="Default" office:value-type="string" calcext:value-type="string">
            <text:p>1.4060001373291016</text:p>
          </table:table-cell>
          <table:table-cell table:style-name="Default" office:value-type="string" calcext:value-type="string">
            <text:p>179.62000012397766</text:p>
          </table:table-cell>
          <table:table-cell table:formula="of:=[.U178]-([.T178]+[.H17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3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23999977111816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5.9449999332427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8059999942779541</text:p>
          </table:table-cell>
          <table:table-cell table:style-name="Default" office:value-type="string" calcext:value-type="string">
            <text:p>6.974999904632568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1649999618530273</text:p>
          </table:table-cell>
          <table:table-cell table:style-name="Default" office:value-type="float" office:value="116279" calcext:value-type="float">
            <text:p>116279</text:p>
          </table:table-cell>
          <table:table-cell table:style-name="Default" office:value-type="string" calcext:value-type="string">
            <text:p>262.53500008583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90999984741211</text:p>
          </table:table-cell>
          <table:table-cell table:style-name="Default" office:value-type="string" calcext:value-type="string">
            <text:p>272.7189998626709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643000125885009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1.0409998893737793</text:p>
          </table:table-cell>
          <table:table-cell table:style-name="Default" office:value-type="string" calcext:value-type="string">
            <text:p>193.25300002098083</text:p>
          </table:table-cell>
          <table:table-cell table:formula="of:=[.U179]-([.T179]+[.H17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20199990272521973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2.625999927520752</text:p>
          </table:table-cell>
          <table:table-cell office:value-type="float" office:value="14716" calcext:value-type="float">
            <text:p>14716</text:p>
          </table:table-cell>
          <table:table-cell office:value-type="string" calcext:value-type="string">
            <text:p>2.0350000858306885</text:p>
          </table:table-cell>
          <table:table-cell office:value-type="string" calcext:value-type="string">
            <text:p>4.86299991607666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290001392364502</text:p>
          </table:table-cell>
          <table:table-cell office:value-type="float" office:value="113472" calcext:value-type="float">
            <text:p>113472</text:p>
          </table:table-cell>
          <table:table-cell office:value-type="string" calcext:value-type="string">
            <text:p>199.4409999847412</text:p>
          </table:table-cell>
          <table:table-cell office:value-type="float" office:value="31932" calcext:value-type="float">
            <text:p>31932</text:p>
          </table:table-cell>
          <table:table-cell office:value-type="string" calcext:value-type="string">
            <text:p>33.04400014877319</text:p>
          </table:table-cell>
          <table:table-cell office:value-type="string" calcext:value-type="string">
            <text:p>237.02400016784668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510000228881836</text:p>
          </table:table-cell>
          <table:table-cell office:value-type="float" office:value="17874" calcext:value-type="float">
            <text:p>17874</text:p>
          </table:table-cell>
          <table:table-cell office:value-type="float" office:value="32590" calcext:value-type="float">
            <text:p>32590</text:p>
          </table:table-cell>
          <table:table-cell office:value-type="string" calcext:value-type="string">
            <text:p>0.3169999122619629</text:p>
          </table:table-cell>
          <table:table-cell office:value-type="string" calcext:value-type="string">
            <text:p>83.24500012397766</text:p>
          </table:table-cell>
          <table:table-cell table:formula="of:=[.U180]-([.T180]+[.H18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2059998512268066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75</text:p>
          </table:table-cell>
          <table:table-cell office:value-type="float" office:value="9696" calcext:value-type="float">
            <text:p>9696</text:p>
          </table:table-cell>
          <table:table-cell office:value-type="string" calcext:value-type="string">
            <text:p>1.0240001678466797</text:p>
          </table:table-cell>
          <table:table-cell office:value-type="string" calcext:value-type="string">
            <text:p>3.9800000190734863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8980000019073486</text:p>
          </table:table-cell>
          <table:table-cell office:value-type="float" office:value="113547" calcext:value-type="float">
            <text:p>113547</text:p>
          </table:table-cell>
          <table:table-cell office:value-type="string" calcext:value-type="string">
            <text:p>198.48799991607666</text:p>
          </table:table-cell>
          <table:table-cell office:value-type="float" office:value="22709" calcext:value-type="float">
            <text:p>22709</text:p>
          </table:table-cell>
          <table:table-cell office:value-type="string" calcext:value-type="string">
            <text:p>17.02900004386902</text:p>
          </table:table-cell>
          <table:table-cell office:value-type="string" calcext:value-type="string">
            <text:p>219.9850001335144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0839998722076416</text:p>
          </table:table-cell>
          <table:table-cell office:value-type="float" office:value="13311" calcext:value-type="float">
            <text:p>13311</text:p>
          </table:table-cell>
          <table:table-cell office:value-type="float" office:value="23007" calcext:value-type="float">
            <text:p>23007</text:p>
          </table:table-cell>
          <table:table-cell office:value-type="string" calcext:value-type="string">
            <text:p>0.3380000591278076</text:p>
          </table:table-cell>
          <table:table-cell office:value-type="string" calcext:value-type="string">
            <text:p>95.4909999370575</text:p>
          </table:table-cell>
          <table:table-cell table:formula="of:=[.U181]-([.T181]+[.H18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7099986076355</text:p>
          </table:table-cell>
          <table:table-cell office:value-type="float" office:value="6174" calcext:value-type="float">
            <text:p>6174</text:p>
          </table:table-cell>
          <table:table-cell office:value-type="string" calcext:value-type="string">
            <text:p>0.5930001735687256</text:p>
          </table:table-cell>
          <table:table-cell office:value-type="string" calcext:value-type="string">
            <text:p>3.3810000419616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37999963760376</text:p>
          </table:table-cell>
          <table:table-cell office:value-type="float" office:value="113547" calcext:value-type="float">
            <text:p>113547</text:p>
          </table:table-cell>
          <table:table-cell office:value-type="string" calcext:value-type="string">
            <text:p>196.95600008964539</text:p>
          </table:table-cell>
          <table:table-cell office:value-type="float" office:value="15552" calcext:value-type="float">
            <text:p>15552</text:p>
          </table:table-cell>
          <table:table-cell office:value-type="string" calcext:value-type="string">
            <text:p>1.4730000495910645</text:p>
          </table:table-cell>
          <table:table-cell office:value-type="string" calcext:value-type="string">
            <text:p>202.88000011444092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700000762939453</text:p>
          </table:table-cell>
          <table:table-cell office:value-type="float" office:value="9528" calcext:value-type="float">
            <text:p>9528</text:p>
          </table:table-cell>
          <table:table-cell office:value-type="float" office:value="15702" calcext:value-type="float">
            <text:p>15702</text:p>
          </table:table-cell>
          <table:table-cell office:value-type="string" calcext:value-type="string">
            <text:p>0.28799986839294434</text:p>
          </table:table-cell>
          <table:table-cell office:value-type="string" calcext:value-type="string">
            <text:p>106.0809998512268</text:p>
          </table:table-cell>
          <table:table-cell table:formula="of:=[.U182]-([.T182]+[.H18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2269999980926513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3.7249999046325684</text:p>
          </table:table-cell>
          <table:table-cell table:style-name="Default" office:value-type="float" office:value="3041" calcext:value-type="float">
            <text:p>3041</text:p>
          </table:table-cell>
          <table:table-cell table:style-name="Default" office:value-type="string" calcext:value-type="string">
            <text:p>0.8320000171661377</text:p>
          </table:table-cell>
          <table:table-cell table:style-name="Default" office:value-type="string" calcext:value-type="string">
            <text:p>4.783999919891357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3399999141693115</text:p>
          </table:table-cell>
          <table:table-cell table:style-name="Default" office:value-type="float" office:value="113646" calcext:value-type="float">
            <text:p>113646</text:p>
          </table:table-cell>
          <table:table-cell table:style-name="Default" office:value-type="string" calcext:value-type="string">
            <text:p>236.09100008010864</text:p>
          </table:table-cell>
          <table:table-cell table:style-name="Default" office:value-type="float" office:value="8431" calcext:value-type="float">
            <text:p>8431</text:p>
          </table:table-cell>
          <table:table-cell table:style-name="Default" office:value-type="string" calcext:value-type="string">
            <text:p>11.821000099182129</text:p>
          </table:table-cell>
          <table:table-cell table:style-name="Default" office:value-type="string" calcext:value-type="string">
            <text:p>253.8840000629425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3.500999927520752</text:p>
          </table:table-cell>
          <table:table-cell table:style-name="Default" office:value-type="float" office:value="5434" calcext:value-type="float">
            <text:p>5434</text:p>
          </table:table-cell>
          <table:table-cell table:style-name="Default" office:value-type="float" office:value="8475" calcext:value-type="float">
            <text:p>8475</text:p>
          </table:table-cell>
          <table:table-cell table:style-name="Default" office:value-type="string" calcext:value-type="string">
            <text:p>0.4660000801086426</text:p>
          </table:table-cell>
          <table:table-cell table:style-name="Default" office:value-type="string" calcext:value-type="string">
            <text:p>150.57399988174438</text:p>
          </table:table-cell>
          <table:table-cell table:formula="of:=[.U183]-([.T183]+[.H18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7100005149841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0.063999891281128</text:p>
          </table:table-cell>
          <table:table-cell table:style-name="Default" office:value-type="float" office:value="2275" calcext:value-type="float">
            <text:p>2275</text:p>
          </table:table-cell>
          <table:table-cell table:style-name="Default" office:value-type="string" calcext:value-type="string">
            <text:p>1.1089999675750732</text:p>
          </table:table-cell>
          <table:table-cell table:style-name="Default" office:value-type="string" calcext:value-type="string">
            <text:p>11.543999910354614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692999839782715</text:p>
          </table:table-cell>
          <table:table-cell table:style-name="Default" office:value-type="float" office:value="113973" calcext:value-type="float">
            <text:p>113973</text:p>
          </table:table-cell>
          <table:table-cell table:style-name="Default" office:value-type="string" calcext:value-type="string">
            <text:p>240.86999988555908</text:p>
          </table:table-cell>
          <table:table-cell table:style-name="Default" office:value-type="float" office:value="6391" calcext:value-type="float">
            <text:p>6391</text:p>
          </table:table-cell>
          <table:table-cell table:style-name="Default" office:value-type="string" calcext:value-type="string">
            <text:p>1.8630001544952393</text:p>
          </table:table-cell>
          <table:table-cell table:style-name="Default" office:value-type="string" calcext:value-type="string">
            <text:p>251.05599999427795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8320000171661377</text:p>
          </table:table-cell>
          <table:table-cell table:style-name="Default" office:value-type="float" office:value="4155" calcext:value-type="float">
            <text:p>4155</text:p>
          </table:table-cell>
          <table:table-cell table:style-name="Default" office:value-type="float" office:value="6430" calcext:value-type="float">
            <text:p>6430</text:p>
          </table:table-cell>
          <table:table-cell table:style-name="Default" office:value-type="string" calcext:value-type="string">
            <text:p>0.9889998435974121</text:p>
          </table:table-cell>
          <table:table-cell table:style-name="Default" office:value-type="string" calcext:value-type="string">
            <text:p>160.5059998035431</text:p>
          </table:table-cell>
          <table:table-cell table:formula="of:=[.U184]-([.T184]+[.H18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5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1660001277923584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6.374000072479248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string" calcext:value-type="string">
            <text:p>0.8409998416900635</text:p>
          </table:table-cell>
          <table:table-cell table:style-name="Default" office:value-type="string" calcext:value-type="string">
            <text:p>7.38100004196167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564000129699707</text:p>
          </table:table-cell>
          <table:table-cell table:style-name="Default" office:value-type="float" office:value="114938" calcext:value-type="float">
            <text:p>114938</text:p>
          </table:table-cell>
          <table:table-cell table:style-name="Default" office:value-type="string" calcext:value-type="string">
            <text:p>250.93899989128113</text:p>
          </table:table-cell>
          <table:table-cell table:style-name="Default" office:value-type="float" office:value="1942" calcext:value-type="float">
            <text:p>1942</text:p>
          </table:table-cell>
          <table:table-cell table:style-name="Default" office:value-type="string" calcext:value-type="string">
            <text:p>5.631999969482422</text:p>
          </table:table-cell>
          <table:table-cell table:style-name="Default" office:value-type="string" calcext:value-type="string">
            <text:p>265.28200006484985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572000026702881</text:p>
          </table:table-cell>
          <table:table-cell table:style-name="Default" office:value-type="float" office:value="1316" calcext:value-type="float">
            <text:p>1316</text:p>
          </table:table-cell>
          <table:table-cell table:style-name="Default" office:value-type="float" office:value="1946" calcext:value-type="float">
            <text:p>1946</text:p>
          </table:table-cell>
          <table:table-cell table:style-name="Default" office:value-type="string" calcext:value-type="string">
            <text:p>0.39100003242492676</text:p>
          </table:table-cell>
          <table:table-cell table:style-name="Default" office:value-type="string" calcext:value-type="string">
            <text:p>182.61800003051758</text:p>
          </table:table-cell>
          <table:table-cell table:formula="of:=[.U185]-([.T185]+[.H18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100000381469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120001792907715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0.6809999942779541</text:p>
          </table:table-cell>
          <table:table-cell office:value-type="string" calcext:value-type="string">
            <text:p>3.264000177383423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9210000038146973</text:p>
          </table:table-cell>
          <table:table-cell office:value-type="float" office:value="113174" calcext:value-type="float">
            <text:p>113174</text:p>
          </table:table-cell>
          <table:table-cell office:value-type="string" calcext:value-type="string">
            <text:p>199.4210000038147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1.441999912261963</text:p>
          </table:table-cell>
          <table:table-cell office:value-type="string" calcext:value-type="string">
            <text:p>205.08500003814697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0850000381469727</text:p>
          </table:table-cell>
          <table:table-cell office:value-type="float" office:value="2307" calcext:value-type="float">
            <text:p>2307</text:p>
          </table:table-cell>
          <table:table-cell office:value-type="float" office:value="3462" calcext:value-type="float">
            <text:p>3462</text:p>
          </table:table-cell>
          <table:table-cell office:value-type="string" calcext:value-type="string">
            <text:p>0.27699995040893555</text:p>
          </table:table-cell>
          <table:table-cell office:value-type="string" calcext:value-type="string">
            <text:p>132.05400013923645</text:p>
          </table:table-cell>
          <table:table-cell table:formula="of:=[.U186]-([.T186]+[.H18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71000003814697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.574000120162964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0.5899999141693115</text:p>
          </table:table-cell>
          <table:table-cell office:value-type="string" calcext:value-type="string">
            <text:p>3.3350000381469727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470000267028809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200.29299998283386</text:p>
          </table:table-cell>
          <table:table-cell office:value-type="float" office:value="2922" calcext:value-type="float">
            <text:p>2922</text:p>
          </table:table-cell>
          <table:table-cell office:value-type="string" calcext:value-type="string">
            <text:p>7.281000137329102</text:p>
          </table:table-cell>
          <table:table-cell office:value-type="string" calcext:value-type="string">
            <text:p>212.07299995422363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33999824523926</text:p>
          </table:table-cell>
          <table:table-cell office:value-type="float" office:value="1939" calcext:value-type="float">
            <text:p>1939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0.3689999580383301</text:p>
          </table:table-cell>
          <table:table-cell office:value-type="string" calcext:value-type="string">
            <text:p>133.89399981498718</text:p>
          </table:table-cell>
          <table:table-cell table:formula="of:=[.U187]-([.T187]+[.H187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200999975204467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4000196456909</text:p>
          </table:table-cell>
          <table:table-cell office:value-type="float" office:value="5684" calcext:value-type="float">
            <text:p>5684</text:p>
          </table:table-cell>
          <table:table-cell office:value-type="string" calcext:value-type="string">
            <text:p>0.5639998912811279</text:p>
          </table:table-cell>
          <table:table-cell office:value-type="string" calcext:value-type="string">
            <text:p>3.259000062942505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86899995803833</text:p>
          </table:table-cell>
          <table:table-cell office:value-type="float" office:value="113183" calcext:value-type="float">
            <text:p>113183</text:p>
          </table:table-cell>
          <table:table-cell office:value-type="string" calcext:value-type="string">
            <text:p>198.93300008773804</text:p>
          </table:table-cell>
          <table:table-cell office:value-type="float" office:value="14576" calcext:value-type="float">
            <text:p>14576</text:p>
          </table:table-cell>
          <table:table-cell office:value-type="string" calcext:value-type="string">
            <text:p>1.5429999828338623</text:p>
          </table:table-cell>
          <table:table-cell office:value-type="string" calcext:value-type="string">
            <text:p>204.8109998703003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1039998531341553</text:p>
          </table:table-cell>
          <table:table-cell office:value-type="float" office:value="9004" calcext:value-type="float">
            <text:p>9004</text:p>
          </table:table-cell>
          <table:table-cell office:value-type="float" office:value="14688" calcext:value-type="float">
            <text:p>14688</text:p>
          </table:table-cell>
          <table:table-cell office:value-type="string" calcext:value-type="string">
            <text:p>0.30699992179870605</text:p>
          </table:table-cell>
          <table:table-cell office:value-type="string" calcext:value-type="string">
            <text:p>106.76600003242493</text:p>
          </table:table-cell>
          <table:table-cell table:formula="of:=[.U188]-([.T188]+[.H188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315999984741210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.6729998588562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9040000438690186</text:p>
          </table:table-cell>
          <table:table-cell table:style-name="Default" office:value-type="string" calcext:value-type="string">
            <text:p>4.892999887466431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437000036239624</text:p>
          </table:table-cell>
          <table:table-cell table:style-name="Default" office:value-type="float" office:value="113257" calcext:value-type="float">
            <text:p>113257</text:p>
          </table:table-cell>
          <table:table-cell table:style-name="Default" office:value-type="string" calcext:value-type="string">
            <text:p>246.18500018119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19999885559082</text:p>
          </table:table-cell>
          <table:table-cell table:style-name="Default" office:value-type="string" calcext:value-type="string">
            <text:p>254.3450000286102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93000006675720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312000036239624</text:p>
          </table:table-cell>
          <table:table-cell table:style-name="Default" office:value-type="string" calcext:value-type="string">
            <text:p>174.45700001716614</text:p>
          </table:table-cell>
          <table:table-cell table:formula="of:=[.U189]-([.T189]+[.H189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2100009918212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4.4700000286102295</text:p>
          </table:table-cell>
          <table:table-cell table:style-name="Default" office:value-type="float" office:value="392" calcext:value-type="float">
            <text:p>392</text:p>
          </table:table-cell>
          <table:table-cell table:style-name="Default" office:value-type="string" calcext:value-type="string">
            <text:p>1.1929998397827148</text:p>
          </table:table-cell>
          <table:table-cell table:style-name="Default" office:value-type="string" calcext:value-type="string">
            <text:p>5.983999967575073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98799991607666</text:p>
          </table:table-cell>
          <table:table-cell table:style-name="Default" office:value-type="float" office:value="113619" calcext:value-type="float">
            <text:p>113619</text:p>
          </table:table-cell>
          <table:table-cell table:style-name="Default" office:value-type="string" calcext:value-type="string">
            <text:p>244.60199999809265</text:p>
          </table:table-cell>
          <table:table-cell table:style-name="Default" office:value-type="float" office:value="1241" calcext:value-type="float">
            <text:p>1241</text:p>
          </table:table-cell>
          <table:table-cell table:style-name="Default" office:value-type="string" calcext:value-type="string">
            <text:p>2.5439999103546143</text:p>
          </table:table-cell>
          <table:table-cell table:style-name="Default" office:value-type="string" calcext:value-type="string">
            <text:p>255.22299981117249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2.6640000343322754</text:p>
          </table:table-cell>
          <table:table-cell table:style-name="Default" office:value-type="float" office:value="850" calcext:value-type="float">
            <text:p>850</text:p>
          </table:table-cell>
          <table:table-cell table:style-name="Default" office:value-type="float" office:value="1242" calcext:value-type="float">
            <text:p>1242</text:p>
          </table:table-cell>
          <table:table-cell table:style-name="Default" office:value-type="string" calcext:value-type="string">
            <text:p>0.2950000762939453</text:p>
          </table:table-cell>
          <table:table-cell table:style-name="Default" office:value-type="string" calcext:value-type="string">
            <text:p>168.14400005340576</text:p>
          </table:table-cell>
          <table:table-cell table:formula="of:=[.U190]-([.T190]+[.H190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7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209999561309814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5.94900012016296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8320000171661377</text:p>
          </table:table-cell>
          <table:table-cell table:style-name="Default" office:value-type="string" calcext:value-type="string">
            <text:p>7.002000093460083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76200008392334</text:p>
          </table:table-cell>
          <table:table-cell table:style-name="Default" office:value-type="float" office:value="114601" calcext:value-type="float">
            <text:p>114601</text:p>
          </table:table-cell>
          <table:table-cell table:style-name="Default" office:value-type="string" calcext:value-type="string">
            <text:p>244.19599986076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2.125999927520752</text:p>
          </table:table-cell>
          <table:table-cell table:style-name="Default" office:value-type="string" calcext:value-type="string">
            <text:p>254.79099988937378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893999814987182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0.29399991035461426</text:p>
          </table:table-cell>
          <table:table-cell table:style-name="Default" office:value-type="string" calcext:value-type="string">
            <text:p>180.68699979782104</text:p>
          </table:table-cell>
          <table:table-cell table:formula="of:=[.U191]-([.T191]+[.H191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1" calcext:value-type="float">
            <text:p>75671</text:p>
          </table:table-cell>
          <table:table-cell office:value-type="string" calcext:value-type="string">
            <text:p>0.17600011825561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69999885559082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0.625999927520752</text:p>
          </table:table-cell>
          <table:table-cell office:value-type="string" calcext:value-type="string">
            <text:p>3.171999931335449</text:p>
          </table:table-cell>
          <table:table-cell office:value-type="float" office:value="112759" calcext:value-type="float">
            <text:p>112759</text:p>
          </table:table-cell>
          <table:table-cell office:value-type="string" calcext:value-type="string">
            <text:p>1.8910000324249268</text:p>
          </table:table-cell>
          <table:table-cell office:value-type="float" office:value="112968" calcext:value-type="float">
            <text:p>112968</text:p>
          </table:table-cell>
          <table:table-cell office:value-type="string" calcext:value-type="string">
            <text:p>200.83700013160706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1.4879999160766602</text:p>
          </table:table-cell>
          <table:table-cell office:value-type="string" calcext:value-type="string">
            <text:p>206.5329999923706</text:p>
          </table:table-cell>
          <table:table-cell office:value-type="float" office:value="37088" calcext:value-type="float">
            <text:p>37088</text:p>
          </table:table-cell>
          <table:table-cell office:value-type="string" calcext:value-type="string">
            <text:p>2.185999870300293</text:p>
          </table:table-cell>
          <table:table-cell office:value-type="float" office:value="3413" calcext:value-type="float">
            <text:p>3413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0.26800012588500977</text:p>
          </table:table-cell>
          <table:table-cell office:value-type="string" calcext:value-type="string">
            <text:p>126.78800010681152</text:p>
          </table:table-cell>
          <table:table-cell table:formula="of:=[.U192]-([.T192]+[.H192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06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9" calcext:value-type="float">
            <text:p>75679</text:p>
          </table:table-cell>
          <table:table-cell office:value-type="string" calcext:value-type="string">
            <text:p>0.19700002670288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57299995422363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.5960001945495605</text:p>
          </table:table-cell>
          <table:table-cell office:value-type="string" calcext:value-type="string">
            <text:p>3.366000175476074</text:p>
          </table:table-cell>
          <table:table-cell office:value-type="float" office:value="112781" calcext:value-type="float">
            <text:p>112781</text:p>
          </table:table-cell>
          <table:table-cell office:value-type="string" calcext:value-type="string">
            <text:p>1.935999870300293</text:p>
          </table:table-cell>
          <table:table-cell office:value-type="float" office:value="113022" calcext:value-type="float">
            <text:p>113022</text:p>
          </table:table-cell>
          <table:table-cell office:value-type="string" calcext:value-type="string">
            <text:p>198.36800003051758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1.6050000190734863</text:p>
          </table:table-cell>
          <table:table-cell office:value-type="string" calcext:value-type="string">
            <text:p>204.54999995231628</text:p>
          </table:table-cell>
          <table:table-cell office:value-type="float" office:value="37102" calcext:value-type="float">
            <text:p>37102</text:p>
          </table:table-cell>
          <table:table-cell office:value-type="string" calcext:value-type="string">
            <text:p>2.1070001125335693</text:p>
          </table:table-cell>
          <table:table-cell office:value-type="float" office:value="473" calcext:value-type="float">
            <text:p>473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0.30299997329711914</text:p>
          </table:table-cell>
          <table:table-cell office:value-type="string" calcext:value-type="string">
            <text:p>140.30999994277954</text:p>
          </table:table-cell>
          <table:table-cell table:formula="of:=[.U193]-([.T193]+[.H193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University0_p_0.00001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78" calcext:value-type="float">
            <text:p>75678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491999864578247</text:p>
          </table:table-cell>
          <table:table-cell office:value-type="float" office:value="4664" calcext:value-type="float">
            <text:p>4664</text:p>
          </table:table-cell>
          <table:table-cell office:value-type="string" calcext:value-type="string">
            <text:p>0.7039999961853027</text:p>
          </table:table-cell>
          <table:table-cell office:value-type="string" calcext:value-type="string">
            <text:p>3.384999990463257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.9660000801086426</text:p>
          </table:table-cell>
          <table:table-cell office:value-type="float" office:value="113030" calcext:value-type="float">
            <text:p>113030</text:p>
          </table:table-cell>
          <table:table-cell office:value-type="string" calcext:value-type="string">
            <text:p>196.61899995803833</text:p>
          </table:table-cell>
          <table:table-cell office:value-type="float" office:value="12202" calcext:value-type="float">
            <text:p>12202</text:p>
          </table:table-cell>
          <table:table-cell office:value-type="string" calcext:value-type="string">
            <text:p>1.2309999465942383</text:p>
          </table:table-cell>
          <table:table-cell office:value-type="string" calcext:value-type="string">
            <text:p>202.43099999427795</text:p>
          </table:table-cell>
          <table:table-cell office:value-type="float" office:value="37116" calcext:value-type="float">
            <text:p>37116</text:p>
          </table:table-cell>
          <table:table-cell office:value-type="string" calcext:value-type="string">
            <text:p>2.0899999141693115</text:p>
          </table:table-cell>
          <table:table-cell office:value-type="float" office:value="7628" calcext:value-type="float">
            <text:p>7628</text:p>
          </table:table-cell>
          <table:table-cell office:value-type="float" office:value="12292" calcext:value-type="float">
            <text:p>12292</text:p>
          </table:table-cell>
          <table:table-cell office:value-type="string" calcext:value-type="string">
            <text:p>0.31399989128112793</text:p>
          </table:table-cell>
          <table:table-cell office:value-type="string" calcext:value-type="string">
            <text:p>112.61299991607666</text:p>
          </table:table-cell>
          <table:table-cell table:formula="of:=[.U194]-([.T194]+[.H194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718" calcext:value-type="float">
            <text:p>75718</text:p>
          </table:table-cell>
          <table:table-cell table:style-name="Default" office:value-type="string" calcext:value-type="string">
            <text:p>0.187000036239624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3.7879998683929443</text:p>
          </table:table-cell>
          <table:table-cell table:style-name="Default" office:value-type="float" office:value="227" calcext:value-type="float">
            <text:p>227</text:p>
          </table:table-cell>
          <table:table-cell table:style-name="Default" office:value-type="string" calcext:value-type="string">
            <text:p>0.9750001430511475</text:p>
          </table:table-cell>
          <table:table-cell table:style-name="Default" office:value-type="string" calcext:value-type="string">
            <text:p>4.950000047683716</text:p>
          </table:table-cell>
          <table:table-cell table:style-name="Default" office:value-type="float" office:value="112904" calcext:value-type="float">
            <text:p>112904</text:p>
          </table:table-cell>
          <table:table-cell table:style-name="Default" office:value-type="string" calcext:value-type="string">
            <text:p>2.562999963760376</text:p>
          </table:table-cell>
          <table:table-cell table:style-name="Default" office:value-type="float" office:value="113133" calcext:value-type="float">
            <text:p>113133</text:p>
          </table:table-cell>
          <table:table-cell table:style-name="Default" office:value-type="string" calcext:value-type="string">
            <text:p>253.29299998283386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string" calcext:value-type="string">
            <text:p>1.8399999141693115</text:p>
          </table:table-cell>
          <table:table-cell table:style-name="Default" office:value-type="string" calcext:value-type="string">
            <text:p>261.9539999961853</text:p>
          </table:table-cell>
          <table:table-cell table:style-name="Default" office:value-type="float" office:value="37186" calcext:value-type="float">
            <text:p>37186</text:p>
          </table:table-cell>
          <table:table-cell table:style-name="Default" office:value-type="string" calcext:value-type="string">
            <text:p>2.6540000438690186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725" calcext:value-type="float">
            <text:p>725</text:p>
          </table:table-cell>
          <table:table-cell table:style-name="Default" office:value-type="string" calcext:value-type="string">
            <text:p>0.34399986267089844</text:p>
          </table:table-cell>
          <table:table-cell table:style-name="Default" office:value-type="string" calcext:value-type="string">
            <text:p>181.83399987220764</text:p>
          </table:table-cell>
          <table:table-cell table:formula="of:=[.U195]-([.T195]+[.H195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1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5842" calcext:value-type="float">
            <text:p>75842</text:p>
          </table:table-cell>
          <table:table-cell table:style-name="Default" office:value-type="string" calcext:value-type="string">
            <text:p>0.315999984741210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4.815000057220459</text:p>
          </table:table-cell>
          <table:table-cell table:style-name="Default" office:value-type="float" office:value="785" calcext:value-type="float">
            <text:p>785</text:p>
          </table:table-cell>
          <table:table-cell table:style-name="Default" office:value-type="string" calcext:value-type="string">
            <text:p>0.9700000286102295</text:p>
          </table:table-cell>
          <table:table-cell table:style-name="Default" office:value-type="string" calcext:value-type="string">
            <text:p>6.101000070571899</text:p>
          </table:table-cell>
          <table:table-cell table:style-name="Default" office:value-type="float" office:value="113234" calcext:value-type="float">
            <text:p>113234</text:p>
          </table:table-cell>
          <table:table-cell table:style-name="Default" office:value-type="string" calcext:value-type="string">
            <text:p>2.504000186920166</text:p>
          </table:table-cell>
          <table:table-cell table:style-name="Default" office:value-type="float" office:value="113468" calcext:value-type="float">
            <text:p>113468</text:p>
          </table:table-cell>
          <table:table-cell table:style-name="Default" office:value-type="string" calcext:value-type="string">
            <text:p>256.8179998397827</text:p>
          </table:table-cell>
          <table:table-cell table:style-name="Default" office:value-type="float" office:value="2433" calcext:value-type="float">
            <text:p>2433</text:p>
          </table:table-cell>
          <table:table-cell table:style-name="Default" office:value-type="string" calcext:value-type="string">
            <text:p>5.772000074386597</text:p>
          </table:table-cell>
          <table:table-cell table:style-name="Default" office:value-type="string" calcext:value-type="string">
            <text:p>270.73600006103516</text:p>
          </table:table-cell>
          <table:table-cell table:style-name="Default" office:value-type="float" office:value="37394" calcext:value-type="float">
            <text:p>37394</text:p>
          </table:table-cell>
          <table:table-cell table:style-name="Default" office:value-type="string" calcext:value-type="string">
            <text:p>3.6019999980926514</text:p>
          </table:table-cell>
          <table:table-cell table:style-name="Default" office:value-type="float" office:value="1651" calcext:value-type="float">
            <text:p>1651</text:p>
          </table:table-cell>
          <table:table-cell table:style-name="Default" office:value-type="float" office:value="2436" calcext:value-type="float">
            <text:p>2436</text:p>
          </table:table-cell>
          <table:table-cell table:style-name="Default" office:value-type="string" calcext:value-type="string">
            <text:p>0.3399999141693115</text:p>
          </table:table-cell>
          <table:table-cell table:style-name="Default" office:value-type="string" calcext:value-type="string">
            <text:p>168.2539999485016</text:p>
          </table:table-cell>
          <table:table-cell table:formula="of:=[.U196]-([.T196]+[.H196])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style-name="Default" office:value-type="string" calcext:value-type="string">
            <text:p>University0_p_0.0005.db</text:p>
          </table:table-cell>
          <table:table-cell table:style-name="Default" office:value-type="string" calcext:value-type="string">
            <text:p>lubm-ex-20_disjoint.owl</text:p>
          </table:table-cell>
          <table:table-cell table:style-name="Default" office:value-type="string" calcext:value-type="string">
            <text:p>pos750_prob_0.9.txt</text:p>
          </table:table-cell>
          <table:table-cell table:style-name="Default" office:value-type="float" office:value="76255" calcext:value-type="float">
            <text:p>76255</text:p>
          </table:table-cell>
          <table:table-cell table:style-name="Default" office:value-type="string" calcext:value-type="string">
            <text:p>0.2639999389648437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5.857000112533569</text:p>
          </table:table-cell>
          <table:table-cell table:style-name="Default" office:value-type="float" office:value="988" calcext:value-type="float">
            <text:p>988</text:p>
          </table:table-cell>
          <table:table-cell table:style-name="Default" office:value-type="string" calcext:value-type="string">
            <text:p>0.7749998569488525</text:p>
          </table:table-cell>
          <table:table-cell table:style-name="Default" office:value-type="string" calcext:value-type="string">
            <text:p>6.895999908447266</text:p>
          </table:table-cell>
          <table:table-cell table:style-name="Default" office:value-type="float" office:value="114227" calcext:value-type="float">
            <text:p>114227</text:p>
          </table:table-cell>
          <table:table-cell table:style-name="Default" office:value-type="string" calcext:value-type="string">
            <text:p>2.5139999389648438</text:p>
          </table:table-cell>
          <table:table-cell table:style-name="Default" office:value-type="float" office:value="114454" calcext:value-type="float">
            <text:p>114454</text:p>
          </table:table-cell>
          <table:table-cell table:style-name="Default" office:value-type="string" calcext:value-type="string">
            <text:p>237.84400010108948</text:p>
          </table:table-cell>
          <table:table-cell table:style-name="Default" office:value-type="float" office:value="2989" calcext:value-type="float">
            <text:p>2989</text:p>
          </table:table-cell>
          <table:table-cell table:style-name="Default" office:value-type="string" calcext:value-type="string">
            <text:p>4.859999895095825</text:p>
          </table:table-cell>
          <table:table-cell table:style-name="Default" office:value-type="string" calcext:value-type="string">
            <text:p>251.23299980163574</text:p>
          </table:table-cell>
          <table:table-cell table:style-name="Default" office:value-type="float" office:value="37989" calcext:value-type="float">
            <text:p>37989</text:p>
          </table:table-cell>
          <table:table-cell table:style-name="Default" office:value-type="string" calcext:value-type="string">
            <text:p>2.4579999446868896</text:p>
          </table:table-cell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2994" calcext:value-type="float">
            <text:p>2994</text:p>
          </table:table-cell>
          <table:table-cell table:style-name="Default" office:value-type="string" calcext:value-type="string">
            <text:p>0.40199995040893555</text:p>
          </table:table-cell>
          <table:table-cell table:style-name="Default" office:value-type="string" calcext:value-type="string">
            <text:p>170.6050000190735</text:p>
          </table:table-cell>
          <table:table-cell table:formula="of:=[.U197]-([.T197]+[.H197])" office:value-type="float" office:value="0" calcext:value-type="float">
            <text:p>0</text:p>
          </table:table-cell>
          <table:table-cell table:number-columns-repeated="1000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rge_results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4" table:default-cell-style-name="Default"/>
        <table:table-column table:style-name="co46" table:default-cell-style-name="Default"/>
        <table:table-column table:style-name="co44" table:number-columns-repeated="2" table:default-cell-style-name="Default"/>
        <table:table-column table:style-name="co47" table:default-cell-style-name="Default"/>
        <table:table-column table:style-name="co44" table:default-cell-style-name="Default"/>
        <table:table-column table:style-name="co48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44" table:number-columns-repeated="2" table:default-cell-style-name="Default"/>
        <table:table-column table:style-name="co50" table:default-cell-style-name="Default"/>
        <table:table-column table:style-name="co4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office:value-type="string" calcext:value-type="string">
            <text:p>ABOX</text:p>
          </table:table-cell>
          <table:table-cell office:value-type="string" calcext:value-type="string">
            <text:p>TBOX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s/>ABox_size</text:p>
          </table:table-cell>
          <table:table-cell office:value-type="string" calcext:value-type="string">
            <text:p><text:s/>ABox_load_time</text:p>
          </table:table-cell>
          <table:table-cell office:value-type="string" calcext:value-type="string">
            <text:p><text:s/>Conflicts_size</text:p>
          </table:table-cell>
          <table:table-cell office:value-type="string" calcext:value-type="string">
            <text:p><text:s/>Conflicts_time</text:p>
          </table:table-cell>
          <table:table-cell office:value-type="string" calcext:value-type="string">
            <text:p><text:s/>pi_repair_size</text:p>
          </table:table-cell>
          <table:table-cell office:value-type="string" calcext:value-type="string">
            <text:p><text:s/>pi_repair_time</text:p>
          </table:table-cell>
          <table:table-cell office:value-type="string" calcext:value-type="string">
            <text:p><text:s/>pi_repair_total_time</text:p>
          </table:table-cell>
          <table:table-cell office:value-type="string" calcext:value-type="string">
            <text:p><text:s/>cl_ABox_size</text:p>
          </table:table-cell>
          <table:table-cell office:value-type="string" calcext:value-type="string">
            <text:p><text:s/>cl_ABox_time</text:p>
          </table:table-cell>
          <table:table-cell office:value-type="string" calcext:value-type="string">
            <text:p><text:s/>all_supports_size</text:p>
          </table:table-cell>
          <table:table-cell office:value-type="string" calcext:value-type="string">
            <text:p><text:s/>all_supports_time</text:p>
          </table:table-cell>
          <table:table-cell office:value-type="string" calcext:value-type="string">
            <text:p><text:s/>cpi_repair_size</text:p>
          </table:table-cell>
          <table:table-cell office:value-type="string" calcext:value-type="string">
            <text:p><text:s/>cpi_repair_time</text:p>
          </table:table-cell>
          <table:table-cell office:value-type="string" calcext:value-type="string">
            <text:p><text:s/>cpi_repair_total_time</text:p>
          </table:table-cell>
          <table:table-cell office:value-type="string" calcext:value-type="string">
            <text:p><text:s/>cl-ABox_size</text:p>
          </table:table-cell>
          <table:table-cell office:value-type="string" calcext:value-type="string">
            <text:p><text:s/>cl-ABox_time</text:p>
          </table:table-cell>
          <table:table-cell office:value-type="string" calcext:value-type="string">
            <text:p><text:s/>cl_pi_repair_size</text:p>
          </table:table-cell>
          <table:table-cell office:value-type="string" calcext:value-type="string">
            <text:p><text:s/>cpi_repair++_size</text:p>
          </table:table-cell>
          <table:table-cell office:value-type="string" calcext:value-type="string">
            <text:p><text:s/>cpi_repair++_time</text:p>
          </table:table-cell>
          <table:table-cell office:value-type="string" calcext:value-type="string">
            <text:p><text:s/>cpi_repair++_total_time</text:p>
          </table:table-cell>
          <table:table-cell office:value-type="string" calcext:value-type="string">
            <text:p>only cpi-repair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21000003814697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948999881744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90000057220459</text:p>
          </table:table-cell>
          <table:table-cell office:value-type="string" calcext:value-type="string">
            <text:p>36.0599999427795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4200005531311</text:p>
          </table:table-cell>
          <table:table-cell office:value-type="float" office:value="902912" calcext:value-type="float">
            <text:p>902912</text:p>
          </table:table-cell>
          <table:table-cell office:value-type="string" calcext:value-type="string">
            <text:p>6082.056999921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.33299994468689</text:p>
          </table:table-cell>
          <table:table-cell office:value-type="string" calcext:value-type="string">
            <text:p>6192.18899989128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34999847412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990001201629639</text:p>
          </table:table-cell>
          <table:table-cell office:value-type="string" calcext:value-type="string">
            <text:p>3003.573000192642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31000089645385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.31499981880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8000020980835</text:p>
          </table:table-cell>
          <table:table-cell office:value-type="string" calcext:value-type="string">
            <text:p>35.2739999294281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16000127792358</text:p>
          </table:table-cell>
          <table:table-cell office:value-type="float" office:value="902343" calcext:value-type="float">
            <text:p>902343</text:p>
          </table:table-cell>
          <table:table-cell office:value-type="string" calcext:value-type="string">
            <text:p>6115.43700003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.246000051498413</text:p>
          </table:table-cell>
          <table:table-cell office:value-type="string" calcext:value-type="string">
            <text:p>6171.19300007820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300009727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649999141693115</text:p>
          </table:table-cell>
          <table:table-cell office:value-type="string" calcext:value-type="string">
            <text:p>3011.353999853134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93299984931945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3.369000196456909</text:p>
          </table:table-cell>
          <table:table-cell office:value-type="string" calcext:value-type="string">
            <text:p>35.56900000572204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001999855041504</text:p>
          </table:table-cell>
          <table:table-cell office:value-type="float" office:value="902557" calcext:value-type="float">
            <text:p>902557</text:p>
          </table:table-cell>
          <table:table-cell office:value-type="string" calcext:value-type="string">
            <text:p>6133.34099984169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13.27999997138977</text:p>
          </table:table-cell>
          <table:table-cell office:value-type="string" calcext:value-type="string">
            <text:p>6182.6599998474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051999807357788</text:p>
          </table:table-cell>
          <table:table-cell office:value-type="float" office:value="2095" calcext:value-type="float">
            <text:p>2095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0.4720001220703125</text:p>
          </table:table-cell>
          <table:table-cell office:value-type="string" calcext:value-type="string">
            <text:p>2979.823000192642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0000019073486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876999855041504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3.805999994277954</text:p>
          </table:table-cell>
          <table:table-cell office:value-type="string" calcext:value-type="string">
            <text:p>35.9830000400543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76000070571899</text:p>
          </table:table-cell>
          <table:table-cell office:value-type="float" office:value="903075" calcext:value-type="float">
            <text:p>903075</text:p>
          </table:table-cell>
          <table:table-cell office:value-type="string" calcext:value-type="string">
            <text:p>6129.406000137329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55.93899989128113</text:p>
          </table:table-cell>
          <table:table-cell office:value-type="string" calcext:value-type="string">
            <text:p>6221.22399997711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72999858856201</text:p>
          </table:table-cell>
          <table:table-cell office:value-type="float" office:value="1937" calcext:value-type="float">
            <text:p>1937</text:p>
          </table:table-cell>
          <table:table-cell office:value-type="float" office:value="3256" calcext:value-type="float">
            <text:p>3256</text:p>
          </table:table-cell>
          <table:table-cell office:value-type="string" calcext:value-type="string">
            <text:p>0.6059999465942383</text:p>
          </table:table-cell>
          <table:table-cell office:value-type="string" calcext:value-type="string">
            <text:p>2981.2069997787476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.31500005722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256999969482422</text:p>
          </table:table-cell>
          <table:table-cell office:value-type="string" calcext:value-type="string">
            <text:p>34.9809999465942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998999834060669</text:p>
          </table:table-cell>
          <table:table-cell office:value-type="float" office:value="903241" calcext:value-type="float">
            <text:p>903241</text:p>
          </table:table-cell>
          <table:table-cell office:value-type="string" calcext:value-type="string">
            <text:p>6142.907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.655999898910522</text:p>
          </table:table-cell>
          <table:table-cell office:value-type="string" calcext:value-type="string">
            <text:p>6191.148999929428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1040000915527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909999370574951</text:p>
          </table:table-cell>
          <table:table-cell office:value-type="string" calcext:value-type="string">
            <text:p>3011.87700009346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1500005722045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73900008201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808000087738037</text:p>
          </table:table-cell>
          <table:table-cell office:value-type="string" calcext:value-type="string">
            <text:p>35.8620002269744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4.815999984741211</text:p>
          </table:table-cell>
          <table:table-cell office:value-type="float" office:value="903875" calcext:value-type="float">
            <text:p>903875</text:p>
          </table:table-cell>
          <table:table-cell office:value-type="string" calcext:value-type="string">
            <text:p>6768.076000213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.81699991226196</text:p>
          </table:table-cell>
          <table:table-cell office:value-type="string" calcext:value-type="string">
            <text:p>6860.76500010490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71999931335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7989997863769531</text:p>
          </table:table-cell>
          <table:table-cell office:value-type="string" calcext:value-type="string">
            <text:p>3422.922999858856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859999179840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.1340000629425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9600000381469727</text:p>
          </table:table-cell>
          <table:table-cell office:value-type="string" calcext:value-type="string">
            <text:p>40.480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32000160217285</text:p>
          </table:table-cell>
          <table:table-cell office:value-type="float" office:value="904468" calcext:value-type="float">
            <text:p>904468</text:p>
          </table:table-cell>
          <table:table-cell office:value-type="string" calcext:value-type="string">
            <text:p>6933.280000209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22999954223633</text:p>
          </table:table-cell>
          <table:table-cell office:value-type="string" calcext:value-type="string">
            <text:p>6982.3470001220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31999826431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510000228881836</text:p>
          </table:table-cell>
          <table:table-cell office:value-type="string" calcext:value-type="string">
            <text:p>3415.661999940872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3500008583068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4.22199988365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3480000495910645</text:p>
          </table:table-cell>
          <table:table-cell office:value-type="string" calcext:value-type="string">
            <text:p>40.10500001907348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88999891281128</text:p>
          </table:table-cell>
          <table:table-cell office:value-type="float" office:value="906237" calcext:value-type="float">
            <text:p>906237</text:p>
          </table:table-cell>
          <table:table-cell office:value-type="string" calcext:value-type="string">
            <text:p>6705.793999910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.408999919891357</text:p>
          </table:table-cell>
          <table:table-cell office:value-type="string" calcext:value-type="string">
            <text:p>6772.97199988365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82000017166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8020000457763672</text:p>
          </table:table-cell>
          <table:table-cell office:value-type="string" calcext:value-type="string">
            <text:p>3233.768000125885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7999978065490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.09100008010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3000106811523</text:p>
          </table:table-cell>
          <table:table-cell office:value-type="string" calcext:value-type="string">
            <text:p>38.7339999675750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76000070571899</text:p>
          </table:table-cell>
          <table:table-cell office:value-type="float" office:value="909244" calcext:value-type="float">
            <text:p>909244</text:p>
          </table:table-cell>
          <table:table-cell office:value-type="string" calcext:value-type="string">
            <text:p>6561.944000005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6.11999988555908</text:p>
          </table:table-cell>
          <table:table-cell office:value-type="string" calcext:value-type="string">
            <text:p>6726.83899998664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000008583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013000011444092</text:p>
          </table:table-cell>
          <table:table-cell office:value-type="string" calcext:value-type="string">
            <text:p>3234.563999891281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36500000953674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400011062622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18000078201294</text:p>
          </table:table-cell>
          <table:table-cell office:value-type="float" office:value="901931" calcext:value-type="float">
            <text:p>901931</text:p>
          </table:table-cell>
          <table:table-cell office:value-type="string" calcext:value-type="string">
            <text:p>6591.35899996757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3.205999851226807</text:p>
          </table:table-cell>
          <table:table-cell office:value-type="string" calcext:value-type="string">
            <text:p>6666.27099990844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43999862670898</text:p>
          </table:table-cell>
          <table:table-cell office:value-type="float" office:value="855" calcext:value-type="float">
            <text:p>855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2.0779998302459717</text:p>
          </table:table-cell>
          <table:table-cell office:value-type="string" calcext:value-type="string">
            <text:p>3257.496999979019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700006484985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370999813079834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9.350000143051147</text:p>
          </table:table-cell>
          <table:table-cell office:value-type="string" calcext:value-type="string">
            <text:p>57.12800002098083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377000093460083</text:p>
          </table:table-cell>
          <table:table-cell office:value-type="float" office:value="901770" calcext:value-type="float">
            <text:p>901770</text:p>
          </table:table-cell>
          <table:table-cell office:value-type="string" calcext:value-type="string">
            <text:p>6601.7009999752045</text:p>
          </table:table-cell>
          <table:table-cell office:value-type="float" office:value="6634" calcext:value-type="float">
            <text:p>6634</text:p>
          </table:table-cell>
          <table:table-cell office:value-type="string" calcext:value-type="string">
            <text:p>69.17799997329712</text:p>
          </table:table-cell>
          <table:table-cell office:value-type="string" calcext:value-type="string">
            <text:p>6722.851999998093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25999975204468</text:p>
          </table:table-cell>
          <table:table-cell office:value-type="float" office:value="4001" calcext:value-type="float">
            <text:p>4001</text:p>
          </table:table-cell>
          <table:table-cell office:value-type="float" office:value="6639" calcext:value-type="float">
            <text:p>6639</text:p>
          </table:table-cell>
          <table:table-cell office:value-type="string" calcext:value-type="string">
            <text:p>2.121000051498413</text:p>
          </table:table-cell>
          <table:table-cell office:value-type="string" calcext:value-type="string">
            <text:p>3256.851000070572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130001068115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07299995422363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9.233999967575073</text:p>
          </table:table-cell>
          <table:table-cell office:value-type="string" calcext:value-type="string">
            <text:p>56.7200000286102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21999835968018</text:p>
          </table:table-cell>
          <table:table-cell office:value-type="float" office:value="901831" calcext:value-type="float">
            <text:p>901831</text:p>
          </table:table-cell>
          <table:table-cell office:value-type="string" calcext:value-type="string">
            <text:p>6600.883000135422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4.77999997138977</text:p>
          </table:table-cell>
          <table:table-cell office:value-type="string" calcext:value-type="string">
            <text:p>6667.269999980926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44999980926514</text:p>
          </table:table-cell>
          <table:table-cell office:value-type="float" office:value="837" calcext:value-type="float">
            <text:p>837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2.0209999084472656</text:p>
          </table:table-cell>
          <table:table-cell office:value-type="string" calcext:value-type="string">
            <text:p>3259.944999933243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79998779296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.98200011253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34000062942505</text:p>
          </table:table-cell>
          <table:table-cell office:value-type="string" calcext:value-type="string">
            <text:p>55.6440000534057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41000127792358</text:p>
          </table:table-cell>
          <table:table-cell office:value-type="float" office:value="901978" calcext:value-type="float">
            <text:p>901978</text:p>
          </table:table-cell>
          <table:table-cell office:value-type="string" calcext:value-type="string">
            <text:p>6599.605999946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780999898910522</text:p>
          </table:table-cell>
          <table:table-cell office:value-type="string" calcext:value-type="string">
            <text:p>6664.02900004386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30000162124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1069998741149902</text:p>
          </table:table-cell>
          <table:table-cell office:value-type="string" calcext:value-type="string">
            <text:p>3267.457999944687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3540000915527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.523999929428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9.457000017166138</text:p>
          </table:table-cell>
          <table:table-cell office:value-type="string" calcext:value-type="string">
            <text:p>57.3350000381469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763000011444092</text:p>
          </table:table-cell>
          <table:table-cell office:value-type="float" office:value="902125" calcext:value-type="float">
            <text:p>902125</text:p>
          </table:table-cell>
          <table:table-cell office:value-type="string" calcext:value-type="string">
            <text:p>6599.480999946594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14.213000059127808</text:p>
          </table:table-cell>
          <table:table-cell office:value-type="string" calcext:value-type="string">
            <text:p>6665.91599988937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664000034332275</text:p>
          </table:table-cell>
          <table:table-cell office:value-type="float" office:value="873" calcext:value-type="float">
            <text:p>873</text:p>
          </table:table-cell>
          <table:table-cell office:value-type="float" office:value="1443" calcext:value-type="float">
            <text:p>1443</text:p>
          </table:table-cell>
          <table:table-cell office:value-type="string" calcext:value-type="string">
            <text:p>2.0999999046325684</text:p>
          </table:table-cell>
          <table:table-cell office:value-type="string" calcext:value-type="string">
            <text:p>3265.460000038147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010000705718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73499989509582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9.005000114440918</text:p>
          </table:table-cell>
          <table:table-cell office:value-type="string" calcext:value-type="string">
            <text:p>56.341000080108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08999919891357</text:p>
          </table:table-cell>
          <table:table-cell office:value-type="float" office:value="902400" calcext:value-type="float">
            <text:p>902400</text:p>
          </table:table-cell>
          <table:table-cell office:value-type="string" calcext:value-type="string">
            <text:p>6614.8259999752045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15.526000022888184</text:p>
          </table:table-cell>
          <table:table-cell office:value-type="string" calcext:value-type="string">
            <text:p>6681.75399994850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578999996185303</text:p>
          </table:table-cell>
          <table:table-cell office:value-type="float" office:value="868" calcext:value-type="float">
            <text:p>86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0859999656677246</text:p>
          </table:table-cell>
          <table:table-cell office:value-type="string" calcext:value-type="string">
            <text:p>3259.723000049591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2200007438659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6.64499998092651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9.234999895095825</text:p>
          </table:table-cell>
          <table:table-cell office:value-type="string" calcext:value-type="string">
            <text:p>57.40199995040893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456000089645386</text:p>
          </table:table-cell>
          <table:table-cell office:value-type="float" office:value="902879" calcext:value-type="float">
            <text:p>902879</text:p>
          </table:table-cell>
          <table:table-cell office:value-type="string" calcext:value-type="string">
            <text:p>6697.7430000305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3.022000074386597</text:p>
          </table:table-cell>
          <table:table-cell office:value-type="string" calcext:value-type="string">
            <text:p>6773.12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960000038146973</text:p>
          </table:table-cell>
          <table:table-cell office:value-type="float" office:value="865" calcext:value-type="float">
            <text:p>86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2.1490001678466797</text:p>
          </table:table-cell>
          <table:table-cell office:value-type="string" calcext:value-type="string">
            <text:p>3400.05000019073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32000112533569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7.52999997138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42199993133545</text:p>
          </table:table-cell>
          <table:table-cell office:value-type="string" calcext:value-type="string">
            <text:p>58.6840000152587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049999713897705</text:p>
          </table:table-cell>
          <table:table-cell office:value-type="float" office:value="903761" calcext:value-type="float">
            <text:p>903761</text:p>
          </table:table-cell>
          <table:table-cell office:value-type="string" calcext:value-type="string">
            <text:p>7491.081000089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5.41599988937378</text:p>
          </table:table-cell>
          <table:table-cell office:value-type="string" calcext:value-type="string">
            <text:p>7681.941999912262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1000022888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6429998874664307</text:p>
          </table:table-cell>
          <table:table-cell office:value-type="string" calcext:value-type="string">
            <text:p>3553.7409999370575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.24899983406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835000038146973</text:p>
          </table:table-cell>
          <table:table-cell office:value-type="string" calcext:value-type="string">
            <text:p>58.5839998722076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656000137329102</text:p>
          </table:table-cell>
          <table:table-cell office:value-type="float" office:value="905577" calcext:value-type="float">
            <text:p>905577</text:p>
          </table:table-cell>
          <table:table-cell office:value-type="string" calcext:value-type="string">
            <text:p>6952.78200006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3.71399998664856</text:p>
          </table:table-cell>
          <table:table-cell office:value-type="string" calcext:value-type="string">
            <text:p>7199.281000137329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711000204086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92900013923645</text:p>
          </table:table-cell>
          <table:table-cell office:value-type="string" calcext:value-type="string">
            <text:p>3280.9700000286102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61100006103515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87099981307983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21.371000051498413</text:p>
          </table:table-cell>
          <table:table-cell office:value-type="string" calcext:value-type="string">
            <text:p>91.852999925613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913000106811523</text:p>
          </table:table-cell>
          <table:table-cell office:value-type="float" office:value="901673" calcext:value-type="float">
            <text:p>901673</text:p>
          </table:table-cell>
          <table:table-cell office:value-type="string" calcext:value-type="string">
            <text:p>6628.591000080109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0.35199999809265</text:p>
          </table:table-cell>
          <table:table-cell office:value-type="string" calcext:value-type="string">
            <text:p>6733.614000082016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920000076293945</text:p>
          </table:table-cell>
          <table:table-cell office:value-type="float" office:value="1215" calcext:value-type="float">
            <text:p>121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9.122999906539917</text:p>
          </table:table-cell>
          <table:table-cell office:value-type="string" calcext:value-type="string">
            <text:p>3313.4479999542236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40899991989135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7.26399993896484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20.657000064849854</text:p>
          </table:table-cell>
          <table:table-cell office:value-type="string" calcext:value-type="string">
            <text:p>89.32999992370605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35000038146973</text:p>
          </table:table-cell>
          <table:table-cell office:value-type="float" office:value="901574" calcext:value-type="float">
            <text:p>901574</text:p>
          </table:table-cell>
          <table:table-cell office:value-type="string" calcext:value-type="string">
            <text:p>6634.304999828339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79.91000008583069</text:p>
          </table:table-cell>
          <table:table-cell office:value-type="string" calcext:value-type="string">
            <text:p>6787.44799995422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10699987411499</text:p>
          </table:table-cell>
          <table:table-cell office:value-type="float" office:value="835" calcext:value-type="float">
            <text:p>83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8.723000049591064</text:p>
          </table:table-cell>
          <table:table-cell office:value-type="string" calcext:value-type="string">
            <text:p>3341.481999874115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2100019454956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.9489998817443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21.516000032424927</text:p>
          </table:table-cell>
          <table:table-cell office:value-type="string" calcext:value-type="string">
            <text:p>92.18600010871887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207000017166138</text:p>
          </table:table-cell>
          <table:table-cell office:value-type="float" office:value="901606" calcext:value-type="float">
            <text:p>901606</text:p>
          </table:table-cell>
          <table:table-cell office:value-type="string" calcext:value-type="string">
            <text:p>6633.5299999713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28.704999923706055</text:p>
          </table:table-cell>
          <table:table-cell office:value-type="string" calcext:value-type="string">
            <text:p>6737.299000024795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1000089645386</text:p>
          </table:table-cell>
          <table:table-cell office:value-type="float" office:value="1241" calcext:value-type="float">
            <text:p>1241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8.509999990463257</text:p>
          </table:table-cell>
          <table:table-cell office:value-type="string" calcext:value-type="string">
            <text:p>3316.822000026703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799999237060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.6860001087188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0.747999906539917</text:p>
          </table:table-cell>
          <table:table-cell office:value-type="string" calcext:value-type="string">
            <text:p>91.01399993896484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5329999923706055</text:p>
          </table:table-cell>
          <table:table-cell office:value-type="float" office:value="901660" calcext:value-type="float">
            <text:p>901660</text:p>
          </table:table-cell>
          <table:table-cell office:value-type="string" calcext:value-type="string">
            <text:p>6679.47199988365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47.687000036239624</text:p>
          </table:table-cell>
          <table:table-cell office:value-type="string" calcext:value-type="string">
            <text:p>6801.670000076294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7.086999893188477</text:p>
          </table:table-cell>
          <table:table-cell office:value-type="float" office:value="413" calcext:value-type="float">
            <text:p>413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9.194999933242798</text:p>
          </table:table-cell>
          <table:table-cell office:value-type="string" calcext:value-type="string">
            <text:p>3330.0979998111725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51200008392333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.5669999122619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20.45799994468689</text:p>
          </table:table-cell>
          <table:table-cell office:value-type="string" calcext:value-type="string">
            <text:p>89.53699994087219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565000057220459</text:p>
          </table:table-cell>
          <table:table-cell office:value-type="float" office:value="901735" calcext:value-type="float">
            <text:p>901735</text:p>
          </table:table-cell>
          <table:table-cell office:value-type="string" calcext:value-type="string">
            <text:p>7005.006999969482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29.581000089645386</text:p>
          </table:table-cell>
          <table:table-cell office:value-type="string" calcext:value-type="string">
            <text:p>7108.775000095367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155999898910522</text:p>
          </table:table-cell>
          <table:table-cell office:value-type="float" office:value="727" calcext:value-type="float">
            <text:p>727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8.54699993133545</text:p>
          </table:table-cell>
          <table:table-cell office:value-type="string" calcext:value-type="string">
            <text:p>3588.794000148773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6200008392333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9.82999992370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.89299988746643</text:p>
          </table:table-cell>
          <table:table-cell office:value-type="string" calcext:value-type="string">
            <text:p>93.48499989509583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6.072999954223633</text:p>
          </table:table-cell>
          <table:table-cell office:value-type="float" office:value="901891" calcext:value-type="float">
            <text:p>901891</text:p>
          </table:table-cell>
          <table:table-cell office:value-type="string" calcext:value-type="string">
            <text:p>7003.2899999618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3.621999979019165</text:p>
          </table:table-cell>
          <table:table-cell office:value-type="string" calcext:value-type="string">
            <text:p>7144.761999845505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6.884999990463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.305000066757202</text:p>
          </table:table-cell>
          <table:table-cell office:value-type="string" calcext:value-type="string">
            <text:p>3518.406000137329</text:p>
          </table:table-cell>
          <table:table-cell table:formula="of:=[.U25]-([.T25]+[.H2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niversity5_p_0.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671379" calcext:value-type="float">
            <text:p>671379</text:p>
          </table:table-cell>
          <table:table-cell office:value-type="string" calcext:value-type="string">
            <text:p>1.7469999790191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9.61399984359741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21.103000164031982</text:p>
          </table:table-cell>
          <table:table-cell office:value-type="string" calcext:value-type="string">
            <text:p>92.46399998664856</text:p>
          </table:table-cell>
          <table:table-cell office:value-type="float" office:value="901366" calcext:value-type="float">
            <text:p>901366</text:p>
          </table:table-cell>
          <table:table-cell office:value-type="string" calcext:value-type="string">
            <text:p>5.878999948501587</text:p>
          </table:table-cell>
          <table:table-cell office:value-type="float" office:value="902109" calcext:value-type="float">
            <text:p>902109</text:p>
          </table:table-cell>
          <table:table-cell office:value-type="string" calcext:value-type="string">
            <text:p>7008.799999952316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52.70700001716614</text:p>
          </table:table-cell>
          <table:table-cell office:value-type="string" calcext:value-type="string">
            <text:p>7137.125999927521</text:p>
          </table:table-cell>
          <table:table-cell office:value-type="float" office:value="230081" calcext:value-type="float">
            <text:p>230081</text:p>
          </table:table-cell>
          <table:table-cell office:value-type="string" calcext:value-type="string">
            <text:p>8.009999990463257</text:p>
          </table:table-cell>
          <table:table-cell office:value-type="float" office:value="819" calcext:value-type="float">
            <text:p>819</text:p>
          </table:table-cell>
          <table:table-cell office:value-type="float" office:value="1380" calcext:value-type="float">
            <text:p>1380</text:p>
          </table:table-cell>
          <table:table-cell office:value-type="string" calcext:value-type="string">
            <text:p>9.724999904632568</text:p>
          </table:table-cell>
          <table:table-cell office:value-type="string" calcext:value-type="string">
            <text:p>3611.779000043869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5_lubm-ex-20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1.9639999866485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.58999991416931</text:p>
          </table:table-cell>
          <table:table-cell office:value-type="float" office:value="668068" calcext:value-type="float">
            <text:p>668068</text:p>
          </table:table-cell>
          <table:table-cell office:value-type="string" calcext:value-type="string">
            <text:p>4.062999963760376</text:p>
          </table:table-cell>
          <table:table-cell office:value-type="string" calcext:value-type="string">
            <text:p>24.616999864578247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6.0</text:p>
          </table:table-cell>
          <table:table-cell office:value-type="float" office:value="895125" calcext:value-type="float">
            <text:p>895125</text:p>
          </table:table-cell>
          <table:table-cell office:value-type="string" calcext:value-type="string">
            <text:p>8358.168999910355</text:p>
          </table:table-cell>
          <table:table-cell office:value-type="float" office:value="893242" calcext:value-type="float">
            <text:p>893242</text:p>
          </table:table-cell>
          <table:table-cell office:value-type="string" calcext:value-type="string">
            <text:p>11.907000064849854</text:p>
          </table:table-cell>
          <table:table-cell office:value-type="string" calcext:value-type="string">
            <text:p>8394.894000053406</text:p>
          </table:table-cell>
          <table:table-cell office:value-type="float" office:value="225174" calcext:value-type="float">
            <text:p>225174</text:p>
          </table:table-cell>
          <table:table-cell office:value-type="string" calcext:value-type="string">
            <text:p>8.51199984550476</text:p>
          </table:table-cell>
          <table:table-cell office:value-type="float" office:value="269841" calcext:value-type="float">
            <text:p>269841</text:p>
          </table:table-cell>
          <table:table-cell office:value-type="float" office:value="937909" calcext:value-type="float">
            <text:p>937909</text:p>
          </table:table-cell>
          <table:table-cell office:value-type="string" calcext:value-type="string">
            <text:p>0.19700002670288086</text:p>
          </table:table-cell>
          <table:table-cell office:value-type="string" calcext:value-type="string">
            <text:p>417.039999961853</text:p>
          </table:table-cell>
          <table:table-cell table:formula="of:=[.U27]-([.T27]+[.H27])" office:value-type="float" office:value="0" calcext:value-type="float">
            <text:p>0</text:p>
          </table:table-cell>
        </table:table-row>
      </table:table>
      <table:table table:name="Feuille5" table:style-name="ta1">
        <table:table-column table:style-name="co23" table:number-columns-repeated="24" table:default-cell-style-name="ce1"/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7000026702880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000001430511475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0.9509999752044678</text:p>
          </table:table-cell>
          <table:table-cell office:value-type="string" calcext:value-type="string">
            <text:p>4.24800014495849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00000762939453</text:p>
          </table:table-cell>
          <table:table-cell office:value-type="float" office:value="113009" calcext:value-type="float">
            <text:p>113009</text:p>
          </table:table-cell>
          <table:table-cell office:value-type="string" calcext:value-type="string">
            <text:p>182.5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1.3300001621246338</text:p>
          </table:table-cell>
          <table:table-cell office:value-type="string" calcext:value-type="string">
            <text:p>188.0450000762939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4000062942505</text:p>
          </table:table-cell>
          <table:table-cell office:value-type="float" office:value="9525" calcext:value-type="float">
            <text:p>9525</text:p>
          </table:table-cell>
          <table:table-cell office:value-type="float" office:value="15635" calcext:value-type="float">
            <text:p>15635</text:p>
          </table:table-cell>
          <table:table-cell office:value-type="string" calcext:value-type="string">
            <text:p>0.31599998474121094</text:p>
          </table:table-cell>
          <table:table-cell office:value-type="string" calcext:value-type="string">
            <text:p>95.90199995040894</text:p>
          </table:table-cell>
          <table:table-cell table:formula="of:=[.U2]-([.T2]+[.H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290000915527344</text:p>
          </table:table-cell>
          <table:table-cell office:value-type="float" office:value="16699" calcext:value-type="float">
            <text:p>16699</text:p>
          </table:table-cell>
          <table:table-cell office:value-type="string" calcext:value-type="string">
            <text:p>0.7780001163482666</text:p>
          </table:table-cell>
          <table:table-cell office:value-type="string" calcext:value-type="string">
            <text:p>3.215000152587890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49998092651367</text:p>
          </table:table-cell>
          <table:table-cell office:value-type="float" office:value="112876" calcext:value-type="float">
            <text:p>112876</text:p>
          </table:table-cell>
          <table:table-cell office:value-type="string" calcext:value-type="string">
            <text:p>179.24499988555908</text:p>
          </table:table-cell>
          <table:table-cell office:value-type="float" office:value="35004" calcext:value-type="float">
            <text:p>35004</text:p>
          </table:table-cell>
          <table:table-cell office:value-type="string" calcext:value-type="string">
            <text:p>1.4910001754760742</text:p>
          </table:table-cell>
          <table:table-cell office:value-type="string" calcext:value-type="string">
            <text:p>184.7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559998512268066</text:p>
          </table:table-cell>
          <table:table-cell office:value-type="float" office:value="19049" calcext:value-type="float">
            <text:p>19049</text:p>
          </table:table-cell>
          <table:table-cell office:value-type="float" office:value="35748" calcext:value-type="float">
            <text:p>35748</text:p>
          </table:table-cell>
          <table:table-cell office:value-type="string" calcext:value-type="string">
            <text:p>0.2200000286102295</text:p>
          </table:table-cell>
          <table:table-cell office:value-type="string" calcext:value-type="string">
            <text:p>69.82100009918213</text:p>
          </table:table-cell>
          <table:table-cell table:formula="of:=[.U3]-([.T3]+[.H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00003433227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46000051498413</text:p>
          </table:table-cell>
          <table:table-cell office:value-type="float" office:value="18940" calcext:value-type="float">
            <text:p>18940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60000085830688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2951" calcext:value-type="float">
            <text:p>112951</text:p>
          </table:table-cell>
          <table:table-cell office:value-type="string" calcext:value-type="string">
            <text:p>178.9409999847412</text:p>
          </table:table-cell>
          <table:table-cell office:value-type="float" office:value="38917" calcext:value-type="float">
            <text:p>38917</text:p>
          </table:table-cell>
          <table:table-cell office:value-type="string" calcext:value-type="string">
            <text:p>1.5550000667572021</text:p>
          </table:table-cell>
          <table:table-cell office:value-type="string" calcext:value-type="string">
            <text:p>184.4809999465942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240000247955322</text:p>
          </table:table-cell>
          <table:table-cell office:value-type="float" office:value="20896" calcext:value-type="float">
            <text:p>20896</text:p>
          </table:table-cell>
          <table:table-cell office:value-type="float" office:value="39836" calcext:value-type="float">
            <text:p>39836</text:p>
          </table:table-cell>
          <table:table-cell office:value-type="string" calcext:value-type="string">
            <text:p>0.33299994468688965</text:p>
          </table:table-cell>
          <table:table-cell office:value-type="string" calcext:value-type="string">
            <text:p>65.91199994087219</text:p>
          </table:table-cell>
          <table:table-cell table:formula="of:=[.U4]-([.T4]+[.H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400001525878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.2229998111724854</text:p>
          </table:table-cell>
          <table:table-cell office:value-type="float" office:value="28533" calcext:value-type="float">
            <text:p>28533</text:p>
          </table:table-cell>
          <table:table-cell office:value-type="string" calcext:value-type="string">
            <text:p>0.7150001525878906</text:p>
          </table:table-cell>
          <table:table-cell office:value-type="string" calcext:value-type="string">
            <text:p>3.1219999790191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2999906539917</text:p>
          </table:table-cell>
          <table:table-cell office:value-type="float" office:value="112998" calcext:value-type="float">
            <text:p>112998</text:p>
          </table:table-cell>
          <table:table-cell office:value-type="string" calcext:value-type="string">
            <text:p>178.7630000114441</text:p>
          </table:table-cell>
          <table:table-cell office:value-type="float" office:value="53469" calcext:value-type="float">
            <text:p>53469</text:p>
          </table:table-cell>
          <table:table-cell office:value-type="string" calcext:value-type="string">
            <text:p>2.9170000553131104</text:p>
          </table:table-cell>
          <table:table-cell office:value-type="string" calcext:value-type="string">
            <text:p>185.7269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10000133514404</text:p>
          </table:table-cell>
          <table:table-cell office:value-type="float" office:value="26785" calcext:value-type="float">
            <text:p>26785</text:p>
          </table:table-cell>
          <table:table-cell office:value-type="float" office:value="55318" calcext:value-type="float">
            <text:p>55318</text:p>
          </table:table-cell>
          <table:table-cell office:value-type="string" calcext:value-type="string">
            <text:p>0.2820000648498535</text:p>
          </table:table-cell>
          <table:table-cell office:value-type="string" calcext:value-type="string">
            <text:p>55.134000062942505</text:p>
          </table:table-cell>
          <table:table-cell table:formula="of:=[.U5]-([.T5]+[.H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0000066757202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899999618530273</text:p>
          </table:table-cell>
          <table:table-cell office:value-type="float" office:value="10029" calcext:value-type="float">
            <text:p>10029</text:p>
          </table:table-cell>
          <table:table-cell office:value-type="string" calcext:value-type="string">
            <text:p>0.8250000476837158</text:p>
          </table:table-cell>
          <table:table-cell office:value-type="string" calcext:value-type="string">
            <text:p>3.295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020001888275146</text:p>
          </table:table-cell>
          <table:table-cell office:value-type="float" office:value="113076" calcext:value-type="float">
            <text:p>113076</text:p>
          </table:table-cell>
          <table:table-cell office:value-type="string" calcext:value-type="string">
            <text:p>180.75300002098083</text:p>
          </table:table-cell>
          <table:table-cell office:value-type="float" office:value="23221" calcext:value-type="float">
            <text:p>23221</text:p>
          </table:table-cell>
          <table:table-cell office:value-type="string" calcext:value-type="string">
            <text:p>1.5260000228881836</text:p>
          </table:table-cell>
          <table:table-cell office:value-type="string" calcext:value-type="string">
            <text:p>186.312000036239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00000381469727</text:p>
          </table:table-cell>
          <table:table-cell office:value-type="float" office:value="13525" calcext:value-type="float">
            <text:p>13525</text:p>
          </table:table-cell>
          <table:table-cell office:value-type="float" office:value="23554" calcext:value-type="float">
            <text:p>23554</text:p>
          </table:table-cell>
          <table:table-cell office:value-type="string" calcext:value-type="string">
            <text:p>0.3469998836517334</text:p>
          </table:table-cell>
          <table:table-cell office:value-type="string" calcext:value-type="string">
            <text:p>83.98699998855591</text:p>
          </table:table-cell>
          <table:table-cell table:formula="of:=[.U6]-([.T6]+[.H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0799994468688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009999752044678</text:p>
          </table:table-cell>
          <table:table-cell office:value-type="float" office:value="40088" calcext:value-type="float">
            <text:p>40088</text:p>
          </table:table-cell>
          <table:table-cell office:value-type="string" calcext:value-type="string">
            <text:p>0.7770001888275146</text:p>
          </table:table-cell>
          <table:table-cell office:value-type="string" calcext:value-type="string">
            <text:p>3.18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09998798370361</text:p>
          </table:table-cell>
          <table:table-cell office:value-type="float" office:value="113182" calcext:value-type="float">
            <text:p>113182</text:p>
          </table:table-cell>
          <table:table-cell office:value-type="string" calcext:value-type="string">
            <text:p>177.8199999332428</text:p>
          </table:table-cell>
          <table:table-cell office:value-type="float" office:value="69659" calcext:value-type="float">
            <text:p>69659</text:p>
          </table:table-cell>
          <table:table-cell office:value-type="string" calcext:value-type="string">
            <text:p>2.508000135421753</text:p>
          </table:table-cell>
          <table:table-cell office:value-type="string" calcext:value-type="string">
            <text:p>184.328000068664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49999141693115</text:p>
          </table:table-cell>
          <table:table-cell office:value-type="float" office:value="32735" calcext:value-type="float">
            <text:p>32735</text:p>
          </table:table-cell>
          <table:table-cell office:value-type="float" office:value="72823" calcext:value-type="float">
            <text:p>72823</text:p>
          </table:table-cell>
          <table:table-cell office:value-type="string" calcext:value-type="string">
            <text:p>0.21699976921081543</text:p>
          </table:table-cell>
          <table:table-cell office:value-type="string" calcext:value-type="string">
            <text:p>47.365999937057495</text:p>
          </table:table-cell>
          <table:table-cell table:formula="of:=[.U7]-([.T7]+[.H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5999994277954</text:p>
          </table:table-cell>
          <table:table-cell office:value-type="float" office:value="26419" calcext:value-type="float">
            <text:p>26419</text:p>
          </table:table-cell>
          <table:table-cell office:value-type="string" calcext:value-type="string">
            <text:p>0.8270001411437988</text:p>
          </table:table-cell>
          <table:table-cell office:value-type="string" calcext:value-type="string">
            <text:p>3.30200004577636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09998893737793</text:p>
          </table:table-cell>
          <table:table-cell office:value-type="float" office:value="113278" calcext:value-type="float">
            <text:p>113278</text:p>
          </table:table-cell>
          <table:table-cell office:value-type="string" calcext:value-type="string">
            <text:p>177.88700008392334</text:p>
          </table:table-cell>
          <table:table-cell office:value-type="float" office:value="50533" calcext:value-type="float">
            <text:p>50533</text:p>
          </table:table-cell>
          <table:table-cell office:value-type="string" calcext:value-type="string">
            <text:p>1.9519999027252197</text:p>
          </table:table-cell>
          <table:table-cell office:value-type="string" calcext:value-type="string">
            <text:p>183.8009998798370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9999990463257</text:p>
          </table:table-cell>
          <table:table-cell office:value-type="float" office:value="25738" calcext:value-type="float">
            <text:p>25738</text:p>
          </table:table-cell>
          <table:table-cell office:value-type="float" office:value="52157" calcext:value-type="float">
            <text:p>52157</text:p>
          </table:table-cell>
          <table:table-cell office:value-type="string" calcext:value-type="string">
            <text:p>0.32200002670288086</text:p>
          </table:table-cell>
          <table:table-cell office:value-type="string" calcext:value-type="string">
            <text:p>56.80800008773804</text:p>
          </table:table-cell>
          <table:table-cell table:formula="of:=[.U8]-([.T8]+[.H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7999982833862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60000228881836</text:p>
          </table:table-cell>
          <table:table-cell office:value-type="float" office:value="12866" calcext:value-type="float">
            <text:p>12866</text:p>
          </table:table-cell>
          <table:table-cell office:value-type="string" calcext:value-type="string">
            <text:p>0.8300001621246338</text:p>
          </table:table-cell>
          <table:table-cell office:value-type="string" calcext:value-type="string">
            <text:p>3.286000013351440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99999046325684</text:p>
          </table:table-cell>
          <table:table-cell office:value-type="float" office:value="113546" calcext:value-type="float">
            <text:p>113546</text:p>
          </table:table-cell>
          <table:table-cell office:value-type="string" calcext:value-type="string">
            <text:p>178.71199989318848</text:p>
          </table:table-cell>
          <table:table-cell office:value-type="float" office:value="28552" calcext:value-type="float">
            <text:p>28552</text:p>
          </table:table-cell>
          <table:table-cell office:value-type="string" calcext:value-type="string">
            <text:p>1.2740001678466797</text:p>
          </table:table-cell>
          <table:table-cell office:value-type="string" calcext:value-type="string">
            <text:p>183.944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89998626708984</text:p>
          </table:table-cell>
          <table:table-cell office:value-type="float" office:value="16178" calcext:value-type="float">
            <text:p>16178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0.3559999465942383</text:p>
          </table:table-cell>
          <table:table-cell office:value-type="string" calcext:value-type="string">
            <text:p>77.41400003433228</text:p>
          </table:table-cell>
          <table:table-cell table:formula="of:=[.U9]-([.T9]+[.H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1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799998283386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90000247955322</text:p>
          </table:table-cell>
          <table:table-cell office:value-type="float" office:value="21029" calcext:value-type="float">
            <text:p>21029</text:p>
          </table:table-cell>
          <table:table-cell office:value-type="string" calcext:value-type="string">
            <text:p>0.7030000686645508</text:p>
          </table:table-cell>
          <table:table-cell office:value-type="string" calcext:value-type="string">
            <text:p>3.17000007629394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30000114440918</text:p>
          </table:table-cell>
          <table:table-cell office:value-type="float" office:value="113992" calcext:value-type="float">
            <text:p>113992</text:p>
          </table:table-cell>
          <table:table-cell office:value-type="string" calcext:value-type="string">
            <text:p>179.51200008392334</text:p>
          </table:table-cell>
          <table:table-cell office:value-type="float" office:value="42168" calcext:value-type="float">
            <text:p>42168</text:p>
          </table:table-cell>
          <table:table-cell office:value-type="string" calcext:value-type="string">
            <text:p>2.248999834060669</text:p>
          </table:table-cell>
          <table:table-cell office:value-type="string" calcext:value-type="string">
            <text:p>185.7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70000076293945</text:p>
          </table:table-cell>
          <table:table-cell office:value-type="float" office:value="22282" calcext:value-type="float">
            <text:p>22282</text:p>
          </table:table-cell>
          <table:table-cell office:value-type="float" office:value="43311" calcext:value-type="float">
            <text:p>43311</text:p>
          </table:table-cell>
          <table:table-cell office:value-type="string" calcext:value-type="string">
            <text:p>0.38700008392333984</text:p>
          </table:table-cell>
          <table:table-cell office:value-type="string" calcext:value-type="string">
            <text:p>63.926000118255615</text:p>
          </table:table-cell>
          <table:table-cell table:formula="of:=[.U10]-([.T10]+[.H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699999809265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28872" calcext:value-type="float">
            <text:p>28872</text:p>
          </table:table-cell>
          <table:table-cell office:value-type="string" calcext:value-type="string">
            <text:p>2.932999849319458</text:p>
          </table:table-cell>
          <table:table-cell office:value-type="string" calcext:value-type="string">
            <text:p>5.39199995994567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869998455047607</text:p>
          </table:table-cell>
          <table:table-cell office:value-type="float" office:value="112845" calcext:value-type="float">
            <text:p>112845</text:p>
          </table:table-cell>
          <table:table-cell office:value-type="string" calcext:value-type="string">
            <text:p>181.0920000076294</text:p>
          </table:table-cell>
          <table:table-cell office:value-type="float" office:value="54101" calcext:value-type="float">
            <text:p>54101</text:p>
          </table:table-cell>
          <table:table-cell office:value-type="string" calcext:value-type="string">
            <text:p>4.427999973297119</text:p>
          </table:table-cell>
          <table:table-cell office:value-type="string" calcext:value-type="string">
            <text:p>189.5319998264312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969998836517334</text:p>
          </table:table-cell>
          <table:table-cell office:value-type="float" office:value="27117" calcext:value-type="float">
            <text:p>27117</text:p>
          </table:table-cell>
          <table:table-cell office:value-type="float" office:value="55989" calcext:value-type="float">
            <text:p>55989</text:p>
          </table:table-cell>
          <table:table-cell office:value-type="string" calcext:value-type="string">
            <text:p>0.6679999828338623</text:p>
          </table:table-cell>
          <table:table-cell office:value-type="string" calcext:value-type="string">
            <text:p>57.64300012588501</text:p>
          </table:table-cell>
          <table:table-cell table:formula="of:=[.U11]-([.T11]+[.H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2000083923339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0000009536743</text:p>
          </table:table-cell>
          <table:table-cell office:value-type="float" office:value="21798" calcext:value-type="float">
            <text:p>21798</text:p>
          </table:table-cell>
          <table:table-cell office:value-type="string" calcext:value-type="string">
            <text:p>2.98799991607666</text:p>
          </table:table-cell>
          <table:table-cell office:value-type="string" calcext:value-type="string">
            <text:p>5.490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249999523162842</text:p>
          </table:table-cell>
          <table:table-cell office:value-type="float" office:value="112789" calcext:value-type="float">
            <text:p>112789</text:p>
          </table:table-cell>
          <table:table-cell office:value-type="string" calcext:value-type="string">
            <text:p>179.49799990653992</text:p>
          </table:table-cell>
          <table:table-cell office:value-type="float" office:value="43292" calcext:value-type="float">
            <text:p>43292</text:p>
          </table:table-cell>
          <table:table-cell office:value-type="string" calcext:value-type="string">
            <text:p>5.203999996185303</text:p>
          </table:table-cell>
          <table:table-cell office:value-type="string" calcext:value-type="string">
            <text:p>188.7339999675750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7000141143799</text:p>
          </table:table-cell>
          <table:table-cell office:value-type="float" office:value="22709" calcext:value-type="float">
            <text:p>22709</text:p>
          </table:table-cell>
          <table:table-cell office:value-type="float" office:value="44507" calcext:value-type="float">
            <text:p>44507</text:p>
          </table:table-cell>
          <table:table-cell office:value-type="string" calcext:value-type="string">
            <text:p>0.9549999237060547</text:p>
          </table:table-cell>
          <table:table-cell office:value-type="string" calcext:value-type="string">
            <text:p>66.10199999809265</text:p>
          </table:table-cell>
          <table:table-cell table:formula="of:=[.U12]-([.T12]+[.H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6000051498413</text:p>
          </table:table-cell>
          <table:table-cell office:value-type="float" office:value="16234" calcext:value-type="float">
            <text:p>16234</text:p>
          </table:table-cell>
          <table:table-cell office:value-type="string" calcext:value-type="string">
            <text:p>2.8949999809265137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180001258850098</text:p>
          </table:table-cell>
          <table:table-cell office:value-type="float" office:value="112824" calcext:value-type="float">
            <text:p>112824</text:p>
          </table:table-cell>
          <table:table-cell office:value-type="string" calcext:value-type="string">
            <text:p>180.05999994277954</text:p>
          </table:table-cell>
          <table:table-cell office:value-type="float" office:value="34504" calcext:value-type="float">
            <text:p>34504</text:p>
          </table:table-cell>
          <table:table-cell office:value-type="string" calcext:value-type="string">
            <text:p>4.79200005531311</text:p>
          </table:table-cell>
          <table:table-cell office:value-type="string" calcext:value-type="string">
            <text:p>189.12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0000247955322</text:p>
          </table:table-cell>
          <table:table-cell office:value-type="float" office:value="18932" calcext:value-type="float">
            <text:p>18932</text:p>
          </table:table-cell>
          <table:table-cell office:value-type="float" office:value="35166" calcext:value-type="float">
            <text:p>35166</text:p>
          </table:table-cell>
          <table:table-cell office:value-type="string" calcext:value-type="string">
            <text:p>1.1550002098083496</text:p>
          </table:table-cell>
          <table:table-cell office:value-type="string" calcext:value-type="string">
            <text:p>74.10000014305115</text:p>
          </table:table-cell>
          <table:table-cell table:formula="of:=[.U13]-([.T13]+[.H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2000002861022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255000114440918</text:p>
          </table:table-cell>
          <table:table-cell office:value-type="float" office:value="26986" calcext:value-type="float">
            <text:p>26986</text:p>
          </table:table-cell>
          <table:table-cell office:value-type="string" calcext:value-type="string">
            <text:p>2.7790000438690186</text:p>
          </table:table-cell>
          <table:table-cell office:value-type="string" calcext:value-type="string">
            <text:p>5.25400018692016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09998416900635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1.01199984550476</text:p>
          </table:table-cell>
          <table:table-cell office:value-type="float" office:value="51377" calcext:value-type="float">
            <text:p>51377</text:p>
          </table:table-cell>
          <table:table-cell office:value-type="string" calcext:value-type="string">
            <text:p>5.365000009536743</text:p>
          </table:table-cell>
          <table:table-cell office:value-type="string" calcext:value-type="string">
            <text:p>190.3739998340606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000026702881</text:p>
          </table:table-cell>
          <table:table-cell office:value-type="float" office:value="26083" calcext:value-type="float">
            <text:p>26083</text:p>
          </table:table-cell>
          <table:table-cell office:value-type="float" office:value="53069" calcext:value-type="float">
            <text:p>53069</text:p>
          </table:table-cell>
          <table:table-cell office:value-type="string" calcext:value-type="string">
            <text:p>0.7170000076293945</text:p>
          </table:table-cell>
          <table:table-cell office:value-type="string" calcext:value-type="string">
            <text:p>58.53500008583069</text:p>
          </table:table-cell>
          <table:table-cell table:formula="of:=[.U14]-([.T14]+[.H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43000030517578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187999963760376</text:p>
          </table:table-cell>
          <table:table-cell office:value-type="float" office:value="32484" calcext:value-type="float">
            <text:p>32484</text:p>
          </table:table-cell>
          <table:table-cell office:value-type="string" calcext:value-type="string">
            <text:p>2.7820000648498535</text:p>
          </table:table-cell>
          <table:table-cell office:value-type="string" calcext:value-type="string">
            <text:p>5.21300005912780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129998683929443</text:p>
          </table:table-cell>
          <table:table-cell office:value-type="float" office:value="112843" calcext:value-type="float">
            <text:p>112843</text:p>
          </table:table-cell>
          <table:table-cell office:value-type="string" calcext:value-type="string">
            <text:p>180.4539999961853</text:p>
          </table:table-cell>
          <table:table-cell office:value-type="float" office:value="59188" calcext:value-type="float">
            <text:p>59188</text:p>
          </table:table-cell>
          <table:table-cell office:value-type="string" calcext:value-type="string">
            <text:p>4.169999837875366</text:p>
          </table:table-cell>
          <table:table-cell office:value-type="string" calcext:value-type="string">
            <text:p>188.6959998607635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149998664855957</text:p>
          </table:table-cell>
          <table:table-cell office:value-type="float" office:value="29043" calcext:value-type="float">
            <text:p>29043</text:p>
          </table:table-cell>
          <table:table-cell office:value-type="float" office:value="61527" calcext:value-type="float">
            <text:p>61527</text:p>
          </table:table-cell>
          <table:table-cell office:value-type="string" calcext:value-type="string">
            <text:p>1.125</text:p>
          </table:table-cell>
          <table:table-cell office:value-type="string" calcext:value-type="string">
            <text:p>54.62899994850159</text:p>
          </table:table-cell>
          <table:table-cell table:formula="of:=[.U15]-([.T15]+[.H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3799991607666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63000011444092</text:p>
          </table:table-cell>
          <table:table-cell office:value-type="float" office:value="3590" calcext:value-type="float">
            <text:p>3590</text:p>
          </table:table-cell>
          <table:table-cell office:value-type="string" calcext:value-type="string">
            <text:p>2.878000020980835</text:p>
          </table:table-cell>
          <table:table-cell office:value-type="string" calcext:value-type="string">
            <text:p>5.37899994850158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90001201629639</text:p>
          </table:table-cell>
          <table:table-cell office:value-type="float" office:value="112941" calcext:value-type="float">
            <text:p>112941</text:p>
          </table:table-cell>
          <table:table-cell office:value-type="string" calcext:value-type="string">
            <text:p>180.8329999446869</text:p>
          </table:table-cell>
          <table:table-cell office:value-type="float" office:value="9832" calcext:value-type="float">
            <text:p>9832</text:p>
          </table:table-cell>
          <table:table-cell office:value-type="string" calcext:value-type="string">
            <text:p>4.797999858856201</text:p>
          </table:table-cell>
          <table:table-cell office:value-type="string" calcext:value-type="string">
            <text:p>189.8039999008178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0001182556152</text:p>
          </table:table-cell>
          <table:table-cell office:value-type="float" office:value="6304" calcext:value-type="float">
            <text:p>6304</text:p>
          </table:table-cell>
          <table:table-cell office:value-type="float" office:value="9894" calcext:value-type="float">
            <text:p>9894</text:p>
          </table:table-cell>
          <table:table-cell office:value-type="string" calcext:value-type="string">
            <text:p>2.0269999504089355</text:p>
          </table:table-cell>
          <table:table-cell office:value-type="string" calcext:value-type="string">
            <text:p>111.58500003814697</text:p>
          </table:table-cell>
          <table:table-cell table:formula="of:=[.U16]-([.T16]+[.H1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2800006866455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.3289999961853027</text:p>
          </table:table-cell>
          <table:table-cell office:value-type="float" office:value="41407" calcext:value-type="float">
            <text:p>41407</text:p>
          </table:table-cell>
          <table:table-cell office:value-type="string" calcext:value-type="string">
            <text:p>2.794999837875366</text:p>
          </table:table-cell>
          <table:table-cell office:value-type="string" calcext:value-type="string">
            <text:p>5.45300006866455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940999984741211</text:p>
          </table:table-cell>
          <table:table-cell office:value-type="float" office:value="112981" calcext:value-type="float">
            <text:p>112981</text:p>
          </table:table-cell>
          <table:table-cell office:value-type="string" calcext:value-type="string">
            <text:p>182.6050000190735</text:p>
          </table:table-cell>
          <table:table-cell office:value-type="float" office:value="71540" calcext:value-type="float">
            <text:p>71540</text:p>
          </table:table-cell>
          <table:table-cell office:value-type="string" calcext:value-type="string">
            <text:p>6.203999996185303</text:p>
          </table:table-cell>
          <table:table-cell office:value-type="string" calcext:value-type="string">
            <text:p>192.8619999885559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40001583099365</text:p>
          </table:table-cell>
          <table:table-cell office:value-type="float" office:value="33513" calcext:value-type="float">
            <text:p>33513</text:p>
          </table:table-cell>
          <table:table-cell office:value-type="float" office:value="74920" calcext:value-type="float">
            <text:p>74920</text:p>
          </table:table-cell>
          <table:table-cell office:value-type="string" calcext:value-type="string">
            <text:p>0.6529998779296875</text:p>
          </table:table-cell>
          <table:table-cell office:value-type="string" calcext:value-type="string">
            <text:p>49.210999965667725</text:p>
          </table:table-cell>
          <table:table-cell table:formula="of:=[.U17]-([.T17]+[.H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6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009999752044678</text:p>
          </table:table-cell>
          <table:table-cell office:value-type="float" office:value="10704" calcext:value-type="float">
            <text:p>1070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467999935150146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590002059936523</text:p>
          </table:table-cell>
          <table:table-cell office:value-type="float" office:value="113083" calcext:value-type="float">
            <text:p>113083</text:p>
          </table:table-cell>
          <table:table-cell office:value-type="string" calcext:value-type="string">
            <text:p>180.39800000190735</text:p>
          </table:table-cell>
          <table:table-cell office:value-type="float" office:value="24750" calcext:value-type="float">
            <text:p>24750</text:p>
          </table:table-cell>
          <table:table-cell office:value-type="string" calcext:value-type="string">
            <text:p>5.33299994468689</text:p>
          </table:table-cell>
          <table:table-cell office:value-type="string" calcext:value-type="string">
            <text:p>189.7880001068115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060001850128174</text:p>
          </table:table-cell>
          <table:table-cell office:value-type="float" office:value="14396" calcext:value-type="float">
            <text:p>14396</text:p>
          </table:table-cell>
          <table:table-cell office:value-type="float" office:value="25100" calcext:value-type="float">
            <text:p>25100</text:p>
          </table:table-cell>
          <table:table-cell office:value-type="string" calcext:value-type="string">
            <text:p>1.6180000305175781</text:p>
          </table:table-cell>
          <table:table-cell office:value-type="string" calcext:value-type="string">
            <text:p>85.94900012016296</text:p>
          </table:table-cell>
          <table:table-cell table:formula="of:=[.U18]-([.T18]+[.H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2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8500008583068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2999839782715</text:p>
          </table:table-cell>
          <table:table-cell office:value-type="float" office:value="31730" calcext:value-type="float">
            <text:p>31730</text:p>
          </table:table-cell>
          <table:table-cell office:value-type="string" calcext:value-type="string">
            <text:p>2.8410000801086426</text:p>
          </table:table-cell>
          <table:table-cell office:value-type="string" calcext:value-type="string">
            <text:p>5.31900000572204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56999921798706</text:p>
          </table:table-cell>
          <table:table-cell office:value-type="float" office:value="113439" calcext:value-type="float">
            <text:p>113439</text:p>
          </table:table-cell>
          <table:table-cell office:value-type="string" calcext:value-type="string">
            <text:p>179.8949999809265</text:p>
          </table:table-cell>
          <table:table-cell office:value-type="float" office:value="58190" calcext:value-type="float">
            <text:p>58190</text:p>
          </table:table-cell>
          <table:table-cell office:value-type="string" calcext:value-type="string">
            <text:p>3.9119999408721924</text:p>
          </table:table-cell>
          <table:table-cell office:value-type="string" calcext:value-type="string">
            <text:p>188.0869998931884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09999084472656</text:p>
          </table:table-cell>
          <table:table-cell office:value-type="float" office:value="28631" calcext:value-type="float">
            <text:p>28631</text:p>
          </table:table-cell>
          <table:table-cell office:value-type="float" office:value="60361" calcext:value-type="float">
            <text:p>60361</text:p>
          </table:table-cell>
          <table:table-cell office:value-type="string" calcext:value-type="string">
            <text:p>1.6659998893737793</text:p>
          </table:table-cell>
          <table:table-cell office:value-type="string" calcext:value-type="string">
            <text:p>55.825000047683716</text:p>
          </table:table-cell>
          <table:table-cell table:formula="of:=[.U19]-([.T19]+[.H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0700006484985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253000020980835</text:p>
          </table:table-cell>
          <table:table-cell office:value-type="float" office:value="57125" calcext:value-type="float">
            <text:p>57125</text:p>
          </table:table-cell>
          <table:table-cell office:value-type="string" calcext:value-type="string">
            <text:p>10.598999977111816</text:p>
          </table:table-cell>
          <table:table-cell office:value-type="string" calcext:value-type="string">
            <text:p>13.25900006294250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80000066757202</text:p>
          </table:table-cell>
          <table:table-cell office:value-type="float" office:value="112786" calcext:value-type="float">
            <text:p>112786</text:p>
          </table:table-cell>
          <table:table-cell office:value-type="string" calcext:value-type="string">
            <text:p>184.02300000190735</text:p>
          </table:table-cell>
          <table:table-cell office:value-type="float" office:value="91344" calcext:value-type="float">
            <text:p>91344</text:p>
          </table:table-cell>
          <table:table-cell office:value-type="string" calcext:value-type="string">
            <text:p>20.263999938964844</text:p>
          </table:table-cell>
          <table:table-cell office:value-type="string" calcext:value-type="string">
            <text:p>208.585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44999885559082</text:p>
          </table:table-cell>
          <table:table-cell office:value-type="float" office:value="39669" calcext:value-type="float">
            <text:p>39669</text:p>
          </table:table-cell>
          <table:table-cell office:value-type="float" office:value="96794" calcext:value-type="float">
            <text:p>96794</text:p>
          </table:table-cell>
          <table:table-cell office:value-type="string" calcext:value-type="string">
            <text:p>0.11599993705749512</text:p>
          </table:table-cell>
          <table:table-cell office:value-type="string" calcext:value-type="string">
            <text:p>54.3510000705719</text:p>
          </table:table-cell>
          <table:table-cell table:formula="of:=[.U20]-([.T20]+[.H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6700019836425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89998817443848</text:p>
          </table:table-cell>
          <table:table-cell office:value-type="float" office:value="58890" calcext:value-type="float">
            <text:p>58890</text:p>
          </table:table-cell>
          <table:table-cell office:value-type="string" calcext:value-type="string">
            <text:p>11.032000064849854</text:p>
          </table:table-cell>
          <table:table-cell office:value-type="string" calcext:value-type="string">
            <text:p>13.49900007247924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94000005722046</text:p>
          </table:table-cell>
          <table:table-cell office:value-type="float" office:value="112782" calcext:value-type="float">
            <text:p>112782</text:p>
          </table:table-cell>
          <table:table-cell office:value-type="string" calcext:value-type="string">
            <text:p>184.44700002670288</text:p>
          </table:table-cell>
          <table:table-cell office:value-type="float" office:value="93315" calcext:value-type="float">
            <text:p>93315</text:p>
          </table:table-cell>
          <table:table-cell office:value-type="string" calcext:value-type="string">
            <text:p>14.460000038146973</text:p>
          </table:table-cell>
          <table:table-cell office:value-type="string" calcext:value-type="string">
            <text:p>203.3029999732971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3700008392334</text:p>
          </table:table-cell>
          <table:table-cell office:value-type="float" office:value="40069" calcext:value-type="float">
            <text:p>40069</text:p>
          </table:table-cell>
          <table:table-cell office:value-type="float" office:value="98959" calcext:value-type="float">
            <text:p>98959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53.08200001716614</text:p>
          </table:table-cell>
          <table:table-cell table:formula="of:=[.U21]-([.T21]+[.H2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79999256134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250001430511475</text:p>
          </table:table-cell>
          <table:table-cell office:value-type="float" office:value="31568" calcext:value-type="float">
            <text:p>31568</text:p>
          </table:table-cell>
          <table:table-cell office:value-type="string" calcext:value-type="string">
            <text:p>9.82099986076355</text:p>
          </table:table-cell>
          <table:table-cell office:value-type="string" calcext:value-type="string">
            <text:p>12.523999929428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660000324249268</text:p>
          </table:table-cell>
          <table:table-cell office:value-type="float" office:value="112788" calcext:value-type="float">
            <text:p>112788</text:p>
          </table:table-cell>
          <table:table-cell office:value-type="string" calcext:value-type="string">
            <text:p>183.35199999809265</text:p>
          </table:table-cell>
          <table:table-cell office:value-type="float" office:value="58006" calcext:value-type="float">
            <text:p>58006</text:p>
          </table:table-cell>
          <table:table-cell office:value-type="string" calcext:value-type="string">
            <text:p>12.16599988937378</text:p>
          </table:table-cell>
          <table:table-cell office:value-type="string" calcext:value-type="string">
            <text:p>199.953999996185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900013923645</text:p>
          </table:table-cell>
          <table:table-cell office:value-type="float" office:value="28645" calcext:value-type="float">
            <text:p>28645</text:p>
          </table:table-cell>
          <table:table-cell office:value-type="float" office:value="60213" calcext:value-type="float">
            <text:p>60213</text:p>
          </table:table-cell>
          <table:table-cell office:value-type="string" calcext:value-type="string">
            <text:p>0.9830000400543213</text:p>
          </table:table-cell>
          <table:table-cell office:value-type="string" calcext:value-type="string">
            <text:p>62.718000173568726</text:p>
          </table:table-cell>
          <table:table-cell table:formula="of:=[.U22]-([.T22]+[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170001506805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82999849319458</text:p>
          </table:table-cell>
          <table:table-cell office:value-type="float" office:value="50592" calcext:value-type="float">
            <text:p>50592</text:p>
          </table:table-cell>
          <table:table-cell office:value-type="string" calcext:value-type="string">
            <text:p>10.224999904632568</text:p>
          </table:table-cell>
          <table:table-cell office:value-type="string" calcext:value-type="string">
            <text:p>12.7260000705719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00000762939453</text:p>
          </table:table-cell>
          <table:table-cell office:value-type="float" office:value="112804" calcext:value-type="float">
            <text:p>112804</text:p>
          </table:table-cell>
          <table:table-cell office:value-type="string" calcext:value-type="string">
            <text:p>184.59199976921082</text:p>
          </table:table-cell>
          <table:table-cell office:value-type="float" office:value="83110" calcext:value-type="float">
            <text:p>83110</text:p>
          </table:table-cell>
          <table:table-cell office:value-type="string" calcext:value-type="string">
            <text:p>13.26200008392334</text:p>
          </table:table-cell>
          <table:table-cell office:value-type="string" calcext:value-type="string">
            <text:p>202.144999980926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8000030517578</text:p>
          </table:table-cell>
          <table:table-cell office:value-type="float" office:value="37032" calcext:value-type="float">
            <text:p>37032</text:p>
          </table:table-cell>
          <table:table-cell office:value-type="float" office:value="87624" calcext:value-type="float">
            <text:p>87624</text:p>
          </table:table-cell>
          <table:table-cell office:value-type="string" calcext:value-type="string">
            <text:p>0.7829999923706055</text:p>
          </table:table-cell>
          <table:table-cell office:value-type="string" calcext:value-type="string">
            <text:p>54.718000173568726</text:p>
          </table:table-cell>
          <table:table-cell table:formula="of:=[.U23]-([.T23]+[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17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51000165939331</text:p>
          </table:table-cell>
          <table:table-cell office:value-type="float" office:value="18586" calcext:value-type="float">
            <text:p>18586</text:p>
          </table:table-cell>
          <table:table-cell office:value-type="string" calcext:value-type="string">
            <text:p>10.800999879837036</text:p>
          </table:table-cell>
          <table:table-cell office:value-type="string" calcext:value-type="string">
            <text:p>13.469000101089478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74000120162964</text:p>
          </table:table-cell>
          <table:table-cell office:value-type="float" office:value="112794" calcext:value-type="float">
            <text:p>112794</text:p>
          </table:table-cell>
          <table:table-cell office:value-type="string" calcext:value-type="string">
            <text:p>184.03400015830994</text:p>
          </table:table-cell>
          <table:table-cell office:value-type="float" office:value="38356" calcext:value-type="float">
            <text:p>38356</text:p>
          </table:table-cell>
          <table:table-cell office:value-type="string" calcext:value-type="string">
            <text:p>11.574999809265137</text:p>
          </table:table-cell>
          <table:table-cell office:value-type="string" calcext:value-type="string">
            <text:p>199.7569999694824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3529999256134033</text:p>
          </table:table-cell>
          <table:table-cell office:value-type="float" office:value="20682" calcext:value-type="float">
            <text:p>20682</text:p>
          </table:table-cell>
          <table:table-cell office:value-type="float" office:value="39268" calcext:value-type="float">
            <text:p>39268</text:p>
          </table:table-cell>
          <table:table-cell office:value-type="string" calcext:value-type="string">
            <text:p>3.765000104904175</text:p>
          </table:table-cell>
          <table:table-cell office:value-type="string" calcext:value-type="string">
            <text:p>82.05999994277954</text:p>
          </table:table-cell>
          <table:table-cell table:formula="of:=[.U24]-([.T24]+[.H2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73000049591064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43000030517578</text:p>
          </table:table-cell>
          <table:table-cell office:value-type="float" office:value="35364" calcext:value-type="float">
            <text:p>35364</text:p>
          </table:table-cell>
          <table:table-cell office:value-type="string" calcext:value-type="string">
            <text:p>10.968999862670898</text:p>
          </table:table-cell>
          <table:table-cell office:value-type="string" calcext:value-type="string">
            <text:p>13.684999942779541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740000247955322</text:p>
          </table:table-cell>
          <table:table-cell office:value-type="float" office:value="112840" calcext:value-type="float">
            <text:p>112840</text:p>
          </table:table-cell>
          <table:table-cell office:value-type="string" calcext:value-type="string">
            <text:p>183.75999999046326</text:p>
          </table:table-cell>
          <table:table-cell office:value-type="float" office:value="63190" calcext:value-type="float">
            <text:p>63190</text:p>
          </table:table-cell>
          <table:table-cell office:value-type="string" calcext:value-type="string">
            <text:p>13.003999948501587</text:p>
          </table:table-cell>
          <table:table-cell office:value-type="string" calcext:value-type="string">
            <text:p>201.2109999656677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75999879837036</text:p>
          </table:table-cell>
          <table:table-cell office:value-type="float" office:value="30403" calcext:value-type="float">
            <text:p>30403</text:p>
          </table:table-cell>
          <table:table-cell office:value-type="float" office:value="65767" calcext:value-type="float">
            <text:p>65767</text:p>
          </table:table-cell>
          <table:table-cell office:value-type="string" calcext:value-type="string">
            <text:p>2.4639999866485596</text:p>
          </table:table-cell>
          <table:table-cell office:value-type="string" calcext:value-type="string">
            <text:p>62.65999984741211</text:p>
          </table:table-cell>
          <table:table-cell table:formula="of:=[.U25]-([.T25]+[.H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92000055313110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170000076293945</text:p>
          </table:table-cell>
          <table:table-cell office:value-type="float" office:value="19659" calcext:value-type="float">
            <text:p>19659</text:p>
          </table:table-cell>
          <table:table-cell office:value-type="string" calcext:value-type="string">
            <text:p>11.289999961853027</text:p>
          </table:table-cell>
          <table:table-cell office:value-type="string" calcext:value-type="string">
            <text:p>13.7990000247955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1499998569488525</text:p>
          </table:table-cell>
          <table:table-cell office:value-type="float" office:value="112856" calcext:value-type="float">
            <text:p>112856</text:p>
          </table:table-cell>
          <table:table-cell office:value-type="string" calcext:value-type="string">
            <text:p>184.2850000858307</text:p>
          </table:table-cell>
          <table:table-cell office:value-type="float" office:value="40201" calcext:value-type="float">
            <text:p>40201</text:p>
          </table:table-cell>
          <table:table-cell office:value-type="string" calcext:value-type="string">
            <text:p>11.367000102996826</text:p>
          </table:table-cell>
          <table:table-cell office:value-type="string" calcext:value-type="string">
            <text:p>200.082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70000171661377</text:p>
          </table:table-cell>
          <table:table-cell office:value-type="float" office:value="21536" calcext:value-type="float">
            <text:p>21536</text:p>
          </table:table-cell>
          <table:table-cell office:value-type="float" office:value="41195" calcext:value-type="float">
            <text:p>41195</text:p>
          </table:table-cell>
          <table:table-cell office:value-type="string" calcext:value-type="string">
            <text:p>6.437000036239624</text:p>
          </table:table-cell>
          <table:table-cell office:value-type="string" calcext:value-type="string">
            <text:p>82.83599996566772</text:p>
          </table:table-cell>
          <table:table-cell table:formula="of:=[.U26]-([.T26]+[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38200020790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1489999294281006</text:p>
          </table:table-cell>
          <table:table-cell office:value-type="float" office:value="24393" calcext:value-type="float">
            <text:p>24393</text:p>
          </table:table-cell>
          <table:table-cell office:value-type="string" calcext:value-type="string">
            <text:p>10.729000091552734</text:p>
          </table:table-cell>
          <table:table-cell office:value-type="string" calcext:value-type="string">
            <text:p>13.26000022888183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240999937057495</text:p>
          </table:table-cell>
          <table:table-cell office:value-type="float" office:value="112944" calcext:value-type="float">
            <text:p>112944</text:p>
          </table:table-cell>
          <table:table-cell office:value-type="string" calcext:value-type="string">
            <text:p>184.6619999408722</text:p>
          </table:table-cell>
          <table:table-cell office:value-type="float" office:value="47324" calcext:value-type="float">
            <text:p>47324</text:p>
          </table:table-cell>
          <table:table-cell office:value-type="string" calcext:value-type="string">
            <text:p>14.326000213623047</text:p>
          </table:table-cell>
          <table:table-cell office:value-type="string" calcext:value-type="string">
            <text:p>203.4160001277923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3799991607666</text:p>
          </table:table-cell>
          <table:table-cell office:value-type="float" office:value="24338" calcext:value-type="float">
            <text:p>24338</text:p>
          </table:table-cell>
          <table:table-cell office:value-type="float" office:value="48731" calcext:value-type="float">
            <text:p>48731</text:p>
          </table:table-cell>
          <table:table-cell office:value-type="string" calcext:value-type="string">
            <text:p>5.41700005531311</text:p>
          </table:table-cell>
          <table:table-cell office:value-type="string" calcext:value-type="string">
            <text:p>75.17499995231628</text:p>
          </table:table-cell>
          <table:table-cell table:formula="of:=[.U27]-([.T27]+[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4609999656677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36000156402588</text:p>
          </table:table-cell>
          <table:table-cell office:value-type="float" office:value="13286" calcext:value-type="float">
            <text:p>13286</text:p>
          </table:table-cell>
          <table:table-cell office:value-type="string" calcext:value-type="string">
            <text:p>11.07800006866455</text:p>
          </table:table-cell>
          <table:table-cell office:value-type="string" calcext:value-type="string">
            <text:p>13.675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2.067000150680542</text:p>
          </table:table-cell>
          <table:table-cell office:value-type="float" office:value="113027" calcext:value-type="float">
            <text:p>113027</text:p>
          </table:table-cell>
          <table:table-cell office:value-type="string" calcext:value-type="string">
            <text:p>184.0420000553131</text:p>
          </table:table-cell>
          <table:table-cell office:value-type="float" office:value="29273" calcext:value-type="float">
            <text:p>29273</text:p>
          </table:table-cell>
          <table:table-cell office:value-type="string" calcext:value-type="string">
            <text:p>11.67300009727478</text:p>
          </table:table-cell>
          <table:table-cell office:value-type="string" calcext:value-type="string">
            <text:p>200.037000179290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2080001831054688</text:p>
          </table:table-cell>
          <table:table-cell office:value-type="float" office:value="16489" calcext:value-type="float">
            <text:p>16489</text:p>
          </table:table-cell>
          <table:table-cell office:value-type="float" office:value="29775" calcext:value-type="float">
            <text:p>29775</text:p>
          </table:table-cell>
          <table:table-cell office:value-type="string" calcext:value-type="string">
            <text:p>8.78000020980835</text:p>
          </table:table-cell>
          <table:table-cell office:value-type="string" calcext:value-type="string">
            <text:p>99.12700009346008</text:p>
          </table:table-cell>
          <table:table-cell table:formula="of:=[.U28]-([.T28]+[.H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1000223159790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193999767303467</text:p>
          </table:table-cell>
          <table:table-cell office:value-type="float" office:value="12168" calcext:value-type="float">
            <text:p>12168</text:p>
          </table:table-cell>
          <table:table-cell office:value-type="string" calcext:value-type="string">
            <text:p>0.628000020980835</text:p>
          </table:table-cell>
          <table:table-cell office:value-type="string" calcext:value-type="string">
            <text:p>3.01300001144409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929998874664307</text:p>
          </table:table-cell>
          <table:table-cell office:value-type="float" office:value="113075" calcext:value-type="float">
            <text:p>113075</text:p>
          </table:table-cell>
          <table:table-cell office:value-type="string" calcext:value-type="string">
            <text:p>178.50799989700317</text:p>
          </table:table-cell>
          <table:table-cell office:value-type="float" office:value="27456" calcext:value-type="float">
            <text:p>27456</text:p>
          </table:table-cell>
          <table:table-cell office:value-type="string" calcext:value-type="string">
            <text:p>2.1540000438690186</text:p>
          </table:table-cell>
          <table:table-cell office:value-type="string" calcext:value-type="string">
            <text:p>184.8229999542236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999900817871</text:p>
          </table:table-cell>
          <table:table-cell office:value-type="float" office:value="15734" calcext:value-type="float">
            <text:p>15734</text:p>
          </table:table-cell>
          <table:table-cell office:value-type="float" office:value="27902" calcext:value-type="float">
            <text:p>27902</text:p>
          </table:table-cell>
          <table:table-cell office:value-type="string" calcext:value-type="string">
            <text:p>0.25499987602233887</text:p>
          </table:table-cell>
          <table:table-cell office:value-type="string" calcext:value-type="string">
            <text:p>78.72199988365173</text:p>
          </table:table-cell>
          <table:table-cell table:formula="of:=[.U29]-([.T29]+[.H2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599988937377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309999465942383</text:p>
          </table:table-cell>
          <table:table-cell office:value-type="float" office:value="11519" calcext:value-type="float">
            <text:p>11519</text:p>
          </table:table-cell>
          <table:table-cell office:value-type="string" calcext:value-type="string">
            <text:p>0.5759999752044678</text:p>
          </table:table-cell>
          <table:table-cell office:value-type="string" calcext:value-type="string">
            <text:p>2.972999811172485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7000150680542</text:p>
          </table:table-cell>
          <table:table-cell office:value-type="float" office:value="112974" calcext:value-type="float">
            <text:p>112974</text:p>
          </table:table-cell>
          <table:table-cell office:value-type="string" calcext:value-type="string">
            <text:p>177.81699991226196</text:p>
          </table:table-cell>
          <table:table-cell office:value-type="float" office:value="26195" calcext:value-type="float">
            <text:p>26195</text:p>
          </table:table-cell>
          <table:table-cell office:value-type="string" calcext:value-type="string">
            <text:p>1.5460000038146973</text:p>
          </table:table-cell>
          <table:table-cell office:value-type="string" calcext:value-type="string">
            <text:p>183.3489999771118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3000020980835</text:p>
          </table:table-cell>
          <table:table-cell office:value-type="float" office:value="15108" calcext:value-type="float">
            <text:p>15108</text:p>
          </table:table-cell>
          <table:table-cell office:value-type="float" office:value="26627" calcext:value-type="float">
            <text:p>26627</text:p>
          </table:table-cell>
          <table:table-cell office:value-type="string" calcext:value-type="string">
            <text:p>0.24499988555908203</text:p>
          </table:table-cell>
          <table:table-cell office:value-type="string" calcext:value-type="string">
            <text:p>80.14199995994568</text:p>
          </table:table-cell>
          <table:table-cell table:formula="of:=[.U30]-([.T30]+[.H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9000129699707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1989998817443848</text:p>
          </table:table-cell>
          <table:table-cell office:value-type="float" office:value="7986" calcext:value-type="float">
            <text:p>7986</text:p>
          </table:table-cell>
          <table:table-cell office:value-type="string" calcext:value-type="string">
            <text:p>0.5480000972747803</text:p>
          </table:table-cell>
          <table:table-cell office:value-type="string" calcext:value-type="string">
            <text:p>2.93600010871887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75</text:p>
          </table:table-cell>
          <table:table-cell office:value-type="float" office:value="113008" calcext:value-type="float">
            <text:p>113008</text:p>
          </table:table-cell>
          <table:table-cell office:value-type="string" calcext:value-type="string">
            <text:p>177.14100003242493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1.3569998741149902</text:p>
          </table:table-cell>
          <table:table-cell office:value-type="string" calcext:value-type="string">
            <text:p>182.51799988746643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69999504089355</text:p>
          </table:table-cell>
          <table:table-cell office:value-type="float" office:value="11598" calcext:value-type="float">
            <text:p>11598</text:p>
          </table:table-cell>
          <table:table-cell office:value-type="float" office:value="19584" calcext:value-type="float">
            <text:p>19584</text:p>
          </table:table-cell>
          <table:table-cell office:value-type="string" calcext:value-type="string">
            <text:p>0.29600000381469727</text:p>
          </table:table-cell>
          <table:table-cell office:value-type="string" calcext:value-type="string">
            <text:p>89.57699990272522</text:p>
          </table:table-cell>
          <table:table-cell table:formula="of:=[.U31]-([.T31]+[.H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209999561309814</text:p>
          </table:table-cell>
          <table:table-cell office:value-type="float" office:value="27402" calcext:value-type="float">
            <text:p>27402</text:p>
          </table:table-cell>
          <table:table-cell office:value-type="string" calcext:value-type="string">
            <text:p>0.7409999370574951</text:p>
          </table:table-cell>
          <table:table-cell office:value-type="string" calcext:value-type="string">
            <text:p>3.115999937057495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660000324249268</text:p>
          </table:table-cell>
          <table:table-cell office:value-type="float" office:value="113098" calcext:value-type="float">
            <text:p>113098</text:p>
          </table:table-cell>
          <table:table-cell office:value-type="string" calcext:value-type="string">
            <text:p>178.02400016784668</text:p>
          </table:table-cell>
          <table:table-cell office:value-type="float" office:value="51731" calcext:value-type="float">
            <text:p>51731</text:p>
          </table:table-cell>
          <table:table-cell office:value-type="string" calcext:value-type="string">
            <text:p>1.8559999465942383</text:p>
          </table:table-cell>
          <table:table-cell office:value-type="string" calcext:value-type="string">
            <text:p>183.8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72999954223633</text:p>
          </table:table-cell>
          <table:table-cell office:value-type="float" office:value="26084" calcext:value-type="float">
            <text:p>26084</text:p>
          </table:table-cell>
          <table:table-cell office:value-type="float" office:value="53486" calcext:value-type="float">
            <text:p>53486</text:p>
          </table:table-cell>
          <table:table-cell office:value-type="string" calcext:value-type="string">
            <text:p>0.309999942779541</text:p>
          </table:table-cell>
          <table:table-cell office:value-type="string" calcext:value-type="string">
            <text:p>56.12400007247925</text:p>
          </table:table-cell>
          <table:table-cell table:formula="of:=[.U32]-([.T32]+[.H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4999961853027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.2200000286102295</text:p>
          </table:table-cell>
          <table:table-cell office:value-type="float" office:value="39373" calcext:value-type="float">
            <text:p>39373</text:p>
          </table:table-cell>
          <table:table-cell office:value-type="string" calcext:value-type="string">
            <text:p>0.6530001163482666</text:p>
          </table:table-cell>
          <table:table-cell office:value-type="string" calcext:value-type="string">
            <text:p>3.038000106811523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139999866485596</text:p>
          </table:table-cell>
          <table:table-cell office:value-type="float" office:value="113115" calcext:value-type="float">
            <text:p>113115</text:p>
          </table:table-cell>
          <table:table-cell office:value-type="string" calcext:value-type="string">
            <text:p>177.25200009346008</text:p>
          </table:table-cell>
          <table:table-cell office:value-type="float" office:value="68673" calcext:value-type="float">
            <text:p>68673</text:p>
          </table:table-cell>
          <table:table-cell office:value-type="string" calcext:value-type="string">
            <text:p>2.7730000019073486</text:p>
          </table:table-cell>
          <table:table-cell office:value-type="string" calcext:value-type="string">
            <text:p>183.92600011825562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299999713897705</text:p>
          </table:table-cell>
          <table:table-cell office:value-type="float" office:value="32369" calcext:value-type="float">
            <text:p>32369</text:p>
          </table:table-cell>
          <table:table-cell office:value-type="float" office:value="71742" calcext:value-type="float">
            <text:p>71742</text:p>
          </table:table-cell>
          <table:table-cell office:value-type="string" calcext:value-type="string">
            <text:p>0.25800013542175293</text:p>
          </table:table-cell>
          <table:table-cell office:value-type="string" calcext:value-type="string">
            <text:p>46.76900005340576</text:p>
          </table:table-cell>
          <table:table-cell table:formula="of:=[.U33]-([.T33]+[.H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4000043869018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2009999752044678</text:p>
          </table:table-cell>
          <table:table-cell office:value-type="float" office:value="41385" calcext:value-type="float">
            <text:p>4138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3.10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829999923706055</text:p>
          </table:table-cell>
          <table:table-cell office:value-type="float" office:value="113312" calcext:value-type="float">
            <text:p>113312</text:p>
          </table:table-cell>
          <table:table-cell office:value-type="string" calcext:value-type="string">
            <text:p>177.26900005340576</text:p>
          </table:table-cell>
          <table:table-cell office:value-type="float" office:value="71397" calcext:value-type="float">
            <text:p>71397</text:p>
          </table:table-cell>
          <table:table-cell office:value-type="string" calcext:value-type="string">
            <text:p>2.5290000438690186</text:p>
          </table:table-cell>
          <table:table-cell office:value-type="string" calcext:value-type="string">
            <text:p>183.80400013923645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30002117156982</text:p>
          </table:table-cell>
          <table:table-cell office:value-type="float" office:value="33350" calcext:value-type="float">
            <text:p>33350</text:p>
          </table:table-cell>
          <table:table-cell office:value-type="float" office:value="74735" calcext:value-type="float">
            <text:p>74735</text:p>
          </table:table-cell>
          <table:table-cell office:value-type="string" calcext:value-type="string">
            <text:p>0.21899986267089844</text:p>
          </table:table-cell>
          <table:table-cell office:value-type="string" calcext:value-type="string">
            <text:p>46.049999952316284</text:p>
          </table:table-cell>
          <table:table-cell table:formula="of:=[.U34]-([.T34]+[.H3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4199995994567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929999828338623</text:p>
          </table:table-cell>
          <table:table-cell office:value-type="float" office:value="25172" calcext:value-type="float">
            <text:p>25172</text:p>
          </table:table-cell>
          <table:table-cell office:value-type="string" calcext:value-type="string">
            <text:p>0.6730000972747803</text:p>
          </table:table-cell>
          <table:table-cell office:value-type="string" calcext:value-type="string">
            <text:p>3.108000040054321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3999843597412</text:p>
          </table:table-cell>
          <table:table-cell office:value-type="float" office:value="113477" calcext:value-type="float">
            <text:p>113477</text:p>
          </table:table-cell>
          <table:table-cell office:value-type="string" calcext:value-type="string">
            <text:p>178.010999917984</text:p>
          </table:table-cell>
          <table:table-cell office:value-type="float" office:value="48381" calcext:value-type="float">
            <text:p>48381</text:p>
          </table:table-cell>
          <table:table-cell office:value-type="string" calcext:value-type="string">
            <text:p>1.8619999885559082</text:p>
          </table:table-cell>
          <table:table-cell office:value-type="string" calcext:value-type="string">
            <text:p>183.91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660000801086426</text:p>
          </table:table-cell>
          <table:table-cell office:value-type="float" office:value="24697" calcext:value-type="float">
            <text:p>24697</text:p>
          </table:table-cell>
          <table:table-cell office:value-type="float" office:value="49869" calcext:value-type="float">
            <text:p>49869</text:p>
          </table:table-cell>
          <table:table-cell office:value-type="string" calcext:value-type="string">
            <text:p>0.25100016593933105</text:p>
          </table:table-cell>
          <table:table-cell office:value-type="string" calcext:value-type="string">
            <text:p>58.1780002117157</text:p>
          </table:table-cell>
          <table:table-cell table:formula="of:=[.U35]-([.T35]+[.H3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5799999237060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739999294281006</text:p>
          </table:table-cell>
          <table:table-cell office:value-type="float" office:value="14258" calcext:value-type="float">
            <text:p>14258</text:p>
          </table:table-cell>
          <table:table-cell office:value-type="string" calcext:value-type="string">
            <text:p>0.6719999313354492</text:p>
          </table:table-cell>
          <table:table-cell office:value-type="string" calcext:value-type="string">
            <text:p>3.103999853134155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939999103546143</text:p>
          </table:table-cell>
          <table:table-cell office:value-type="float" office:value="113747" calcext:value-type="float">
            <text:p>113747</text:p>
          </table:table-cell>
          <table:table-cell office:value-type="string" calcext:value-type="string">
            <text:p>179.2960000038147</text:p>
          </table:table-cell>
          <table:table-cell office:value-type="float" office:value="30964" calcext:value-type="float">
            <text:p>30964</text:p>
          </table:table-cell>
          <table:table-cell office:value-type="string" calcext:value-type="string">
            <text:p>1.0950000286102295</text:p>
          </table:table-cell>
          <table:table-cell office:value-type="string" calcext:value-type="string">
            <text:p>184.3719999790191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44000005722046</text:p>
          </table:table-cell>
          <table:table-cell office:value-type="float" office:value="17271" calcext:value-type="float">
            <text:p>17271</text:p>
          </table:table-cell>
          <table:table-cell office:value-type="float" office:value="31529" calcext:value-type="float">
            <text:p>31529</text:p>
          </table:table-cell>
          <table:table-cell office:value-type="string" calcext:value-type="string">
            <text:p>0.2760000228881836</text:p>
          </table:table-cell>
          <table:table-cell office:value-type="string" calcext:value-type="string">
            <text:p>74.52999997138977</text:p>
          </table:table-cell>
          <table:table-cell table:formula="of:=[.U36]-([.T36]+[.H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75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87999963760375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720000743865967</text:p>
          </table:table-cell>
          <table:table-cell office:value-type="float" office:value="23651" calcext:value-type="float">
            <text:p>23651</text:p>
          </table:table-cell>
          <table:table-cell office:value-type="string" calcext:value-type="string">
            <text:p>0.557999849319458</text:p>
          </table:table-cell>
          <table:table-cell office:value-type="string" calcext:value-type="string">
            <text:p>3.017999887466430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5000057220459</text:p>
          </table:table-cell>
          <table:table-cell office:value-type="float" office:value="114671" calcext:value-type="float">
            <text:p>114671</text:p>
          </table:table-cell>
          <table:table-cell office:value-type="string" calcext:value-type="string">
            <text:p>177.9170000553131</text:p>
          </table:table-cell>
          <table:table-cell office:value-type="float" office:value="46184" calcext:value-type="float">
            <text:p>46184</text:p>
          </table:table-cell>
          <table:table-cell office:value-type="string" calcext:value-type="string">
            <text:p>1.7120001316070557</text:p>
          </table:table-cell>
          <table:table-cell office:value-type="string" calcext:value-type="string">
            <text:p>183.5630002021789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49999952316284</text:p>
          </table:table-cell>
          <table:table-cell office:value-type="float" office:value="23939" calcext:value-type="float">
            <text:p>23939</text:p>
          </table:table-cell>
          <table:table-cell office:value-type="float" office:value="47590" calcext:value-type="float">
            <text:p>47590</text:p>
          </table:table-cell>
          <table:table-cell office:value-type="string" calcext:value-type="string">
            <text:p>0.24200010299682617</text:p>
          </table:table-cell>
          <table:table-cell office:value-type="string" calcext:value-type="string">
            <text:p>59.40300011634827</text:p>
          </table:table-cell>
          <table:table-cell table:formula="of:=[.U37]-([.T37]+[.H3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899993896484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2000045776367</text:p>
          </table:table-cell>
          <table:table-cell office:value-type="float" office:value="4615" calcext:value-type="float">
            <text:p>4615</text:p>
          </table:table-cell>
          <table:table-cell office:value-type="string" calcext:value-type="string">
            <text:p>0.4830000400543213</text:p>
          </table:table-cell>
          <table:table-cell office:value-type="string" calcext:value-type="string">
            <text:p>2.924000024795532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299999237060547</text:p>
          </table:table-cell>
          <table:table-cell office:value-type="float" office:value="113234" calcext:value-type="float">
            <text:p>113234</text:p>
          </table:table-cell>
          <table:table-cell office:value-type="string" calcext:value-type="string">
            <text:p>177.55599999427795</text:p>
          </table:table-cell>
          <table:table-cell office:value-type="float" office:value="12171" calcext:value-type="float">
            <text:p>12171</text:p>
          </table:table-cell>
          <table:table-cell office:value-type="string" calcext:value-type="string">
            <text:p>1.127000093460083</text:p>
          </table:table-cell>
          <table:table-cell office:value-type="string" calcext:value-type="string">
            <text:p>182.6380000114441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59999656677246</text:p>
          </table:table-cell>
          <table:table-cell office:value-type="float" office:value="7650" calcext:value-type="float">
            <text:p>7650</text:p>
          </table:table-cell>
          <table:table-cell office:value-type="float" office:value="12265" calcext:value-type="float">
            <text:p>12265</text:p>
          </table:table-cell>
          <table:table-cell office:value-type="string" calcext:value-type="string">
            <text:p>0.1659998893737793</text:p>
          </table:table-cell>
          <table:table-cell office:value-type="string" calcext:value-type="string">
            <text:p>100.6340000629425</text:p>
          </table:table-cell>
          <table:table-cell table:formula="of:=[.U38]-([.T38]+[.H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1.0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2000131607055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30899977684021</text:p>
          </table:table-cell>
          <table:table-cell office:value-type="float" office:value="18592" calcext:value-type="float">
            <text:p>18592</text:p>
          </table:table-cell>
          <table:table-cell office:value-type="string" calcext:value-type="string">
            <text:p>0.5119998455047607</text:p>
          </table:table-cell>
          <table:table-cell office:value-type="string" calcext:value-type="string">
            <text:p>3.033999919891357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19000005722046</text:p>
          </table:table-cell>
          <table:table-cell office:value-type="float" office:value="113043" calcext:value-type="float">
            <text:p>113043</text:p>
          </table:table-cell>
          <table:table-cell office:value-type="string" calcext:value-type="string">
            <text:p>179.125</text:p>
          </table:table-cell>
          <table:table-cell office:value-type="float" office:value="38280" calcext:value-type="float">
            <text:p>38280</text:p>
          </table:table-cell>
          <table:table-cell office:value-type="string" calcext:value-type="string">
            <text:p>1.2260000705718994</text:p>
          </table:table-cell>
          <table:table-cell office:value-type="string" calcext:value-type="string">
            <text:p>184.3849999904632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115000009536743</text:p>
          </table:table-cell>
          <table:table-cell office:value-type="float" office:value="20584" calcext:value-type="float">
            <text:p>20584</text:p>
          </table:table-cell>
          <table:table-cell office:value-type="float" office:value="39176" calcext:value-type="float">
            <text:p>39176</text:p>
          </table:table-cell>
          <table:table-cell office:value-type="string" calcext:value-type="string">
            <text:p>0.14899992942810059</text:p>
          </table:table-cell>
          <table:table-cell office:value-type="string" calcext:value-type="string">
            <text:p>66.85999989509583</text:p>
          </table:table-cell>
          <table:table-cell table:formula="of:=[.U39]-([.T39]+[.H3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9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899991035461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680001258850098</text:p>
          </table:table-cell>
          <table:table-cell office:value-type="float" office:value="15539" calcext:value-type="float">
            <text:p>15539</text:p>
          </table:table-cell>
          <table:table-cell office:value-type="string" calcext:value-type="string">
            <text:p>0.42799997329711914</text:p>
          </table:table-cell>
          <table:table-cell office:value-type="string" calcext:value-type="string">
            <text:p>2.86500000953674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69999885559082</text:p>
          </table:table-cell>
          <table:table-cell office:value-type="float" office:value="113164" calcext:value-type="float">
            <text:p>113164</text:p>
          </table:table-cell>
          <table:table-cell office:value-type="string" calcext:value-type="string">
            <text:p>184.03799986839294</text:p>
          </table:table-cell>
          <table:table-cell office:value-type="float" office:value="33306" calcext:value-type="float">
            <text:p>33306</text:p>
          </table:table-cell>
          <table:table-cell office:value-type="string" calcext:value-type="string">
            <text:p>0.9490001201629639</text:p>
          </table:table-cell>
          <table:table-cell office:value-type="string" calcext:value-type="string">
            <text:p>189.08800005912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79999828338623</text:p>
          </table:table-cell>
          <table:table-cell office:value-type="float" office:value="18449" calcext:value-type="float">
            <text:p>18449</text:p>
          </table:table-cell>
          <table:table-cell office:value-type="float" office:value="33988" calcext:value-type="float">
            <text:p>33988</text:p>
          </table:table-cell>
          <table:table-cell office:value-type="string" calcext:value-type="string">
            <text:p>0.14500021934509277</text:p>
          </table:table-cell>
          <table:table-cell office:value-type="string" calcext:value-type="string">
            <text:p>71.54200005531311</text:p>
          </table:table-cell>
          <table:table-cell table:formula="of:=[.U40]-([.T40]+[.H4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8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920001506805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2699999809265137</text:p>
          </table:table-cell>
          <table:table-cell office:value-type="float" office:value="19540" calcext:value-type="float">
            <text:p>19540</text:p>
          </table:table-cell>
          <table:table-cell office:value-type="string" calcext:value-type="string">
            <text:p>0.39299988746643066</text:p>
          </table:table-cell>
          <table:table-cell office:value-type="string" calcext:value-type="string">
            <text:p>2.855000019073486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549998760223389</text:p>
          </table:table-cell>
          <table:table-cell office:value-type="float" office:value="113240" calcext:value-type="float">
            <text:p>113240</text:p>
          </table:table-cell>
          <table:table-cell office:value-type="string" calcext:value-type="string">
            <text:p>179.84500002861023</text:p>
          </table:table-cell>
          <table:table-cell office:value-type="float" office:value="39927" calcext:value-type="float">
            <text:p>39927</text:p>
          </table:table-cell>
          <table:table-cell office:value-type="string" calcext:value-type="string">
            <text:p>1.376999855041504</text:p>
          </table:table-cell>
          <table:table-cell office:value-type="string" calcext:value-type="string">
            <text:p>185.1659998893737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889999866485596</text:p>
          </table:table-cell>
          <table:table-cell office:value-type="float" office:value="21377" calcext:value-type="float">
            <text:p>21377</text:p>
          </table:table-cell>
          <table:table-cell office:value-type="float" office:value="40917" calcext:value-type="float">
            <text:p>40917</text:p>
          </table:table-cell>
          <table:table-cell office:value-type="string" calcext:value-type="string">
            <text:p>0.1529998779296875</text:p>
          </table:table-cell>
          <table:table-cell office:value-type="string" calcext:value-type="string">
            <text:p>64.49000000953674</text:p>
          </table:table-cell>
          <table:table-cell table:formula="of:=[.U41]-([.T41]+[.H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7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37000083923339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3469998836517334</text:p>
          </table:table-cell>
          <table:table-cell office:value-type="float" office:value="37360" calcext:value-type="float">
            <text:p>37360</text:p>
          </table:table-cell>
          <table:table-cell office:value-type="string" calcext:value-type="string">
            <text:p>0.5080001354217529</text:p>
          </table:table-cell>
          <table:table-cell office:value-type="string" calcext:value-type="string">
            <text:p>2.992000102996826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08000087738037</text:p>
          </table:table-cell>
          <table:table-cell office:value-type="float" office:value="113444" calcext:value-type="float">
            <text:p>113444</text:p>
          </table:table-cell>
          <table:table-cell office:value-type="string" calcext:value-type="string">
            <text:p>176.58200001716614</text:p>
          </table:table-cell>
          <table:table-cell office:value-type="float" office:value="66191" calcext:value-type="float">
            <text:p>66191</text:p>
          </table:table-cell>
          <table:table-cell office:value-type="string" calcext:value-type="string">
            <text:p>1.9149999618530273</text:p>
          </table:table-cell>
          <table:table-cell office:value-type="string" calcext:value-type="string">
            <text:p>182.45700001716614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9399995803833</text:p>
          </table:table-cell>
          <table:table-cell office:value-type="float" office:value="31668" calcext:value-type="float">
            <text:p>31668</text:p>
          </table:table-cell>
          <table:table-cell office:value-type="float" office:value="69028" calcext:value-type="float">
            <text:p>69028</text:p>
          </table:table-cell>
          <table:table-cell office:value-type="string" calcext:value-type="string">
            <text:p>0.12199997901916504</text:p>
          </table:table-cell>
          <table:table-cell office:value-type="string" calcext:value-type="string">
            <text:p>47.854000091552734</text:p>
          </table:table-cell>
          <table:table-cell table:formula="of:=[.U42]-([.T42]+[.H4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6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2999868392944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.319000005722046</text:p>
          </table:table-cell>
          <table:table-cell office:value-type="float" office:value="31745" calcext:value-type="float">
            <text:p>31745</text:p>
          </table:table-cell>
          <table:table-cell office:value-type="string" calcext:value-type="string">
            <text:p>0.5329999923706055</text:p>
          </table:table-cell>
          <table:table-cell office:value-type="string" calcext:value-type="string">
            <text:p>3.0149998664855957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29999351501465</text:p>
          </table:table-cell>
          <table:table-cell office:value-type="float" office:value="113667" calcext:value-type="float">
            <text:p>113667</text:p>
          </table:table-cell>
          <table:table-cell office:value-type="string" calcext:value-type="string">
            <text:p>178.57999992370605</text:p>
          </table:table-cell>
          <table:table-cell office:value-type="float" office:value="58267" calcext:value-type="float">
            <text:p>58267</text:p>
          </table:table-cell>
          <table:table-cell office:value-type="string" calcext:value-type="string">
            <text:p>1.6129999160766602</text:p>
          </table:table-cell>
          <table:table-cell office:value-type="string" calcext:value-type="string">
            <text:p>184.2249999046325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309998989105225</text:p>
          </table:table-cell>
          <table:table-cell office:value-type="float" office:value="28694" calcext:value-type="float">
            <text:p>28694</text:p>
          </table:table-cell>
          <table:table-cell office:value-type="float" office:value="60439" calcext:value-type="float">
            <text:p>60439</text:p>
          </table:table-cell>
          <table:table-cell office:value-type="string" calcext:value-type="string">
            <text:p>0.1400001049041748</text:p>
          </table:table-cell>
          <table:table-cell office:value-type="string" calcext:value-type="string">
            <text:p>51.84999990463257</text:p>
          </table:table-cell>
          <table:table-cell table:formula="of:=[.U43]-([.T43]+[.H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5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160000085830688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03999900817871</text:p>
          </table:table-cell>
          <table:table-cell office:value-type="float" office:value="4453" calcext:value-type="float">
            <text:p>4453</text:p>
          </table:table-cell>
          <table:table-cell office:value-type="string" calcext:value-type="string">
            <text:p>0.38499999046325684</text:p>
          </table:table-cell>
          <table:table-cell office:value-type="string" calcext:value-type="string">
            <text:p>2.8489999771118164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09999084472656</text:p>
          </table:table-cell>
          <table:table-cell office:value-type="float" office:value="113946" calcext:value-type="float">
            <text:p>113946</text:p>
          </table:table-cell>
          <table:table-cell office:value-type="string" calcext:value-type="string">
            <text:p>176.57800006866455</text:p>
          </table:table-cell>
          <table:table-cell office:value-type="float" office:value="11774" calcext:value-type="float">
            <text:p>11774</text:p>
          </table:table-cell>
          <table:table-cell office:value-type="string" calcext:value-type="string">
            <text:p>1.24399995803833</text:p>
          </table:table-cell>
          <table:table-cell office:value-type="string" calcext:value-type="string">
            <text:p>181.8199999332428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51999807357788</text:p>
          </table:table-cell>
          <table:table-cell office:value-type="float" office:value="7397" calcext:value-type="float">
            <text:p>7397</text:p>
          </table:table-cell>
          <table:table-cell office:value-type="float" office:value="11850" calcext:value-type="float">
            <text:p>11850</text:p>
          </table:table-cell>
          <table:table-cell office:value-type="string" calcext:value-type="string">
            <text:p>0.20799994468688965</text:p>
          </table:table-cell>
          <table:table-cell office:value-type="string" calcext:value-type="string">
            <text:p>101.85899996757507</text:p>
          </table:table-cell>
          <table:table-cell table:formula="of:=[.U44]-([.T44]+[.H4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4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7000007629394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939999103546143</text:p>
          </table:table-cell>
          <table:table-cell office:value-type="float" office:value="7975" calcext:value-type="float">
            <text:p>7975</text:p>
          </table:table-cell>
          <table:table-cell office:value-type="string" calcext:value-type="string">
            <text:p>0.46700000762939453</text:p>
          </table:table-cell>
          <table:table-cell office:value-type="string" calcext:value-type="string">
            <text:p>2.9779999256134033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8450000286102295</text:p>
          </table:table-cell>
          <table:table-cell office:value-type="float" office:value="114415" calcext:value-type="float">
            <text:p>114415</text:p>
          </table:table-cell>
          <table:table-cell office:value-type="string" calcext:value-type="string">
            <text:p>176.91799998283386</text:p>
          </table:table-cell>
          <table:table-cell office:value-type="float" office:value="19340" calcext:value-type="float">
            <text:p>19340</text:p>
          </table:table-cell>
          <table:table-cell office:value-type="string" calcext:value-type="string">
            <text:p>0.9019999504089355</text:p>
          </table:table-cell>
          <table:table-cell office:value-type="string" calcext:value-type="string">
            <text:p>181.88699984550476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1.9140000343322754</text:p>
          </table:table-cell>
          <table:table-cell office:value-type="float" office:value="11601" calcext:value-type="float">
            <text:p>11601</text:p>
          </table:table-cell>
          <table:table-cell office:value-type="float" office:value="19576" calcext:value-type="float">
            <text:p>19576</text:p>
          </table:table-cell>
          <table:table-cell office:value-type="string" calcext:value-type="string">
            <text:p>0.17100000381469727</text:p>
          </table:table-cell>
          <table:table-cell office:value-type="string" calcext:value-type="string">
            <text:p>88.78399991989136</text:p>
          </table:table-cell>
          <table:table-cell table:formula="of:=[.U45]-([.T45]+[.H4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versity0_p_0.000005.db</text:p>
          </table:table-cell>
          <table:table-cell office:value-type="string" calcext:value-type="string">
            <text:p>lubm-ex-20_disjoint.owl</text:p>
          </table:table-cell>
          <table:table-cell office:value-type="string" calcext:value-type="string">
            <text:p>pos500_prob_0.3.txt</text:p>
          </table:table-cell>
          <table:table-cell office:value-type="float" office:value="75666" calcext:value-type="float">
            <text:p>75666</text:p>
          </table:table-cell>
          <table:table-cell office:value-type="string" calcext:value-type="string">
            <text:p>0.21399998664855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41999864578247</text:p>
          </table:table-cell>
          <table:table-cell office:value-type="float" office:value="37031" calcext:value-type="float">
            <text:p>37031</text:p>
          </table:table-cell>
          <table:table-cell office:value-type="string" calcext:value-type="string">
            <text:p>0.5280001163482666</text:p>
          </table:table-cell>
          <table:table-cell office:value-type="string" calcext:value-type="string">
            <text:p>2.9839999675750732</text:p>
          </table:table-cell>
          <table:table-cell office:value-type="float" office:value="112747" calcext:value-type="float">
            <text:p>112747</text:p>
          </table:table-cell>
          <table:table-cell office:value-type="string" calcext:value-type="string">
            <text:p>1.7749998569488525</text:p>
          </table:table-cell>
          <table:table-cell office:value-type="float" office:value="115140" calcext:value-type="float">
            <text:p>115140</text:p>
          </table:table-cell>
          <table:table-cell office:value-type="string" calcext:value-type="string">
            <text:p>177.9340000152588</text:p>
          </table:table-cell>
          <table:table-cell office:value-type="float" office:value="65547" calcext:value-type="float">
            <text:p>65547</text:p>
          </table:table-cell>
          <table:table-cell office:value-type="string" calcext:value-type="string">
            <text:p>1.3529999256134033</text:p>
          </table:table-cell>
          <table:table-cell office:value-type="string" calcext:value-type="string">
            <text:p>183.27999997138977</text:p>
          </table:table-cell>
          <table:table-cell office:value-type="float" office:value="37081" calcext:value-type="float">
            <text:p>37081</text:p>
          </table:table-cell>
          <table:table-cell office:value-type="string" calcext:value-type="string">
            <text:p>2.001999855041504</text:p>
          </table:table-cell>
          <table:table-cell office:value-type="float" office:value="31268" calcext:value-type="float">
            <text:p>31268</text:p>
          </table:table-cell>
          <table:table-cell office:value-type="float" office:value="68299" calcext:value-type="float">
            <text:p>68299</text:p>
          </table:table-cell>
          <table:table-cell office:value-type="string" calcext:value-type="string">
            <text:p>0.14299988746643066</text:p>
          </table:table-cell>
          <table:table-cell office:value-type="string" calcext:value-type="string">
            <text:p>48.87299990653992</text:p>
          </table:table-cell>
          <table:table-cell table:formula="of:=[.U46]-([.T46]+[.H4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results.A1:results.W126">
          <table:sort>
            <table:sort-by table:field-number="5" table:order="descending" table:data-type="automatic"/>
          </table:sort>
        </table:database-range>
        <table:database-range table:name="__Anonymous_Sheet_DB__1" table:target-range-address="Sheet2.A1:Sheet2.X42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Good_results.A1:Good_results.X19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number-style style:name="N108" number:title="Défini par l'utilisateur">
      <number:number number:decimal-places="2" loext:min-decimal-places="2" number:min-integer-digits="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/00/0000</text:date>, <text:time style:data-style-name="N2" text:time-value="08:42:18.55580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2-16T18:30:57.716559576</dc:date>
    <meta:editing-duration>PT10H18M6S</meta:editing-duration>
    <meta:editing-cycles>5</meta:editing-cycles>
    <meta:generator>LibreOffice/6.4.7.2$Linux_X86_64 LibreOffice_project/40$Build-2</meta:generator>
    <meta:document-statistic meta:table-count="5" meta:cell-count="10944" meta:object-count="0"/>
  </office:meta>
</office:document-meta>
</file>